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68.73mm" svg:height="135.73mm" svg:x="194.66mm" svg:y="30.28mm">
            <loext:p draw:notify-on-update-of-ranges="Sheet1.A1:Sheet1.A92 Sheet1.B1:Sheet1.B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87.12mm" svg:height="159.38mm" svg:x="76.27mm" svg:y="186.19mm">
            <loext:p draw:notify-on-update-of-ranges="Sheet1.C2:Sheet1.C943 Sheet1.D2:Sheet1.D9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82.22mm" svg:height="138.12mm" svg:x="136.57mm" svg:y="163.62mm">
            <loext:p draw:notify-on-update-of-ranges="Sheet1.F37:Sheet1.F103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812" calcext:value-type="float">
            <text:p>35812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9637" calcext:value-type="float">
            <text:p>19637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7815" calcext:value-type="float">
            <text:p>7815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995" calcext:value-type="float">
            <text:p>3995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616" calcext:value-type="float">
            <text:p>2616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689" calcext:value-type="float">
            <text:p>1689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220" calcext:value-type="float">
            <text:p>1220</text:p>
          </table:table-cell>
          <table:table-cell office:value-type="float" office:value="0.28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900" calcext:value-type="float">
            <text:p>90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634" calcext:value-type="float">
            <text:p>634</text:p>
          </table:table-cell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20" calcext:value-type="float">
            <text:p>52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391" calcext:value-type="float">
            <text:p>391</text:p>
          </table:table-cell>
          <table:table-cell office:value-type="float" office:value="0.44" calcext:value-type="float">
            <text:p>0.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293" calcext:value-type="float">
            <text:p>293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269" calcext:value-type="float">
            <text:p>269</text:p>
          </table:table-cell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19" calcext:value-type="float">
            <text:p>219</text:p>
          </table:table-cell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83" calcext:value-type="float">
            <text:p>18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37" calcext:value-type="float">
            <text:p>137</text:p>
          </table:table-cell>
          <table:table-cell office:value-type="float" office:value="0.64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108" calcext:value-type="float">
            <text:p>108</text:p>
          </table:table-cell>
          <table:table-cell office:value-type="float" office:value="0.68" calcext:value-type="float">
            <text:p>0.6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117" calcext:value-type="float">
            <text:p>117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92" calcext:value-type="float">
            <text:p>92</text:p>
          </table:table-cell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5" calcext:value-type="float">
            <text:p>75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59" calcext:value-type="float">
            <text:p>59</text:p>
          </table:table-cell>
          <table:table-cell office:value-type="float" office:value="0.84" calcext:value-type="float">
            <text:p>0.8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56" calcext:value-type="float">
            <text:p>56</text:p>
          </table:table-cell>
          <table:table-cell office:value-type="float" office:value="0.88" calcext:value-type="float">
            <text:p>0.8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41" calcext:value-type="float">
            <text:p>41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36" calcext:value-type="float">
            <text:p>36</text:p>
          </table:table-cell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28" calcext:value-type="float">
            <text:p>28</text:p>
          </table:table-cell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25" calcext:value-type="float">
            <text:p>25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21" calcext:value-type="float">
            <text:p>21</text:p>
          </table:table-cell>
          <table:table-cell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19" calcext:value-type="float">
            <text:p>19</text:p>
          </table:table-cell>
          <table:table-cell office:value-type="float" office:value="1.16" calcext:value-type="float">
            <text:p>1.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18" calcext:value-type="float">
            <text:p>18</text:p>
          </table:table-cell>
          <table:table-cell office:value-type="float" office:value="1.24" calcext:value-type="float">
            <text:p>1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9" calcext:value-type="float">
            <text:p>9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5" calcext:value-type="float">
            <text:p>5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10" calcext:value-type="float">
            <text:p>10</text:p>
          </table:table-cell>
          <table:table-cell office:value-type="float" office:value="1.52" calcext:value-type="float">
            <text:p>1.52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4" calcext:value-type="float">
            <text:p>4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3" calcext:value-type="float">
            <text:p>3</text:p>
          </table:table-cell>
          <table:table-cell office:value-type="float" office:value="1.64" calcext:value-type="float">
            <text:p>1.64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3" calcext:value-type="float">
            <text:p>3</text:p>
          </table:table-cell>
          <table:table-cell office:value-type="float" office:value="1.76" calcext:value-type="float">
            <text:p>1.76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1" calcext:value-type="float">
            <text:p>1</text:p>
          </table:table-cell>
          <table:table-cell office:value-type="float" office:value="1.84" calcext:value-type="float">
            <text:p>1.8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3" calcext:value-type="float">
            <text:p>3</text:p>
          </table:table-cell>
          <table:table-cell office:value-type="float" office:value="1.88" calcext:value-type="float">
            <text:p>1.88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1" calcext:value-type="float">
            <text:p>1</text:p>
          </table:table-cell>
          <table:table-cell office:value-type="float" office:value="1.92" calcext:value-type="float">
            <text:p>1.92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0.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" calcext:value-type="float">
            <text:p>1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1" calcext:value-type="float">
            <text:p>1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2" calcext:value-type="float">
            <text:p>2</text:p>
          </table:table-cell>
          <table:table-cell office:value-type="float" office:value="2.16" calcext:value-type="float">
            <text:p>2.16</text:p>
          </table:table-cell>
          <table:table-cell office:value-type="float" office:value="2" calcext:value-type="float">
            <text:p>2</text:p>
          </table:table-cell>
          <table:table-cell office:value-type="float" office:value="0.72" calcext:value-type="float">
            <text:p>0.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0.76" calcext:value-type="float">
            <text:p>0.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1" calcext:value-type="float">
            <text:p>1</text:p>
          </table:table-cell>
          <table:table-cell office:value-type="float" office:value="2.24" calcext:value-type="float">
            <text:p>2.2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2" calcext:value-type="float">
            <text:p>2</text:p>
          </table:table-cell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0" calcext:value-type="float">
            <text:p>0</text:p>
          </table:table-cell>
          <table:table-cell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" calcext:value-type="float">
            <text:p>1</text:p>
          </table:table-cell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office:value-type="float" office:value="2" calcext:value-type="float">
            <text:p>2</text:p>
          </table:table-cell>
          <table:table-cell office:value-type="float" office:value="1.12" calcext:value-type="float">
            <text:p>1.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0" calcext:value-type="float">
            <text:p>0</text:p>
          </table:table-cell>
          <table:table-cell office:value-type="float" office:value="2.76" calcext:value-type="float">
            <text:p>2.76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0" calcext:value-type="float">
            <text:p>0</text:p>
          </table:table-cell>
          <table:table-cell office:value-type="float" office:value="2.92" calcext:value-type="float">
            <text:p>2.9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  <table:table-cell office:value-type="float" office:value="3.08" calcext:value-type="float">
            <text:p>3.08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0" calcext:value-type="float">
            <text:p>0</text:p>
          </table:table-cell>
          <table:table-cell office:value-type="float" office:value="3.16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1.76" calcext:value-type="float">
            <text:p>1.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0" calcext:value-type="float">
            <text:p>0</text:p>
          </table:table-cell>
          <table:table-cell office:value-type="float" office:value="3.56" calcext:value-type="float">
            <text:p>3.56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.68" calcext:value-type="float">
            <text:p>3.68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.76" calcext:value-type="float">
            <text:p>3.76</text:p>
          </table:table-cell>
          <table:table-cell office:value-type="float" office:value="2" calcext:value-type="float">
            <text:p>2</text:p>
          </table:table-cell>
          <table:table-cell office:value-type="float" office:value="2.32" calcext:value-type="float">
            <text:p>2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.84" calcext:value-type="float">
            <text:p>3.84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.88" calcext:value-type="float">
            <text:p>3.88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.92" calcext:value-type="float">
            <text:p>3.92</text:p>
          </table:table-cell>
          <table:table-cell office:value-type="float" office:value="1" calcext:value-type="float">
            <text:p>1</text:p>
          </table:table-cell>
          <table:table-cell office:value-type="float" office:value="2.48" calcext:value-type="float">
            <text:p>2.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.96" calcext:value-type="float">
            <text:p>3.96</text:p>
          </table:table-cell>
          <table:table-cell office:value-type="float" office:value="1" calcext:value-type="float">
            <text:p>1</text:p>
          </table:table-cell>
          <table:table-cell office:value-type="float" office:value="2.52" calcext:value-type="float">
            <text:p>2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.04" calcext:value-type="float">
            <text:p>4.04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.12" calcext:value-type="float">
            <text:p>4.12</text:p>
          </table:table-cell>
          <table:table-cell office:value-type="float" office:value="1" calcext:value-type="float">
            <text:p>1</text:p>
          </table:table-cell>
          <table:table-cell office:value-type="float" office:value="2.68" calcext:value-type="float">
            <text:p>2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.16" calcext:value-type="float">
            <text:p>4.16</text:p>
          </table:table-cell>
          <table:table-cell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.24" calcext:value-type="float">
            <text:p>4.24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.28" calcext:value-type="float">
            <text:p>4.28</text:p>
          </table:table-cell>
          <table:table-cell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.36" calcext:value-type="float">
            <text:p>4.36</text:p>
          </table:table-cell>
          <table:table-cell office:value-type="float" office:value="2" calcext:value-type="float">
            <text:p>2</text:p>
          </table:table-cell>
          <table:table-cell office:value-type="float" office:value="2.92" calcext:value-type="float">
            <text:p>2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2.96" calcext:value-type="float">
            <text:p>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.48" calcext:value-type="float">
            <text:p>4.48</text:p>
          </table:table-cell>
          <table:table-cell office:value-type="float" office:value="3" calcext:value-type="float">
            <text:p>3</text:p>
          </table:table-cell>
          <table:table-cell office:value-type="float" office:value="3.04" calcext:value-type="float">
            <text:p>3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.52" calcext:value-type="float">
            <text:p>4.52</text:p>
          </table:table-cell>
          <table:table-cell office:value-type="float" office:value="2" calcext:value-type="float">
            <text:p>2</text:p>
          </table:table-cell>
          <table:table-cell office:value-type="float" office:value="3.08" calcext:value-type="float">
            <text:p>3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.56" calcext:value-type="float">
            <text:p>4.56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.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3.16" calcext:value-type="float">
            <text:p>3.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.64" calcext:value-type="float">
            <text:p>4.64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.68" calcext:value-type="float">
            <text:p>4.68</text:p>
          </table:table-cell>
          <table:table-cell office:value-type="float" office:value="1" calcext:value-type="float">
            <text:p>1</text:p>
          </table:table-cell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.72" calcext:value-type="float">
            <text:p>4.72</text:p>
          </table:table-cell>
          <table:table-cell office:value-type="float" office:value="1" calcext:value-type="float">
            <text:p>1</text:p>
          </table:table-cell>
          <table:table-cell office:value-type="float" office:value="3.28" calcext:value-type="float">
            <text:p>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.76" calcext:value-type="float">
            <text:p>4.76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.84" calcext:value-type="float">
            <text:p>4.8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.88" calcext:value-type="float">
            <text:p>4.88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.92" calcext:value-type="float">
            <text:p>4.92</text:p>
          </table:table-cell>
          <table:table-cell office:value-type="float" office:value="4" calcext:value-type="float">
            <text:p>4</text:p>
          </table:table-cell>
          <table:table-cell office:value-type="float" office:value="3.48" calcext:value-type="float">
            <text:p>3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.96" calcext:value-type="float">
            <text:p>4.96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.56" calcext:value-type="float">
            <text:p>3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.04" calcext:value-type="float">
            <text:p>5.04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.08" calcext:value-type="float">
            <text:p>5.08</text:p>
          </table:table-cell>
          <table:table-cell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12" calcext:value-type="float">
            <text:p>5.12</text:p>
          </table:table-cell>
          <table:table-cell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.16" calcext:value-type="float">
            <text:p>5.16</text:p>
          </table:table-cell>
          <table:table-cell office:value-type="float" office:value="1" calcext:value-type="float">
            <text:p>1</text:p>
          </table:table-cell>
          <table:table-cell office:value-type="float" office:value="3.72" calcext:value-type="float">
            <text:p>3.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3.76" calcext:value-type="float">
            <text:p>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24" calcext:value-type="float">
            <text:p>5.24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3.84" calcext:value-type="float">
            <text:p>3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.32" calcext:value-type="float">
            <text:p>5.32</text:p>
          </table:table-cell>
          <table:table-cell office:value-type="float" office:value="1" calcext:value-type="float">
            <text:p>1</text:p>
          </table:table-cell>
          <table:table-cell office:value-type="float" office:value="3.88" calcext:value-type="float">
            <text:p>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36" calcext:value-type="float">
            <text:p>5.36</text:p>
          </table:table-cell>
          <table:table-cell office:value-type="float" office:value="1" calcext:value-type="float">
            <text:p>1</text:p>
          </table:table-cell>
          <table:table-cell office:value-type="float" office:value="3.92" calcext:value-type="float">
            <text:p>3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44" calcext:value-type="float">
            <text:p>5.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48" calcext:value-type="float">
            <text:p>5.48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.52" calcext:value-type="float">
            <text:p>5.52</text:p>
          </table:table-cell>
          <table:table-cell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4.12" calcext:value-type="float">
            <text:p>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4.16" calcext:value-type="float">
            <text:p>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68" calcext:value-type="float">
            <text:p>5.68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.72" calcext:value-type="float">
            <text:p>5.72</text:p>
          </table:table-cell>
          <table:table-cell office:value-type="float" office:value="1" calcext:value-type="float">
            <text:p>1</text:p>
          </table:table-cell>
          <table:table-cell office:value-type="float" office:value="4.28" calcext:value-type="float">
            <text:p>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76" calcext:value-type="float">
            <text:p>5.76</text:p>
          </table:table-cell>
          <table:table-cell office:value-type="float" office:value="1" calcext:value-type="float">
            <text:p>1</text:p>
          </table:table-cell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4.36" calcext:value-type="float">
            <text:p>4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.84" calcext:value-type="float">
            <text:p>5.84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88" calcext:value-type="float">
            <text:p>5.88</text:p>
          </table:table-cell>
          <table:table-cell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92" calcext:value-type="float">
            <text:p>5.92</text:p>
          </table:table-cell>
          <table:table-cell office:value-type="float" office:value="0" calcext:value-type="float">
            <text:p>0</text:p>
          </table:table-cell>
          <table:table-cell office:value-type="float" office:value="4.48" calcext:value-type="float">
            <text:p>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table-cell office:value-type="float" office:value="4.52" calcext:value-type="float">
            <text:p>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04" calcext:value-type="float">
            <text:p>6.04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.08" calcext:value-type="float">
            <text:p>6.08</text:p>
          </table:table-cell>
          <table:table-cell office:value-type="float" office:value="0" calcext:value-type="float">
            <text:p>0</text:p>
          </table:table-cell>
          <table:table-cell office:value-type="float" office:value="4.64" calcext:value-type="float">
            <text:p>4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12" calcext:value-type="float">
            <text:p>6.12</text:p>
          </table:table-cell>
          <table:table-cell office:value-type="float" office:value="0" calcext:value-type="float">
            <text:p>0</text:p>
          </table:table-cell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16" calcext:value-type="float">
            <text:p>6.16</text:p>
          </table:table-cell>
          <table:table-cell office:value-type="float" office:value="1" calcext:value-type="float">
            <text:p>1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2" calcext:value-type="float">
            <text:p>6.2</text:p>
          </table:table-cell>
          <table:table-cell office:value-type="float" office:value="3" calcext:value-type="float">
            <text:p>3</text:p>
          </table:table-cell>
          <table:table-cell office:value-type="float" office:value="4.76" calcext:value-type="float">
            <text:p>4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.24" calcext:value-type="float">
            <text:p>6.24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28" calcext:value-type="float">
            <text:p>6.28</text:p>
          </table:table-cell>
          <table:table-cell office:value-type="float" office:value="1" calcext:value-type="float">
            <text:p>1</text:p>
          </table:table-cell>
          <table:table-cell office:value-type="float" office:value="4.84" calcext:value-type="float">
            <text:p>4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.32" calcext:value-type="float">
            <text:p>6.32</text:p>
          </table:table-cell>
          <table:table-cell office:value-type="float" office:value="1" calcext:value-type="float">
            <text:p>1</text:p>
          </table:table-cell>
          <table:table-cell office:value-type="float" office:value="4.88" calcext:value-type="float">
            <text:p>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36" calcext:value-type="float">
            <text:p>6.36</text:p>
          </table:table-cell>
          <table:table-cell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4.96" calcext:value-type="float">
            <text:p>4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44" calcext:value-type="float">
            <text:p>6.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48" calcext:value-type="float">
            <text:p>6.48</text:p>
          </table:table-cell>
          <table:table-cell office:value-type="float" office:value="0" calcext:value-type="float">
            <text:p>0</text:p>
          </table:table-cell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52" calcext:value-type="float">
            <text:p>6.52</text:p>
          </table:table-cell>
          <table:table-cell office:value-type="float" office:value="0" calcext:value-type="float">
            <text:p>0</text:p>
          </table:table-cell>
          <table:table-cell office:value-type="float" office:value="5.08" calcext:value-type="float">
            <text:p>5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56" calcext:value-type="float">
            <text:p>6.56</text:p>
          </table:table-cell>
          <table:table-cell office:value-type="float" office:value="0" calcext:value-type="float">
            <text:p>0</text:p>
          </table:table-cell>
          <table:table-cell office:value-type="float" office:value="5.12" calcext:value-type="float">
            <text:p>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64" calcext:value-type="float">
            <text:p>6.64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68" calcext:value-type="float">
            <text:p>6.68</text:p>
          </table:table-cell>
          <table:table-cell office:value-type="float" office:value="0" calcext:value-type="float">
            <text:p>0</text:p>
          </table:table-cell>
          <table:table-cell office:value-type="float" office:value="5.24" calcext:value-type="float">
            <text:p>5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72" calcext:value-type="float">
            <text:p>6.72</text:p>
          </table:table-cell>
          <table:table-cell office:value-type="float" office:value="0" calcext:value-type="float">
            <text:p>0</text:p>
          </table:table-cell>
          <table:table-cell office:value-type="float" office:value="5.28" calcext:value-type="float">
            <text:p>5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.76" calcext:value-type="float">
            <text:p>6.76</text:p>
          </table:table-cell>
          <table:table-cell office:value-type="float" office:value="0" calcext:value-type="float">
            <text:p>0</text:p>
          </table:table-cell>
          <table:table-cell office:value-type="float" office:value="5.32" calcext:value-type="float">
            <text:p>5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5.36" calcext:value-type="float">
            <text:p>5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.84" calcext:value-type="float">
            <text:p>6.84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88" calcext:value-type="float">
            <text:p>6.88</text:p>
          </table:table-cell>
          <table:table-cell office:value-type="float" office:value="1" calcext:value-type="float">
            <text:p>1</text:p>
          </table:table-cell>
          <table:table-cell office:value-type="float" office:value="5.44" calcext:value-type="float">
            <text:p>5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.92" calcext:value-type="float">
            <text:p>6.92</text:p>
          </table:table-cell>
          <table:table-cell office:value-type="float" office:value="0" calcext:value-type="float">
            <text:p>0</text:p>
          </table:table-cell>
          <table:table-cell office:value-type="float" office:value="5.48" calcext:value-type="float">
            <text:p>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office:value-type="float" office:value="5.52" calcext:value-type="float">
            <text:p>5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04" calcext:value-type="float">
            <text:p>7.04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08" calcext:value-type="float">
            <text:p>7.08</text:p>
          </table:table-cell>
          <table:table-cell office:value-type="float" office:value="1" calcext:value-type="float">
            <text:p>1</text:p>
          </table:table-cell>
          <table:table-cell office:value-type="float" office:value="5.64" calcext:value-type="float">
            <text:p>5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.12" calcext:value-type="float">
            <text:p>7.12</text:p>
          </table:table-cell>
          <table:table-cell office:value-type="float" office:value="1" calcext:value-type="float">
            <text:p>1</text:p>
          </table:table-cell>
          <table:table-cell office:value-type="float" office:value="5.68" calcext:value-type="float">
            <text:p>5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.16" calcext:value-type="float">
            <text:p>7.16</text:p>
          </table:table-cell>
          <table:table-cell office:value-type="float" office:value="0" calcext:value-type="float">
            <text:p>0</text:p>
          </table:table-cell>
          <table:table-cell office:value-type="float" office:value="5.72" calcext:value-type="float">
            <text:p>5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24" calcext:value-type="float">
            <text:p>7.24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.28" calcext:value-type="float">
            <text:p>7.28</text:p>
          </table:table-cell>
          <table:table-cell office:value-type="float" office:value="0" calcext:value-type="float">
            <text:p>0</text:p>
          </table:table-cell>
          <table:table-cell office:value-type="float" office:value="5.84" calcext:value-type="float">
            <text:p>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32" calcext:value-type="float">
            <text:p>7.32</text:p>
          </table:table-cell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36" calcext:value-type="float">
            <text:p>7.36</text:p>
          </table:table-cell>
          <table:table-cell office:value-type="float" office:value="1" calcext:value-type="float">
            <text:p>1</text:p>
          </table:table-cell>
          <table:table-cell office:value-type="float" office:value="5.92" calcext:value-type="float">
            <text:p>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44" calcext:value-type="float">
            <text:p>7.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48" calcext:value-type="float">
            <text:p>7.48</text:p>
          </table:table-cell>
          <table:table-cell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52" calcext:value-type="float">
            <text:p>7.52</text:p>
          </table:table-cell>
          <table:table-cell office:value-type="float" office:value="0" calcext:value-type="float">
            <text:p>0</text:p>
          </table:table-cell>
          <table:table-cell office:value-type="float" office:value="6.08" calcext:value-type="float">
            <text:p>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56" calcext:value-type="float">
            <text:p>7.56</text:p>
          </table:table-cell>
          <table:table-cell office:value-type="float" office:value="0" calcext:value-type="float">
            <text:p>0</text:p>
          </table:table-cell>
          <table:table-cell office:value-type="float" office:value="6.12" calcext:value-type="float">
            <text:p>6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6.16" calcext:value-type="float">
            <text:p>6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64" calcext:value-type="float">
            <text:p>7.64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68" calcext:value-type="float">
            <text:p>7.68</text:p>
          </table:table-cell>
          <table:table-cell office:value-type="float" office:value="0" calcext:value-type="float">
            <text:p>0</text:p>
          </table:table-cell>
          <table:table-cell office:value-type="float" office:value="6.24" calcext:value-type="float">
            <text:p>6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72" calcext:value-type="float">
            <text:p>7.72</text:p>
          </table:table-cell>
          <table:table-cell office:value-type="float" office:value="0" calcext:value-type="float">
            <text:p>0</text:p>
          </table:table-cell>
          <table:table-cell office:value-type="float" office:value="6.28" calcext:value-type="float">
            <text:p>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76" calcext:value-type="float">
            <text:p>7.76</text:p>
          </table:table-cell>
          <table:table-cell office:value-type="float" office:value="0" calcext:value-type="float">
            <text:p>0</text:p>
          </table:table-cell>
          <table:table-cell office:value-type="float" office:value="6.32" calcext:value-type="float">
            <text:p>6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6.36" calcext:value-type="float">
            <text:p>6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84" calcext:value-type="float">
            <text:p>7.84</text:p>
          </table:table-cell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88" calcext:value-type="float">
            <text:p>7.88</text:p>
          </table:table-cell>
          <table:table-cell office:value-type="float" office:value="0" calcext:value-type="float">
            <text:p>0</text:p>
          </table:table-cell>
          <table:table-cell office:value-type="float" office:value="6.44" calcext:value-type="float">
            <text:p>6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.92" calcext:value-type="float">
            <text:p>7.92</text:p>
          </table:table-cell>
          <table:table-cell office:value-type="float" office:value="0" calcext:value-type="float">
            <text:p>0</text:p>
          </table:table-cell>
          <table:table-cell office:value-type="float" office:value="6.48" calcext:value-type="float">
            <text:p>6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.96" calcext:value-type="float">
            <text:p>7.96</text:p>
          </table:table-cell>
          <table:table-cell office:value-type="float" office:value="0" calcext:value-type="float">
            <text:p>0</text:p>
          </table:table-cell>
          <table:table-cell office:value-type="float" office:value="6.52" calcext:value-type="float">
            <text:p>6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.56" calcext:value-type="float">
            <text:p>6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.04" calcext:value-type="float">
            <text:p>8.04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08" calcext:value-type="float">
            <text:p>8.08</text:p>
          </table:table-cell>
          <table:table-cell office:value-type="float" office:value="1" calcext:value-type="float">
            <text:p>1</text:p>
          </table:table-cell>
          <table:table-cell office:value-type="float" office:value="6.64" calcext:value-type="float">
            <text:p>6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.12" calcext:value-type="float">
            <text:p>8.12</text:p>
          </table:table-cell>
          <table:table-cell office:value-type="float" office:value="1" calcext:value-type="float">
            <text:p>1</text:p>
          </table:table-cell>
          <table:table-cell office:value-type="float" office:value="6.68" calcext:value-type="float">
            <text:p>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16" calcext:value-type="float">
            <text:p>8.16</text:p>
          </table:table-cell>
          <table:table-cell office:value-type="float" office:value="0" calcext:value-type="float">
            <text:p>0</text:p>
          </table:table-cell>
          <table:table-cell office:value-type="float" office:value="6.72" calcext:value-type="float">
            <text:p>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6.76" calcext:value-type="float">
            <text:p>6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24" calcext:value-type="float">
            <text:p>8.24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  <table:table-cell office:value-type="float" office:value="6.84" calcext:value-type="float">
            <text:p>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32" calcext:value-type="float">
            <text:p>8.32</text:p>
          </table:table-cell>
          <table:table-cell office:value-type="float" office:value="0" calcext:value-type="float">
            <text:p>0</text:p>
          </table:table-cell>
          <table:table-cell office:value-type="float" office:value="6.88" calcext:value-type="float">
            <text:p>6.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.36" calcext:value-type="float">
            <text:p>8.36</text:p>
          </table:table-cell>
          <table:table-cell office:value-type="float" office:value="0" calcext:value-type="float">
            <text:p>0</text:p>
          </table:table-cell>
          <table:table-cell office:value-type="float" office:value="6.92" calcext:value-type="float">
            <text:p>6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.44" calcext:value-type="float">
            <text:p>8.4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48" calcext:value-type="float">
            <text:p>8.48</text:p>
          </table:table-cell>
          <table:table-cell office:value-type="float" office:value="1" calcext:value-type="float">
            <text:p>1</text:p>
          </table:table-cell>
          <table:table-cell office:value-type="float" office:value="7.04" calcext:value-type="float">
            <text:p>7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.52" calcext:value-type="float">
            <text:p>8.52</text:p>
          </table:table-cell>
          <table:table-cell office:value-type="float" office:value="0" calcext:value-type="float">
            <text:p>0</text:p>
          </table:table-cell>
          <table:table-cell office:value-type="float" office:value="7.08" calcext:value-type="float">
            <text:p>7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7.12" calcext:value-type="float">
            <text:p>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64" calcext:value-type="float">
            <text:p>8.64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.68" calcext:value-type="float">
            <text:p>8.68</text:p>
          </table:table-cell>
          <table:table-cell office:value-type="float" office:value="0" calcext:value-type="float">
            <text:p>0</text:p>
          </table:table-cell>
          <table:table-cell office:value-type="float" office:value="7.24" calcext:value-type="float">
            <text:p>7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72" calcext:value-type="float">
            <text:p>8.72</text:p>
          </table:table-cell>
          <table:table-cell office:value-type="float" office:value="1" calcext:value-type="float">
            <text:p>1</text:p>
          </table:table-cell>
          <table:table-cell office:value-type="float" office:value="7.28" calcext:value-type="float">
            <text:p>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76" calcext:value-type="float">
            <text:p>8.76</text:p>
          </table:table-cell>
          <table:table-cell office:value-type="float" office:value="0" calcext:value-type="float">
            <text:p>0</text:p>
          </table:table-cell>
          <table:table-cell office:value-type="float" office:value="7.32" calcext:value-type="float">
            <text:p>7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7.36" calcext:value-type="float">
            <text:p>7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84" calcext:value-type="float">
            <text:p>8.84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88" calcext:value-type="float">
            <text:p>8.88</text:p>
          </table:table-cell>
          <table:table-cell office:value-type="float" office:value="0" calcext:value-type="float">
            <text:p>0</text:p>
          </table:table-cell>
          <table:table-cell office:value-type="float" office:value="7.44" calcext:value-type="float">
            <text:p>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92" calcext:value-type="float">
            <text:p>8.92</text:p>
          </table:table-cell>
          <table:table-cell office:value-type="float" office:value="0" calcext:value-type="float">
            <text:p>0</text:p>
          </table:table-cell>
          <table:table-cell office:value-type="float" office:value="7.48" calcext:value-type="float">
            <text:p>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.96" calcext:value-type="float">
            <text:p>8.96</text:p>
          </table:table-cell>
          <table:table-cell office:value-type="float" office:value="0" calcext:value-type="float">
            <text:p>0</text:p>
          </table:table-cell>
          <table:table-cell office:value-type="float" office:value="7.52" calcext:value-type="float">
            <text:p>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.56" calcext:value-type="float">
            <text:p>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04" calcext:value-type="float">
            <text:p>9.04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08" calcext:value-type="float">
            <text:p>9.08</text:p>
          </table:table-cell>
          <table:table-cell office:value-type="float" office:value="0" calcext:value-type="float">
            <text:p>0</text:p>
          </table:table-cell>
          <table:table-cell office:value-type="float" office:value="7.64" calcext:value-type="float">
            <text:p>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12" calcext:value-type="float">
            <text:p>9.12</text:p>
          </table:table-cell>
          <table:table-cell office:value-type="float" office:value="0" calcext:value-type="float">
            <text:p>0</text:p>
          </table:table-cell>
          <table:table-cell office:value-type="float" office:value="7.68" calcext:value-type="float">
            <text:p>7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16" calcext:value-type="float">
            <text:p>9.16</text:p>
          </table:table-cell>
          <table:table-cell office:value-type="float" office:value="1" calcext:value-type="float">
            <text:p>1</text:p>
          </table:table-cell>
          <table:table-cell office:value-type="float" office:value="7.72" calcext:value-type="float">
            <text:p>7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float" office:value="7.76" calcext:value-type="float">
            <text:p>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24" calcext:value-type="float">
            <text:p>9.24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28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.32" calcext:value-type="float">
            <text:p>9.32</text:p>
          </table:table-cell>
          <table:table-cell office:value-type="float" office:value="0" calcext:value-type="float">
            <text:p>0</text:p>
          </table:table-cell>
          <table:table-cell office:value-type="float" office:value="7.88" calcext:value-type="float">
            <text:p>7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36" calcext:value-type="float">
            <text:p>9.36</text:p>
          </table:table-cell>
          <table:table-cell office:value-type="float" office:value="0" calcext:value-type="float">
            <text:p>0</text:p>
          </table:table-cell>
          <table:table-cell office:value-type="float" office:value="7.92" calcext:value-type="float">
            <text:p>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7.96" calcext:value-type="float">
            <text:p>7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44" calcext:value-type="float">
            <text:p>9.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48" calcext:value-type="float">
            <text:p>9.48</text:p>
          </table:table-cell>
          <table:table-cell office:value-type="float" office:value="1" calcext:value-type="float">
            <text:p>1</text:p>
          </table:table-cell>
          <table:table-cell office:value-type="float" office:value="8.04" calcext:value-type="float">
            <text:p>8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52" calcext:value-type="float">
            <text:p>9.52</text:p>
          </table:table-cell>
          <table:table-cell office:value-type="float" office:value="0" calcext:value-type="float">
            <text:p>0</text:p>
          </table:table-cell>
          <table:table-cell office:value-type="float" office:value="8.08" calcext:value-type="float">
            <text:p>8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56" calcext:value-type="float">
            <text:p>9.56</text:p>
          </table:table-cell>
          <table:table-cell office:value-type="float" office:value="0" calcext:value-type="float">
            <text:p>0</text:p>
          </table:table-cell>
          <table:table-cell office:value-type="float" office:value="8.12" calcext:value-type="float">
            <text:p>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8.16" calcext:value-type="float">
            <text:p>8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.64" calcext:value-type="float">
            <text:p>9.64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68" calcext:value-type="float">
            <text:p>9.68</text:p>
          </table:table-cell>
          <table:table-cell office:value-type="float" office:value="0" calcext:value-type="float">
            <text:p>0</text:p>
          </table:table-cell>
          <table:table-cell office:value-type="float" office:value="8.24" calcext:value-type="float">
            <text:p>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72" calcext:value-type="float">
            <text:p>9.72</text:p>
          </table:table-cell>
          <table:table-cell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76" calcext:value-type="float">
            <text:p>9.76</text:p>
          </table:table-cell>
          <table:table-cell office:value-type="float" office:value="0" calcext:value-type="float">
            <text:p>0</text:p>
          </table:table-cell>
          <table:table-cell office:value-type="float" office:value="8.32" calcext:value-type="float">
            <text:p>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8.36" calcext:value-type="float">
            <text:p>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84" calcext:value-type="float">
            <text:p>9.84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88" calcext:value-type="float">
            <text:p>9.88</text:p>
          </table:table-cell>
          <table:table-cell office:value-type="float" office:value="0" calcext:value-type="float">
            <text:p>0</text:p>
          </table:table-cell>
          <table:table-cell office:value-type="float" office:value="8.44" calcext:value-type="float">
            <text:p>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92" calcext:value-type="float">
            <text:p>9.92</text:p>
          </table:table-cell>
          <table:table-cell office:value-type="float" office:value="0" calcext:value-type="float">
            <text:p>0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  <table:table-cell office:value-type="float" office:value="8.52" calcext:value-type="float">
            <text:p>8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04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  <table:table-cell office:value-type="float" office:value="8.64" calcext:value-type="float">
            <text:p>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12" calcext:value-type="float">
            <text:p>10.12</text:p>
          </table:table-cell>
          <table:table-cell office:value-type="float" office:value="0" calcext:value-type="float">
            <text:p>0</text:p>
          </table:table-cell>
          <table:table-cell office:value-type="float" office:value="8.68" calcext:value-type="float">
            <text:p>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16" calcext:value-type="float">
            <text:p>10.16</text:p>
          </table:table-cell>
          <table:table-cell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8.76" calcext:value-type="float">
            <text:p>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28" calcext:value-type="float">
            <text:p>10.28</text:p>
          </table:table-cell>
          <table:table-cell office:value-type="float" office:value="0" calcext:value-type="float">
            <text:p>0</text:p>
          </table:table-cell>
          <table:table-cell office:value-type="float" office:value="8.84" calcext:value-type="float">
            <text:p>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32" calcext:value-type="float">
            <text:p>10.32</text:p>
          </table:table-cell>
          <table:table-cell office:value-type="float" office:value="0" calcext:value-type="float">
            <text:p>0</text:p>
          </table:table-cell>
          <table:table-cell office:value-type="float" office:value="8.88" calcext:value-type="float">
            <text:p>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36" calcext:value-type="float">
            <text:p>10.36</text:p>
          </table:table-cell>
          <table:table-cell office:value-type="float" office:value="0" calcext:value-type="float">
            <text:p>0</text:p>
          </table:table-cell>
          <table:table-cell office:value-type="float" office:value="8.92" calcext:value-type="float">
            <text:p>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office:value-type="float" office:value="8.96" calcext:value-type="float">
            <text:p>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44" calcext:value-type="float">
            <text:p>10.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  <table:table-cell office:value-type="float" office:value="9.04" calcext:value-type="float">
            <text:p>9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  <table:table-cell office:value-type="float" office:value="9.08" calcext:value-type="float">
            <text:p>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  <table:table-cell office:value-type="float" office:value="9.12" calcext:value-type="float">
            <text:p>9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.6" calcext:value-type="float">
            <text:p>10.6</text:p>
          </table:table-cell>
          <table:table-cell office:value-type="float" office:value="1" calcext:value-type="float">
            <text:p>1</text:p>
          </table:table-cell>
          <table:table-cell office:value-type="float" office:value="9.16" calcext:value-type="float">
            <text:p>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68" calcext:value-type="float">
            <text:p>10.68</text:p>
          </table:table-cell>
          <table:table-cell office:value-type="float" office:value="1" calcext:value-type="float">
            <text:p>1</text:p>
          </table:table-cell>
          <table:table-cell office:value-type="float" office:value="9.24" calcext:value-type="float">
            <text:p>9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  <table:table-cell office:value-type="float" office:value="9.28" calcext:value-type="float">
            <text:p>9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  <table:table-cell office:value-type="float" office:value="9.32" calcext:value-type="float">
            <text:p>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9.36" calcext:value-type="float">
            <text:p>9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88" calcext:value-type="float">
            <text:p>10.88</text:p>
          </table:table-cell>
          <table:table-cell office:value-type="float" office:value="1" calcext:value-type="float">
            <text:p>1</text:p>
          </table:table-cell>
          <table:table-cell office:value-type="float" office:value="9.44" calcext:value-type="float">
            <text:p>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  <table:table-cell office:value-type="float" office:value="9.48" calcext:value-type="float">
            <text:p>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.96" calcext:value-type="float">
            <text:p>10.96</text:p>
          </table:table-cell>
          <table:table-cell office:value-type="float" office:value="0" calcext:value-type="float">
            <text:p>0</text:p>
          </table:table-cell>
          <table:table-cell office:value-type="float" office:value="9.52" calcext:value-type="float">
            <text:p>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.56" calcext:value-type="float">
            <text:p>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04" calcext:value-type="float">
            <text:p>11.04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  <table:table-cell office:value-type="float" office:value="9.64" calcext:value-type="float">
            <text:p>9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  <table:table-cell office:value-type="float" office:value="9.68" calcext:value-type="float">
            <text:p>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16" calcext:value-type="float">
            <text:p>11.16</text:p>
          </table:table-cell>
          <table:table-cell office:value-type="float" office:value="0" calcext:value-type="float">
            <text:p>0</text:p>
          </table:table-cell>
          <table:table-cell office:value-type="float" office:value="9.72" calcext:value-type="float">
            <text:p>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office:value-type="float" office:value="9.76" calcext:value-type="float">
            <text:p>9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24" calcext:value-type="float">
            <text:p>11.24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28" calcext:value-type="float">
            <text:p>11.28</text:p>
          </table:table-cell>
          <table:table-cell office:value-type="float" office:value="0" calcext:value-type="float">
            <text:p>0</text:p>
          </table:table-cell>
          <table:table-cell office:value-type="float" office:value="9.84" calcext:value-type="float">
            <text:p>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32" calcext:value-type="float">
            <text:p>11.32</text:p>
          </table:table-cell>
          <table:table-cell office:value-type="float" office:value="0" calcext:value-type="float">
            <text:p>0</text:p>
          </table:table-cell>
          <table:table-cell office:value-type="float" office:value="9.88" calcext:value-type="float">
            <text:p>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  <table:table-cell office:value-type="float" office:value="9.92" calcext:value-type="float">
            <text:p>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4" calcext:value-type="float">
            <text:p>11.4</text:p>
          </table:table-cell>
          <table:table-cell office:value-type="float" office:value="1" calcext:value-type="float">
            <text:p>1</text:p>
          </table:table-cell>
          <table:table-cell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44" calcext:value-type="float">
            <text:p>11.4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  <table:table-cell office:value-type="float" office:value="10.04" calcext:value-type="float">
            <text:p>1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52" calcext:value-type="float">
            <text:p>11.52</text:p>
          </table:table-cell>
          <table:table-cell office:value-type="float" office:value="0" calcext:value-type="float">
            <text:p>0</text:p>
          </table:table-cell>
          <table:table-cell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56" calcext:value-type="float">
            <text:p>11.56</text:p>
          </table:table-cell>
          <table:table-cell office:value-type="float" office:value="0" calcext:value-type="float">
            <text:p>0</text:p>
          </table:table-cell>
          <table:table-cell office:value-type="float" office:value="10.12" calcext:value-type="float">
            <text:p>10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10.16" calcext:value-type="float">
            <text:p>1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64" calcext:value-type="float">
            <text:p>11.64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.68" calcext:value-type="float">
            <text:p>11.68</text:p>
          </table:table-cell>
          <table:table-cell office:value-type="float" office:value="0" calcext:value-type="float">
            <text:p>0</text:p>
          </table:table-cell>
          <table:table-cell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72" calcext:value-type="float">
            <text:p>11.72</text:p>
          </table:table-cell>
          <table:table-cell office:value-type="float" office:value="0" calcext:value-type="float">
            <text:p>0</text:p>
          </table:table-cell>
          <table:table-cell office:value-type="float" office:value="10.28" calcext:value-type="float">
            <text:p>1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0.32" calcext:value-type="float">
            <text:p>1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 office:value-type="float" office:value="10.36" calcext:value-type="float">
            <text:p>1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84" calcext:value-type="float">
            <text:p>11.84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88" calcext:value-type="float">
            <text:p>11.88</text:p>
          </table:table-cell>
          <table:table-cell office:value-type="float" office:value="0" calcext:value-type="float">
            <text:p>0</text:p>
          </table:table-cell>
          <table:table-cell office:value-type="float" office:value="10.44" calcext:value-type="float">
            <text:p>1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92" calcext:value-type="float">
            <text:p>11.92</text:p>
          </table:table-cell>
          <table:table-cell office:value-type="float" office:value="0" calcext:value-type="float">
            <text:p>0</text:p>
          </table:table-cell>
          <table:table-cell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.96" calcext:value-type="float">
            <text:p>11.96</text:p>
          </table:table-cell>
          <table:table-cell office:value-type="float" office:value="0" calcext:value-type="float">
            <text:p>0</text:p>
          </table:table-cell>
          <table:table-cell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56" calcext:value-type="float">
            <text:p>10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.04" calcext:value-type="float">
            <text:p>12.04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08" calcext:value-type="float">
            <text:p>12.08</text:p>
          </table:table-cell>
          <table:table-cell office:value-type="float" office:value="0" calcext:value-type="float">
            <text:p>0</text:p>
          </table:table-cell>
          <table:table-cell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16" calcext:value-type="float">
            <text:p>12.16</text:p>
          </table:table-cell>
          <table:table-cell office:value-type="float" office:value="0" calcext:value-type="float">
            <text:p>0</text:p>
          </table:table-cell>
          <table:table-cell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" calcext:value-type="float">
            <text:p>1</text:p>
          </table:table-cell>
          <table:table-cell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24" calcext:value-type="float">
            <text:p>12.24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28" calcext:value-type="float">
            <text:p>12.28</text:p>
          </table:table-cell>
          <table:table-cell office:value-type="float" office:value="0" calcext:value-type="float">
            <text:p>0</text:p>
          </table:table-cell>
          <table:table-cell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  <table:table-cell office:value-type="float" office:value="10.88" calcext:value-type="float">
            <text:p>10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44" calcext:value-type="float">
            <text:p>12.4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11.04" calcext:value-type="float">
            <text:p>1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52" calcext:value-type="float">
            <text:p>12.52</text:p>
          </table:table-cell>
          <table:table-cell office:value-type="float" office:value="0" calcext:value-type="float">
            <text:p>0</text:p>
          </table:table-cell>
          <table:table-cell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56" calcext:value-type="float">
            <text:p>12.56</text:p>
          </table:table-cell>
          <table:table-cell office:value-type="float" office:value="0" calcext:value-type="float">
            <text:p>0</text:p>
          </table:table-cell>
          <table:table-cell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office:value-type="float" office:value="11.16" calcext:value-type="float">
            <text:p>1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64" calcext:value-type="float">
            <text:p>12.64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68" calcext:value-type="float">
            <text:p>12.68</text:p>
          </table:table-cell>
          <table:table-cell office:value-type="float" office:value="0" calcext:value-type="float">
            <text:p>0</text:p>
          </table:table-cell>
          <table:table-cell office:value-type="float" office:value="11.24" calcext:value-type="float">
            <text:p>1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72" calcext:value-type="float">
            <text:p>12.72</text:p>
          </table:table-cell>
          <table:table-cell office:value-type="float" office:value="0" calcext:value-type="float">
            <text:p>0</text:p>
          </table:table-cell>
          <table:table-cell office:value-type="float" office:value="11.28" calcext:value-type="float">
            <text:p>1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76" calcext:value-type="float">
            <text:p>12.76</text:p>
          </table:table-cell>
          <table:table-cell office:value-type="float" office:value="0" calcext:value-type="float">
            <text:p>0</text:p>
          </table:table-cell>
          <table:table-cell office:value-type="float" office:value="11.32" calcext:value-type="float">
            <text:p>1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84" calcext:value-type="float">
            <text:p>12.84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88" calcext:value-type="float">
            <text:p>12.88</text:p>
          </table:table-cell>
          <table:table-cell office:value-type="float" office:value="0" calcext:value-type="float">
            <text:p>0</text:p>
          </table:table-cell>
          <table:table-cell office:value-type="float" office:value="11.44" calcext:value-type="float">
            <text:p>1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92" calcext:value-type="float">
            <text:p>12.92</text:p>
          </table:table-cell>
          <table:table-cell office:value-type="float" office:value="1" calcext:value-type="float">
            <text:p>1</text:p>
          </table:table-cell>
          <table:table-cell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.96" calcext:value-type="float">
            <text:p>12.96</text:p>
          </table:table-cell>
          <table:table-cell office:value-type="float" office:value="0" calcext:value-type="float">
            <text:p>0</text:p>
          </table:table-cell>
          <table:table-cell office:value-type="float" office:value="11.52" calcext:value-type="float">
            <text:p>1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56" calcext:value-type="float">
            <text:p>11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.04" calcext:value-type="float">
            <text:p>13.04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08" calcext:value-type="float">
            <text:p>13.08</text:p>
          </table:table-cell>
          <table:table-cell office:value-type="float" office:value="2" calcext:value-type="float">
            <text:p>2</text:p>
          </table:table-cell>
          <table:table-cell office:value-type="float" office:value="11.64" calcext:value-type="float">
            <text:p>11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.12" calcext:value-type="float">
            <text:p>13.12</text:p>
          </table:table-cell>
          <table:table-cell office:value-type="float" office:value="0" calcext:value-type="float">
            <text:p>0</text:p>
          </table:table-cell>
          <table:table-cell office:value-type="float" office:value="11.68" calcext:value-type="float">
            <text:p>1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16" calcext:value-type="float">
            <text:p>13.16</text:p>
          </table:table-cell>
          <table:table-cell office:value-type="float" office:value="0" calcext:value-type="float">
            <text:p>0</text:p>
          </table:table-cell>
          <table:table-cell office:value-type="float" office:value="11.72" calcext:value-type="float">
            <text:p>1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24" calcext:value-type="float">
            <text:p>13.24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28" calcext:value-type="float">
            <text:p>13.28</text:p>
          </table:table-cell>
          <table:table-cell office:value-type="float" office:value="1" calcext:value-type="float">
            <text:p>1</text:p>
          </table:table-cell>
          <table:table-cell office:value-type="float" office:value="11.84" calcext:value-type="float">
            <text:p>1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32" calcext:value-type="float">
            <text:p>13.32</text:p>
          </table:table-cell>
          <table:table-cell office:value-type="float" office:value="0" calcext:value-type="float">
            <text:p>0</text:p>
          </table:table-cell>
          <table:table-cell office:value-type="float" office:value="11.88" calcext:value-type="float">
            <text:p>1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36" calcext:value-type="float">
            <text:p>13.36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office:value-type="float" office:value="11.96" calcext:value-type="float">
            <text:p>11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44" calcext:value-type="float">
            <text:p>13.4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48" calcext:value-type="float">
            <text:p>13.48</text:p>
          </table:table-cell>
          <table:table-cell office:value-type="float" office:value="0" calcext:value-type="float">
            <text:p>0</text:p>
          </table:table-cell>
          <table:table-cell office:value-type="float" office:value="12.04" calcext:value-type="float">
            <text:p>1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52" calcext:value-type="float">
            <text:p>13.52</text:p>
          </table:table-cell>
          <table:table-cell office:value-type="float" office:value="0" calcext:value-type="float">
            <text:p>0</text:p>
          </table:table-cell>
          <table:table-cell office:value-type="float" office:value="12.08" calcext:value-type="float">
            <text:p>1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56" calcext:value-type="float">
            <text:p>13.56</text:p>
          </table:table-cell>
          <table:table-cell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office:value-type="float" office:value="12.16" calcext:value-type="float">
            <text:p>1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64" calcext:value-type="float">
            <text:p>13.64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68" calcext:value-type="float">
            <text:p>13.68</text:p>
          </table:table-cell>
          <table:table-cell office:value-type="float" office:value="1" calcext:value-type="float">
            <text:p>1</text:p>
          </table:table-cell>
          <table:table-cell office:value-type="float" office:value="12.24" calcext:value-type="float">
            <text:p>12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72" calcext:value-type="float">
            <text:p>13.72</text:p>
          </table:table-cell>
          <table:table-cell office:value-type="float" office:value="0" calcext:value-type="float">
            <text:p>0</text:p>
          </table:table-cell>
          <table:table-cell office:value-type="float" office:value="12.28" calcext:value-type="float">
            <text:p>1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76" calcext:value-type="float">
            <text:p>13.76</text:p>
          </table:table-cell>
          <table:table-cell office:value-type="float" office:value="1" calcext:value-type="float">
            <text:p>1</text:p>
          </table:table-cell>
          <table:table-cell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84" calcext:value-type="float">
            <text:p>13.84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88" calcext:value-type="float">
            <text:p>13.88</text:p>
          </table:table-cell>
          <table:table-cell office:value-type="float" office:value="1" calcext:value-type="float">
            <text:p>1</text:p>
          </table:table-cell>
          <table:table-cell office:value-type="float" office:value="12.44" calcext:value-type="float">
            <text:p>1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92" calcext:value-type="float">
            <text:p>13.92</text:p>
          </table:table-cell>
          <table:table-cell office:value-type="float" office:value="0" calcext:value-type="float">
            <text:p>0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12.52" calcext:value-type="float">
            <text:p>1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.56" calcext:value-type="float">
            <text:p>1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04" calcext:value-type="float">
            <text:p>14.04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08" calcext:value-type="float">
            <text:p>14.08</text:p>
          </table:table-cell>
          <table:table-cell office:value-type="float" office:value="1" calcext:value-type="float">
            <text:p>1</text:p>
          </table:table-cell>
          <table:table-cell office:value-type="float" office:value="12.64" calcext:value-type="float">
            <text:p>1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12" calcext:value-type="float">
            <text:p>14.12</text:p>
          </table:table-cell>
          <table:table-cell office:value-type="float" office:value="0" calcext:value-type="float">
            <text:p>0</text:p>
          </table:table-cell>
          <table:table-cell office:value-type="float" office:value="12.68" calcext:value-type="float">
            <text:p>12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16" calcext:value-type="float">
            <text:p>14.16</text:p>
          </table:table-cell>
          <table:table-cell office:value-type="float" office:value="0" calcext:value-type="float">
            <text:p>0</text:p>
          </table:table-cell>
          <table:table-cell office:value-type="float" office:value="12.72" calcext:value-type="float">
            <text:p>12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12.76" calcext:value-type="float">
            <text:p>1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24" calcext:value-type="float">
            <text:p>14.24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28" calcext:value-type="float">
            <text:p>14.28</text:p>
          </table:table-cell>
          <table:table-cell office:value-type="float" office:value="0" calcext:value-type="float">
            <text:p>0</text:p>
          </table:table-cell>
          <table:table-cell office:value-type="float" office:value="12.84" calcext:value-type="float">
            <text:p>1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32" calcext:value-type="float">
            <text:p>14.32</text:p>
          </table:table-cell>
          <table:table-cell office:value-type="float" office:value="0" calcext:value-type="float">
            <text:p>0</text:p>
          </table:table-cell>
          <table:table-cell office:value-type="float" office:value="12.88" calcext:value-type="float">
            <text:p>1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36" calcext:value-type="float">
            <text:p>14.36</text:p>
          </table:table-cell>
          <table:table-cell office:value-type="float" office:value="1" calcext:value-type="float">
            <text:p>1</text:p>
          </table:table-cell>
          <table:table-cell office:value-type="float" office:value="12.92" calcext:value-type="float">
            <text:p>1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  <table:table-cell office:value-type="float" office:value="12.96" calcext:value-type="float">
            <text:p>1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44" calcext:value-type="float">
            <text:p>14.4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48" calcext:value-type="float">
            <text:p>14.48</text:p>
          </table:table-cell>
          <table:table-cell office:value-type="float" office:value="0" calcext:value-type="float">
            <text:p>0</text:p>
          </table:table-cell>
          <table:table-cell office:value-type="float" office:value="13.04" calcext:value-type="float">
            <text:p>1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52" calcext:value-type="float">
            <text:p>14.52</text:p>
          </table:table-cell>
          <table:table-cell office:value-type="float" office:value="0" calcext:value-type="float">
            <text:p>0</text:p>
          </table:table-cell>
          <table:table-cell office:value-type="float" office:value="13.08" calcext:value-type="float">
            <text:p>13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56" calcext:value-type="float">
            <text:p>14.56</text:p>
          </table:table-cell>
          <table:table-cell office:value-type="float" office:value="0" calcext:value-type="float">
            <text:p>0</text:p>
          </table:table-cell>
          <table:table-cell office:value-type="float" office:value="13.12" calcext:value-type="float">
            <text:p>1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office:value-type="float" office:value="13.16" calcext:value-type="float">
            <text:p>1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64" calcext:value-type="float">
            <text:p>14.64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68" calcext:value-type="float">
            <text:p>14.68</text:p>
          </table:table-cell>
          <table:table-cell office:value-type="float" office:value="0" calcext:value-type="float">
            <text:p>0</text:p>
          </table:table-cell>
          <table:table-cell office:value-type="float" office:value="13.24" calcext:value-type="float">
            <text:p>1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72" calcext:value-type="float">
            <text:p>14.72</text:p>
          </table:table-cell>
          <table:table-cell office:value-type="float" office:value="0" calcext:value-type="float">
            <text:p>0</text:p>
          </table:table-cell>
          <table:table-cell office:value-type="float" office:value="13.28" calcext:value-type="float">
            <text:p>1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76" calcext:value-type="float">
            <text:p>14.76</text:p>
          </table:table-cell>
          <table:table-cell office:value-type="float" office:value="0" calcext:value-type="float">
            <text:p>0</text:p>
          </table:table-cell>
          <table:table-cell office:value-type="float" office:value="13.32" calcext:value-type="float">
            <text:p>13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office:value-type="float" office:value="13.36" calcext:value-type="float">
            <text:p>1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84" calcext:value-type="float">
            <text:p>14.84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88" calcext:value-type="float">
            <text:p>14.88</text:p>
          </table:table-cell>
          <table:table-cell office:value-type="float" office:value="0" calcext:value-type="float">
            <text:p>0</text:p>
          </table:table-cell>
          <table:table-cell office:value-type="float" office:value="13.44" calcext:value-type="float">
            <text:p>1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92" calcext:value-type="float">
            <text:p>14.92</text:p>
          </table:table-cell>
          <table:table-cell office:value-type="float" office:value="0" calcext:value-type="float">
            <text:p>0</text:p>
          </table:table-cell>
          <table:table-cell office:value-type="float" office:value="13.48" calcext:value-type="float">
            <text:p>1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.96" calcext:value-type="float">
            <text:p>14.96</text:p>
          </table:table-cell>
          <table:table-cell office:value-type="float" office:value="0" calcext:value-type="float">
            <text:p>0</text:p>
          </table:table-cell>
          <table:table-cell office:value-type="float" office:value="13.52" calcext:value-type="float">
            <text:p>1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6" calcext:value-type="float">
            <text:p>1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04" calcext:value-type="float">
            <text:p>15.04</text:p>
          </table:table-cell>
          <table:table-cell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08" calcext:value-type="float">
            <text:p>15.08</text:p>
          </table:table-cell>
          <table:table-cell office:value-type="float" office:value="0" calcext:value-type="float">
            <text:p>0</text:p>
          </table:table-cell>
          <table:table-cell office:value-type="float" office:value="13.64" calcext:value-type="float">
            <text:p>1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12" calcext:value-type="float">
            <text:p>15.12</text:p>
          </table:table-cell>
          <table:table-cell office:value-type="float" office:value="0" calcext:value-type="float">
            <text:p>0</text:p>
          </table:table-cell>
          <table:table-cell office:value-type="float" office:value="13.68" calcext:value-type="float">
            <text:p>1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16" calcext:value-type="float">
            <text:p>15.16</text:p>
          </table:table-cell>
          <table:table-cell office:value-type="float" office:value="0" calcext:value-type="float">
            <text:p>0</text:p>
          </table:table-cell>
          <table:table-cell office:value-type="float" office:value="13.72" calcext:value-type="float">
            <text:p>1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office:value-type="float" office:value="13.76" calcext:value-type="float">
            <text:p>1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24" calcext:value-type="float">
            <text:p>15.24</text:p>
          </table:table-cell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28" calcext:value-type="float">
            <text:p>15.28</text:p>
          </table:table-cell>
          <table:table-cell office:value-type="float" office:value="0" calcext:value-type="float">
            <text:p>0</text:p>
          </table:table-cell>
          <table:table-cell office:value-type="float" office:value="13.84" calcext:value-type="float">
            <text:p>13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32" calcext:value-type="float">
            <text:p>15.32</text:p>
          </table:table-cell>
          <table:table-cell office:value-type="float" office:value="0" calcext:value-type="float">
            <text:p>0</text:p>
          </table:table-cell>
          <table:table-cell office:value-type="float" office:value="13.88" calcext:value-type="float">
            <text:p>1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36" calcext:value-type="float">
            <text:p>15.36</text:p>
          </table:table-cell>
          <table:table-cell office:value-type="float" office:value="0" calcext:value-type="float">
            <text:p>0</text:p>
          </table:table-cell>
          <table:table-cell office:value-type="float" office:value="13.92" calcext:value-type="float">
            <text:p>13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44" calcext:value-type="float">
            <text:p>15.4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48" calcext:value-type="float">
            <text:p>15.48</text:p>
          </table:table-cell>
          <table:table-cell office:value-type="float" office:value="0" calcext:value-type="float">
            <text:p>0</text:p>
          </table:table-cell>
          <table:table-cell office:value-type="float" office:value="14.04" calcext:value-type="float">
            <text:p>14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.52" calcext:value-type="float">
            <text:p>15.52</text:p>
          </table:table-cell>
          <table:table-cell office:value-type="float" office:value="0" calcext:value-type="float">
            <text:p>0</text:p>
          </table:table-cell>
          <table:table-cell office:value-type="float" office:value="14.08" calcext:value-type="float">
            <text:p>1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56" calcext:value-type="float">
            <text:p>15.56</text:p>
          </table:table-cell>
          <table:table-cell office:value-type="float" office:value="0" calcext:value-type="float">
            <text:p>0</text:p>
          </table:table-cell>
          <table:table-cell office:value-type="float" office:value="14.12" calcext:value-type="float">
            <text:p>1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office:value-type="float" office:value="14.16" calcext:value-type="float">
            <text:p>1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64" calcext:value-type="float">
            <text:p>15.64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68" calcext:value-type="float">
            <text:p>15.68</text:p>
          </table:table-cell>
          <table:table-cell office:value-type="float" office:value="1" calcext:value-type="float">
            <text:p>1</text:p>
          </table:table-cell>
          <table:table-cell office:value-type="float" office:value="14.24" calcext:value-type="float">
            <text:p>1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72" calcext:value-type="float">
            <text:p>15.72</text:p>
          </table:table-cell>
          <table:table-cell office:value-type="float" office:value="0" calcext:value-type="float">
            <text:p>0</text:p>
          </table:table-cell>
          <table:table-cell office:value-type="float" office:value="14.28" calcext:value-type="float">
            <text:p>1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76" calcext:value-type="float">
            <text:p>15.76</text:p>
          </table:table-cell>
          <table:table-cell office:value-type="float" office:value="0" calcext:value-type="float">
            <text:p>0</text:p>
          </table:table-cell>
          <table:table-cell office:value-type="float" office:value="14.32" calcext:value-type="float">
            <text:p>1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8" calcext:value-type="float">
            <text:p>15.8</text:p>
          </table:table-cell>
          <table:table-cell office:value-type="float" office:value="0" calcext:value-type="float">
            <text:p>0</text:p>
          </table:table-cell>
          <table:table-cell office:value-type="float" office:value="14.36" calcext:value-type="float">
            <text:p>1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84" calcext:value-type="float">
            <text:p>15.84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88" calcext:value-type="float">
            <text:p>15.88</text:p>
          </table:table-cell>
          <table:table-cell office:value-type="float" office:value="0" calcext:value-type="float">
            <text:p>0</text:p>
          </table:table-cell>
          <table:table-cell office:value-type="float" office:value="14.44" calcext:value-type="float">
            <text:p>14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.92" calcext:value-type="float">
            <text:p>15.92</text:p>
          </table:table-cell>
          <table:table-cell office:value-type="float" office:value="0" calcext:value-type="float">
            <text:p>0</text:p>
          </table:table-cell>
          <table:table-cell office:value-type="float" office:value="14.48" calcext:value-type="float">
            <text:p>1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96" calcext:value-type="float">
            <text:p>15.96</text:p>
          </table:table-cell>
          <table:table-cell office:value-type="float" office:value="0" calcext:value-type="float">
            <text:p>0</text:p>
          </table:table-cell>
          <table:table-cell office:value-type="float" office:value="14.52" calcext:value-type="float">
            <text:p>14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.56" calcext:value-type="float">
            <text:p>1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04" calcext:value-type="float">
            <text:p>16.04</text:p>
          </table:table-cell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08" calcext:value-type="float">
            <text:p>16.08</text:p>
          </table:table-cell>
          <table:table-cell office:value-type="float" office:value="0" calcext:value-type="float">
            <text:p>0</text:p>
          </table:table-cell>
          <table:table-cell office:value-type="float" office:value="14.64" calcext:value-type="float">
            <text:p>14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12" calcext:value-type="float">
            <text:p>16.12</text:p>
          </table:table-cell>
          <table:table-cell office:value-type="float" office:value="0" calcext:value-type="float">
            <text:p>0</text:p>
          </table:table-cell>
          <table:table-cell office:value-type="float" office:value="14.68" calcext:value-type="float">
            <text:p>1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16" calcext:value-type="float">
            <text:p>16.16</text:p>
          </table:table-cell>
          <table:table-cell office:value-type="float" office:value="0" calcext:value-type="float">
            <text:p>0</text:p>
          </table:table-cell>
          <table:table-cell office:value-type="float" office:value="14.72" calcext:value-type="float">
            <text:p>1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  <table:table-cell office:value-type="float" office:value="14.76" calcext:value-type="float">
            <text:p>14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24" calcext:value-type="float">
            <text:p>16.24</text:p>
          </table:table-cell>
          <table:table-cell office:value-type="float" office:value="1" calcext:value-type="float">
            <text:p>1</text:p>
          </table:table-cell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28" calcext:value-type="float">
            <text:p>16.28</text:p>
          </table:table-cell>
          <table:table-cell office:value-type="float" office:value="0" calcext:value-type="float">
            <text:p>0</text:p>
          </table:table-cell>
          <table:table-cell office:value-type="float" office:value="14.84" calcext:value-type="float">
            <text:p>14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32" calcext:value-type="float">
            <text:p>16.32</text:p>
          </table:table-cell>
          <table:table-cell office:value-type="float" office:value="0" calcext:value-type="float">
            <text:p>0</text:p>
          </table:table-cell>
          <table:table-cell office:value-type="float" office:value="14.88" calcext:value-type="float">
            <text:p>1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36" calcext:value-type="float">
            <text:p>16.36</text:p>
          </table:table-cell>
          <table:table-cell office:value-type="float" office:value="0" calcext:value-type="float">
            <text:p>0</text:p>
          </table:table-cell>
          <table:table-cell office:value-type="float" office:value="14.92" calcext:value-type="float">
            <text:p>1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office:value-type="float" office:value="14.96" calcext:value-type="float">
            <text:p>14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44" calcext:value-type="float">
            <text:p>16.4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48" calcext:value-type="float">
            <text:p>16.48</text:p>
          </table:table-cell>
          <table:table-cell office:value-type="float" office:value="0" calcext:value-type="float">
            <text:p>0</text:p>
          </table:table-cell>
          <table:table-cell office:value-type="float" office:value="15.04" calcext:value-type="float">
            <text:p>1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52" calcext:value-type="float">
            <text:p>16.52</text:p>
          </table:table-cell>
          <table:table-cell office:value-type="float" office:value="0" calcext:value-type="float">
            <text:p>0</text:p>
          </table:table-cell>
          <table:table-cell office:value-type="float" office:value="15.08" calcext:value-type="float">
            <text:p>15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56" calcext:value-type="float">
            <text:p>16.56</text:p>
          </table:table-cell>
          <table:table-cell office:value-type="float" office:value="0" calcext:value-type="float">
            <text:p>0</text:p>
          </table:table-cell>
          <table:table-cell office:value-type="float" office:value="15.12" calcext:value-type="float">
            <text:p>1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office:value-type="float" office:value="15.16" calcext:value-type="float">
            <text:p>1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64" calcext:value-type="float">
            <text:p>16.64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68" calcext:value-type="float">
            <text:p>16.68</text:p>
          </table:table-cell>
          <table:table-cell office:value-type="float" office:value="0" calcext:value-type="float">
            <text:p>0</text:p>
          </table:table-cell>
          <table:table-cell office:value-type="float" office:value="15.24" calcext:value-type="float">
            <text:p>15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72" calcext:value-type="float">
            <text:p>16.72</text:p>
          </table:table-cell>
          <table:table-cell office:value-type="float" office:value="0" calcext:value-type="float">
            <text:p>0</text:p>
          </table:table-cell>
          <table:table-cell office:value-type="float" office:value="15.28" calcext:value-type="float">
            <text:p>1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76" calcext:value-type="float">
            <text:p>16.76</text:p>
          </table:table-cell>
          <table:table-cell office:value-type="float" office:value="0" calcext:value-type="float">
            <text:p>0</text:p>
          </table:table-cell>
          <table:table-cell office:value-type="float" office:value="15.32" calcext:value-type="float">
            <text:p>15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  <table:table-cell office:value-type="float" office:value="15.36" calcext:value-type="float">
            <text:p>1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84" calcext:value-type="float">
            <text:p>16.84</text:p>
          </table:table-cell>
          <table:table-cell office:value-type="float" office:value="0" calcext:value-type="float">
            <text:p>0</text:p>
          </table:table-cell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88" calcext:value-type="float">
            <text:p>16.88</text:p>
          </table:table-cell>
          <table:table-cell office:value-type="float" office:value="0" calcext:value-type="float">
            <text:p>0</text:p>
          </table:table-cell>
          <table:table-cell office:value-type="float" office:value="15.44" calcext:value-type="float">
            <text:p>1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92" calcext:value-type="float">
            <text:p>16.92</text:p>
          </table:table-cell>
          <table:table-cell office:value-type="float" office:value="0" calcext:value-type="float">
            <text:p>0</text:p>
          </table:table-cell>
          <table:table-cell office:value-type="float" office:value="15.48" calcext:value-type="float">
            <text:p>1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.96" calcext:value-type="float">
            <text:p>16.96</text:p>
          </table:table-cell>
          <table:table-cell office:value-type="float" office:value="0" calcext:value-type="float">
            <text:p>0</text:p>
          </table:table-cell>
          <table:table-cell office:value-type="float" office:value="15.52" calcext:value-type="float">
            <text:p>15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.56" calcext:value-type="float">
            <text:p>1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04" calcext:value-type="float">
            <text:p>17.04</text:p>
          </table:table-cell>
          <table:table-cell office:value-type="float" office:value="1" calcext:value-type="float">
            <text:p>1</text:p>
          </table:table-cell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08" calcext:value-type="float">
            <text:p>17.08</text:p>
          </table:table-cell>
          <table:table-cell office:value-type="float" office:value="0" calcext:value-type="float">
            <text:p>0</text:p>
          </table:table-cell>
          <table:table-cell office:value-type="float" office:value="15.64" calcext:value-type="float">
            <text:p>1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12" calcext:value-type="float">
            <text:p>17.12</text:p>
          </table:table-cell>
          <table:table-cell office:value-type="float" office:value="0" calcext:value-type="float">
            <text:p>0</text:p>
          </table:table-cell>
          <table:table-cell office:value-type="float" office:value="15.68" calcext:value-type="float">
            <text:p>1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16" calcext:value-type="float">
            <text:p>17.16</text:p>
          </table:table-cell>
          <table:table-cell office:value-type="float" office:value="0" calcext:value-type="float">
            <text:p>0</text:p>
          </table:table-cell>
          <table:table-cell office:value-type="float" office:value="15.72" calcext:value-type="float">
            <text:p>15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office:value-type="float" office:value="15.76" calcext:value-type="float">
            <text:p>1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24" calcext:value-type="float">
            <text:p>17.24</text:p>
          </table:table-cell>
          <table:table-cell office:value-type="float" office:value="0" calcext:value-type="float">
            <text:p>0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.28" calcext:value-type="float">
            <text:p>17.28</text:p>
          </table:table-cell>
          <table:table-cell office:value-type="float" office:value="0" calcext:value-type="float">
            <text:p>0</text:p>
          </table:table-cell>
          <table:table-cell office:value-type="float" office:value="15.84" calcext:value-type="float">
            <text:p>1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32" calcext:value-type="float">
            <text:p>17.32</text:p>
          </table:table-cell>
          <table:table-cell office:value-type="float" office:value="0" calcext:value-type="float">
            <text:p>0</text:p>
          </table:table-cell>
          <table:table-cell office:value-type="float" office:value="15.88" calcext:value-type="float">
            <text:p>1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36" calcext:value-type="float">
            <text:p>17.36</text:p>
          </table:table-cell>
          <table:table-cell office:value-type="float" office:value="1" calcext:value-type="float">
            <text:p>1</text:p>
          </table:table-cell>
          <table:table-cell office:value-type="float" office:value="15.92" calcext:value-type="float">
            <text:p>1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4" calcext:value-type="float">
            <text:p>17.4</text:p>
          </table:table-cell>
          <table:table-cell office:value-type="float" office:value="0" calcext:value-type="float">
            <text:p>0</text:p>
          </table:table-cell>
          <table:table-cell office:value-type="float" office:value="15.96" calcext:value-type="float">
            <text:p>1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44" calcext:value-type="float">
            <text:p>17.4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48" calcext:value-type="float">
            <text:p>17.48</text:p>
          </table:table-cell>
          <table:table-cell office:value-type="float" office:value="0" calcext:value-type="float">
            <text:p>0</text:p>
          </table:table-cell>
          <table:table-cell office:value-type="float" office:value="16.04" calcext:value-type="float">
            <text:p>16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52" calcext:value-type="float">
            <text:p>17.52</text:p>
          </table:table-cell>
          <table:table-cell office:value-type="float" office:value="0" calcext:value-type="float">
            <text:p>0</text:p>
          </table:table-cell>
          <table:table-cell office:value-type="float" office:value="16.08" calcext:value-type="float">
            <text:p>1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56" calcext:value-type="float">
            <text:p>17.56</text:p>
          </table:table-cell>
          <table:table-cell office:value-type="float" office:value="0" calcext:value-type="float">
            <text:p>0</text:p>
          </table:table-cell>
          <table:table-cell office:value-type="float" office:value="16.12" calcext:value-type="float">
            <text:p>16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6" calcext:value-type="float">
            <text:p>17.6</text:p>
          </table:table-cell>
          <table:table-cell office:value-type="float" office:value="0" calcext:value-type="float">
            <text:p>0</text:p>
          </table:table-cell>
          <table:table-cell office:value-type="float" office:value="16.16" calcext:value-type="float">
            <text:p>16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.64" calcext:value-type="float">
            <text:p>17.64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68" calcext:value-type="float">
            <text:p>17.68</text:p>
          </table:table-cell>
          <table:table-cell office:value-type="float" office:value="0" calcext:value-type="float">
            <text:p>0</text:p>
          </table:table-cell>
          <table:table-cell office:value-type="float" office:value="16.24" calcext:value-type="float">
            <text:p>16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72" calcext:value-type="float">
            <text:p>17.72</text:p>
          </table:table-cell>
          <table:table-cell office:value-type="float" office:value="0" calcext:value-type="float">
            <text:p>0</text:p>
          </table:table-cell>
          <table:table-cell office:value-type="float" office:value="16.28" calcext:value-type="float">
            <text:p>1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76" calcext:value-type="float">
            <text:p>17.76</text:p>
          </table:table-cell>
          <table:table-cell office:value-type="float" office:value="0" calcext:value-type="float">
            <text:p>0</text:p>
          </table:table-cell>
          <table:table-cell office:value-type="float" office:value="16.32" calcext:value-type="float">
            <text:p>16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16.36" calcext:value-type="float">
            <text:p>16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84" calcext:value-type="float">
            <text:p>17.84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88" calcext:value-type="float">
            <text:p>17.88</text:p>
          </table:table-cell>
          <table:table-cell office:value-type="float" office:value="0" calcext:value-type="float">
            <text:p>0</text:p>
          </table:table-cell>
          <table:table-cell office:value-type="float" office:value="16.44" calcext:value-type="float">
            <text:p>1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92" calcext:value-type="float">
            <text:p>17.92</text:p>
          </table:table-cell>
          <table:table-cell office:value-type="float" office:value="0" calcext:value-type="float">
            <text:p>0</text:p>
          </table:table-cell>
          <table:table-cell office:value-type="float" office:value="16.48" calcext:value-type="float">
            <text:p>16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.96" calcext:value-type="float">
            <text:p>17.96</text:p>
          </table:table-cell>
          <table:table-cell office:value-type="float" office:value="0" calcext:value-type="float">
            <text:p>0</text:p>
          </table:table-cell>
          <table:table-cell office:value-type="float" office:value="16.52" calcext:value-type="float">
            <text:p>16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.56" calcext:value-type="float">
            <text:p>1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04" calcext:value-type="float">
            <text:p>18.04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08" calcext:value-type="float">
            <text:p>18.08</text:p>
          </table:table-cell>
          <table:table-cell office:value-type="float" office:value="1" calcext:value-type="float">
            <text:p>1</text:p>
          </table:table-cell>
          <table:table-cell office:value-type="float" office:value="16.64" calcext:value-type="float">
            <text:p>16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.12" calcext:value-type="float">
            <text:p>18.12</text:p>
          </table:table-cell>
          <table:table-cell office:value-type="float" office:value="0" calcext:value-type="float">
            <text:p>0</text:p>
          </table:table-cell>
          <table:table-cell office:value-type="float" office:value="16.68" calcext:value-type="float">
            <text:p>1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16" calcext:value-type="float">
            <text:p>18.16</text:p>
          </table:table-cell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  <table:table-cell office:value-type="float" office:value="16.76" calcext:value-type="float">
            <text:p>16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24" calcext:value-type="float">
            <text:p>18.24</text:p>
          </table:table-cell>
          <table:table-cell office:value-type="float" office:value="1" calcext:value-type="float">
            <text:p>1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.28" calcext:value-type="float">
            <text:p>18.28</text:p>
          </table:table-cell>
          <table:table-cell office:value-type="float" office:value="0" calcext:value-type="float">
            <text:p>0</text:p>
          </table:table-cell>
          <table:table-cell office:value-type="float" office:value="16.84" calcext:value-type="float">
            <text:p>1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32" calcext:value-type="float">
            <text:p>18.32</text:p>
          </table:table-cell>
          <table:table-cell office:value-type="float" office:value="0" calcext:value-type="float">
            <text:p>0</text:p>
          </table:table-cell>
          <table:table-cell office:value-type="float" office:value="16.88" calcext:value-type="float">
            <text:p>1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36" calcext:value-type="float">
            <text:p>18.36</text:p>
          </table:table-cell>
          <table:table-cell office:value-type="float" office:value="0" calcext:value-type="float">
            <text:p>0</text:p>
          </table:table-cell>
          <table:table-cell office:value-type="float" office:value="16.92" calcext:value-type="float">
            <text:p>16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.4" calcext:value-type="float">
            <text:p>18.4</text:p>
          </table:table-cell>
          <table:table-cell office:value-type="float" office:value="0" calcext:value-type="float">
            <text:p>0</text:p>
          </table:table-cell>
          <table:table-cell office:value-type="float" office:value="16.96" calcext:value-type="float">
            <text:p>1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44" calcext:value-type="float">
            <text:p>18.4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48" calcext:value-type="float">
            <text:p>18.48</text:p>
          </table:table-cell>
          <table:table-cell office:value-type="float" office:value="1" calcext:value-type="float">
            <text:p>1</text:p>
          </table:table-cell>
          <table:table-cell office:value-type="float" office:value="17.04" calcext:value-type="float">
            <text:p>17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52" calcext:value-type="float">
            <text:p>18.52</text:p>
          </table:table-cell>
          <table:table-cell office:value-type="float" office:value="0" calcext:value-type="float">
            <text:p>0</text:p>
          </table:table-cell>
          <table:table-cell office:value-type="float" office:value="17.08" calcext:value-type="float">
            <text:p>17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56" calcext:value-type="float">
            <text:p>18.56</text:p>
          </table:table-cell>
          <table:table-cell office:value-type="float" office:value="0" calcext:value-type="float">
            <text:p>0</text:p>
          </table:table-cell>
          <table:table-cell office:value-type="float" office:value="17.12" calcext:value-type="float">
            <text:p>1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float" office:value="17.16" calcext:value-type="float">
            <text:p>17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64" calcext:value-type="float">
            <text:p>18.64</text:p>
          </table:table-cell>
          <table:table-cell office:value-type="float" office:value="0" calcext:value-type="float">
            <text:p>0</text:p>
          </table:table-cell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68" calcext:value-type="float">
            <text:p>18.68</text:p>
          </table:table-cell>
          <table:table-cell office:value-type="float" office:value="0" calcext:value-type="float">
            <text:p>0</text:p>
          </table:table-cell>
          <table:table-cell office:value-type="float" office:value="17.24" calcext:value-type="float">
            <text:p>17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72" calcext:value-type="float">
            <text:p>18.72</text:p>
          </table:table-cell>
          <table:table-cell office:value-type="float" office:value="0" calcext:value-type="float">
            <text:p>0</text:p>
          </table:table-cell>
          <table:table-cell office:value-type="float" office:value="17.28" calcext:value-type="float">
            <text:p>1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76" calcext:value-type="float">
            <text:p>18.76</text:p>
          </table:table-cell>
          <table:table-cell office:value-type="float" office:value="0" calcext:value-type="float">
            <text:p>0</text:p>
          </table:table-cell>
          <table:table-cell office:value-type="float" office:value="17.32" calcext:value-type="float">
            <text:p>17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17.36" calcext:value-type="float">
            <text:p>17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84" calcext:value-type="float">
            <text:p>18.84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88" calcext:value-type="float">
            <text:p>18.88</text:p>
          </table:table-cell>
          <table:table-cell office:value-type="float" office:value="0" calcext:value-type="float">
            <text:p>0</text:p>
          </table:table-cell>
          <table:table-cell office:value-type="float" office:value="17.44" calcext:value-type="float">
            <text:p>1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92" calcext:value-type="float">
            <text:p>18.92</text:p>
          </table:table-cell>
          <table:table-cell office:value-type="float" office:value="0" calcext:value-type="float">
            <text:p>0</text:p>
          </table:table-cell>
          <table:table-cell office:value-type="float" office:value="17.48" calcext:value-type="float">
            <text:p>1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.96" calcext:value-type="float">
            <text:p>18.96</text:p>
          </table:table-cell>
          <table:table-cell office:value-type="float" office:value="0" calcext:value-type="float">
            <text:p>0</text:p>
          </table:table-cell>
          <table:table-cell office:value-type="float" office:value="17.52" calcext:value-type="float">
            <text:p>1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.56" calcext:value-type="float">
            <text:p>1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04" calcext:value-type="float">
            <text:p>19.04</text:p>
          </table:table-cell>
          <table:table-cell office:value-type="float" office:value="0" calcext:value-type="float">
            <text:p>0</text:p>
          </table:table-cell>
          <table:table-cell office:value-type="float" office:value="17.6" calcext:value-type="float">
            <text:p>1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08" calcext:value-type="float">
            <text:p>19.08</text:p>
          </table:table-cell>
          <table:table-cell office:value-type="float" office:value="0" calcext:value-type="float">
            <text:p>0</text:p>
          </table:table-cell>
          <table:table-cell office:value-type="float" office:value="17.64" calcext:value-type="float">
            <text:p>1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12" calcext:value-type="float">
            <text:p>19.12</text:p>
          </table:table-cell>
          <table:table-cell office:value-type="float" office:value="0" calcext:value-type="float">
            <text:p>0</text:p>
          </table:table-cell>
          <table:table-cell office:value-type="float" office:value="17.68" calcext:value-type="float">
            <text:p>17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16" calcext:value-type="float">
            <text:p>19.16</text:p>
          </table:table-cell>
          <table:table-cell office:value-type="float" office:value="0" calcext:value-type="float">
            <text:p>0</text:p>
          </table:table-cell>
          <table:table-cell office:value-type="float" office:value="17.72" calcext:value-type="float">
            <text:p>17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office:value-type="float" office:value="17.76" calcext:value-type="float">
            <text:p>1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24" calcext:value-type="float">
            <text:p>19.24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28" calcext:value-type="float">
            <text:p>19.28</text:p>
          </table:table-cell>
          <table:table-cell office:value-type="float" office:value="0" calcext:value-type="float">
            <text:p>0</text:p>
          </table:table-cell>
          <table:table-cell office:value-type="float" office:value="17.84" calcext:value-type="float">
            <text:p>17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32" calcext:value-type="float">
            <text:p>19.32</text:p>
          </table:table-cell>
          <table:table-cell office:value-type="float" office:value="0" calcext:value-type="float">
            <text:p>0</text:p>
          </table:table-cell>
          <table:table-cell office:value-type="float" office:value="17.88" calcext:value-type="float">
            <text:p>17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36" calcext:value-type="float">
            <text:p>19.36</text:p>
          </table:table-cell>
          <table:table-cell office:value-type="float" office:value="0" calcext:value-type="float">
            <text:p>0</text:p>
          </table:table-cell>
          <table:table-cell office:value-type="float" office:value="17.92" calcext:value-type="float">
            <text:p>17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.4" calcext:value-type="float">
            <text:p>19.4</text:p>
          </table:table-cell>
          <table:table-cell office:value-type="float" office:value="0" calcext:value-type="float">
            <text:p>0</text:p>
          </table:table-cell>
          <table:table-cell office:value-type="float" office:value="17.96" calcext:value-type="float">
            <text:p>17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44" calcext:value-type="float">
            <text:p>19.4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48" calcext:value-type="float">
            <text:p>19.48</text:p>
          </table:table-cell>
          <table:table-cell office:value-type="float" office:value="0" calcext:value-type="float">
            <text:p>0</text:p>
          </table:table-cell>
          <table:table-cell office:value-type="float" office:value="18.04" calcext:value-type="float">
            <text:p>18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52" calcext:value-type="float">
            <text:p>19.52</text:p>
          </table:table-cell>
          <table:table-cell office:value-type="float" office:value="0" calcext:value-type="float">
            <text:p>0</text:p>
          </table:table-cell>
          <table:table-cell office:value-type="float" office:value="18.08" calcext:value-type="float">
            <text:p>18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56" calcext:value-type="float">
            <text:p>19.56</text:p>
          </table:table-cell>
          <table:table-cell office:value-type="float" office:value="0" calcext:value-type="float">
            <text:p>0</text:p>
          </table:table-cell>
          <table:table-cell office:value-type="float" office:value="18.12" calcext:value-type="float">
            <text:p>1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  <table:table-cell office:value-type="float" office:value="18.16" calcext:value-type="float">
            <text:p>18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64" calcext:value-type="float">
            <text:p>19.64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68" calcext:value-type="float">
            <text:p>19.68</text:p>
          </table:table-cell>
          <table:table-cell office:value-type="float" office:value="0" calcext:value-type="float">
            <text:p>0</text:p>
          </table:table-cell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72" calcext:value-type="float">
            <text:p>19.72</text:p>
          </table:table-cell>
          <table:table-cell office:value-type="float" office:value="0" calcext:value-type="float">
            <text:p>0</text:p>
          </table:table-cell>
          <table:table-cell office:value-type="float" office:value="18.28" calcext:value-type="float">
            <text:p>1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76" calcext:value-type="float">
            <text:p>19.76</text:p>
          </table:table-cell>
          <table:table-cell office:value-type="float" office:value="0" calcext:value-type="float">
            <text:p>0</text:p>
          </table:table-cell>
          <table:table-cell office:value-type="float" office:value="18.32" calcext:value-type="float">
            <text:p>1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8" calcext:value-type="float">
            <text:p>19.8</text:p>
          </table:table-cell>
          <table:table-cell office:value-type="float" office:value="0" calcext:value-type="float">
            <text:p>0</text:p>
          </table:table-cell>
          <table:table-cell office:value-type="float" office:value="18.36" calcext:value-type="float">
            <text:p>1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84" calcext:value-type="float">
            <text:p>19.84</text:p>
          </table:table-cell>
          <table:table-cell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88" calcext:value-type="float">
            <text:p>19.88</text:p>
          </table:table-cell>
          <table:table-cell office:value-type="float" office:value="0" calcext:value-type="float">
            <text:p>0</text:p>
          </table:table-cell>
          <table:table-cell office:value-type="float" office:value="18.44" calcext:value-type="float">
            <text:p>1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92" calcext:value-type="float">
            <text:p>19.92</text:p>
          </table:table-cell>
          <table:table-cell office:value-type="float" office:value="0" calcext:value-type="float">
            <text:p>0</text:p>
          </table:table-cell>
          <table:table-cell office:value-type="float" office:value="18.48" calcext:value-type="float">
            <text:p>18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.96" calcext:value-type="float">
            <text:p>19.96</text:p>
          </table:table-cell>
          <table:table-cell office:value-type="float" office:value="0" calcext:value-type="float">
            <text:p>0</text:p>
          </table:table-cell>
          <table:table-cell office:value-type="float" office:value="18.52" calcext:value-type="float">
            <text:p>1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56" calcext:value-type="float">
            <text:p>1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04" calcext:value-type="float">
            <text:p>20.04</text:p>
          </table:table-cell>
          <table:table-cell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08" calcext:value-type="float">
            <text:p>20.08</text:p>
          </table:table-cell>
          <table:table-cell office:value-type="float" office:value="0" calcext:value-type="float">
            <text:p>0</text:p>
          </table:table-cell>
          <table:table-cell office:value-type="float" office:value="18.64" calcext:value-type="float">
            <text:p>1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12" calcext:value-type="float">
            <text:p>20.12</text:p>
          </table:table-cell>
          <table:table-cell office:value-type="float" office:value="0" calcext:value-type="float">
            <text:p>0</text:p>
          </table:table-cell>
          <table:table-cell office:value-type="float" office:value="18.68" calcext:value-type="float">
            <text:p>1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16" calcext:value-type="float">
            <text:p>20.16</text:p>
          </table:table-cell>
          <table:table-cell office:value-type="float" office:value="0" calcext:value-type="float">
            <text:p>0</text:p>
          </table:table-cell>
          <table:table-cell office:value-type="float" office:value="18.72" calcext:value-type="float">
            <text:p>18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2" calcext:value-type="float">
            <text:p>20.2</text:p>
          </table:table-cell>
          <table:table-cell office:value-type="float" office:value="1" calcext:value-type="float">
            <text:p>1</text:p>
          </table:table-cell>
          <table:table-cell office:value-type="float" office:value="18.76" calcext:value-type="float">
            <text:p>1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24" calcext:value-type="float">
            <text:p>20.24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.28" calcext:value-type="float">
            <text:p>20.28</text:p>
          </table:table-cell>
          <table:table-cell office:value-type="float" office:value="0" calcext:value-type="float">
            <text:p>0</text:p>
          </table:table-cell>
          <table:table-cell office:value-type="float" office:value="18.84" calcext:value-type="float">
            <text:p>1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32" calcext:value-type="float">
            <text:p>20.32</text:p>
          </table:table-cell>
          <table:table-cell office:value-type="float" office:value="1" calcext:value-type="float">
            <text:p>1</text:p>
          </table:table-cell>
          <table:table-cell office:value-type="float" office:value="18.88" calcext:value-type="float">
            <text:p>1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36" calcext:value-type="float">
            <text:p>20.36</text:p>
          </table:table-cell>
          <table:table-cell office:value-type="float" office:value="0" calcext:value-type="float">
            <text:p>0</text:p>
          </table:table-cell>
          <table:table-cell office:value-type="float" office:value="18.92" calcext:value-type="float">
            <text:p>1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4" calcext:value-type="float">
            <text:p>20.4</text:p>
          </table:table-cell>
          <table:table-cell office:value-type="float" office:value="0" calcext:value-type="float">
            <text:p>0</text:p>
          </table:table-cell>
          <table:table-cell office:value-type="float" office:value="18.96" calcext:value-type="float">
            <text:p>1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44" calcext:value-type="float">
            <text:p>20.4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48" calcext:value-type="float">
            <text:p>20.48</text:p>
          </table:table-cell>
          <table:table-cell office:value-type="float" office:value="0" calcext:value-type="float">
            <text:p>0</text:p>
          </table:table-cell>
          <table:table-cell office:value-type="float" office:value="19.04" calcext:value-type="float">
            <text:p>1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52" calcext:value-type="float">
            <text:p>20.52</text:p>
          </table:table-cell>
          <table:table-cell office:value-type="float" office:value="0" calcext:value-type="float">
            <text:p>0</text:p>
          </table:table-cell>
          <table:table-cell office:value-type="float" office:value="19.08" calcext:value-type="float">
            <text:p>1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56" calcext:value-type="float">
            <text:p>20.56</text:p>
          </table:table-cell>
          <table:table-cell office:value-type="float" office:value="0" calcext:value-type="float">
            <text:p>0</text:p>
          </table:table-cell>
          <table:table-cell office:value-type="float" office:value="19.12" calcext:value-type="float">
            <text:p>1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6" calcext:value-type="float">
            <text:p>20.6</text:p>
          </table:table-cell>
          <table:table-cell office:value-type="float" office:value="0" calcext:value-type="float">
            <text:p>0</text:p>
          </table:table-cell>
          <table:table-cell office:value-type="float" office:value="19.16" calcext:value-type="float">
            <text:p>1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64" calcext:value-type="float">
            <text:p>20.64</text:p>
          </table:table-cell>
          <table:table-cell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68" calcext:value-type="float">
            <text:p>20.68</text:p>
          </table:table-cell>
          <table:table-cell office:value-type="float" office:value="0" calcext:value-type="float">
            <text:p>0</text:p>
          </table:table-cell>
          <table:table-cell office:value-type="float" office:value="19.24" calcext:value-type="float">
            <text:p>1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72" calcext:value-type="float">
            <text:p>20.72</text:p>
          </table:table-cell>
          <table:table-cell office:value-type="float" office:value="0" calcext:value-type="float">
            <text:p>0</text:p>
          </table:table-cell>
          <table:table-cell office:value-type="float" office:value="19.28" calcext:value-type="float">
            <text:p>19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76" calcext:value-type="float">
            <text:p>20.76</text:p>
          </table:table-cell>
          <table:table-cell office:value-type="float" office:value="0" calcext:value-type="float">
            <text:p>0</text:p>
          </table:table-cell>
          <table:table-cell office:value-type="float" office:value="19.32" calcext:value-type="float">
            <text:p>1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19.36" calcext:value-type="float">
            <text:p>19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84" calcext:value-type="float">
            <text:p>20.84</text:p>
          </table:table-cell>
          <table:table-cell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88" calcext:value-type="float">
            <text:p>20.88</text:p>
          </table:table-cell>
          <table:table-cell office:value-type="float" office:value="0" calcext:value-type="float">
            <text:p>0</text:p>
          </table:table-cell>
          <table:table-cell office:value-type="float" office:value="19.44" calcext:value-type="float">
            <text:p>1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92" calcext:value-type="float">
            <text:p>20.92</text:p>
          </table:table-cell>
          <table:table-cell office:value-type="float" office:value="0" calcext:value-type="float">
            <text:p>0</text:p>
          </table:table-cell>
          <table:table-cell office:value-type="float" office:value="19.48" calcext:value-type="float">
            <text:p>1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.96" calcext:value-type="float">
            <text:p>20.96</text:p>
          </table:table-cell>
          <table:table-cell office:value-type="float" office:value="0" calcext:value-type="float">
            <text:p>0</text:p>
          </table:table-cell>
          <table:table-cell office:value-type="float" office:value="19.52" calcext:value-type="float">
            <text:p>1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.56" calcext:value-type="float">
            <text:p>1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04" calcext:value-type="float">
            <text:p>21.0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08" calcext:value-type="float">
            <text:p>21.08</text:p>
          </table:table-cell>
          <table:table-cell office:value-type="float" office:value="0" calcext:value-type="float">
            <text:p>0</text:p>
          </table:table-cell>
          <table:table-cell office:value-type="float" office:value="19.64" calcext:value-type="float">
            <text:p>1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12" calcext:value-type="float">
            <text:p>21.12</text:p>
          </table:table-cell>
          <table:table-cell office:value-type="float" office:value="0" calcext:value-type="float">
            <text:p>0</text:p>
          </table:table-cell>
          <table:table-cell office:value-type="float" office:value="19.68" calcext:value-type="float">
            <text:p>1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16" calcext:value-type="float">
            <text:p>21.16</text:p>
          </table:table-cell>
          <table:table-cell office:value-type="float" office:value="0" calcext:value-type="float">
            <text:p>0</text:p>
          </table:table-cell>
          <table:table-cell office:value-type="float" office:value="19.72" calcext:value-type="float">
            <text:p>1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0" calcext:value-type="float">
            <text:p>0</text:p>
          </table:table-cell>
          <table:table-cell office:value-type="float" office:value="19.76" calcext:value-type="float">
            <text:p>19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24" calcext:value-type="float">
            <text:p>21.24</text:p>
          </table:table-cell>
          <table:table-cell office:value-type="float" office:value="0" calcext:value-type="float">
            <text:p>0</text:p>
          </table:table-cell>
          <table:table-cell office:value-type="float" office:value="19.8" calcext:value-type="float">
            <text:p>1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28" calcext:value-type="float">
            <text:p>21.28</text:p>
          </table:table-cell>
          <table:table-cell office:value-type="float" office:value="0" calcext:value-type="float">
            <text:p>0</text:p>
          </table:table-cell>
          <table:table-cell office:value-type="float" office:value="19.84" calcext:value-type="float">
            <text:p>1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32" calcext:value-type="float">
            <text:p>21.32</text:p>
          </table:table-cell>
          <table:table-cell office:value-type="float" office:value="0" calcext:value-type="float">
            <text:p>0</text:p>
          </table:table-cell>
          <table:table-cell office:value-type="float" office:value="19.88" calcext:value-type="float">
            <text:p>1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36" calcext:value-type="float">
            <text:p>21.36</text:p>
          </table:table-cell>
          <table:table-cell office:value-type="float" office:value="0" calcext:value-type="float">
            <text:p>0</text:p>
          </table:table-cell>
          <table:table-cell office:value-type="float" office:value="19.92" calcext:value-type="float">
            <text:p>1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4" calcext:value-type="float">
            <text:p>21.4</text:p>
          </table:table-cell>
          <table:table-cell office:value-type="float" office:value="0" calcext:value-type="float">
            <text:p>0</text:p>
          </table:table-cell>
          <table:table-cell office:value-type="float" office:value="19.96" calcext:value-type="float">
            <text:p>1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44" calcext:value-type="float">
            <text:p>21.4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48" calcext:value-type="float">
            <text:p>21.48</text:p>
          </table:table-cell>
          <table:table-cell office:value-type="float" office:value="0" calcext:value-type="float">
            <text:p>0</text:p>
          </table:table-cell>
          <table:table-cell office:value-type="float" office:value="20.04" calcext:value-type="float">
            <text:p>2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52" calcext:value-type="float">
            <text:p>21.52</text:p>
          </table:table-cell>
          <table:table-cell office:value-type="float" office:value="0" calcext:value-type="float">
            <text:p>0</text:p>
          </table:table-cell>
          <table:table-cell office:value-type="float" office:value="20.08" calcext:value-type="float">
            <text:p>2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56" calcext:value-type="float">
            <text:p>21.56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  <table:table-cell office:value-type="float" office:value="20.16" calcext:value-type="float">
            <text:p>2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64" calcext:value-type="float">
            <text:p>21.64</text:p>
          </table:table-cell>
          <table:table-cell office:value-type="float" office:value="0" calcext:value-type="float">
            <text:p>0</text:p>
          </table:table-cell>
          <table:table-cell office:value-type="float" office:value="20.2" calcext:value-type="float">
            <text:p>2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.68" calcext:value-type="float">
            <text:p>21.68</text:p>
          </table:table-cell>
          <table:table-cell office:value-type="float" office:value="0" calcext:value-type="float">
            <text:p>0</text:p>
          </table:table-cell>
          <table:table-cell office:value-type="float" office:value="20.24" calcext:value-type="float">
            <text:p>2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72" calcext:value-type="float">
            <text:p>21.72</text:p>
          </table:table-cell>
          <table:table-cell office:value-type="float" office:value="1" calcext:value-type="float">
            <text:p>1</text:p>
          </table:table-cell>
          <table:table-cell office:value-type="float" office:value="20.28" calcext:value-type="float">
            <text:p>2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76" calcext:value-type="float">
            <text:p>21.76</text:p>
          </table:table-cell>
          <table:table-cell office:value-type="float" office:value="0" calcext:value-type="float">
            <text:p>0</text:p>
          </table:table-cell>
          <table:table-cell office:value-type="float" office:value="20.32" calcext:value-type="float">
            <text:p>2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8" calcext:value-type="float">
            <text:p>21.8</text:p>
          </table:table-cell>
          <table:table-cell office:value-type="float" office:value="0" calcext:value-type="float">
            <text:p>0</text:p>
          </table:table-cell>
          <table:table-cell office:value-type="float" office:value="20.36" calcext:value-type="float">
            <text:p>2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84" calcext:value-type="float">
            <text:p>21.84</text:p>
          </table:table-cell>
          <table:table-cell office:value-type="float" office:value="0" calcext:value-type="float">
            <text:p>0</text:p>
          </table:table-cell>
          <table:table-cell office:value-type="float" office:value="20.4" calcext:value-type="float">
            <text:p>2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88" calcext:value-type="float">
            <text:p>21.88</text:p>
          </table:table-cell>
          <table:table-cell office:value-type="float" office:value="0" calcext:value-type="float">
            <text:p>0</text:p>
          </table:table-cell>
          <table:table-cell office:value-type="float" office:value="20.44" calcext:value-type="float">
            <text:p>2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92" calcext:value-type="float">
            <text:p>21.92</text:p>
          </table:table-cell>
          <table:table-cell office:value-type="float" office:value="0" calcext:value-type="float">
            <text:p>0</text:p>
          </table:table-cell>
          <table:table-cell office:value-type="float" office:value="20.48" calcext:value-type="float">
            <text:p>2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.96" calcext:value-type="float">
            <text:p>21.96</text:p>
          </table:table-cell>
          <table:table-cell office:value-type="float" office:value="0" calcext:value-type="float">
            <text:p>0</text:p>
          </table:table-cell>
          <table:table-cell office:value-type="float" office:value="20.52" calcext:value-type="float">
            <text:p>2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.56" calcext:value-type="float">
            <text:p>2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04" calcext:value-type="float">
            <text:p>22.04</text:p>
          </table:table-cell>
          <table:table-cell office:value-type="float" office:value="0" calcext:value-type="float">
            <text:p>0</text:p>
          </table:table-cell>
          <table:table-cell office:value-type="float" office:value="20.6" calcext:value-type="float">
            <text:p>2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08" calcext:value-type="float">
            <text:p>22.08</text:p>
          </table:table-cell>
          <table:table-cell office:value-type="float" office:value="0" calcext:value-type="float">
            <text:p>0</text:p>
          </table:table-cell>
          <table:table-cell office:value-type="float" office:value="20.64" calcext:value-type="float">
            <text:p>2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12" calcext:value-type="float">
            <text:p>22.12</text:p>
          </table:table-cell>
          <table:table-cell office:value-type="float" office:value="0" calcext:value-type="float">
            <text:p>0</text:p>
          </table:table-cell>
          <table:table-cell office:value-type="float" office:value="20.68" calcext:value-type="float">
            <text:p>2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16" calcext:value-type="float">
            <text:p>22.16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  <table:table-cell office:value-type="float" office:value="20.76" calcext:value-type="float">
            <text:p>2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24" calcext:value-type="float">
            <text:p>22.24</text:p>
          </table:table-cell>
          <table:table-cell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28" calcext:value-type="float">
            <text:p>22.28</text:p>
          </table:table-cell>
          <table:table-cell office:value-type="float" office:value="0" calcext:value-type="float">
            <text:p>0</text:p>
          </table:table-cell>
          <table:table-cell office:value-type="float" office:value="20.84" calcext:value-type="float">
            <text:p>20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2.32" calcext:value-type="float">
            <text:p>22.32</text:p>
          </table:table-cell>
          <table:table-cell office:value-type="float" office:value="0" calcext:value-type="float">
            <text:p>0</text:p>
          </table:table-cell>
          <table:table-cell office:value-type="float" office:value="20.88" calcext:value-type="float">
            <text:p>2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36" calcext:value-type="float">
            <text:p>22.36</text:p>
          </table:table-cell>
          <table:table-cell office:value-type="float" office:value="0" calcext:value-type="float">
            <text:p>0</text:p>
          </table:table-cell>
          <table:table-cell office:value-type="float" office:value="20.92" calcext:value-type="float">
            <text:p>2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4" calcext:value-type="float">
            <text:p>22.4</text:p>
          </table:table-cell>
          <table:table-cell office:value-type="float" office:value="0" calcext:value-type="float">
            <text:p>0</text:p>
          </table:table-cell>
          <table:table-cell office:value-type="float" office:value="20.96" calcext:value-type="float">
            <text:p>2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44" calcext:value-type="float">
            <text:p>22.4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48" calcext:value-type="float">
            <text:p>22.48</text:p>
          </table:table-cell>
          <table:table-cell office:value-type="float" office:value="0" calcext:value-type="float">
            <text:p>0</text:p>
          </table:table-cell>
          <table:table-cell office:value-type="float" office:value="21.04" calcext:value-type="float">
            <text:p>2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52" calcext:value-type="float">
            <text:p>22.52</text:p>
          </table:table-cell>
          <table:table-cell office:value-type="float" office:value="0" calcext:value-type="float">
            <text:p>0</text:p>
          </table:table-cell>
          <table:table-cell office:value-type="float" office:value="21.08" calcext:value-type="float">
            <text:p>2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56" calcext:value-type="float">
            <text:p>22.56</text:p>
          </table:table-cell>
          <table:table-cell office:value-type="float" office:value="0" calcext:value-type="float">
            <text:p>0</text:p>
          </table:table-cell>
          <table:table-cell office:value-type="float" office:value="21.12" calcext:value-type="float">
            <text:p>2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6" calcext:value-type="float">
            <text:p>22.6</text:p>
          </table:table-cell>
          <table:table-cell office:value-type="float" office:value="0" calcext:value-type="float">
            <text:p>0</text:p>
          </table:table-cell>
          <table:table-cell office:value-type="float" office:value="21.16" calcext:value-type="float">
            <text:p>2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64" calcext:value-type="float">
            <text:p>22.64</text:p>
          </table:table-cell>
          <table:table-cell office:value-type="float" office:value="0" calcext:value-type="float">
            <text:p>0</text:p>
          </table:table-cell>
          <table:table-cell office:value-type="float" office:value="21.2" calcext:value-type="float">
            <text:p>2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68" calcext:value-type="float">
            <text:p>22.68</text:p>
          </table:table-cell>
          <table:table-cell office:value-type="float" office:value="0" calcext:value-type="float">
            <text:p>0</text:p>
          </table:table-cell>
          <table:table-cell office:value-type="float" office:value="21.24" calcext:value-type="float">
            <text:p>21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2.72" calcext:value-type="float">
            <text:p>22.72</text:p>
          </table:table-cell>
          <table:table-cell office:value-type="float" office:value="0" calcext:value-type="float">
            <text:p>0</text:p>
          </table:table-cell>
          <table:table-cell office:value-type="float" office:value="21.28" calcext:value-type="float">
            <text:p>2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76" calcext:value-type="float">
            <text:p>22.76</text:p>
          </table:table-cell>
          <table:table-cell office:value-type="float" office:value="0" calcext:value-type="float">
            <text:p>0</text:p>
          </table:table-cell>
          <table:table-cell office:value-type="float" office:value="21.32" calcext:value-type="float">
            <text:p>2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8" calcext:value-type="float">
            <text:p>22.8</text:p>
          </table:table-cell>
          <table:table-cell office:value-type="float" office:value="0" calcext:value-type="float">
            <text:p>0</text:p>
          </table:table-cell>
          <table:table-cell office:value-type="float" office:value="21.36" calcext:value-type="float">
            <text:p>2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84" calcext:value-type="float">
            <text:p>22.84</text:p>
          </table:table-cell>
          <table:table-cell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88" calcext:value-type="float">
            <text:p>22.88</text:p>
          </table:table-cell>
          <table:table-cell office:value-type="float" office:value="0" calcext:value-type="float">
            <text:p>0</text:p>
          </table:table-cell>
          <table:table-cell office:value-type="float" office:value="21.44" calcext:value-type="float">
            <text:p>2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92" calcext:value-type="float">
            <text:p>22.92</text:p>
          </table:table-cell>
          <table:table-cell office:value-type="float" office:value="0" calcext:value-type="float">
            <text:p>0</text:p>
          </table:table-cell>
          <table:table-cell office:value-type="float" office:value="21.48" calcext:value-type="float">
            <text:p>2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.96" calcext:value-type="float">
            <text:p>22.96</text:p>
          </table:table-cell>
          <table:table-cell office:value-type="float" office:value="0" calcext:value-type="float">
            <text:p>0</text:p>
          </table:table-cell>
          <table:table-cell office:value-type="float" office:value="21.52" calcext:value-type="float">
            <text:p>2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.56" calcext:value-type="float">
            <text:p>21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08" calcext:value-type="float">
            <text:p>23.08</text:p>
          </table:table-cell>
          <table:table-cell office:value-type="float" office:value="1" calcext:value-type="float">
            <text:p>1</text:p>
          </table:table-cell>
          <table:table-cell office:value-type="float" office:value="21.64" calcext:value-type="float">
            <text:p>2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12" calcext:value-type="float">
            <text:p>23.12</text:p>
          </table:table-cell>
          <table:table-cell office:value-type="float" office:value="0" calcext:value-type="float">
            <text:p>0</text:p>
          </table:table-cell>
          <table:table-cell office:value-type="float" office:value="21.68" calcext:value-type="float">
            <text:p>2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  <table:table-cell office:value-type="float" office:value="21.72" calcext:value-type="float">
            <text:p>2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2" calcext:value-type="float">
            <text:p>23.2</text:p>
          </table:table-cell>
          <table:table-cell office:value-type="float" office:value="1" calcext:value-type="float">
            <text:p>1</text:p>
          </table:table-cell>
          <table:table-cell office:value-type="float" office:value="21.76" calcext:value-type="float">
            <text:p>2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  <table:table-cell office:value-type="float" office:value="21.8" calcext:value-type="float">
            <text:p>2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  <table:table-cell office:value-type="float" office:value="21.84" calcext:value-type="float">
            <text:p>2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32" calcext:value-type="float">
            <text:p>23.32</text:p>
          </table:table-cell>
          <table:table-cell office:value-type="float" office:value="0" calcext:value-type="float">
            <text:p>0</text:p>
          </table:table-cell>
          <table:table-cell office:value-type="float" office:value="21.88" calcext:value-type="float">
            <text:p>2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36" calcext:value-type="float">
            <text:p>23.36</text:p>
          </table:table-cell>
          <table:table-cell office:value-type="float" office:value="0" calcext:value-type="float">
            <text:p>0</text:p>
          </table:table-cell>
          <table:table-cell office:value-type="float" office:value="21.92" calcext:value-type="float">
            <text:p>2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  <table:table-cell office:value-type="float" office:value="21.96" calcext:value-type="float">
            <text:p>21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44" calcext:value-type="float">
            <text:p>23.4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48" calcext:value-type="float">
            <text:p>23.48</text:p>
          </table:table-cell>
          <table:table-cell office:value-type="float" office:value="0" calcext:value-type="float">
            <text:p>0</text:p>
          </table:table-cell>
          <table:table-cell office:value-type="float" office:value="22.04" calcext:value-type="float">
            <text:p>2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  <table:table-cell office:value-type="float" office:value="22.08" calcext:value-type="float">
            <text:p>2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56" calcext:value-type="float">
            <text:p>23.56</text:p>
          </table:table-cell>
          <table:table-cell office:value-type="float" office:value="0" calcext:value-type="float">
            <text:p>0</text:p>
          </table:table-cell>
          <table:table-cell office:value-type="float" office:value="22.12" calcext:value-type="float">
            <text:p>2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6" calcext:value-type="float">
            <text:p>23.6</text:p>
          </table:table-cell>
          <table:table-cell office:value-type="float" office:value="0" calcext:value-type="float">
            <text:p>0</text:p>
          </table:table-cell>
          <table:table-cell office:value-type="float" office:value="22.16" calcext:value-type="float">
            <text:p>2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68" calcext:value-type="float">
            <text:p>23.68</text:p>
          </table:table-cell>
          <table:table-cell office:value-type="float" office:value="0" calcext:value-type="float">
            <text:p>0</text:p>
          </table:table-cell>
          <table:table-cell office:value-type="float" office:value="22.24" calcext:value-type="float">
            <text:p>22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72" calcext:value-type="float">
            <text:p>23.72</text:p>
          </table:table-cell>
          <table:table-cell office:value-type="float" office:value="0" calcext:value-type="float">
            <text:p>0</text:p>
          </table:table-cell>
          <table:table-cell office:value-type="float" office:value="22.28" calcext:value-type="float">
            <text:p>2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  <table:table-cell office:value-type="float" office:value="22.32" calcext:value-type="float">
            <text:p>2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8" calcext:value-type="float">
            <text:p>23.8</text:p>
          </table:table-cell>
          <table:table-cell office:value-type="float" office:value="0" calcext:value-type="float">
            <text:p>0</text:p>
          </table:table-cell>
          <table:table-cell office:value-type="float" office:value="22.36" calcext:value-type="float">
            <text:p>22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84" calcext:value-type="float">
            <text:p>23.84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88" calcext:value-type="float">
            <text:p>23.88</text:p>
          </table:table-cell>
          <table:table-cell office:value-type="float" office:value="0" calcext:value-type="float">
            <text:p>0</text:p>
          </table:table-cell>
          <table:table-cell office:value-type="float" office:value="22.44" calcext:value-type="float">
            <text:p>2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92" calcext:value-type="float">
            <text:p>23.92</text:p>
          </table:table-cell>
          <table:table-cell office:value-type="float" office:value="0" calcext:value-type="float">
            <text:p>0</text:p>
          </table:table-cell>
          <table:table-cell office:value-type="float" office:value="22.48" calcext:value-type="float">
            <text:p>2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.96" calcext:value-type="float">
            <text:p>23.96</text:p>
          </table:table-cell>
          <table:table-cell office:value-type="float" office:value="0" calcext:value-type="float">
            <text:p>0</text:p>
          </table:table-cell>
          <table:table-cell office:value-type="float" office:value="22.52" calcext:value-type="float">
            <text:p>2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2.56" calcext:value-type="float">
            <text:p>2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04" calcext:value-type="float">
            <text:p>24.04</text:p>
          </table:table-cell>
          <table:table-cell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08" calcext:value-type="float">
            <text:p>24.08</text:p>
          </table:table-cell>
          <table:table-cell office:value-type="float" office:value="0" calcext:value-type="float">
            <text:p>0</text:p>
          </table:table-cell>
          <table:table-cell office:value-type="float" office:value="22.64" calcext:value-type="float">
            <text:p>2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12" calcext:value-type="float">
            <text:p>24.12</text:p>
          </table:table-cell>
          <table:table-cell office:value-type="float" office:value="0" calcext:value-type="float">
            <text:p>0</text:p>
          </table:table-cell>
          <table:table-cell office:value-type="float" office:value="22.68" calcext:value-type="float">
            <text:p>22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16" calcext:value-type="float">
            <text:p>24.16</text:p>
          </table:table-cell>
          <table:table-cell office:value-type="float" office:value="0" calcext:value-type="float">
            <text:p>0</text:p>
          </table:table-cell>
          <table:table-cell office:value-type="float" office:value="22.72" calcext:value-type="float">
            <text:p>22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2" calcext:value-type="float">
            <text:p>24.2</text:p>
          </table:table-cell>
          <table:table-cell office:value-type="float" office:value="0" calcext:value-type="float">
            <text:p>0</text:p>
          </table:table-cell>
          <table:table-cell office:value-type="float" office:value="22.76" calcext:value-type="float">
            <text:p>2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24" calcext:value-type="float">
            <text:p>24.24</text:p>
          </table:table-cell>
          <table:table-cell office:value-type="float" office:value="0" calcext:value-type="float">
            <text:p>0</text:p>
          </table:table-cell>
          <table:table-cell office:value-type="float" office:value="22.8" calcext:value-type="float">
            <text:p>2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28" calcext:value-type="float">
            <text:p>24.28</text:p>
          </table:table-cell>
          <table:table-cell office:value-type="float" office:value="0" calcext:value-type="float">
            <text:p>0</text:p>
          </table:table-cell>
          <table:table-cell office:value-type="float" office:value="22.84" calcext:value-type="float">
            <text:p>2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32" calcext:value-type="float">
            <text:p>24.32</text:p>
          </table:table-cell>
          <table:table-cell office:value-type="float" office:value="0" calcext:value-type="float">
            <text:p>0</text:p>
          </table:table-cell>
          <table:table-cell office:value-type="float" office:value="22.88" calcext:value-type="float">
            <text:p>2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36" calcext:value-type="float">
            <text:p>24.36</text:p>
          </table:table-cell>
          <table:table-cell office:value-type="float" office:value="0" calcext:value-type="float">
            <text:p>0</text:p>
          </table:table-cell>
          <table:table-cell office:value-type="float" office:value="22.92" calcext:value-type="float">
            <text:p>2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4" calcext:value-type="float">
            <text:p>24.4</text:p>
          </table:table-cell>
          <table:table-cell office:value-type="float" office:value="0" calcext:value-type="float">
            <text:p>0</text:p>
          </table:table-cell>
          <table:table-cell office:value-type="float" office:value="22.96" calcext:value-type="float">
            <text:p>2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44" calcext:value-type="float">
            <text:p>24.4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48" calcext:value-type="float">
            <text:p>24.48</text:p>
          </table:table-cell>
          <table:table-cell office:value-type="float" office:value="0" calcext:value-type="float">
            <text:p>0</text:p>
          </table:table-cell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52" calcext:value-type="float">
            <text:p>24.52</text:p>
          </table:table-cell>
          <table:table-cell office:value-type="float" office:value="0" calcext:value-type="float">
            <text:p>0</text:p>
          </table:table-cell>
          <table:table-cell office:value-type="float" office:value="23.08" calcext:value-type="float">
            <text:p>23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56" calcext:value-type="float">
            <text:p>24.56</text:p>
          </table:table-cell>
          <table:table-cell office:value-type="float" office:value="0" calcext:value-type="float">
            <text:p>0</text:p>
          </table:table-cell>
          <table:table-cell office:value-type="float" office:value="23.12" calcext:value-type="float">
            <text:p>2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6" calcext:value-type="float">
            <text:p>24.6</text:p>
          </table:table-cell>
          <table:table-cell office:value-type="float" office:value="0" calcext:value-type="float">
            <text:p>0</text:p>
          </table:table-cell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64" calcext:value-type="float">
            <text:p>24.64</text:p>
          </table:table-cell>
          <table:table-cell office:value-type="float" office:value="0" calcext:value-type="float">
            <text:p>0</text:p>
          </table:table-cell>
          <table:table-cell office:value-type="float" office:value="23.2" calcext:value-type="float">
            <text:p>2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68" calcext:value-type="float">
            <text:p>24.68</text:p>
          </table:table-cell>
          <table:table-cell office:value-type="float" office:value="0" calcext:value-type="float">
            <text:p>0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72" calcext:value-type="float">
            <text:p>24.72</text:p>
          </table:table-cell>
          <table:table-cell office:value-type="float" office:value="0" calcext:value-type="float">
            <text:p>0</text:p>
          </table:table-cell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76" calcext:value-type="float">
            <text:p>24.76</text:p>
          </table:table-cell>
          <table:table-cell office:value-type="float" office:value="0" calcext:value-type="float">
            <text:p>0</text:p>
          </table:table-cell>
          <table:table-cell office:value-type="float" office:value="23.32" calcext:value-type="float">
            <text:p>23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8" calcext:value-type="float">
            <text:p>24.8</text:p>
          </table:table-cell>
          <table:table-cell office:value-type="float" office:value="0" calcext:value-type="float">
            <text:p>0</text:p>
          </table:table-cell>
          <table:table-cell office:value-type="float" office:value="23.36" calcext:value-type="float">
            <text:p>2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84" calcext:value-type="float">
            <text:p>24.84</text:p>
          </table:table-cell>
          <table:table-cell office:value-type="float" office:value="0" calcext:value-type="float">
            <text:p>0</text:p>
          </table:table-cell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88" calcext:value-type="float">
            <text:p>24.88</text:p>
          </table:table-cell>
          <table:table-cell office:value-type="float" office:value="0" calcext:value-type="float">
            <text:p>0</text:p>
          </table:table-cell>
          <table:table-cell office:value-type="float" office:value="23.44" calcext:value-type="float">
            <text:p>2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92" calcext:value-type="float">
            <text:p>24.92</text:p>
          </table:table-cell>
          <table:table-cell office:value-type="float" office:value="0" calcext:value-type="float">
            <text:p>0</text:p>
          </table:table-cell>
          <table:table-cell office:value-type="float" office:value="23.48" calcext:value-type="float">
            <text:p>2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96" calcext:value-type="float">
            <text:p>24.96</text:p>
          </table:table-cell>
          <table:table-cell office:value-type="float" office:value="0" calcext:value-type="float">
            <text:p>0</text:p>
          </table:table-cell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.56" calcext:value-type="float">
            <text:p>2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04" calcext:value-type="float">
            <text:p>25.04</text:p>
          </table:table-cell>
          <table:table-cell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08" calcext:value-type="float">
            <text:p>25.08</text:p>
          </table:table-cell>
          <table:table-cell office:value-type="float" office:value="0" calcext:value-type="float">
            <text:p>0</text:p>
          </table:table-cell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12" calcext:value-type="float">
            <text:p>25.12</text:p>
          </table:table-cell>
          <table:table-cell office:value-type="float" office:value="0" calcext:value-type="float">
            <text:p>0</text:p>
          </table:table-cell>
          <table:table-cell office:value-type="float" office:value="23.68" calcext:value-type="float">
            <text:p>2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16" calcext:value-type="float">
            <text:p>25.16</text:p>
          </table:table-cell>
          <table:table-cell office:value-type="float" office:value="0" calcext:value-type="float">
            <text:p>0</text:p>
          </table:table-cell>
          <table:table-cell office:value-type="float" office:value="23.72" calcext:value-type="float">
            <text:p>2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24" calcext:value-type="float">
            <text:p>25.24</text:p>
          </table:table-cell>
          <table:table-cell office:value-type="float" office:value="0" calcext:value-type="float">
            <text:p>0</text:p>
          </table:table-cell>
          <table:table-cell office:value-type="float" office:value="23.8" calcext:value-type="float">
            <text:p>2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28" calcext:value-type="float">
            <text:p>25.28</text:p>
          </table:table-cell>
          <table:table-cell office:value-type="float" office:value="0" calcext:value-type="float">
            <text:p>0</text:p>
          </table:table-cell>
          <table:table-cell office:value-type="float" office:value="23.84" calcext:value-type="float">
            <text:p>23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32" calcext:value-type="float">
            <text:p>25.32</text:p>
          </table:table-cell>
          <table:table-cell office:value-type="float" office:value="0" calcext:value-type="float">
            <text:p>0</text:p>
          </table:table-cell>
          <table:table-cell office:value-type="float" office:value="23.88" calcext:value-type="float">
            <text:p>2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36" calcext:value-type="float">
            <text:p>25.36</text:p>
          </table:table-cell>
          <table:table-cell office:value-type="float" office:value="0" calcext:value-type="float">
            <text:p>0</text:p>
          </table:table-cell>
          <table:table-cell office:value-type="float" office:value="23.92" calcext:value-type="float">
            <text:p>23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4" calcext:value-type="float">
            <text:p>25.4</text:p>
          </table:table-cell>
          <table:table-cell office:value-type="float" office:value="0" calcext:value-type="float">
            <text:p>0</text:p>
          </table:table-cell>
          <table:table-cell office:value-type="float" office:value="23.96" calcext:value-type="float">
            <text:p>2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44" calcext:value-type="float">
            <text:p>25.4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48" calcext:value-type="float">
            <text:p>25.48</text:p>
          </table:table-cell>
          <table:table-cell office:value-type="float" office:value="0" calcext:value-type="float">
            <text:p>0</text:p>
          </table:table-cell>
          <table:table-cell office:value-type="float" office:value="24.04" calcext:value-type="float">
            <text:p>24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52" calcext:value-type="float">
            <text:p>25.52</text:p>
          </table:table-cell>
          <table:table-cell office:value-type="float" office:value="0" calcext:value-type="float">
            <text:p>0</text:p>
          </table:table-cell>
          <table:table-cell office:value-type="float" office:value="24.08" calcext:value-type="float">
            <text:p>2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56" calcext:value-type="float">
            <text:p>25.56</text:p>
          </table:table-cell>
          <table:table-cell office:value-type="float" office:value="0" calcext:value-type="float">
            <text:p>0</text:p>
          </table:table-cell>
          <table:table-cell office:value-type="float" office:value="24.12" calcext:value-type="float">
            <text:p>2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6" calcext:value-type="float">
            <text:p>25.6</text:p>
          </table:table-cell>
          <table:table-cell office:value-type="float" office:value="0" calcext:value-type="float">
            <text:p>0</text:p>
          </table:table-cell>
          <table:table-cell office:value-type="float" office:value="24.16" calcext:value-type="float">
            <text:p>2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64" calcext:value-type="float">
            <text:p>25.64</text:p>
          </table:table-cell>
          <table:table-cell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68" calcext:value-type="float">
            <text:p>25.68</text:p>
          </table:table-cell>
          <table:table-cell office:value-type="float" office:value="0" calcext:value-type="float">
            <text:p>0</text:p>
          </table:table-cell>
          <table:table-cell office:value-type="float" office:value="24.24" calcext:value-type="float">
            <text:p>2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72" calcext:value-type="float">
            <text:p>25.72</text:p>
          </table:table-cell>
          <table:table-cell office:value-type="float" office:value="0" calcext:value-type="float">
            <text:p>0</text:p>
          </table:table-cell>
          <table:table-cell office:value-type="float" office:value="24.28" calcext:value-type="float">
            <text:p>2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76" calcext:value-type="float">
            <text:p>25.76</text:p>
          </table:table-cell>
          <table:table-cell office:value-type="float" office:value="0" calcext:value-type="float">
            <text:p>0</text:p>
          </table:table-cell>
          <table:table-cell office:value-type="float" office:value="24.32" calcext:value-type="float">
            <text:p>2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8" calcext:value-type="float">
            <text:p>25.8</text:p>
          </table:table-cell>
          <table:table-cell office:value-type="float" office:value="0" calcext:value-type="float">
            <text:p>0</text:p>
          </table:table-cell>
          <table:table-cell office:value-type="float" office:value="24.36" calcext:value-type="float">
            <text:p>2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84" calcext:value-type="float">
            <text:p>25.84</text:p>
          </table:table-cell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88" calcext:value-type="float">
            <text:p>25.88</text:p>
          </table:table-cell>
          <table:table-cell office:value-type="float" office:value="0" calcext:value-type="float">
            <text:p>0</text:p>
          </table:table-cell>
          <table:table-cell office:value-type="float" office:value="24.44" calcext:value-type="float">
            <text:p>2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92" calcext:value-type="float">
            <text:p>25.92</text:p>
          </table:table-cell>
          <table:table-cell office:value-type="float" office:value="0" calcext:value-type="float">
            <text:p>0</text:p>
          </table:table-cell>
          <table:table-cell office:value-type="float" office:value="24.48" calcext:value-type="float">
            <text:p>2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.96" calcext:value-type="float">
            <text:p>25.96</text:p>
          </table:table-cell>
          <table:table-cell office:value-type="float" office:value="0" calcext:value-type="float">
            <text:p>0</text:p>
          </table:table-cell>
          <table:table-cell office:value-type="float" office:value="24.52" calcext:value-type="float">
            <text:p>2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.56" calcext:value-type="float">
            <text:p>2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04" calcext:value-type="float">
            <text:p>26.04</text:p>
          </table:table-cell>
          <table:table-cell office:value-type="float" office:value="0" calcext:value-type="float">
            <text:p>0</text:p>
          </table:table-cell>
          <table:table-cell office:value-type="float" office:value="24.6" calcext:value-type="float">
            <text:p>2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08" calcext:value-type="float">
            <text:p>26.08</text:p>
          </table:table-cell>
          <table:table-cell office:value-type="float" office:value="0" calcext:value-type="float">
            <text:p>0</text:p>
          </table:table-cell>
          <table:table-cell office:value-type="float" office:value="24.64" calcext:value-type="float">
            <text:p>24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12" calcext:value-type="float">
            <text:p>26.12</text:p>
          </table:table-cell>
          <table:table-cell office:value-type="float" office:value="0" calcext:value-type="float">
            <text:p>0</text:p>
          </table:table-cell>
          <table:table-cell office:value-type="float" office:value="24.68" calcext:value-type="float">
            <text:p>2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16" calcext:value-type="float">
            <text:p>26.16</text:p>
          </table:table-cell>
          <table:table-cell office:value-type="float" office:value="0" calcext:value-type="float">
            <text:p>0</text:p>
          </table:table-cell>
          <table:table-cell office:value-type="float" office:value="24.72" calcext:value-type="float">
            <text:p>24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.2" calcext:value-type="float">
            <text:p>26.2</text:p>
          </table:table-cell>
          <table:table-cell office:value-type="float" office:value="0" calcext:value-type="float">
            <text:p>0</text:p>
          </table:table-cell>
          <table:table-cell office:value-type="float" office:value="24.76" calcext:value-type="float">
            <text:p>24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24" calcext:value-type="float">
            <text:p>26.24</text:p>
          </table:table-cell>
          <table:table-cell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28" calcext:value-type="float">
            <text:p>26.28</text:p>
          </table:table-cell>
          <table:table-cell office:value-type="float" office:value="0" calcext:value-type="float">
            <text:p>0</text:p>
          </table:table-cell>
          <table:table-cell office:value-type="float" office:value="24.84" calcext:value-type="float">
            <text:p>24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32" calcext:value-type="float">
            <text:p>26.32</text:p>
          </table:table-cell>
          <table:table-cell office:value-type="float" office:value="0" calcext:value-type="float">
            <text:p>0</text:p>
          </table:table-cell>
          <table:table-cell office:value-type="float" office:value="24.88" calcext:value-type="float">
            <text:p>2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36" calcext:value-type="float">
            <text:p>26.36</text:p>
          </table:table-cell>
          <table:table-cell office:value-type="float" office:value="0" calcext:value-type="float">
            <text:p>0</text:p>
          </table:table-cell>
          <table:table-cell office:value-type="float" office:value="24.92" calcext:value-type="float">
            <text:p>2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4" calcext:value-type="float">
            <text:p>26.4</text:p>
          </table:table-cell>
          <table:table-cell office:value-type="float" office:value="0" calcext:value-type="float">
            <text:p>0</text:p>
          </table:table-cell>
          <table:table-cell office:value-type="float" office:value="24.96" calcext:value-type="float">
            <text:p>24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44" calcext:value-type="float">
            <text:p>26.4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48" calcext:value-type="float">
            <text:p>26.48</text:p>
          </table:table-cell>
          <table:table-cell office:value-type="float" office:value="0" calcext:value-type="float">
            <text:p>0</text:p>
          </table:table-cell>
          <table:table-cell office:value-type="float" office:value="25.04" calcext:value-type="float">
            <text:p>2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52" calcext:value-type="float">
            <text:p>26.52</text:p>
          </table:table-cell>
          <table:table-cell office:value-type="float" office:value="0" calcext:value-type="float">
            <text:p>0</text:p>
          </table:table-cell>
          <table:table-cell office:value-type="float" office:value="25.08" calcext:value-type="float">
            <text:p>25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56" calcext:value-type="float">
            <text:p>26.56</text:p>
          </table:table-cell>
          <table:table-cell office:value-type="float" office:value="0" calcext:value-type="float">
            <text:p>0</text:p>
          </table:table-cell>
          <table:table-cell office:value-type="float" office:value="25.12" calcext:value-type="float">
            <text:p>2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6" calcext:value-type="float">
            <text:p>26.6</text:p>
          </table:table-cell>
          <table:table-cell office:value-type="float" office:value="0" calcext:value-type="float">
            <text:p>0</text:p>
          </table:table-cell>
          <table:table-cell office:value-type="float" office:value="25.16" calcext:value-type="float">
            <text:p>2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64" calcext:value-type="float">
            <text:p>26.64</text:p>
          </table:table-cell>
          <table:table-cell office:value-type="float" office:value="0" calcext:value-type="float">
            <text:p>0</text:p>
          </table:table-cell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68" calcext:value-type="float">
            <text:p>26.68</text:p>
          </table:table-cell>
          <table:table-cell office:value-type="float" office:value="0" calcext:value-type="float">
            <text:p>0</text:p>
          </table:table-cell>
          <table:table-cell office:value-type="float" office:value="25.24" calcext:value-type="float">
            <text:p>25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72" calcext:value-type="float">
            <text:p>26.72</text:p>
          </table:table-cell>
          <table:table-cell office:value-type="float" office:value="0" calcext:value-type="float">
            <text:p>0</text:p>
          </table:table-cell>
          <table:table-cell office:value-type="float" office:value="25.28" calcext:value-type="float">
            <text:p>2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76" calcext:value-type="float">
            <text:p>26.76</text:p>
          </table:table-cell>
          <table:table-cell office:value-type="float" office:value="0" calcext:value-type="float">
            <text:p>0</text:p>
          </table:table-cell>
          <table:table-cell office:value-type="float" office:value="25.32" calcext:value-type="float">
            <text:p>25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0" calcext:value-type="float">
            <text:p>0</text:p>
          </table:table-cell>
          <table:table-cell office:value-type="float" office:value="25.36" calcext:value-type="float">
            <text:p>2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84" calcext:value-type="float">
            <text:p>26.84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88" calcext:value-type="float">
            <text:p>26.88</text:p>
          </table:table-cell>
          <table:table-cell office:value-type="float" office:value="0" calcext:value-type="float">
            <text:p>0</text:p>
          </table:table-cell>
          <table:table-cell office:value-type="float" office:value="25.44" calcext:value-type="float">
            <text:p>2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92" calcext:value-type="float">
            <text:p>26.92</text:p>
          </table:table-cell>
          <table:table-cell office:value-type="float" office:value="0" calcext:value-type="float">
            <text:p>0</text:p>
          </table:table-cell>
          <table:table-cell office:value-type="float" office:value="25.48" calcext:value-type="float">
            <text:p>2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.96" calcext:value-type="float">
            <text:p>26.96</text:p>
          </table:table-cell>
          <table:table-cell office:value-type="float" office:value="0" calcext:value-type="float">
            <text:p>0</text:p>
          </table:table-cell>
          <table:table-cell office:value-type="float" office:value="25.52" calcext:value-type="float">
            <text:p>25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5.56" calcext:value-type="float">
            <text:p>2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04" calcext:value-type="float">
            <text:p>27.04</text:p>
          </table:table-cell>
          <table:table-cell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08" calcext:value-type="float">
            <text:p>27.08</text:p>
          </table:table-cell>
          <table:table-cell office:value-type="float" office:value="0" calcext:value-type="float">
            <text:p>0</text:p>
          </table:table-cell>
          <table:table-cell office:value-type="float" office:value="25.64" calcext:value-type="float">
            <text:p>2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12" calcext:value-type="float">
            <text:p>27.12</text:p>
          </table:table-cell>
          <table:table-cell office:value-type="float" office:value="0" calcext:value-type="float">
            <text:p>0</text:p>
          </table:table-cell>
          <table:table-cell office:value-type="float" office:value="25.68" calcext:value-type="float">
            <text:p>2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16" calcext:value-type="float">
            <text:p>27.16</text:p>
          </table:table-cell>
          <table:table-cell office:value-type="float" office:value="0" calcext:value-type="float">
            <text:p>0</text:p>
          </table:table-cell>
          <table:table-cell office:value-type="float" office:value="25.72" calcext:value-type="float">
            <text:p>25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0" calcext:value-type="float">
            <text:p>0</text:p>
          </table:table-cell>
          <table:table-cell office:value-type="float" office:value="25.76" calcext:value-type="float">
            <text:p>2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24" calcext:value-type="float">
            <text:p>27.24</text:p>
          </table:table-cell>
          <table:table-cell office:value-type="float" office:value="0" calcext:value-type="float">
            <text:p>0</text:p>
          </table:table-cell>
          <table:table-cell office:value-type="float" office:value="25.8" calcext:value-type="float">
            <text:p>2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28" calcext:value-type="float">
            <text:p>27.28</text:p>
          </table:table-cell>
          <table:table-cell office:value-type="float" office:value="0" calcext:value-type="float">
            <text:p>0</text:p>
          </table:table-cell>
          <table:table-cell office:value-type="float" office:value="25.84" calcext:value-type="float">
            <text:p>2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office:value-type="float" office:value="25.88" calcext:value-type="float">
            <text:p>2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36" calcext:value-type="float">
            <text:p>27.36</text:p>
          </table:table-cell>
          <table:table-cell office:value-type="float" office:value="0" calcext:value-type="float">
            <text:p>0</text:p>
          </table:table-cell>
          <table:table-cell office:value-type="float" office:value="25.92" calcext:value-type="float">
            <text:p>2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4" calcext:value-type="float">
            <text:p>27.4</text:p>
          </table:table-cell>
          <table:table-cell office:value-type="float" office:value="0" calcext:value-type="float">
            <text:p>0</text:p>
          </table:table-cell>
          <table:table-cell office:value-type="float" office:value="25.96" calcext:value-type="float">
            <text:p>2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44" calcext:value-type="float">
            <text:p>27.4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48" calcext:value-type="float">
            <text:p>27.48</text:p>
          </table:table-cell>
          <table:table-cell office:value-type="float" office:value="0" calcext:value-type="float">
            <text:p>0</text:p>
          </table:table-cell>
          <table:table-cell office:value-type="float" office:value="26.04" calcext:value-type="float">
            <text:p>26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52" calcext:value-type="float">
            <text:p>27.52</text:p>
          </table:table-cell>
          <table:table-cell office:value-type="float" office:value="0" calcext:value-type="float">
            <text:p>0</text:p>
          </table:table-cell>
          <table:table-cell office:value-type="float" office:value="26.08" calcext:value-type="float">
            <text:p>2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56" calcext:value-type="float">
            <text:p>27.56</text:p>
          </table:table-cell>
          <table:table-cell office:value-type="float" office:value="0" calcext:value-type="float">
            <text:p>0</text:p>
          </table:table-cell>
          <table:table-cell office:value-type="float" office:value="26.12" calcext:value-type="float">
            <text:p>26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6.16" calcext:value-type="float">
            <text:p>26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64" calcext:value-type="float">
            <text:p>27.64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68" calcext:value-type="float">
            <text:p>27.68</text:p>
          </table:table-cell>
          <table:table-cell office:value-type="float" office:value="0" calcext:value-type="float">
            <text:p>0</text:p>
          </table:table-cell>
          <table:table-cell office:value-type="float" office:value="26.24" calcext:value-type="float">
            <text:p>26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72" calcext:value-type="float">
            <text:p>27.72</text:p>
          </table:table-cell>
          <table:table-cell office:value-type="float" office:value="0" calcext:value-type="float">
            <text:p>0</text:p>
          </table:table-cell>
          <table:table-cell office:value-type="float" office:value="26.28" calcext:value-type="float">
            <text:p>2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76" calcext:value-type="float">
            <text:p>27.76</text:p>
          </table:table-cell>
          <table:table-cell office:value-type="float" office:value="0" calcext:value-type="float">
            <text:p>0</text:p>
          </table:table-cell>
          <table:table-cell office:value-type="float" office:value="26.32" calcext:value-type="float">
            <text:p>26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8" calcext:value-type="float">
            <text:p>27.8</text:p>
          </table:table-cell>
          <table:table-cell office:value-type="float" office:value="0" calcext:value-type="float">
            <text:p>0</text:p>
          </table:table-cell>
          <table:table-cell office:value-type="float" office:value="26.36" calcext:value-type="float">
            <text:p>26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7.84" calcext:value-type="float">
            <text:p>27.84</text:p>
          </table:table-cell>
          <table:table-cell office:value-type="float" office:value="0" calcext:value-type="float">
            <text:p>0</text:p>
          </table:table-cell>
          <table:table-cell office:value-type="float" office:value="26.4" calcext:value-type="float">
            <text:p>2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88" calcext:value-type="float">
            <text:p>27.88</text:p>
          </table:table-cell>
          <table:table-cell office:value-type="float" office:value="0" calcext:value-type="float">
            <text:p>0</text:p>
          </table:table-cell>
          <table:table-cell office:value-type="float" office:value="26.44" calcext:value-type="float">
            <text:p>2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92" calcext:value-type="float">
            <text:p>27.92</text:p>
          </table:table-cell>
          <table:table-cell office:value-type="float" office:value="0" calcext:value-type="float">
            <text:p>0</text:p>
          </table:table-cell>
          <table:table-cell office:value-type="float" office:value="26.48" calcext:value-type="float">
            <text:p>26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.96" calcext:value-type="float">
            <text:p>27.96</text:p>
          </table:table-cell>
          <table:table-cell office:value-type="float" office:value="0" calcext:value-type="float">
            <text:p>0</text:p>
          </table:table-cell>
          <table:table-cell office:value-type="float" office:value="26.52" calcext:value-type="float">
            <text:p>26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6.56" calcext:value-type="float">
            <text:p>2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04" calcext:value-type="float">
            <text:p>28.04</text:p>
          </table:table-cell>
          <table:table-cell office:value-type="float" office:value="0" calcext:value-type="float">
            <text:p>0</text:p>
          </table:table-cell>
          <table:table-cell office:value-type="float" office:value="26.6" calcext:value-type="float">
            <text:p>2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office:value-type="float" office:value="26.64" calcext:value-type="float">
            <text:p>26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12" calcext:value-type="float">
            <text:p>28.12</text:p>
          </table:table-cell>
          <table:table-cell office:value-type="float" office:value="0" calcext:value-type="float">
            <text:p>0</text:p>
          </table:table-cell>
          <table:table-cell office:value-type="float" office:value="26.68" calcext:value-type="float">
            <text:p>2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16" calcext:value-type="float">
            <text:p>28.16</text:p>
          </table:table-cell>
          <table:table-cell office:value-type="float" office:value="0" calcext:value-type="float">
            <text:p>0</text:p>
          </table:table-cell>
          <table:table-cell office:value-type="float" office:value="26.72" calcext:value-type="float">
            <text:p>2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2" calcext:value-type="float">
            <text:p>28.2</text:p>
          </table:table-cell>
          <table:table-cell office:value-type="float" office:value="0" calcext:value-type="float">
            <text:p>0</text:p>
          </table:table-cell>
          <table:table-cell office:value-type="float" office:value="26.76" calcext:value-type="float">
            <text:p>26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24" calcext:value-type="float">
            <text:p>28.24</text:p>
          </table:table-cell>
          <table:table-cell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28" calcext:value-type="float">
            <text:p>28.28</text:p>
          </table:table-cell>
          <table:table-cell office:value-type="float" office:value="0" calcext:value-type="float">
            <text:p>0</text:p>
          </table:table-cell>
          <table:table-cell office:value-type="float" office:value="26.84" calcext:value-type="float">
            <text:p>2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32" calcext:value-type="float">
            <text:p>28.32</text:p>
          </table:table-cell>
          <table:table-cell office:value-type="float" office:value="0" calcext:value-type="float">
            <text:p>0</text:p>
          </table:table-cell>
          <table:table-cell office:value-type="float" office:value="26.88" calcext:value-type="float">
            <text:p>2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36" calcext:value-type="float">
            <text:p>28.36</text:p>
          </table:table-cell>
          <table:table-cell office:value-type="float" office:value="0" calcext:value-type="float">
            <text:p>0</text:p>
          </table:table-cell>
          <table:table-cell office:value-type="float" office:value="26.92" calcext:value-type="float">
            <text:p>26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  <table:table-cell office:value-type="float" office:value="26.96" calcext:value-type="float">
            <text:p>2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44" calcext:value-type="float">
            <text:p>28.4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48" calcext:value-type="float">
            <text:p>28.48</text:p>
          </table:table-cell>
          <table:table-cell office:value-type="float" office:value="0" calcext:value-type="float">
            <text:p>0</text:p>
          </table:table-cell>
          <table:table-cell office:value-type="float" office:value="27.04" calcext:value-type="float">
            <text:p>27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52" calcext:value-type="float">
            <text:p>28.52</text:p>
          </table:table-cell>
          <table:table-cell office:value-type="float" office:value="0" calcext:value-type="float">
            <text:p>0</text:p>
          </table:table-cell>
          <table:table-cell office:value-type="float" office:value="27.08" calcext:value-type="float">
            <text:p>27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56" calcext:value-type="float">
            <text:p>28.56</text:p>
          </table:table-cell>
          <table:table-cell office:value-type="float" office:value="0" calcext:value-type="float">
            <text:p>0</text:p>
          </table:table-cell>
          <table:table-cell office:value-type="float" office:value="27.12" calcext:value-type="float">
            <text:p>2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  <table:table-cell office:value-type="float" office:value="27.16" calcext:value-type="float">
            <text:p>27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64" calcext:value-type="float">
            <text:p>28.64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68" calcext:value-type="float">
            <text:p>28.68</text:p>
          </table:table-cell>
          <table:table-cell office:value-type="float" office:value="0" calcext:value-type="float">
            <text:p>0</text:p>
          </table:table-cell>
          <table:table-cell office:value-type="float" office:value="27.24" calcext:value-type="float">
            <text:p>27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72" calcext:value-type="float">
            <text:p>28.72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76" calcext:value-type="float">
            <text:p>28.7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27.36" calcext:value-type="float">
            <text:p>27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84" calcext:value-type="float">
            <text:p>28.84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88" calcext:value-type="float">
            <text:p>28.88</text:p>
          </table:table-cell>
          <table:table-cell office:value-type="float" office:value="1" calcext:value-type="float">
            <text:p>1</text:p>
          </table:table-cell>
          <table:table-cell office:value-type="float" office:value="27.44" calcext:value-type="float">
            <text:p>2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92" calcext:value-type="float">
            <text:p>28.92</text:p>
          </table:table-cell>
          <table:table-cell office:value-type="float" office:value="0" calcext:value-type="float">
            <text:p>0</text:p>
          </table:table-cell>
          <table:table-cell office:value-type="float" office:value="27.48" calcext:value-type="float">
            <text:p>2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.96" calcext:value-type="float">
            <text:p>28.96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7.56" calcext:value-type="float">
            <text:p>2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04" calcext:value-type="float">
            <text:p>29.04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08" calcext:value-type="float">
            <text:p>29.08</text:p>
          </table:table-cell>
          <table:table-cell office:value-type="float" office:value="0" calcext:value-type="float">
            <text:p>0</text:p>
          </table:table-cell>
          <table:table-cell office:value-type="float" office:value="27.64" calcext:value-type="float">
            <text:p>2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12" calcext:value-type="float">
            <text:p>29.12</text:p>
          </table:table-cell>
          <table:table-cell office:value-type="float" office:value="0" calcext:value-type="float">
            <text:p>0</text:p>
          </table:table-cell>
          <table:table-cell office:value-type="float" office:value="27.68" calcext:value-type="float">
            <text:p>27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16" calcext:value-type="float">
            <text:p>29.16</text:p>
          </table:table-cell>
          <table:table-cell office:value-type="float" office:value="0" calcext:value-type="float">
            <text:p>0</text:p>
          </table:table-cell>
          <table:table-cell office:value-type="float" office:value="27.72" calcext:value-type="float">
            <text:p>27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2" calcext:value-type="float">
            <text:p>29.2</text:p>
          </table:table-cell>
          <table:table-cell office:value-type="float" office:value="0" calcext:value-type="float">
            <text:p>0</text:p>
          </table:table-cell>
          <table:table-cell office:value-type="float" office:value="27.76" calcext:value-type="float">
            <text:p>2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24" calcext:value-type="float">
            <text:p>29.24</text:p>
          </table:table-cell>
          <table:table-cell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28" calcext:value-type="float">
            <text:p>29.28</text:p>
          </table:table-cell>
          <table:table-cell office:value-type="float" office:value="0" calcext:value-type="float">
            <text:p>0</text:p>
          </table:table-cell>
          <table:table-cell office:value-type="float" office:value="27.84" calcext:value-type="float">
            <text:p>27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32" calcext:value-type="float">
            <text:p>29.32</text:p>
          </table:table-cell>
          <table:table-cell office:value-type="float" office:value="0" calcext:value-type="float">
            <text:p>0</text:p>
          </table:table-cell>
          <table:table-cell office:value-type="float" office:value="27.88" calcext:value-type="float">
            <text:p>27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36" calcext:value-type="float">
            <text:p>29.36</text:p>
          </table:table-cell>
          <table:table-cell office:value-type="float" office:value="0" calcext:value-type="float">
            <text:p>0</text:p>
          </table:table-cell>
          <table:table-cell office:value-type="float" office:value="27.92" calcext:value-type="float">
            <text:p>2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4" calcext:value-type="float">
            <text:p>29.4</text:p>
          </table:table-cell>
          <table:table-cell office:value-type="float" office:value="0" calcext:value-type="float">
            <text:p>0</text:p>
          </table:table-cell>
          <table:table-cell office:value-type="float" office:value="27.96" calcext:value-type="float">
            <text:p>27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44" calcext:value-type="float">
            <text:p>29.4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48" calcext:value-type="float">
            <text:p>29.48</text:p>
          </table:table-cell>
          <table:table-cell office:value-type="float" office:value="0" calcext:value-type="float">
            <text:p>0</text:p>
          </table:table-cell>
          <table:table-cell office:value-type="float" office:value="28.04" calcext:value-type="float">
            <text:p>28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52" calcext:value-type="float">
            <text:p>29.52</text:p>
          </table:table-cell>
          <table:table-cell office:value-type="float" office:value="0" calcext:value-type="float">
            <text:p>0</text:p>
          </table:table-cell>
          <table:table-cell office:value-type="float" office:value="28.08" calcext:value-type="float">
            <text:p>28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56" calcext:value-type="float">
            <text:p>29.56</text:p>
          </table:table-cell>
          <table:table-cell office:value-type="float" office:value="0" calcext:value-type="float">
            <text:p>0</text:p>
          </table:table-cell>
          <table:table-cell office:value-type="float" office:value="28.12" calcext:value-type="float">
            <text:p>2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  <table:table-cell office:value-type="float" office:value="28.16" calcext:value-type="float">
            <text:p>28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64" calcext:value-type="float">
            <text:p>29.64</text:p>
          </table:table-cell>
          <table:table-cell office:value-type="float" office:value="0" calcext:value-type="float">
            <text:p>0</text:p>
          </table:table-cell>
          <table:table-cell office:value-type="float" office:value="28.2" calcext:value-type="float">
            <text:p>2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68" calcext:value-type="float">
            <text:p>29.68</text:p>
          </table:table-cell>
          <table:table-cell office:value-type="float" office:value="0" calcext:value-type="float">
            <text:p>0</text:p>
          </table:table-cell>
          <table:table-cell office:value-type="float" office:value="28.24" calcext:value-type="float">
            <text:p>2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72" calcext:value-type="float">
            <text:p>29.72</text:p>
          </table:table-cell>
          <table:table-cell office:value-type="float" office:value="0" calcext:value-type="float">
            <text:p>0</text:p>
          </table:table-cell>
          <table:table-cell office:value-type="float" office:value="28.28" calcext:value-type="float">
            <text:p>2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76" calcext:value-type="float">
            <text:p>29.76</text:p>
          </table:table-cell>
          <table:table-cell office:value-type="float" office:value="0" calcext:value-type="float">
            <text:p>0</text:p>
          </table:table-cell>
          <table:table-cell office:value-type="float" office:value="28.32" calcext:value-type="float">
            <text:p>2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8" calcext:value-type="float">
            <text:p>29.8</text:p>
          </table:table-cell>
          <table:table-cell office:value-type="float" office:value="0" calcext:value-type="float">
            <text:p>0</text:p>
          </table:table-cell>
          <table:table-cell office:value-type="float" office:value="28.36" calcext:value-type="float">
            <text:p>2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84" calcext:value-type="float">
            <text:p>29.84</text:p>
          </table:table-cell>
          <table:table-cell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88" calcext:value-type="float">
            <text:p>29.88</text:p>
          </table:table-cell>
          <table:table-cell office:value-type="float" office:value="0" calcext:value-type="float">
            <text:p>0</text:p>
          </table:table-cell>
          <table:table-cell office:value-type="float" office:value="28.44" calcext:value-type="float">
            <text:p>28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9.92" calcext:value-type="float">
            <text:p>29.92</text:p>
          </table:table-cell>
          <table:table-cell office:value-type="float" office:value="0" calcext:value-type="float">
            <text:p>0</text:p>
          </table:table-cell>
          <table:table-cell office:value-type="float" office:value="28.48" calcext:value-type="float">
            <text:p>28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.96" calcext:value-type="float">
            <text:p>29.96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8.56" calcext:value-type="float">
            <text:p>2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04" calcext:value-type="float">
            <text:p>30.04</text:p>
          </table:table-cell>
          <table:table-cell office:value-type="float" office:value="0" calcext:value-type="float">
            <text:p>0</text:p>
          </table:table-cell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08" calcext:value-type="float">
            <text:p>30.08</text:p>
          </table:table-cell>
          <table:table-cell office:value-type="float" office:value="0" calcext:value-type="float">
            <text:p>0</text:p>
          </table:table-cell>
          <table:table-cell office:value-type="float" office:value="28.64" calcext:value-type="float">
            <text:p>2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12" calcext:value-type="float">
            <text:p>30.12</text:p>
          </table:table-cell>
          <table:table-cell office:value-type="float" office:value="0" calcext:value-type="float">
            <text:p>0</text:p>
          </table:table-cell>
          <table:table-cell office:value-type="float" office:value="28.68" calcext:value-type="float">
            <text:p>2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16" calcext:value-type="float">
            <text:p>30.16</text:p>
          </table:table-cell>
          <table:table-cell office:value-type="float" office:value="0" calcext:value-type="float">
            <text:p>0</text:p>
          </table:table-cell>
          <table:table-cell office:value-type="float" office:value="28.72" calcext:value-type="float">
            <text:p>28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  <table:table-cell office:value-type="float" office:value="28.76" calcext:value-type="float">
            <text:p>2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24" calcext:value-type="float">
            <text:p>30.24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28" calcext:value-type="float">
            <text:p>30.28</text:p>
          </table:table-cell>
          <table:table-cell office:value-type="float" office:value="0" calcext:value-type="float">
            <text:p>0</text:p>
          </table:table-cell>
          <table:table-cell office:value-type="float" office:value="28.84" calcext:value-type="float">
            <text:p>2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32" calcext:value-type="float">
            <text:p>30.32</text:p>
          </table:table-cell>
          <table:table-cell office:value-type="float" office:value="0" calcext:value-type="float">
            <text:p>0</text:p>
          </table:table-cell>
          <table:table-cell office:value-type="float" office:value="28.88" calcext:value-type="float">
            <text:p>2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36" calcext:value-type="float">
            <text:p>30.36</text:p>
          </table:table-cell>
          <table:table-cell office:value-type="float" office:value="0" calcext:value-type="float">
            <text:p>0</text:p>
          </table:table-cell>
          <table:table-cell office:value-type="float" office:value="28.92" calcext:value-type="float">
            <text:p>2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4" calcext:value-type="float">
            <text:p>30.4</text:p>
          </table:table-cell>
          <table:table-cell office:value-type="float" office:value="0" calcext:value-type="float">
            <text:p>0</text:p>
          </table:table-cell>
          <table:table-cell office:value-type="float" office:value="28.96" calcext:value-type="float">
            <text:p>2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44" calcext:value-type="float">
            <text:p>30.4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48" calcext:value-type="float">
            <text:p>30.48</text:p>
          </table:table-cell>
          <table:table-cell office:value-type="float" office:value="0" calcext:value-type="float">
            <text:p>0</text:p>
          </table:table-cell>
          <table:table-cell office:value-type="float" office:value="29.04" calcext:value-type="float">
            <text:p>2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52" calcext:value-type="float">
            <text:p>30.52</text:p>
          </table:table-cell>
          <table:table-cell office:value-type="float" office:value="0" calcext:value-type="float">
            <text:p>0</text:p>
          </table:table-cell>
          <table:table-cell office:value-type="float" office:value="29.08" calcext:value-type="float">
            <text:p>2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56" calcext:value-type="float">
            <text:p>30.56</text:p>
          </table:table-cell>
          <table:table-cell office:value-type="float" office:value="0" calcext:value-type="float">
            <text:p>0</text:p>
          </table:table-cell>
          <table:table-cell office:value-type="float" office:value="29.12" calcext:value-type="float">
            <text:p>2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6" calcext:value-type="float">
            <text:p>30.6</text:p>
          </table:table-cell>
          <table:table-cell office:value-type="float" office:value="0" calcext:value-type="float">
            <text:p>0</text:p>
          </table:table-cell>
          <table:table-cell office:value-type="float" office:value="29.16" calcext:value-type="float">
            <text:p>2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64" calcext:value-type="float">
            <text:p>30.64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68" calcext:value-type="float">
            <text:p>30.68</text:p>
          </table:table-cell>
          <table:table-cell office:value-type="float" office:value="0" calcext:value-type="float">
            <text:p>0</text:p>
          </table:table-cell>
          <table:table-cell office:value-type="float" office:value="29.24" calcext:value-type="float">
            <text:p>2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72" calcext:value-type="float">
            <text:p>30.72</text:p>
          </table:table-cell>
          <table:table-cell office:value-type="float" office:value="0" calcext:value-type="float">
            <text:p>0</text:p>
          </table:table-cell>
          <table:table-cell office:value-type="float" office:value="29.28" calcext:value-type="float">
            <text:p>29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76" calcext:value-type="float">
            <text:p>30.76</text:p>
          </table:table-cell>
          <table:table-cell office:value-type="float" office:value="0" calcext:value-type="float">
            <text:p>0</text:p>
          </table:table-cell>
          <table:table-cell office:value-type="float" office:value="29.32" calcext:value-type="float">
            <text:p>2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8" calcext:value-type="float">
            <text:p>30.8</text:p>
          </table:table-cell>
          <table:table-cell office:value-type="float" office:value="0" calcext:value-type="float">
            <text:p>0</text:p>
          </table:table-cell>
          <table:table-cell office:value-type="float" office:value="29.36" calcext:value-type="float">
            <text:p>29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84" calcext:value-type="float">
            <text:p>30.84</text:p>
          </table:table-cell>
          <table:table-cell office:value-type="float" office:value="0" calcext:value-type="float">
            <text:p>0</text:p>
          </table:table-cell>
          <table:table-cell office:value-type="float" office:value="29.4" calcext:value-type="float">
            <text:p>2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88" calcext:value-type="float">
            <text:p>30.88</text:p>
          </table:table-cell>
          <table:table-cell office:value-type="float" office:value="0" calcext:value-type="float">
            <text:p>0</text:p>
          </table:table-cell>
          <table:table-cell office:value-type="float" office:value="29.44" calcext:value-type="float">
            <text:p>2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92" calcext:value-type="float">
            <text:p>30.92</text:p>
          </table:table-cell>
          <table:table-cell office:value-type="float" office:value="0" calcext:value-type="float">
            <text:p>0</text:p>
          </table:table-cell>
          <table:table-cell office:value-type="float" office:value="29.48" calcext:value-type="float">
            <text:p>2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.96" calcext:value-type="float">
            <text:p>30.96</text:p>
          </table:table-cell>
          <table:table-cell office:value-type="float" office:value="0" calcext:value-type="float">
            <text:p>0</text:p>
          </table:table-cell>
          <table:table-cell office:value-type="float" office:value="29.52" calcext:value-type="float">
            <text:p>2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.56" calcext:value-type="float">
            <text:p>2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04" calcext:value-type="float">
            <text:p>31.04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08" calcext:value-type="float">
            <text:p>31.08</text:p>
          </table:table-cell>
          <table:table-cell office:value-type="float" office:value="0" calcext:value-type="float">
            <text:p>0</text:p>
          </table:table-cell>
          <table:table-cell office:value-type="float" office:value="29.64" calcext:value-type="float">
            <text:p>2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12" calcext:value-type="float">
            <text:p>31.12</text:p>
          </table:table-cell>
          <table:table-cell office:value-type="float" office:value="0" calcext:value-type="float">
            <text:p>0</text:p>
          </table:table-cell>
          <table:table-cell office:value-type="float" office:value="29.68" calcext:value-type="float">
            <text:p>2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16" calcext:value-type="float">
            <text:p>31.16</text:p>
          </table:table-cell>
          <table:table-cell office:value-type="float" office:value="0" calcext:value-type="float">
            <text:p>0</text:p>
          </table:table-cell>
          <table:table-cell office:value-type="float" office:value="29.72" calcext:value-type="float">
            <text:p>2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2" calcext:value-type="float">
            <text:p>31.2</text:p>
          </table:table-cell>
          <table:table-cell office:value-type="float" office:value="0" calcext:value-type="float">
            <text:p>0</text:p>
          </table:table-cell>
          <table:table-cell office:value-type="float" office:value="29.76" calcext:value-type="float">
            <text:p>29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24" calcext:value-type="float">
            <text:p>31.24</text:p>
          </table:table-cell>
          <table:table-cell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28" calcext:value-type="float">
            <text:p>31.28</text:p>
          </table:table-cell>
          <table:table-cell office:value-type="float" office:value="0" calcext:value-type="float">
            <text:p>0</text:p>
          </table:table-cell>
          <table:table-cell office:value-type="float" office:value="29.84" calcext:value-type="float">
            <text:p>2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32" calcext:value-type="float">
            <text:p>31.32</text:p>
          </table:table-cell>
          <table:table-cell office:value-type="float" office:value="0" calcext:value-type="float">
            <text:p>0</text:p>
          </table:table-cell>
          <table:table-cell office:value-type="float" office:value="29.88" calcext:value-type="float">
            <text:p>2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36" calcext:value-type="float">
            <text:p>31.36</text:p>
          </table:table-cell>
          <table:table-cell office:value-type="float" office:value="0" calcext:value-type="float">
            <text:p>0</text:p>
          </table:table-cell>
          <table:table-cell office:value-type="float" office:value="29.92" calcext:value-type="float">
            <text:p>2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0" calcext:value-type="float">
            <text:p>0</text:p>
          </table:table-cell>
          <table:table-cell office:value-type="float" office:value="29.96" calcext:value-type="float">
            <text:p>2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44" calcext:value-type="float">
            <text:p>31.4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48" calcext:value-type="float">
            <text:p>31.48</text:p>
          </table:table-cell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52" calcext:value-type="float">
            <text:p>31.52</text:p>
          </table:table-cell>
          <table:table-cell office:value-type="float" office:value="0" calcext:value-type="float">
            <text:p>0</text:p>
          </table:table-cell>
          <table:table-cell office:value-type="float" office:value="30.08" calcext:value-type="float">
            <text:p>3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56" calcext:value-type="float">
            <text:p>31.56</text:p>
          </table:table-cell>
          <table:table-cell office:value-type="float" office:value="1" calcext:value-type="float">
            <text:p>1</text:p>
          </table:table-cell>
          <table:table-cell office:value-type="float" office:value="30.12" calcext:value-type="float">
            <text:p>3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office:value-type="float" office:value="30.16" calcext:value-type="float">
            <text:p>3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64" calcext:value-type="float">
            <text:p>31.64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68" calcext:value-type="float">
            <text:p>31.68</text:p>
          </table:table-cell>
          <table:table-cell office:value-type="float" office:value="0" calcext:value-type="float">
            <text:p>0</text:p>
          </table:table-cell>
          <table:table-cell office:value-type="float" office:value="30.24" calcext:value-type="float">
            <text:p>3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72" calcext:value-type="float">
            <text:p>31.72</text:p>
          </table:table-cell>
          <table:table-cell office:value-type="float" office:value="0" calcext:value-type="float">
            <text:p>0</text:p>
          </table:table-cell>
          <table:table-cell office:value-type="float" office:value="30.28" calcext:value-type="float">
            <text:p>3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76" calcext:value-type="float">
            <text:p>31.76</text:p>
          </table:table-cell>
          <table:table-cell office:value-type="float" office:value="0" calcext:value-type="float">
            <text:p>0</text:p>
          </table:table-cell>
          <table:table-cell office:value-type="float" office:value="30.32" calcext:value-type="float">
            <text:p>3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8" calcext:value-type="float">
            <text:p>31.8</text:p>
          </table:table-cell>
          <table:table-cell office:value-type="float" office:value="0" calcext:value-type="float">
            <text:p>0</text:p>
          </table:table-cell>
          <table:table-cell office:value-type="float" office:value="30.36" calcext:value-type="float">
            <text:p>3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84" calcext:value-type="float">
            <text:p>31.84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88" calcext:value-type="float">
            <text:p>31.88</text:p>
          </table:table-cell>
          <table:table-cell office:value-type="float" office:value="0" calcext:value-type="float">
            <text:p>0</text:p>
          </table:table-cell>
          <table:table-cell office:value-type="float" office:value="30.44" calcext:value-type="float">
            <text:p>3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92" calcext:value-type="float">
            <text:p>31.92</text:p>
          </table:table-cell>
          <table:table-cell office:value-type="float" office:value="0" calcext:value-type="float">
            <text:p>0</text:p>
          </table:table-cell>
          <table:table-cell office:value-type="float" office:value="30.48" calcext:value-type="float">
            <text:p>3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.96" calcext:value-type="float">
            <text:p>31.96</text:p>
          </table:table-cell>
          <table:table-cell office:value-type="float" office:value="0" calcext:value-type="float">
            <text:p>0</text:p>
          </table:table-cell>
          <table:table-cell office:value-type="float" office:value="30.52" calcext:value-type="float">
            <text:p>3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.56" calcext:value-type="float">
            <text:p>3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04" calcext:value-type="float">
            <text:p>32.04</text:p>
          </table:table-cell>
          <table:table-cell office:value-type="float" office:value="0" calcext:value-type="float">
            <text:p>0</text:p>
          </table:table-cell>
          <table:table-cell office:value-type="float" office:value="30.6" calcext:value-type="float">
            <text:p>3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08" calcext:value-type="float">
            <text:p>32.08</text:p>
          </table:table-cell>
          <table:table-cell office:value-type="float" office:value="0" calcext:value-type="float">
            <text:p>0</text:p>
          </table:table-cell>
          <table:table-cell office:value-type="float" office:value="30.64" calcext:value-type="float">
            <text:p>3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12" calcext:value-type="float">
            <text:p>32.12</text:p>
          </table:table-cell>
          <table:table-cell office:value-type="float" office:value="0" calcext:value-type="float">
            <text:p>0</text:p>
          </table:table-cell>
          <table:table-cell office:value-type="float" office:value="30.68" calcext:value-type="float">
            <text:p>3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16" calcext:value-type="float">
            <text:p>32.16</text:p>
          </table:table-cell>
          <table:table-cell office:value-type="float" office:value="0" calcext:value-type="float">
            <text:p>0</text:p>
          </table:table-cell>
          <table:table-cell office:value-type="float" office:value="30.72" calcext:value-type="float">
            <text:p>3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30.76" calcext:value-type="float">
            <text:p>3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24" calcext:value-type="float">
            <text:p>32.24</text:p>
          </table:table-cell>
          <table:table-cell office:value-type="float" office:value="1" calcext:value-type="float">
            <text:p>1</text:p>
          </table:table-cell>
          <table:table-cell office:value-type="float" office:value="30.8" calcext:value-type="float">
            <text:p>3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28" calcext:value-type="float">
            <text:p>32.28</text:p>
          </table:table-cell>
          <table:table-cell office:value-type="float" office:value="0" calcext:value-type="float">
            <text:p>0</text:p>
          </table:table-cell>
          <table:table-cell office:value-type="float" office:value="30.84" calcext:value-type="float">
            <text:p>3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32" calcext:value-type="float">
            <text:p>32.32</text:p>
          </table:table-cell>
          <table:table-cell office:value-type="float" office:value="0" calcext:value-type="float">
            <text:p>0</text:p>
          </table:table-cell>
          <table:table-cell office:value-type="float" office:value="30.88" calcext:value-type="float">
            <text:p>3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36" calcext:value-type="float">
            <text:p>32.36</text:p>
          </table:table-cell>
          <table:table-cell office:value-type="float" office:value="0" calcext:value-type="float">
            <text:p>0</text:p>
          </table:table-cell>
          <table:table-cell office:value-type="float" office:value="30.92" calcext:value-type="float">
            <text:p>3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4" calcext:value-type="float">
            <text:p>32.4</text:p>
          </table:table-cell>
          <table:table-cell office:value-type="float" office:value="0" calcext:value-type="float">
            <text:p>0</text:p>
          </table:table-cell>
          <table:table-cell office:value-type="float" office:value="30.96" calcext:value-type="float">
            <text:p>3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44" calcext:value-type="float">
            <text:p>32.4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48" calcext:value-type="float">
            <text:p>32.48</text:p>
          </table:table-cell>
          <table:table-cell office:value-type="float" office:value="0" calcext:value-type="float">
            <text:p>0</text:p>
          </table:table-cell>
          <table:table-cell office:value-type="float" office:value="31.04" calcext:value-type="float">
            <text:p>3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52" calcext:value-type="float">
            <text:p>32.52</text:p>
          </table:table-cell>
          <table:table-cell office:value-type="float" office:value="0" calcext:value-type="float">
            <text:p>0</text:p>
          </table:table-cell>
          <table:table-cell office:value-type="float" office:value="31.08" calcext:value-type="float">
            <text:p>3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56" calcext:value-type="float">
            <text:p>32.56</text:p>
          </table:table-cell>
          <table:table-cell office:value-type="float" office:value="0" calcext:value-type="float">
            <text:p>0</text:p>
          </table:table-cell>
          <table:table-cell office:value-type="float" office:value="31.12" calcext:value-type="float">
            <text:p>3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6" calcext:value-type="float">
            <text:p>32.6</text:p>
          </table:table-cell>
          <table:table-cell office:value-type="float" office:value="0" calcext:value-type="float">
            <text:p>0</text:p>
          </table:table-cell>
          <table:table-cell office:value-type="float" office:value="31.16" calcext:value-type="float">
            <text:p>3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64" calcext:value-type="float">
            <text:p>32.64</text:p>
          </table:table-cell>
          <table:table-cell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68" calcext:value-type="float">
            <text:p>32.68</text:p>
          </table:table-cell>
          <table:table-cell office:value-type="float" office:value="0" calcext:value-type="float">
            <text:p>0</text:p>
          </table:table-cell>
          <table:table-cell office:value-type="float" office:value="31.24" calcext:value-type="float">
            <text:p>3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72" calcext:value-type="float">
            <text:p>32.72</text:p>
          </table:table-cell>
          <table:table-cell office:value-type="float" office:value="0" calcext:value-type="float">
            <text:p>0</text:p>
          </table:table-cell>
          <table:table-cell office:value-type="float" office:value="31.28" calcext:value-type="float">
            <text:p>3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76" calcext:value-type="float">
            <text:p>32.76</text:p>
          </table:table-cell>
          <table:table-cell office:value-type="float" office:value="0" calcext:value-type="float">
            <text:p>0</text:p>
          </table:table-cell>
          <table:table-cell office:value-type="float" office:value="31.32" calcext:value-type="float">
            <text:p>3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8" calcext:value-type="float">
            <text:p>32.8</text:p>
          </table:table-cell>
          <table:table-cell office:value-type="float" office:value="0" calcext:value-type="float">
            <text:p>0</text:p>
          </table:table-cell>
          <table:table-cell office:value-type="float" office:value="31.36" calcext:value-type="float">
            <text:p>3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84" calcext:value-type="float">
            <text:p>32.84</text:p>
          </table:table-cell>
          <table:table-cell office:value-type="float" office:value="0" calcext:value-type="float">
            <text:p>0</text:p>
          </table:table-cell>
          <table:table-cell office:value-type="float" office:value="31.4" calcext:value-type="float">
            <text:p>3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88" calcext:value-type="float">
            <text:p>32.88</text:p>
          </table:table-cell>
          <table:table-cell office:value-type="float" office:value="0" calcext:value-type="float">
            <text:p>0</text:p>
          </table:table-cell>
          <table:table-cell office:value-type="float" office:value="31.44" calcext:value-type="float">
            <text:p>3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92" calcext:value-type="float">
            <text:p>32.92</text:p>
          </table:table-cell>
          <table:table-cell office:value-type="float" office:value="0" calcext:value-type="float">
            <text:p>0</text:p>
          </table:table-cell>
          <table:table-cell office:value-type="float" office:value="31.48" calcext:value-type="float">
            <text:p>3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.96" calcext:value-type="float">
            <text:p>32.96</text:p>
          </table:table-cell>
          <table:table-cell office:value-type="float" office:value="0" calcext:value-type="float">
            <text:p>0</text:p>
          </table:table-cell>
          <table:table-cell office:value-type="float" office:value="31.52" calcext:value-type="float">
            <text:p>3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1.56" calcext:value-type="float">
            <text:p>3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04" calcext:value-type="float">
            <text:p>33.04</text:p>
          </table:table-cell>
          <table:table-cell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08" calcext:value-type="float">
            <text:p>33.08</text:p>
          </table:table-cell>
          <table:table-cell office:value-type="float" office:value="0" calcext:value-type="float">
            <text:p>0</text:p>
          </table:table-cell>
          <table:table-cell office:value-type="float" office:value="31.64" calcext:value-type="float">
            <text:p>3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12" calcext:value-type="float">
            <text:p>33.12</text:p>
          </table:table-cell>
          <table:table-cell office:value-type="float" office:value="0" calcext:value-type="float">
            <text:p>0</text:p>
          </table:table-cell>
          <table:table-cell office:value-type="float" office:value="31.68" calcext:value-type="float">
            <text:p>3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16" calcext:value-type="float">
            <text:p>33.16</text:p>
          </table:table-cell>
          <table:table-cell office:value-type="float" office:value="0" calcext:value-type="float">
            <text:p>0</text:p>
          </table:table-cell>
          <table:table-cell office:value-type="float" office:value="31.72" calcext:value-type="float">
            <text:p>3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2" calcext:value-type="float">
            <text:p>33.2</text:p>
          </table:table-cell>
          <table:table-cell office:value-type="float" office:value="1" calcext:value-type="float">
            <text:p>1</text:p>
          </table:table-cell>
          <table:table-cell office:value-type="float" office:value="31.76" calcext:value-type="float">
            <text:p>3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24" calcext:value-type="float">
            <text:p>33.24</text:p>
          </table:table-cell>
          <table:table-cell office:value-type="float" office:value="0" calcext:value-type="float">
            <text:p>0</text:p>
          </table:table-cell>
          <table:table-cell office:value-type="float" office:value="31.8" calcext:value-type="float">
            <text:p>3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28" calcext:value-type="float">
            <text:p>33.28</text:p>
          </table:table-cell>
          <table:table-cell office:value-type="float" office:value="0" calcext:value-type="float">
            <text:p>0</text:p>
          </table:table-cell>
          <table:table-cell office:value-type="float" office:value="31.84" calcext:value-type="float">
            <text:p>3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32" calcext:value-type="float">
            <text:p>33.32</text:p>
          </table:table-cell>
          <table:table-cell office:value-type="float" office:value="0" calcext:value-type="float">
            <text:p>0</text:p>
          </table:table-cell>
          <table:table-cell office:value-type="float" office:value="31.88" calcext:value-type="float">
            <text:p>3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36" calcext:value-type="float">
            <text:p>33.36</text:p>
          </table:table-cell>
          <table:table-cell office:value-type="float" office:value="0" calcext:value-type="float">
            <text:p>0</text:p>
          </table:table-cell>
          <table:table-cell office:value-type="float" office:value="31.92" calcext:value-type="float">
            <text:p>3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4" calcext:value-type="float">
            <text:p>33.4</text:p>
          </table:table-cell>
          <table:table-cell office:value-type="float" office:value="0" calcext:value-type="float">
            <text:p>0</text:p>
          </table:table-cell>
          <table:table-cell office:value-type="float" office:value="31.96" calcext:value-type="float">
            <text:p>31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44" calcext:value-type="float">
            <text:p>33.4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48" calcext:value-type="float">
            <text:p>33.48</text:p>
          </table:table-cell>
          <table:table-cell office:value-type="float" office:value="0" calcext:value-type="float">
            <text:p>0</text:p>
          </table:table-cell>
          <table:table-cell office:value-type="float" office:value="32.04" calcext:value-type="float">
            <text:p>3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52" calcext:value-type="float">
            <text:p>33.52</text:p>
          </table:table-cell>
          <table:table-cell office:value-type="float" office:value="0" calcext:value-type="float">
            <text:p>0</text:p>
          </table:table-cell>
          <table:table-cell office:value-type="float" office:value="32.08" calcext:value-type="float">
            <text:p>3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56" calcext:value-type="float">
            <text:p>33.56</text:p>
          </table:table-cell>
          <table:table-cell office:value-type="float" office:value="1" calcext:value-type="float">
            <text:p>1</text:p>
          </table:table-cell>
          <table:table-cell office:value-type="float" office:value="32.12" calcext:value-type="float">
            <text:p>3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6" calcext:value-type="float">
            <text:p>33.6</text:p>
          </table:table-cell>
          <table:table-cell office:value-type="float" office:value="0" calcext:value-type="float">
            <text:p>0</text:p>
          </table:table-cell>
          <table:table-cell office:value-type="float" office:value="32.16" calcext:value-type="float">
            <text:p>3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64" calcext:value-type="float">
            <text:p>33.64</text:p>
          </table:table-cell>
          <table:table-cell office:value-type="float" office:value="0" calcext:value-type="float">
            <text:p>0</text:p>
          </table:table-cell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68" calcext:value-type="float">
            <text:p>33.68</text:p>
          </table:table-cell>
          <table:table-cell office:value-type="float" office:value="0" calcext:value-type="float">
            <text:p>0</text:p>
          </table:table-cell>
          <table:table-cell office:value-type="float" office:value="32.24" calcext:value-type="float">
            <text:p>32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72" calcext:value-type="float">
            <text:p>33.72</text:p>
          </table:table-cell>
          <table:table-cell office:value-type="float" office:value="0" calcext:value-type="float">
            <text:p>0</text:p>
          </table:table-cell>
          <table:table-cell office:value-type="float" office:value="32.28" calcext:value-type="float">
            <text:p>3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76" calcext:value-type="float">
            <text:p>33.76</text:p>
          </table:table-cell>
          <table:table-cell office:value-type="float" office:value="1" calcext:value-type="float">
            <text:p>1</text:p>
          </table:table-cell>
          <table:table-cell office:value-type="float" office:value="32.32" calcext:value-type="float">
            <text:p>3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8" calcext:value-type="float">
            <text:p>33.8</text:p>
          </table:table-cell>
          <table:table-cell office:value-type="float" office:value="0" calcext:value-type="float">
            <text:p>0</text:p>
          </table:table-cell>
          <table:table-cell office:value-type="float" office:value="32.36" calcext:value-type="float">
            <text:p>32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84" calcext:value-type="float">
            <text:p>33.84</text:p>
          </table:table-cell>
          <table:table-cell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88" calcext:value-type="float">
            <text:p>33.88</text:p>
          </table:table-cell>
          <table:table-cell office:value-type="float" office:value="0" calcext:value-type="float">
            <text:p>0</text:p>
          </table:table-cell>
          <table:table-cell office:value-type="float" office:value="32.44" calcext:value-type="float">
            <text:p>3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92" calcext:value-type="float">
            <text:p>33.92</text:p>
          </table:table-cell>
          <table:table-cell office:value-type="float" office:value="0" calcext:value-type="float">
            <text:p>0</text:p>
          </table:table-cell>
          <table:table-cell office:value-type="float" office:value="32.48" calcext:value-type="float">
            <text:p>3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.96" calcext:value-type="float">
            <text:p>33.96</text:p>
          </table:table-cell>
          <table:table-cell office:value-type="float" office:value="0" calcext:value-type="float">
            <text:p>0</text:p>
          </table:table-cell>
          <table:table-cell office:value-type="float" office:value="32.52" calcext:value-type="float">
            <text:p>3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2.56" calcext:value-type="float">
            <text:p>3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04" calcext:value-type="float">
            <text:p>34.04</text:p>
          </table:table-cell>
          <table:table-cell office:value-type="float" office:value="0" calcext:value-type="float">
            <text:p>0</text:p>
          </table:table-cell>
          <table:table-cell office:value-type="float" office:value="32.6" calcext:value-type="float">
            <text:p>3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08" calcext:value-type="float">
            <text:p>34.08</text:p>
          </table:table-cell>
          <table:table-cell office:value-type="float" office:value="0" calcext:value-type="float">
            <text:p>0</text:p>
          </table:table-cell>
          <table:table-cell office:value-type="float" office:value="32.64" calcext:value-type="float">
            <text:p>3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12" calcext:value-type="float">
            <text:p>34.12</text:p>
          </table:table-cell>
          <table:table-cell office:value-type="float" office:value="0" calcext:value-type="float">
            <text:p>0</text:p>
          </table:table-cell>
          <table:table-cell office:value-type="float" office:value="32.68" calcext:value-type="float">
            <text:p>32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16" calcext:value-type="float">
            <text:p>34.16</text:p>
          </table:table-cell>
          <table:table-cell office:value-type="float" office:value="0" calcext:value-type="float">
            <text:p>0</text:p>
          </table:table-cell>
          <table:table-cell office:value-type="float" office:value="32.72" calcext:value-type="float">
            <text:p>32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2" calcext:value-type="float">
            <text:p>34.2</text:p>
          </table:table-cell>
          <table:table-cell office:value-type="float" office:value="0" calcext:value-type="float">
            <text:p>0</text:p>
          </table:table-cell>
          <table:table-cell office:value-type="float" office:value="32.76" calcext:value-type="float">
            <text:p>3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24" calcext:value-type="float">
            <text:p>34.24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28" calcext:value-type="float">
            <text:p>34.28</text:p>
          </table:table-cell>
          <table:table-cell office:value-type="float" office:value="0" calcext:value-type="float">
            <text:p>0</text:p>
          </table:table-cell>
          <table:table-cell office:value-type="float" office:value="32.84" calcext:value-type="float">
            <text:p>3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32" calcext:value-type="float">
            <text:p>34.32</text:p>
          </table:table-cell>
          <table:table-cell office:value-type="float" office:value="0" calcext:value-type="float">
            <text:p>0</text:p>
          </table:table-cell>
          <table:table-cell office:value-type="float" office:value="32.88" calcext:value-type="float">
            <text:p>3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36" calcext:value-type="float">
            <text:p>34.36</text:p>
          </table:table-cell>
          <table:table-cell office:value-type="float" office:value="0" calcext:value-type="float">
            <text:p>0</text:p>
          </table:table-cell>
          <table:table-cell office:value-type="float" office:value="32.92" calcext:value-type="float">
            <text:p>3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4" calcext:value-type="float">
            <text:p>34.4</text:p>
          </table:table-cell>
          <table:table-cell office:value-type="float" office:value="0" calcext:value-type="float">
            <text:p>0</text:p>
          </table:table-cell>
          <table:table-cell office:value-type="float" office:value="32.96" calcext:value-type="float">
            <text:p>3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44" calcext:value-type="float">
            <text:p>34.4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48" calcext:value-type="float">
            <text:p>34.48</text:p>
          </table:table-cell>
          <table:table-cell office:value-type="float" office:value="0" calcext:value-type="float">
            <text:p>0</text:p>
          </table:table-cell>
          <table:table-cell office:value-type="float" office:value="33.04" calcext:value-type="float">
            <text:p>3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52" calcext:value-type="float">
            <text:p>34.52</text:p>
          </table:table-cell>
          <table:table-cell office:value-type="float" office:value="0" calcext:value-type="float">
            <text:p>0</text:p>
          </table:table-cell>
          <table:table-cell office:value-type="float" office:value="33.08" calcext:value-type="float">
            <text:p>33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56" calcext:value-type="float">
            <text:p>34.56</text:p>
          </table:table-cell>
          <table:table-cell office:value-type="float" office:value="0" calcext:value-type="float">
            <text:p>0</text:p>
          </table:table-cell>
          <table:table-cell office:value-type="float" office:value="33.12" calcext:value-type="float">
            <text:p>3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6" calcext:value-type="float">
            <text:p>34.6</text:p>
          </table:table-cell>
          <table:table-cell office:value-type="float" office:value="0" calcext:value-type="float">
            <text:p>0</text:p>
          </table:table-cell>
          <table:table-cell office:value-type="float" office:value="33.16" calcext:value-type="float">
            <text:p>3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64" calcext:value-type="float">
            <text:p>34.64</text:p>
          </table:table-cell>
          <table:table-cell office:value-type="float" office:value="1" calcext:value-type="float">
            <text:p>1</text:p>
          </table:table-cell>
          <table:table-cell office:value-type="float" office:value="33.2" calcext:value-type="float">
            <text:p>3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68" calcext:value-type="float">
            <text:p>34.68</text:p>
          </table:table-cell>
          <table:table-cell office:value-type="float" office:value="0" calcext:value-type="float">
            <text:p>0</text:p>
          </table:table-cell>
          <table:table-cell office:value-type="float" office:value="33.24" calcext:value-type="float">
            <text:p>3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72" calcext:value-type="float">
            <text:p>34.72</text:p>
          </table:table-cell>
          <table:table-cell office:value-type="float" office:value="0" calcext:value-type="float">
            <text:p>0</text:p>
          </table:table-cell>
          <table:table-cell office:value-type="float" office:value="33.28" calcext:value-type="float">
            <text:p>3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76" calcext:value-type="float">
            <text:p>34.76</text:p>
          </table:table-cell>
          <table:table-cell office:value-type="float" office:value="0" calcext:value-type="float">
            <text:p>0</text:p>
          </table:table-cell>
          <table:table-cell office:value-type="float" office:value="33.32" calcext:value-type="float">
            <text:p>33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8" calcext:value-type="float">
            <text:p>34.8</text:p>
          </table:table-cell>
          <table:table-cell office:value-type="float" office:value="0" calcext:value-type="float">
            <text:p>0</text:p>
          </table:table-cell>
          <table:table-cell office:value-type="float" office:value="33.36" calcext:value-type="float">
            <text:p>3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84" calcext:value-type="float">
            <text:p>34.84</text:p>
          </table:table-cell>
          <table:table-cell office:value-type="float" office:value="0" calcext:value-type="float">
            <text:p>0</text:p>
          </table:table-cell>
          <table:table-cell office:value-type="float" office:value="33.4" calcext:value-type="float">
            <text:p>3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88" calcext:value-type="float">
            <text:p>34.88</text:p>
          </table:table-cell>
          <table:table-cell office:value-type="float" office:value="0" calcext:value-type="float">
            <text:p>0</text:p>
          </table:table-cell>
          <table:table-cell office:value-type="float" office:value="33.44" calcext:value-type="float">
            <text:p>3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92" calcext:value-type="float">
            <text:p>34.92</text:p>
          </table:table-cell>
          <table:table-cell office:value-type="float" office:value="0" calcext:value-type="float">
            <text:p>0</text:p>
          </table:table-cell>
          <table:table-cell office:value-type="float" office:value="33.48" calcext:value-type="float">
            <text:p>3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.96" calcext:value-type="float">
            <text:p>34.96</text:p>
          </table:table-cell>
          <table:table-cell office:value-type="float" office:value="0" calcext:value-type="float">
            <text:p>0</text:p>
          </table:table-cell>
          <table:table-cell office:value-type="float" office:value="33.52" calcext:value-type="float">
            <text:p>3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3.56" calcext:value-type="float">
            <text:p>3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04" calcext:value-type="float">
            <text:p>35.04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08" calcext:value-type="float">
            <text:p>35.08</text:p>
          </table:table-cell>
          <table:table-cell office:value-type="float" office:value="0" calcext:value-type="float">
            <text:p>0</text:p>
          </table:table-cell>
          <table:table-cell office:value-type="float" office:value="33.64" calcext:value-type="float">
            <text:p>3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12" calcext:value-type="float">
            <text:p>35.12</text:p>
          </table:table-cell>
          <table:table-cell office:value-type="float" office:value="0" calcext:value-type="float">
            <text:p>0</text:p>
          </table:table-cell>
          <table:table-cell office:value-type="float" office:value="33.68" calcext:value-type="float">
            <text:p>3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16" calcext:value-type="float">
            <text:p>35.16</text:p>
          </table:table-cell>
          <table:table-cell office:value-type="float" office:value="0" calcext:value-type="float">
            <text:p>0</text:p>
          </table:table-cell>
          <table:table-cell office:value-type="float" office:value="33.72" calcext:value-type="float">
            <text:p>3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  <table:table-cell office:value-type="float" office:value="33.76" calcext:value-type="float">
            <text:p>3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24" calcext:value-type="float">
            <text:p>35.24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28" calcext:value-type="float">
            <text:p>35.28</text:p>
          </table:table-cell>
          <table:table-cell office:value-type="float" office:value="0" calcext:value-type="float">
            <text:p>0</text:p>
          </table:table-cell>
          <table:table-cell office:value-type="float" office:value="33.84" calcext:value-type="float">
            <text:p>33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32" calcext:value-type="float">
            <text:p>35.32</text:p>
          </table:table-cell>
          <table:table-cell office:value-type="float" office:value="0" calcext:value-type="float">
            <text:p>0</text:p>
          </table:table-cell>
          <table:table-cell office:value-type="float" office:value="33.88" calcext:value-type="float">
            <text:p>3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36" calcext:value-type="float">
            <text:p>35.36</text:p>
          </table:table-cell>
          <table:table-cell office:value-type="float" office:value="0" calcext:value-type="float">
            <text:p>0</text:p>
          </table:table-cell>
          <table:table-cell office:value-type="float" office:value="33.92" calcext:value-type="float">
            <text:p>33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4" calcext:value-type="float">
            <text:p>35.4</text:p>
          </table:table-cell>
          <table:table-cell office:value-type="float" office:value="1" calcext:value-type="float">
            <text:p>1</text:p>
          </table:table-cell>
          <table:table-cell office:value-type="float" office:value="33.96" calcext:value-type="float">
            <text:p>3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44" calcext:value-type="float">
            <text:p>35.4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48" calcext:value-type="float">
            <text:p>35.48</text:p>
          </table:table-cell>
          <table:table-cell office:value-type="float" office:value="0" calcext:value-type="float">
            <text:p>0</text:p>
          </table:table-cell>
          <table:table-cell office:value-type="float" office:value="34.04" calcext:value-type="float">
            <text:p>34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52" calcext:value-type="float">
            <text:p>35.52</text:p>
          </table:table-cell>
          <table:table-cell office:value-type="float" office:value="0" calcext:value-type="float">
            <text:p>0</text:p>
          </table:table-cell>
          <table:table-cell office:value-type="float" office:value="34.08" calcext:value-type="float">
            <text:p>3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56" calcext:value-type="float">
            <text:p>35.56</text:p>
          </table:table-cell>
          <table:table-cell office:value-type="float" office:value="0" calcext:value-type="float">
            <text:p>0</text:p>
          </table:table-cell>
          <table:table-cell office:value-type="float" office:value="34.12" calcext:value-type="float">
            <text:p>3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6" calcext:value-type="float">
            <text:p>35.6</text:p>
          </table:table-cell>
          <table:table-cell office:value-type="float" office:value="0" calcext:value-type="float">
            <text:p>0</text:p>
          </table:table-cell>
          <table:table-cell office:value-type="float" office:value="34.16" calcext:value-type="float">
            <text:p>3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64" calcext:value-type="float">
            <text:p>35.64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68" calcext:value-type="float">
            <text:p>35.68</text:p>
          </table:table-cell>
          <table:table-cell office:value-type="float" office:value="0" calcext:value-type="float">
            <text:p>0</text:p>
          </table:table-cell>
          <table:table-cell office:value-type="float" office:value="34.24" calcext:value-type="float">
            <text:p>3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72" calcext:value-type="float">
            <text:p>35.72</text:p>
          </table:table-cell>
          <table:table-cell office:value-type="float" office:value="0" calcext:value-type="float">
            <text:p>0</text:p>
          </table:table-cell>
          <table:table-cell office:value-type="float" office:value="34.28" calcext:value-type="float">
            <text:p>3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76" calcext:value-type="float">
            <text:p>35.76</text:p>
          </table:table-cell>
          <table:table-cell office:value-type="float" office:value="1" calcext:value-type="float">
            <text:p>1</text:p>
          </table:table-cell>
          <table:table-cell office:value-type="float" office:value="34.32" calcext:value-type="float">
            <text:p>3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8" calcext:value-type="float">
            <text:p>35.8</text:p>
          </table:table-cell>
          <table:table-cell office:value-type="float" office:value="0" calcext:value-type="float">
            <text:p>0</text:p>
          </table:table-cell>
          <table:table-cell office:value-type="float" office:value="34.36" calcext:value-type="float">
            <text:p>3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84" calcext:value-type="float">
            <text:p>35.84</text:p>
          </table:table-cell>
          <table:table-cell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88" calcext:value-type="float">
            <text:p>35.88</text:p>
          </table:table-cell>
          <table:table-cell office:value-type="float" office:value="0" calcext:value-type="float">
            <text:p>0</text:p>
          </table:table-cell>
          <table:table-cell office:value-type="float" office:value="34.44" calcext:value-type="float">
            <text:p>3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92" calcext:value-type="float">
            <text:p>35.92</text:p>
          </table:table-cell>
          <table:table-cell office:value-type="float" office:value="0" calcext:value-type="float">
            <text:p>0</text:p>
          </table:table-cell>
          <table:table-cell office:value-type="float" office:value="34.48" calcext:value-type="float">
            <text:p>3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5.96" calcext:value-type="float">
            <text:p>35.96</text:p>
          </table:table-cell>
          <table:table-cell office:value-type="float" office:value="0" calcext:value-type="float">
            <text:p>0</text:p>
          </table:table-cell>
          <table:table-cell office:value-type="float" office:value="34.52" calcext:value-type="float">
            <text:p>3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04" calcext:value-type="float">
            <text:p>36.04</text:p>
          </table:table-cell>
          <table:table-cell office:value-type="float" office:value="0" calcext:value-type="float">
            <text:p>0</text:p>
          </table:table-cell>
          <table:table-cell office:value-type="float" office:value="34.6" calcext:value-type="float">
            <text:p>3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08" calcext:value-type="float">
            <text:p>36.08</text:p>
          </table:table-cell>
          <table:table-cell office:value-type="float" office:value="0" calcext:value-type="float">
            <text:p>0</text:p>
          </table:table-cell>
          <table:table-cell office:value-type="float" office:value="34.64" calcext:value-type="float">
            <text:p>34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.12" calcext:value-type="float">
            <text:p>36.12</text:p>
          </table:table-cell>
          <table:table-cell office:value-type="float" office:value="0" calcext:value-type="float">
            <text:p>0</text:p>
          </table:table-cell>
          <table:table-cell office:value-type="float" office:value="34.68" calcext:value-type="float">
            <text:p>3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16" calcext:value-type="float">
            <text:p>36.16</text:p>
          </table:table-cell>
          <table:table-cell office:value-type="float" office:value="0" calcext:value-type="float">
            <text:p>0</text:p>
          </table:table-cell>
          <table:table-cell office:value-type="float" office:value="34.72" calcext:value-type="float">
            <text:p>3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2" calcext:value-type="float">
            <text:p>36.2</text:p>
          </table:table-cell>
          <table:table-cell office:value-type="float" office:value="0" calcext:value-type="float">
            <text:p>0</text:p>
          </table:table-cell>
          <table:table-cell office:value-type="float" office:value="34.76" calcext:value-type="float">
            <text:p>34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24" calcext:value-type="float">
            <text:p>36.24</text:p>
          </table:table-cell>
          <table:table-cell office:value-type="float" office:value="0" calcext:value-type="float">
            <text:p>0</text:p>
          </table:table-cell>
          <table:table-cell office:value-type="float" office:value="34.8" calcext:value-type="float">
            <text:p>3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28" calcext:value-type="float">
            <text:p>36.28</text:p>
          </table:table-cell>
          <table:table-cell office:value-type="float" office:value="0" calcext:value-type="float">
            <text:p>0</text:p>
          </table:table-cell>
          <table:table-cell office:value-type="float" office:value="34.84" calcext:value-type="float">
            <text:p>34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32" calcext:value-type="float">
            <text:p>36.32</text:p>
          </table:table-cell>
          <table:table-cell office:value-type="float" office:value="0" calcext:value-type="float">
            <text:p>0</text:p>
          </table:table-cell>
          <table:table-cell office:value-type="float" office:value="34.88" calcext:value-type="float">
            <text:p>3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36" calcext:value-type="float">
            <text:p>36.36</text:p>
          </table:table-cell>
          <table:table-cell office:value-type="float" office:value="0" calcext:value-type="float">
            <text:p>0</text:p>
          </table:table-cell>
          <table:table-cell office:value-type="float" office:value="34.92" calcext:value-type="float">
            <text:p>3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4" calcext:value-type="float">
            <text:p>36.4</text:p>
          </table:table-cell>
          <table:table-cell office:value-type="float" office:value="0" calcext:value-type="float">
            <text:p>0</text:p>
          </table:table-cell>
          <table:table-cell office:value-type="float" office:value="34.96" calcext:value-type="float">
            <text:p>34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44" calcext:value-type="float">
            <text:p>36.4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48" calcext:value-type="float">
            <text:p>36.48</text:p>
          </table:table-cell>
          <table:table-cell office:value-type="float" office:value="0" calcext:value-type="float">
            <text:p>0</text:p>
          </table:table-cell>
          <table:table-cell office:value-type="float" office:value="35.04" calcext:value-type="float">
            <text:p>3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52" calcext:value-type="float">
            <text:p>36.52</text:p>
          </table:table-cell>
          <table:table-cell office:value-type="float" office:value="0" calcext:value-type="float">
            <text:p>0</text:p>
          </table:table-cell>
          <table:table-cell office:value-type="float" office:value="35.08" calcext:value-type="float">
            <text:p>35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56" calcext:value-type="float">
            <text:p>36.56</text:p>
          </table:table-cell>
          <table:table-cell office:value-type="float" office:value="0" calcext:value-type="float">
            <text:p>0</text:p>
          </table:table-cell>
          <table:table-cell office:value-type="float" office:value="35.12" calcext:value-type="float">
            <text:p>3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6" calcext:value-type="float">
            <text:p>36.6</text:p>
          </table:table-cell>
          <table:table-cell office:value-type="float" office:value="0" calcext:value-type="float">
            <text:p>0</text:p>
          </table:table-cell>
          <table:table-cell office:value-type="float" office:value="35.16" calcext:value-type="float">
            <text:p>3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64" calcext:value-type="float">
            <text:p>36.64</text:p>
          </table:table-cell>
          <table:table-cell office:value-type="float" office:value="0" calcext:value-type="float">
            <text:p>0</text:p>
          </table:table-cell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68" calcext:value-type="float">
            <text:p>36.68</text:p>
          </table:table-cell>
          <table:table-cell office:value-type="float" office:value="0" calcext:value-type="float">
            <text:p>0</text:p>
          </table:table-cell>
          <table:table-cell office:value-type="float" office:value="35.24" calcext:value-type="float">
            <text:p>35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72" calcext:value-type="float">
            <text:p>36.72</text:p>
          </table:table-cell>
          <table:table-cell office:value-type="float" office:value="0" calcext:value-type="float">
            <text:p>0</text:p>
          </table:table-cell>
          <table:table-cell office:value-type="float" office:value="35.28" calcext:value-type="float">
            <text:p>3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76" calcext:value-type="float">
            <text:p>36.76</text:p>
          </table:table-cell>
          <table:table-cell office:value-type="float" office:value="0" calcext:value-type="float">
            <text:p>0</text:p>
          </table:table-cell>
          <table:table-cell office:value-type="float" office:value="35.32" calcext:value-type="float">
            <text:p>35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8" calcext:value-type="float">
            <text:p>36.8</text:p>
          </table:table-cell>
          <table:table-cell office:value-type="float" office:value="0" calcext:value-type="float">
            <text:p>0</text:p>
          </table:table-cell>
          <table:table-cell office:value-type="float" office:value="35.36" calcext:value-type="float">
            <text:p>3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84" calcext:value-type="float">
            <text:p>36.84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88" calcext:value-type="float">
            <text:p>36.88</text:p>
          </table:table-cell>
          <table:table-cell office:value-type="float" office:value="0" calcext:value-type="float">
            <text:p>0</text:p>
          </table:table-cell>
          <table:table-cell office:value-type="float" office:value="35.44" calcext:value-type="float">
            <text:p>3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92" calcext:value-type="float">
            <text:p>36.92</text:p>
          </table:table-cell>
          <table:table-cell office:value-type="float" office:value="0" calcext:value-type="float">
            <text:p>0</text:p>
          </table:table-cell>
          <table:table-cell office:value-type="float" office:value="35.48" calcext:value-type="float">
            <text:p>3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6.96" calcext:value-type="float">
            <text:p>36.96</text:p>
          </table:table-cell>
          <table:table-cell office:value-type="float" office:value="0" calcext:value-type="float">
            <text:p>0</text:p>
          </table:table-cell>
          <table:table-cell office:value-type="float" office:value="35.52" calcext:value-type="float">
            <text:p>35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5.56" calcext:value-type="float">
            <text:p>3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04" calcext:value-type="float">
            <text:p>37.04</text:p>
          </table:table-cell>
          <table:table-cell office:value-type="float" office:value="0" calcext:value-type="float">
            <text:p>0</text:p>
          </table:table-cell>
          <table:table-cell office:value-type="float" office:value="35.6" calcext:value-type="float">
            <text:p>3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08" calcext:value-type="float">
            <text:p>37.08</text:p>
          </table:table-cell>
          <table:table-cell office:value-type="float" office:value="0" calcext:value-type="float">
            <text:p>0</text:p>
          </table:table-cell>
          <table:table-cell office:value-type="float" office:value="35.64" calcext:value-type="float">
            <text:p>3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12" calcext:value-type="float">
            <text:p>37.12</text:p>
          </table:table-cell>
          <table:table-cell office:value-type="float" office:value="0" calcext:value-type="float">
            <text:p>0</text:p>
          </table:table-cell>
          <table:table-cell office:value-type="float" office:value="35.68" calcext:value-type="float">
            <text:p>3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16" calcext:value-type="float">
            <text:p>37.16</text:p>
          </table:table-cell>
          <table:table-cell office:value-type="float" office:value="0" calcext:value-type="float">
            <text:p>0</text:p>
          </table:table-cell>
          <table:table-cell office:value-type="float" office:value="35.72" calcext:value-type="float">
            <text:p>35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2" calcext:value-type="float">
            <text:p>37.2</text:p>
          </table:table-cell>
          <table:table-cell office:value-type="float" office:value="0" calcext:value-type="float">
            <text:p>0</text:p>
          </table:table-cell>
          <table:table-cell office:value-type="float" office:value="35.76" calcext:value-type="float">
            <text:p>3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24" calcext:value-type="float">
            <text:p>37.24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28" calcext:value-type="float">
            <text:p>37.28</text:p>
          </table:table-cell>
          <table:table-cell office:value-type="float" office:value="0" calcext:value-type="float">
            <text:p>0</text:p>
          </table:table-cell>
          <table:table-cell office:value-type="float" office:value="35.84" calcext:value-type="float">
            <text:p>3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32" calcext:value-type="float">
            <text:p>37.32</text:p>
          </table:table-cell>
          <table:table-cell office:value-type="float" office:value="0" calcext:value-type="float">
            <text:p>0</text:p>
          </table:table-cell>
          <table:table-cell office:value-type="float" office:value="35.88" calcext:value-type="float">
            <text:p>3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36" calcext:value-type="float">
            <text:p>37.36</text:p>
          </table:table-cell>
          <table:table-cell office:value-type="float" office:value="0" calcext:value-type="float">
            <text:p>0</text:p>
          </table:table-cell>
          <table:table-cell office:value-type="float" office:value="35.92" calcext:value-type="float">
            <text:p>3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4" calcext:value-type="float">
            <text:p>37.4</text:p>
          </table:table-cell>
          <table:table-cell office:value-type="float" office:value="0" calcext:value-type="float">
            <text:p>0</text:p>
          </table:table-cell>
          <table:table-cell office:value-type="float" office:value="35.96" calcext:value-type="float">
            <text:p>3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44" calcext:value-type="float">
            <text:p>37.4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48" calcext:value-type="float">
            <text:p>37.48</text:p>
          </table:table-cell>
          <table:table-cell office:value-type="float" office:value="0" calcext:value-type="float">
            <text:p>0</text:p>
          </table:table-cell>
          <table:table-cell office:value-type="float" office:value="36.04" calcext:value-type="float">
            <text:p>36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52" calcext:value-type="float">
            <text:p>37.52</text:p>
          </table:table-cell>
          <table:table-cell office:value-type="float" office:value="0" calcext:value-type="float">
            <text:p>0</text:p>
          </table:table-cell>
          <table:table-cell office:value-type="float" office:value="36.08" calcext:value-type="float">
            <text:p>3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56" calcext:value-type="float">
            <text:p>37.56</text:p>
          </table:table-cell>
          <table:table-cell office:value-type="float" office:value="0" calcext:value-type="float">
            <text:p>0</text:p>
          </table:table-cell>
          <table:table-cell office:value-type="float" office:value="36.12" calcext:value-type="float">
            <text:p>36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6" calcext:value-type="float">
            <text:p>37.6</text:p>
          </table:table-cell>
          <table:table-cell office:value-type="float" office:value="1" calcext:value-type="float">
            <text:p>1</text:p>
          </table:table-cell>
          <table:table-cell office:value-type="float" office:value="36.16" calcext:value-type="float">
            <text:p>36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64" calcext:value-type="float">
            <text:p>37.64</text:p>
          </table:table-cell>
          <table:table-cell office:value-type="float" office:value="0" calcext:value-type="float">
            <text:p>0</text:p>
          </table:table-cell>
          <table:table-cell office:value-type="float" office:value="36.2" calcext:value-type="float">
            <text:p>3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7.68" calcext:value-type="float">
            <text:p>37.68</text:p>
          </table:table-cell>
          <table:table-cell office:value-type="float" office:value="0" calcext:value-type="float">
            <text:p>0</text:p>
          </table:table-cell>
          <table:table-cell office:value-type="float" office:value="36.24" calcext:value-type="float">
            <text:p>36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28" calcext:value-type="float">
            <text:p>3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32" calcext:value-type="float">
            <text:p>36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36" calcext:value-type="float">
            <text:p>36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4" calcext:value-type="float">
            <text:p>3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44" calcext:value-type="float">
            <text:p>3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48" calcext:value-type="float">
            <text:p>36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52" calcext:value-type="float">
            <text:p>36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56" calcext:value-type="float">
            <text:p>3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6" calcext:value-type="float">
            <text:p>3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64" calcext:value-type="float">
            <text:p>36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68" calcext:value-type="float">
            <text:p>3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72" calcext:value-type="float">
            <text:p>3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76" calcext:value-type="float">
            <text:p>36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8" calcext:value-type="float">
            <text:p>3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84" calcext:value-type="float">
            <text:p>3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88" calcext:value-type="float">
            <text:p>3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92" calcext:value-type="float">
            <text:p>36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96" calcext:value-type="float">
            <text:p>3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04" calcext:value-type="float">
            <text:p>37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08" calcext:value-type="float">
            <text:p>37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12" calcext:value-type="float">
            <text:p>3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16" calcext:value-type="float">
            <text:p>37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2" calcext:value-type="float">
            <text:p>3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24" calcext:value-type="float">
            <text:p>37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28" calcext:value-type="float">
            <text:p>3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32" calcext:value-type="float">
            <text:p>37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36" calcext:value-type="float">
            <text:p>37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4" calcext:value-type="float">
            <text:p>3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44" calcext:value-type="float">
            <text:p>3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48" calcext:value-type="float">
            <text:p>3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52" calcext:value-type="float">
            <text:p>3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56" calcext:value-type="float">
            <text:p>3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6" calcext:value-type="float">
            <text:p>3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64" calcext:value-type="float">
            <text:p>3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68" calcext:value-type="float">
            <text:p>37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72" calcext:value-type="float">
            <text:p>37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76" calcext:value-type="float">
            <text:p>3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8" calcext:value-type="float">
            <text:p>3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84" calcext:value-type="float">
            <text:p>37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88" calcext:value-type="float">
            <text:p>37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92" calcext:value-type="float">
            <text:p>3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7.96" calcext:value-type="float">
            <text:p>37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04" calcext:value-type="float">
            <text:p>38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08" calcext:value-type="float">
            <text:p>38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12" calcext:value-type="float">
            <text:p>3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16" calcext:value-type="float">
            <text:p>38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2" calcext:value-type="float">
            <text:p>3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24" calcext:value-type="float">
            <text:p>3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28" calcext:value-type="float">
            <text:p>3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36" calcext:value-type="float">
            <text:p>3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4" calcext:value-type="float">
            <text:p>3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44" calcext:value-type="float">
            <text:p>3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48" calcext:value-type="float">
            <text:p>38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52" calcext:value-type="float">
            <text:p>3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56" calcext:value-type="float">
            <text:p>3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6" calcext:value-type="float">
            <text:p>3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64" calcext:value-type="float">
            <text:p>3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68" calcext:value-type="float">
            <text:p>3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72" calcext:value-type="float">
            <text:p>38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76" calcext:value-type="float">
            <text:p>3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8" calcext:value-type="float">
            <text:p>3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84" calcext:value-type="float">
            <text:p>3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88" calcext:value-type="float">
            <text:p>3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92" calcext:value-type="float">
            <text:p>3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8.96" calcext:value-type="float">
            <text:p>3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04" calcext:value-type="float">
            <text:p>3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08" calcext:value-type="float">
            <text:p>3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12" calcext:value-type="float">
            <text:p>3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16" calcext:value-type="float">
            <text:p>3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24" calcext:value-type="float">
            <text:p>3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28" calcext:value-type="float">
            <text:p>39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32" calcext:value-type="float">
            <text:p>3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36" calcext:value-type="float">
            <text:p>39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4" calcext:value-type="float">
            <text:p>3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44" calcext:value-type="float">
            <text:p>3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48" calcext:value-type="float">
            <text:p>3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52" calcext:value-type="float">
            <text:p>3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56" calcext:value-type="float">
            <text:p>3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68" calcext:value-type="float">
            <text:p>3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72" calcext:value-type="float">
            <text:p>3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76" calcext:value-type="float">
            <text:p>39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84" calcext:value-type="float">
            <text:p>3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88" calcext:value-type="float">
            <text:p>3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92" calcext:value-type="float">
            <text:p>39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9.96" calcext:value-type="float">
            <text:p>39.9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nc10-19" table:style-name="ta1">
        <table:shapes>
          <draw:frame draw:z-index="0" draw:style-name="gr1" draw:text-style-name="P1" svg:width="159.99mm" svg:height="89.99mm" svg:x="153.27mm" svg:y="7.38mm">
            <loext:p draw:notify-on-update-of-ranges="'nc10-19'.A2:'nc10-19'.A1000 'nc10-19'.B2:'nc10-19'.B100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302.32mm" svg:height="162.56mm" svg:x="152.54mm" svg:y="100.93mm">
            <loext:p draw:notify-on-update-of-ranges="'nc10-19'.A2:'nc10-19'.A370 'nc10-19'.D2:'nc10-19'.D37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241.47mm" svg:height="142.64mm" svg:x="208.43mm" svg:y="31.34mm">
            <loext:p draw:notify-on-update-of-ranges="'nc10-19'.E2:'nc10-19'.E14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957" calcext:value-type="float">
            <text:p>2957</text:p>
          </table:table-cell>
          <table:table-cell table:formula="of:=AVERAGE([.B2:.B5])" office:value-type="float" office:value="889" calcext:value-type="float">
            <text:p>889</text:p>
          </table:table-cell>
          <table:table-cell table:formula="of:=LN([.C2])" office:value-type="float" office:value="6.7900972355139" calcext:value-type="float">
            <text:p>6.7900972355</text:p>
          </table:table-cell>
          <table:table-cell table:formula="of:=LN([.B2])" office:value-type="float" office:value="7.99193051985248" calcext:value-type="float">
            <text:p>7.9919305199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46" calcext:value-type="float">
            <text:p>246</text:p>
          </table:table-cell>
          <table:table-cell table:formula="of:=AVERAGE([.B3:.B6])" office:value-type="float" office:value="187.5" calcext:value-type="float">
            <text:p>187.5</text:p>
          </table:table-cell>
          <table:table-cell table:formula="of:=LN([.C3])" office:value-type="float" office:value="5.23377884541047" calcext:value-type="float">
            <text:p>5.2337788454</text:p>
          </table:table-cell>
          <table:table-cell table:formula="of:=LN([.B3])" office:value-type="float" office:value="5.50533153593236" calcext:value-type="float">
            <text:p>5.5053315359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8" calcext:value-type="float">
            <text:p>188</text:p>
          </table:table-cell>
          <table:table-cell table:formula="of:=AVERAGE([.B4:.B7])" office:value-type="float" office:value="165.5" calcext:value-type="float">
            <text:p>165.5</text:p>
          </table:table-cell>
          <table:table-cell table:formula="of:=LN([.C4])" office:value-type="float" office:value="5.10897119481712" calcext:value-type="float">
            <text:p>5.1089711948</text:p>
          </table:table-cell>
          <table:table-cell table:formula="of:=LN([.B4])" office:value-type="float" office:value="5.23644196282995" calcext:value-type="float">
            <text:p>5.236441962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65" calcext:value-type="float">
            <text:p>165</text:p>
          </table:table-cell>
          <table:table-cell table:formula="of:=AVERAGE([.B5:.B8])" office:value-type="float" office:value="159.5" calcext:value-type="float">
            <text:p>159.5</text:p>
          </table:table-cell>
          <table:table-cell table:formula="of:=LN([.C5])" office:value-type="float" office:value="5.0720439222249" calcext:value-type="float">
            <text:p>5.0720439222</text:p>
          </table:table-cell>
          <table:table-cell table:formula="of:=LN([.B5])" office:value-type="float" office:value="5.10594547390058" calcext:value-type="float">
            <text:p>5.105945473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1" calcext:value-type="float">
            <text:p>151</text:p>
          </table:table-cell>
          <table:table-cell table:formula="of:=AVERAGE([.B6:.B9])" office:value-type="float" office:value="152.5" calcext:value-type="float">
            <text:p>152.5</text:p>
          </table:table-cell>
          <table:table-cell table:formula="of:=LN([.C6])" office:value-type="float" office:value="5.02716459604747" calcext:value-type="float">
            <text:p>5.027164596</text:p>
          </table:table-cell>
          <table:table-cell table:formula="of:=LN([.B6])" office:value-type="float" office:value="5.01727983681492" calcext:value-type="float">
            <text:p>5.017279836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58" calcext:value-type="float">
            <text:p>158</text:p>
          </table:table-cell>
          <table:table-cell table:formula="of:=AVERAGE([.B7:.B10])" office:value-type="float" office:value="152.75" calcext:value-type="float">
            <text:p>152.75</text:p>
          </table:table-cell>
          <table:table-cell table:formula="of:=LN([.C7])" office:value-type="float" office:value="5.02880259805171" calcext:value-type="float">
            <text:p>5.0288025981</text:p>
          </table:table-cell>
          <table:table-cell table:formula="of:=LN([.B7])" office:value-type="float" office:value="5.06259503302697" calcext:value-type="float">
            <text:p>5.06259503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64" calcext:value-type="float">
            <text:p>164</text:p>
          </table:table-cell>
          <table:table-cell table:formula="of:=AVERAGE([.B8:.B11])" office:value-type="float" office:value="142.5" calcext:value-type="float">
            <text:p>142.5</text:p>
          </table:table-cell>
          <table:table-cell table:formula="of:=LN([.C8])" office:value-type="float" office:value="4.95934199970871" calcext:value-type="float">
            <text:p>4.9593419997</text:p>
          </table:table-cell>
          <table:table-cell table:formula="of:=LN([.B8])" office:value-type="float" office:value="5.0998664278242" calcext:value-type="float">
            <text:p>5.099866427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7" calcext:value-type="float">
            <text:p>137</text:p>
          </table:table-cell>
          <table:table-cell table:formula="of:=AVERAGE([.B9:.B12])" office:value-type="float" office:value="136.25" calcext:value-type="float">
            <text:p>136.25</text:p>
          </table:table-cell>
          <table:table-cell table:formula="of:=LN([.C9])" office:value-type="float" office:value="4.91449143354335" calcext:value-type="float">
            <text:p>4.9144914335</text:p>
          </table:table-cell>
          <table:table-cell table:formula="of:=LN([.B9])" office:value-type="float" office:value="4.91998092582813" calcext:value-type="float">
            <text:p>4.919980925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2" calcext:value-type="float">
            <text:p>152</text:p>
          </table:table-cell>
          <table:table-cell table:formula="of:=AVERAGE([.B10:.B13])" office:value-type="float" office:value="128.75" calcext:value-type="float">
            <text:p>128.75</text:p>
          </table:table-cell>
          <table:table-cell table:formula="of:=LN([.C10])" office:value-type="float" office:value="4.85787253954385" calcext:value-type="float">
            <text:p>4.8578725395</text:p>
          </table:table-cell>
          <table:table-cell table:formula="of:=LN([.B10])" office:value-type="float" office:value="5.02388052084628" calcext:value-type="float">
            <text:p>5.023880520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7" calcext:value-type="float">
            <text:p>117</text:p>
          </table:table-cell>
          <table:table-cell table:formula="of:=AVERAGE([.B11:.B14])" office:value-type="float" office:value="116" calcext:value-type="float">
            <text:p>116</text:p>
          </table:table-cell>
          <table:table-cell table:formula="of:=LN([.C11])" office:value-type="float" office:value="4.75359019110636" calcext:value-type="float">
            <text:p>4.7535901911</text:p>
          </table:table-cell>
          <table:table-cell table:formula="of:=LN([.B11])" office:value-type="float" office:value="4.76217393479776" calcext:value-type="float">
            <text:p>4.7621739348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39" calcext:value-type="float">
            <text:p>139</text:p>
          </table:table-cell>
          <table:table-cell table:formula="of:=AVERAGE([.B12:.B15])" office:value-type="float" office:value="111.25" calcext:value-type="float">
            <text:p>111.25</text:p>
          </table:table-cell>
          <table:table-cell table:formula="of:=LN([.C12])" office:value-type="float" office:value="4.71177992104635" calcext:value-type="float">
            <text:p>4.711779921</text:p>
          </table:table-cell>
          <table:table-cell table:formula="of:=LN([.B12])" office:value-type="float" office:value="4.93447393313069" calcext:value-type="float">
            <text:p>4.9344739331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07" calcext:value-type="float">
            <text:p>107</text:p>
          </table:table-cell>
          <table:table-cell table:formula="of:=AVERAGE([.B13:.B16])" office:value-type="float" office:value="101" calcext:value-type="float">
            <text:p>101</text:p>
          </table:table-cell>
          <table:table-cell table:formula="of:=LN([.C13])" office:value-type="float" office:value="4.61512051684126" calcext:value-type="float">
            <text:p>4.6151205168</text:p>
          </table:table-cell>
          <table:table-cell table:formula="of:=LN([.B13])" office:value-type="float" office:value="4.67282883446191" calcext:value-type="float">
            <text:p>4.672828834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01" calcext:value-type="float">
            <text:p>101</text:p>
          </table:table-cell>
          <table:table-cell table:formula="of:=AVERAGE([.B14:.B17])" office:value-type="float" office:value="99.25" calcext:value-type="float">
            <text:p>99.25</text:p>
          </table:table-cell>
          <table:table-cell table:formula="of:=LN([.C14])" office:value-type="float" office:value="4.5976419195673" calcext:value-type="float">
            <text:p>4.5976419196</text:p>
          </table:table-cell>
          <table:table-cell table:formula="of:=LN([.B14])" office:value-type="float" office:value="4.61512051684126" calcext:value-type="float">
            <text:p>4.6151205168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98" calcext:value-type="float">
            <text:p>98</text:p>
          </table:table-cell>
          <table:table-cell table:formula="of:=AVERAGE([.B15:.B18])" office:value-type="float" office:value="93.5" calcext:value-type="float">
            <text:p>93.5</text:p>
          </table:table-cell>
          <table:table-cell table:formula="of:=LN([.C15])" office:value-type="float" office:value="4.53796143629464" calcext:value-type="float">
            <text:p>4.5379614363</text:p>
          </table:table-cell>
          <table:table-cell table:formula="of:=LN([.B15])" office:value-type="float" office:value="4.58496747867057" calcext:value-type="float">
            <text:p>4.584967478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8" calcext:value-type="float">
            <text:p>98</text:p>
          </table:table-cell>
          <table:table-cell table:formula="of:=AVERAGE([.B16:.B19])" office:value-type="float" office:value="90" calcext:value-type="float">
            <text:p>90</text:p>
          </table:table-cell>
          <table:table-cell table:formula="of:=LN([.C16])" office:value-type="float" office:value="4.49980967033027" calcext:value-type="float">
            <text:p>4.4998096703</text:p>
          </table:table-cell>
          <table:table-cell table:formula="of:=LN([.B16])" office:value-type="float" office:value="4.58496747867057" calcext:value-type="float">
            <text:p>4.5849674787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00" calcext:value-type="float">
            <text:p>100</text:p>
          </table:table-cell>
          <table:table-cell table:formula="of:=AVERAGE([.B17:.B20])" office:value-type="float" office:value="84.75" calcext:value-type="float">
            <text:p>84.75</text:p>
          </table:table-cell>
          <table:table-cell table:formula="of:=LN([.C17])" office:value-type="float" office:value="4.43970574626056" calcext:value-type="float">
            <text:p>4.4397057463</text:p>
          </table:table-cell>
          <table:table-cell table:formula="of:=LN([.B17])" office:value-type="float" office:value="4.60517018598809" calcext:value-type="float">
            <text:p>4.605170186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78" calcext:value-type="float">
            <text:p>78</text:p>
          </table:table-cell>
          <table:table-cell table:formula="of:=AVERAGE([.B18:.B21])" office:value-type="float" office:value="81" calcext:value-type="float">
            <text:p>81</text:p>
          </table:table-cell>
          <table:table-cell table:formula="of:=LN([.C18])" office:value-type="float" office:value="4.39444915467244" calcext:value-type="float">
            <text:p>4.3944491547</text:p>
          </table:table-cell>
          <table:table-cell table:formula="of:=LN([.B18])" office:value-type="float" office:value="4.35670882668959" calcext:value-type="float">
            <text:p>4.356708826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84" calcext:value-type="float">
            <text:p>84</text:p>
          </table:table-cell>
          <table:table-cell table:formula="of:=AVERAGE([.B19:.B22])" office:value-type="float" office:value="84" calcext:value-type="float">
            <text:p>84</text:p>
          </table:table-cell>
          <table:table-cell table:formula="of:=LN([.C19])" office:value-type="float" office:value="4.43081679884331" calcext:value-type="float">
            <text:p>4.4308167988</text:p>
          </table:table-cell>
          <table:table-cell table:formula="of:=LN([.B19])" office:value-type="float" office:value="4.43081679884331" calcext:value-type="float">
            <text:p>4.4308167988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77" calcext:value-type="float">
            <text:p>77</text:p>
          </table:table-cell>
          <table:table-cell table:formula="of:=AVERAGE([.B20:.B23])" office:value-type="float" office:value="83" calcext:value-type="float">
            <text:p>83</text:p>
          </table:table-cell>
          <table:table-cell table:formula="of:=LN([.C20])" office:value-type="float" office:value="4.4188406077966" calcext:value-type="float">
            <text:p>4.4188406078</text:p>
          </table:table-cell>
          <table:table-cell table:formula="of:=LN([.B20])" office:value-type="float" office:value="4.34380542185368" calcext:value-type="float">
            <text:p>4.343805421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5" calcext:value-type="float">
            <text:p>85</text:p>
          </table:table-cell>
          <table:table-cell table:formula="of:=AVERAGE([.B21:.B24])" office:value-type="float" office:value="83.25" calcext:value-type="float">
            <text:p>83.25</text:p>
          </table:table-cell>
          <table:table-cell table:formula="of:=LN([.C21])" office:value-type="float" office:value="4.42184812886055" calcext:value-type="float">
            <text:p>4.4218481289</text:p>
          </table:table-cell>
          <table:table-cell table:formula="of:=LN([.B21])" office:value-type="float" office:value="4.44265125649032" calcext:value-type="float">
            <text:p>4.442651256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90" calcext:value-type="float">
            <text:p>90</text:p>
          </table:table-cell>
          <table:table-cell table:formula="of:=AVERAGE([.B22:.B25])" office:value-type="float" office:value="83" calcext:value-type="float">
            <text:p>83</text:p>
          </table:table-cell>
          <table:table-cell table:formula="of:=LN([.C22])" office:value-type="float" office:value="4.4188406077966" calcext:value-type="float">
            <text:p>4.4188406078</text:p>
          </table:table-cell>
          <table:table-cell table:formula="of:=LN([.B22])" office:value-type="float" office:value="4.49980967033027" calcext:value-type="float">
            <text:p>4.499809670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80" calcext:value-type="float">
            <text:p>80</text:p>
          </table:table-cell>
          <table:table-cell table:formula="of:=AVERAGE([.B23:.B26])" office:value-type="float" office:value="73" calcext:value-type="float">
            <text:p>73</text:p>
          </table:table-cell>
          <table:table-cell table:formula="of:=LN([.C23])" office:value-type="float" office:value="4.29045944114839" calcext:value-type="float">
            <text:p>4.2904594411</text:p>
          </table:table-cell>
          <table:table-cell table:formula="of:=LN([.B23])" office:value-type="float" office:value="4.38202663467388" calcext:value-type="float">
            <text:p>4.382026634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78" calcext:value-type="float">
            <text:p>78</text:p>
          </table:table-cell>
          <table:table-cell table:formula="of:=AVERAGE([.B24:.B27])" office:value-type="float" office:value="72" calcext:value-type="float">
            <text:p>72</text:p>
          </table:table-cell>
          <table:table-cell table:formula="of:=LN([.C24])" office:value-type="float" office:value="4.27666611901606" calcext:value-type="float">
            <text:p>4.276666119</text:p>
          </table:table-cell>
          <table:table-cell table:formula="of:=LN([.B24])" office:value-type="float" office:value="4.35670882668959" calcext:value-type="float">
            <text:p>4.356708826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84" calcext:value-type="float">
            <text:p>84</text:p>
          </table:table-cell>
          <table:table-cell table:formula="of:=AVERAGE([.B25:.B28])" office:value-type="float" office:value="69.5" calcext:value-type="float">
            <text:p>69.5</text:p>
          </table:table-cell>
          <table:table-cell table:formula="of:=LN([.C25])" office:value-type="float" office:value="4.24132675257075" calcext:value-type="float">
            <text:p>4.2413267526</text:p>
          </table:table-cell>
          <table:table-cell table:formula="of:=LN([.B25])" office:value-type="float" office:value="4.43081679884331" calcext:value-type="float">
            <text:p>4.43081679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AVERAGE([.B26:.B29])" office:value-type="float" office:value="65" calcext:value-type="float">
            <text:p>65</text:p>
          </table:table-cell>
          <table:table-cell table:formula="of:=LN([.C26])" office:value-type="float" office:value="4.17438726989564" calcext:value-type="float">
            <text:p>4.1743872699</text:p>
          </table:table-cell>
          <table:table-cell table:formula="of:=LN([.B26])" office:value-type="float" office:value="3.91202300542815" calcext:value-type="float">
            <text:p>3.912023005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76" calcext:value-type="float">
            <text:p>76</text:p>
          </table:table-cell>
          <table:table-cell table:formula="of:=AVERAGE([.B27:.B30])" office:value-type="float" office:value="70.25" calcext:value-type="float">
            <text:p>70.25</text:p>
          </table:table-cell>
          <table:table-cell table:formula="of:=LN([.C27])" office:value-type="float" office:value="4.25206030821386" calcext:value-type="float">
            <text:p>4.2520603082</text:p>
          </table:table-cell>
          <table:table-cell table:formula="of:=LN([.B27])" office:value-type="float" office:value="4.33073334028633" calcext:value-type="float">
            <text:p>4.3307333403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68" calcext:value-type="float">
            <text:p>68</text:p>
          </table:table-cell>
          <table:table-cell table:formula="of:=AVERAGE([.B28:.B31])" office:value-type="float" office:value="63" calcext:value-type="float">
            <text:p>63</text:p>
          </table:table-cell>
          <table:table-cell table:formula="of:=LN([.C28])" office:value-type="float" office:value="4.14313472639153" calcext:value-type="float">
            <text:p>4.1431347264</text:p>
          </table:table-cell>
          <table:table-cell table:formula="of:=LN([.B28])" office:value-type="float" office:value="4.21950770517611" calcext:value-type="float">
            <text:p>4.2195077052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66" calcext:value-type="float">
            <text:p>66</text:p>
          </table:table-cell>
          <table:table-cell table:formula="of:=AVERAGE([.B29:.B32])" office:value-type="float" office:value="59.75" calcext:value-type="float">
            <text:p>59.75</text:p>
          </table:table-cell>
          <table:table-cell table:formula="of:=LN([.C29])" office:value-type="float" office:value="4.09016919081162" calcext:value-type="float">
            <text:p>4.0901691908</text:p>
          </table:table-cell>
          <table:table-cell table:formula="of:=LN([.B29])" office:value-type="float" office:value="4.18965474202643" calcext:value-type="float">
            <text:p>4.189654742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71" calcext:value-type="float">
            <text:p>71</text:p>
          </table:table-cell>
          <table:table-cell table:formula="of:=AVERAGE([.B30:.B33])" office:value-type="float" office:value="54.75" calcext:value-type="float">
            <text:p>54.75</text:p>
          </table:table-cell>
          <table:table-cell table:formula="of:=LN([.C30])" office:value-type="float" office:value="4.00277736869661" calcext:value-type="float">
            <text:p>4.0027773687</text:p>
          </table:table-cell>
          <table:table-cell table:formula="of:=LN([.B30])" office:value-type="float" office:value="4.26267987704132" calcext:value-type="float">
            <text:p>4.26267987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7" calcext:value-type="float">
            <text:p>47</text:p>
          </table:table-cell>
          <table:table-cell table:formula="of:=AVERAGE([.B31:.B34])" office:value-type="float" office:value="47.75" calcext:value-type="float">
            <text:p>47.75</text:p>
          </table:table-cell>
          <table:table-cell table:formula="of:=LN([.C31])" office:value-type="float" office:value="3.86597906692674" calcext:value-type="float">
            <text:p>3.8659790669</text:p>
          </table:table-cell>
          <table:table-cell table:formula="of:=LN([.B31])" office:value-type="float" office:value="3.85014760171006" calcext:value-type="float">
            <text:p>3.8501476017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55" calcext:value-type="float">
            <text:p>55</text:p>
          </table:table-cell>
          <table:table-cell table:formula="of:=AVERAGE([.B32:.B35])" office:value-type="float" office:value="49.75" calcext:value-type="float">
            <text:p>49.75</text:p>
          </table:table-cell>
          <table:table-cell table:formula="of:=LN([.C32])" office:value-type="float" office:value="3.9070104636046" calcext:value-type="float">
            <text:p>3.9070104636</text:p>
          </table:table-cell>
          <table:table-cell table:formula="of:=LN([.B32])" office:value-type="float" office:value="4.00733318523247" calcext:value-type="float">
            <text:p>4.0073331852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46" calcext:value-type="float">
            <text:p>46</text:p>
          </table:table-cell>
          <table:table-cell table:formula="of:=AVERAGE([.B33:.B36])" office:value-type="float" office:value="48.25" calcext:value-type="float">
            <text:p>48.25</text:p>
          </table:table-cell>
          <table:table-cell table:formula="of:=LN([.C33])" office:value-type="float" office:value="3.87639582778499" calcext:value-type="float">
            <text:p>3.8763958278</text:p>
          </table:table-cell>
          <table:table-cell table:formula="of:=LN([.B33])" office:value-type="float" office:value="3.8286413964891" calcext:value-type="float">
            <text:p>3.8286413965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43" calcext:value-type="float">
            <text:p>43</text:p>
          </table:table-cell>
          <table:table-cell table:formula="of:=AVERAGE([.B34:.B37])" office:value-type="float" office:value="45" calcext:value-type="float">
            <text:p>45</text:p>
          </table:table-cell>
          <table:table-cell table:formula="of:=LN([.C34])" office:value-type="float" office:value="3.80666248977032" calcext:value-type="float">
            <text:p>3.8066624898</text:p>
          </table:table-cell>
          <table:table-cell table:formula="of:=LN([.B34])" office:value-type="float" office:value="3.76120011569356" calcext:value-type="float">
            <text:p>3.7612001157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55" calcext:value-type="float">
            <text:p>55</text:p>
          </table:table-cell>
          <table:table-cell table:formula="of:=AVERAGE([.B35:.B38])" office:value-type="float" office:value="44.5" calcext:value-type="float">
            <text:p>44.5</text:p>
          </table:table-cell>
          <table:table-cell table:formula="of:=LN([.C35])" office:value-type="float" office:value="3.79548918917219" calcext:value-type="float">
            <text:p>3.7954891892</text:p>
          </table:table-cell>
          <table:table-cell table:formula="of:=LN([.B35])" office:value-type="float" office:value="4.00733318523247" calcext:value-type="float">
            <text:p>4.007333185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9" calcext:value-type="float">
            <text:p>49</text:p>
          </table:table-cell>
          <table:table-cell table:formula="of:=AVERAGE([.B36:.B39])" office:value-type="float" office:value="41.25" calcext:value-type="float">
            <text:p>41.25</text:p>
          </table:table-cell>
          <table:table-cell table:formula="of:=LN([.C36])" office:value-type="float" office:value="3.71965111278069" calcext:value-type="float">
            <text:p>3.7196511128</text:p>
          </table:table-cell>
          <table:table-cell table:formula="of:=LN([.B36])" office:value-type="float" office:value="3.89182029811063" calcext:value-type="float">
            <text:p>3.8918202981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33" calcext:value-type="float">
            <text:p>33</text:p>
          </table:table-cell>
          <table:table-cell table:formula="of:=AVERAGE([.B37:.B40])" office:value-type="float" office:value="38.5" calcext:value-type="float">
            <text:p>38.5</text:p>
          </table:table-cell>
          <table:table-cell table:formula="of:=LN([.C37])" office:value-type="float" office:value="3.65065824129374" calcext:value-type="float">
            <text:p>3.6506582413</text:p>
          </table:table-cell>
          <table:table-cell table:formula="of:=LN([.B37])" office:value-type="float" office:value="3.49650756146648" calcext:value-type="float">
            <text:p>3.4965075615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41" calcext:value-type="float">
            <text:p>41</text:p>
          </table:table-cell>
          <table:table-cell table:formula="of:=AVERAGE([.B38:.B41])" office:value-type="float" office:value="39.5" calcext:value-type="float">
            <text:p>39.5</text:p>
          </table:table-cell>
          <table:table-cell table:formula="of:=LN([.C38])" office:value-type="float" office:value="3.67630067190708" calcext:value-type="float">
            <text:p>3.6763006719</text:p>
          </table:table-cell>
          <table:table-cell table:formula="of:=LN([.B38])" office:value-type="float" office:value="3.71357206670431" calcext:value-type="float">
            <text:p>3.7135720667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42" calcext:value-type="float">
            <text:p>42</text:p>
          </table:table-cell>
          <table:table-cell table:formula="of:=AVERAGE([.B39:.B42])" office:value-type="float" office:value="38.25" calcext:value-type="float">
            <text:p>38.25</text:p>
          </table:table-cell>
          <table:table-cell table:formula="of:=LN([.C39])" office:value-type="float" office:value="3.64414356027254" calcext:value-type="float">
            <text:p>3.6441435603</text:p>
          </table:table-cell>
          <table:table-cell table:formula="of:=LN([.B39])" office:value-type="float" office:value="3.73766961828337" calcext:value-type="float">
            <text:p>3.7376696183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38" calcext:value-type="float">
            <text:p>38</text:p>
          </table:table-cell>
          <table:table-cell table:formula="of:=AVERAGE([.B40:.B43])" office:value-type="float" office:value="34" calcext:value-type="float">
            <text:p>34</text:p>
          </table:table-cell>
          <table:table-cell table:formula="of:=LN([.C40])" office:value-type="float" office:value="3.52636052461616" calcext:value-type="float">
            <text:p>3.5263605246</text:p>
          </table:table-cell>
          <table:table-cell table:formula="of:=LN([.B40])" office:value-type="float" office:value="3.63758615972639" calcext:value-type="float">
            <text:p>3.637586159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7" calcext:value-type="float">
            <text:p>37</text:p>
          </table:table-cell>
          <table:table-cell table:formula="of:=AVERAGE([.B41:.B44])" office:value-type="float" office:value="33.25" calcext:value-type="float">
            <text:p>33.25</text:p>
          </table:table-cell>
          <table:table-cell table:formula="of:=LN([.C41])" office:value-type="float" office:value="3.50405476710186" calcext:value-type="float">
            <text:p>3.5040547671</text:p>
          </table:table-cell>
          <table:table-cell table:formula="of:=LN([.B41])" office:value-type="float" office:value="3.61091791264422" calcext:value-type="float">
            <text:p>3.6109179126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36" calcext:value-type="float">
            <text:p>36</text:p>
          </table:table-cell>
          <table:table-cell table:formula="of:=AVERAGE([.B42:.B45])" office:value-type="float" office:value="32.75" calcext:value-type="float">
            <text:p>32.75</text:p>
          </table:table-cell>
          <table:table-cell table:formula="of:=LN([.C42])" office:value-type="float" office:value="3.48890296208126" calcext:value-type="float">
            <text:p>3.4889029621</text:p>
          </table:table-cell>
          <table:table-cell table:formula="of:=LN([.B42])" office:value-type="float" office:value="3.58351893845611" calcext:value-type="float">
            <text:p>3.5835189385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25" calcext:value-type="float">
            <text:p>25</text:p>
          </table:table-cell>
          <table:table-cell table:formula="of:=AVERAGE([.B43:.B46])" office:value-type="float" office:value="31" calcext:value-type="float">
            <text:p>31</text:p>
          </table:table-cell>
          <table:table-cell table:formula="of:=LN([.C43])" office:value-type="float" office:value="3.43398720448515" calcext:value-type="float">
            <text:p>3.4339872045</text:p>
          </table:table-cell>
          <table:table-cell table:formula="of:=LN([.B43])" office:value-type="float" office:value="3.2188758248682" calcext:value-type="float">
            <text:p>3.2188758249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35" calcext:value-type="float">
            <text:p>35</text:p>
          </table:table-cell>
          <table:table-cell table:formula="of:=AVERAGE([.B44:.B47])" office:value-type="float" office:value="31.5" calcext:value-type="float">
            <text:p>31.5</text:p>
          </table:table-cell>
          <table:table-cell table:formula="of:=LN([.C44])" office:value-type="float" office:value="3.44998754583159" calcext:value-type="float">
            <text:p>3.4499875458</text:p>
          </table:table-cell>
          <table:table-cell table:formula="of:=LN([.B44])" office:value-type="float" office:value="3.55534806148941" calcext:value-type="float">
            <text:p>3.5553480615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35" calcext:value-type="float">
            <text:p>35</text:p>
          </table:table-cell>
          <table:table-cell table:formula="of:=AVERAGE([.B45:.B48])" office:value-type="float" office:value="31.5" calcext:value-type="float">
            <text:p>31.5</text:p>
          </table:table-cell>
          <table:table-cell table:formula="of:=LN([.C45])" office:value-type="float" office:value="3.44998754583159" calcext:value-type="float">
            <text:p>3.4499875458</text:p>
          </table:table-cell>
          <table:table-cell table:formula="of:=LN([.B45])" office:value-type="float" office:value="3.55534806148941" calcext:value-type="float">
            <text:p>3.555348061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9" calcext:value-type="float">
            <text:p>29</text:p>
          </table:table-cell>
          <table:table-cell table:formula="of:=AVERAGE([.B46:.B49])" office:value-type="float" office:value="30.25" calcext:value-type="float">
            <text:p>30.25</text:p>
          </table:table-cell>
          <table:table-cell table:formula="of:=LN([.C46])" office:value-type="float" office:value="3.40949618447685" calcext:value-type="float">
            <text:p>3.4094961845</text:p>
          </table:table-cell>
          <table:table-cell table:formula="of:=LN([.B46])" office:value-type="float" office:value="3.36729582998647" calcext:value-type="float">
            <text:p>3.36729583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27" calcext:value-type="float">
            <text:p>27</text:p>
          </table:table-cell>
          <table:table-cell table:formula="of:=AVERAGE([.B47:.B50])" office:value-type="float" office:value="30" calcext:value-type="float">
            <text:p>30</text:p>
          </table:table-cell>
          <table:table-cell table:formula="of:=LN([.C47])" office:value-type="float" office:value="3.40119738166216" calcext:value-type="float">
            <text:p>3.4011973817</text:p>
          </table:table-cell>
          <table:table-cell table:formula="of:=LN([.B47])" office:value-type="float" office:value="3.29583686600433" calcext:value-type="float">
            <text:p>3.295836866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35" calcext:value-type="float">
            <text:p>35</text:p>
          </table:table-cell>
          <table:table-cell table:formula="of:=AVERAGE([.B48:.B51])" office:value-type="float" office:value="31.25" calcext:value-type="float">
            <text:p>31.25</text:p>
          </table:table-cell>
          <table:table-cell table:formula="of:=LN([.C48])" office:value-type="float" office:value="3.44201937618241" calcext:value-type="float">
            <text:p>3.4420193762</text:p>
          </table:table-cell>
          <table:table-cell table:formula="of:=LN([.B48])" office:value-type="float" office:value="3.55534806148941" calcext:value-type="float">
            <text:p>3.5553480615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30" calcext:value-type="float">
            <text:p>30</text:p>
          </table:table-cell>
          <table:table-cell table:formula="of:=AVERAGE([.B49:.B52])" office:value-type="float" office:value="28.75" calcext:value-type="float">
            <text:p>28.75</text:p>
          </table:table-cell>
          <table:table-cell table:formula="of:=LN([.C49])" office:value-type="float" office:value="3.35863776724336" calcext:value-type="float">
            <text:p>3.3586377672</text:p>
          </table:table-cell>
          <table:table-cell table:formula="of:=LN([.B49])" office:value-type="float" office:value="3.40119738166216" calcext:value-type="float">
            <text:p>3.4011973817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28" calcext:value-type="float">
            <text:p>28</text:p>
          </table:table-cell>
          <table:table-cell table:formula="of:=AVERAGE([.B50:.B53])" office:value-type="float" office:value="27" calcext:value-type="float">
            <text:p>27</text:p>
          </table:table-cell>
          <table:table-cell table:formula="of:=LN([.C50])" office:value-type="float" office:value="3.29583686600433" calcext:value-type="float">
            <text:p>3.295836866</text:p>
          </table:table-cell>
          <table:table-cell table:formula="of:=LN([.B50])" office:value-type="float" office:value="3.3322045101752" calcext:value-type="float">
            <text:p>3.3322045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AVERAGE([.B51:.B54])" office:value-type="float" office:value="28" calcext:value-type="float">
            <text:p>28</text:p>
          </table:table-cell>
          <table:table-cell table:formula="of:=LN([.C51])" office:value-type="float" office:value="3.3322045101752" calcext:value-type="float">
            <text:p>3.3322045102</text:p>
          </table:table-cell>
          <table:table-cell table:formula="of:=LN([.B51])" office:value-type="float" office:value="3.46573590279973" calcext:value-type="float">
            <text:p>3.4657359028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5" calcext:value-type="float">
            <text:p>25</text:p>
          </table:table-cell>
          <table:table-cell table:formula="of:=AVERAGE([.B52:.B55])" office:value-type="float" office:value="27.25" calcext:value-type="float">
            <text:p>27.25</text:p>
          </table:table-cell>
          <table:table-cell table:formula="of:=LN([.C52])" office:value-type="float" office:value="3.30505352110925" calcext:value-type="float">
            <text:p>3.3050535211</text:p>
          </table:table-cell>
          <table:table-cell table:formula="of:=LN([.B52])" office:value-type="float" office:value="3.2188758248682" calcext:value-type="float">
            <text:p>3.2188758249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23" calcext:value-type="float">
            <text:p>23</text:p>
          </table:table-cell>
          <table:table-cell table:formula="of:=AVERAGE([.B53:.B56])" office:value-type="float" office:value="28.75" calcext:value-type="float">
            <text:p>28.75</text:p>
          </table:table-cell>
          <table:table-cell table:formula="of:=LN([.C53])" office:value-type="float" office:value="3.35863776724336" calcext:value-type="float">
            <text:p>3.3586377672</text:p>
          </table:table-cell>
          <table:table-cell table:formula="of:=LN([.B53])" office:value-type="float" office:value="3.13549421592915" calcext:value-type="float">
            <text:p>3.1354942159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32" calcext:value-type="float">
            <text:p>32</text:p>
          </table:table-cell>
          <table:table-cell table:formula="of:=AVERAGE([.B54:.B57])" office:value-type="float" office:value="28.25" calcext:value-type="float">
            <text:p>28.25</text:p>
          </table:table-cell>
          <table:table-cell table:formula="of:=LN([.C54])" office:value-type="float" office:value="3.34109345759245" calcext:value-type="float">
            <text:p>3.3410934576</text:p>
          </table:table-cell>
          <table:table-cell table:formula="of:=LN([.B54])" office:value-type="float" office:value="3.46573590279973" calcext:value-type="float">
            <text:p>3.4657359028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29" calcext:value-type="float">
            <text:p>29</text:p>
          </table:table-cell>
          <table:table-cell table:formula="of:=AVERAGE([.B55:.B58])" office:value-type="float" office:value="24.5" calcext:value-type="float">
            <text:p>24.5</text:p>
          </table:table-cell>
          <table:table-cell table:formula="of:=LN([.C55])" office:value-type="float" office:value="3.19867311755068" calcext:value-type="float">
            <text:p>3.1986731176</text:p>
          </table:table-cell>
          <table:table-cell table:formula="of:=LN([.B55])" office:value-type="float" office:value="3.36729582998647" calcext:value-type="float">
            <text:p>3.3672958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1" calcext:value-type="float">
            <text:p>31</text:p>
          </table:table-cell>
          <table:table-cell table:formula="of:=AVERAGE([.B56:.B59])" office:value-type="float" office:value="21.5" calcext:value-type="float">
            <text:p>21.5</text:p>
          </table:table-cell>
          <table:table-cell table:formula="of:=LN([.C56])" office:value-type="float" office:value="3.06805293513362" calcext:value-type="float">
            <text:p>3.0680529351</text:p>
          </table:table-cell>
          <table:table-cell table:formula="of:=LN([.B56])" office:value-type="float" office:value="3.43398720448515" calcext:value-type="float">
            <text:p>3.4339872045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1" calcext:value-type="float">
            <text:p>21</text:p>
          </table:table-cell>
          <table:table-cell table:formula="of:=AVERAGE([.B57:.B60])" office:value-type="float" office:value="19.75" calcext:value-type="float">
            <text:p>19.75</text:p>
          </table:table-cell>
          <table:table-cell table:formula="of:=LN([.C57])" office:value-type="float" office:value="2.98315349134713" calcext:value-type="float">
            <text:p>2.9831534913</text:p>
          </table:table-cell>
          <table:table-cell table:formula="of:=LN([.B57])" office:value-type="float" office:value="3.04452243772342" calcext:value-type="float">
            <text:p>3.0445224377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7" calcext:value-type="float">
            <text:p>17</text:p>
          </table:table-cell>
          <table:table-cell table:formula="of:=AVERAGE([.B58:.B61])" office:value-type="float" office:value="18.75" calcext:value-type="float">
            <text:p>18.75</text:p>
          </table:table-cell>
          <table:table-cell table:formula="of:=LN([.C58])" office:value-type="float" office:value="2.93119375241642" calcext:value-type="float">
            <text:p>2.9311937524</text:p>
          </table:table-cell>
          <table:table-cell table:formula="of:=LN([.B58])" office:value-type="float" office:value="2.83321334405622" calcext:value-type="float">
            <text:p>2.8332133441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17" calcext:value-type="float">
            <text:p>17</text:p>
          </table:table-cell>
          <table:table-cell table:formula="of:=AVERAGE([.B59:.B62])" office:value-type="float" office:value="20.5" calcext:value-type="float">
            <text:p>20.5</text:p>
          </table:table-cell>
          <table:table-cell table:formula="of:=LN([.C59])" office:value-type="float" office:value="3.02042488614436" calcext:value-type="float">
            <text:p>3.0204248861</text:p>
          </table:table-cell>
          <table:table-cell table:formula="of:=LN([.B59])" office:value-type="float" office:value="2.83321334405622" calcext:value-type="float">
            <text:p>2.8332133441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4" calcext:value-type="float">
            <text:p>24</text:p>
          </table:table-cell>
          <table:table-cell table:formula="of:=AVERAGE([.B60:.B63])" office:value-type="float" office:value="23.25" calcext:value-type="float">
            <text:p>23.25</text:p>
          </table:table-cell>
          <table:table-cell table:formula="of:=LN([.C60])" office:value-type="float" office:value="3.14630513203337" calcext:value-type="float">
            <text:p>3.146305132</text:p>
          </table:table-cell>
          <table:table-cell table:formula="of:=LN([.B60])" office:value-type="float" office:value="3.17805383034795" calcext:value-type="float">
            <text:p>3.178053830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7" calcext:value-type="float">
            <text:p>17</text:p>
          </table:table-cell>
          <table:table-cell table:formula="of:=AVERAGE([.B61:.B64])" office:value-type="float" office:value="23.75" calcext:value-type="float">
            <text:p>23.75</text:p>
          </table:table-cell>
          <table:table-cell table:formula="of:=LN([.C61])" office:value-type="float" office:value="3.16758253048065" calcext:value-type="float">
            <text:p>3.1675825305</text:p>
          </table:table-cell>
          <table:table-cell table:formula="of:=LN([.B61])" office:value-type="float" office:value="2.83321334405622" calcext:value-type="float">
            <text:p>2.8332133441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24" calcext:value-type="float">
            <text:p>24</text:p>
          </table:table-cell>
          <table:table-cell table:formula="of:=AVERAGE([.B62:.B65])" office:value-type="float" office:value="27.25" calcext:value-type="float">
            <text:p>27.25</text:p>
          </table:table-cell>
          <table:table-cell table:formula="of:=LN([.C62])" office:value-type="float" office:value="3.30505352110925" calcext:value-type="float">
            <text:p>3.3050535211</text:p>
          </table:table-cell>
          <table:table-cell table:formula="of:=LN([.B62])" office:value-type="float" office:value="3.17805383034795" calcext:value-type="float">
            <text:p>3.1780538303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28" calcext:value-type="float">
            <text:p>28</text:p>
          </table:table-cell>
          <table:table-cell table:formula="of:=AVERAGE([.B63:.B66])" office:value-type="float" office:value="24.5" calcext:value-type="float">
            <text:p>24.5</text:p>
          </table:table-cell>
          <table:table-cell table:formula="of:=LN([.C63])" office:value-type="float" office:value="3.19867311755068" calcext:value-type="float">
            <text:p>3.1986731176</text:p>
          </table:table-cell>
          <table:table-cell table:formula="of:=LN([.B63])" office:value-type="float" office:value="3.3322045101752" calcext:value-type="float">
            <text:p>3.332204510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26" calcext:value-type="float">
            <text:p>26</text:p>
          </table:table-cell>
          <table:table-cell table:formula="of:=AVERAGE([.B64:.B67])" office:value-type="float" office:value="21.75" calcext:value-type="float">
            <text:p>21.75</text:p>
          </table:table-cell>
          <table:table-cell table:formula="of:=LN([.C64])" office:value-type="float" office:value="3.07961375753469" calcext:value-type="float">
            <text:p>3.0796137575</text:p>
          </table:table-cell>
          <table:table-cell table:formula="of:=LN([.B64])" office:value-type="float" office:value="3.25809653802148" calcext:value-type="float">
            <text:p>3.258096538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31" calcext:value-type="float">
            <text:p>31</text:p>
          </table:table-cell>
          <table:table-cell table:formula="of:=AVERAGE([.B65:.B68])" office:value-type="float" office:value="18.25" calcext:value-type="float">
            <text:p>18.25</text:p>
          </table:table-cell>
          <table:table-cell table:formula="of:=LN([.C65])" office:value-type="float" office:value="2.9041650800285" calcext:value-type="float">
            <text:p>2.90416508</text:p>
          </table:table-cell>
          <table:table-cell table:formula="of:=LN([.B65])" office:value-type="float" office:value="3.43398720448515" calcext:value-type="float">
            <text:p>3.433987204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3" calcext:value-type="float">
            <text:p>13</text:p>
          </table:table-cell>
          <table:table-cell table:formula="of:=AVERAGE([.B66:.B69])" office:value-type="float" office:value="14.75" calcext:value-type="float">
            <text:p>14.75</text:p>
          </table:table-cell>
          <table:table-cell table:formula="of:=LN([.C66])" office:value-type="float" office:value="2.69124308278583" calcext:value-type="float">
            <text:p>2.6912430828</text:p>
          </table:table-cell>
          <table:table-cell table:formula="of:=LN([.B66])" office:value-type="float" office:value="2.56494935746154" calcext:value-type="float">
            <text:p>2.5649493575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17" calcext:value-type="float">
            <text:p>17</text:p>
          </table:table-cell>
          <table:table-cell table:formula="of:=AVERAGE([.B67:.B70])" office:value-type="float" office:value="15" calcext:value-type="float">
            <text:p>15</text:p>
          </table:table-cell>
          <table:table-cell table:formula="of:=LN([.C67])" office:value-type="float" office:value="2.70805020110221" calcext:value-type="float">
            <text:p>2.7080502011</text:p>
          </table:table-cell>
          <table:table-cell table:formula="of:=LN([.B67])" office:value-type="float" office:value="2.83321334405622" calcext:value-type="float">
            <text:p>2.8332133441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12" calcext:value-type="float">
            <text:p>12</text:p>
          </table:table-cell>
          <table:table-cell table:formula="of:=AVERAGE([.B68:.B71])" office:value-type="float" office:value="12.75" calcext:value-type="float">
            <text:p>12.75</text:p>
          </table:table-cell>
          <table:table-cell table:formula="of:=LN([.C68])" office:value-type="float" office:value="2.54553127160443" calcext:value-type="float">
            <text:p>2.5455312716</text:p>
          </table:table-cell>
          <table:table-cell table:formula="of:=LN([.B68])" office:value-type="float" office:value="2.484906649788" calcext:value-type="float">
            <text:p>2.4849066498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17" calcext:value-type="float">
            <text:p>17</text:p>
          </table:table-cell>
          <table:table-cell table:formula="of:=AVERAGE([.B69:.B72])" office:value-type="float" office:value="13" calcext:value-type="float">
            <text:p>13</text:p>
          </table:table-cell>
          <table:table-cell table:formula="of:=LN([.C69])" office:value-type="float" office:value="2.56494935746154" calcext:value-type="float">
            <text:p>2.5649493575</text:p>
          </table:table-cell>
          <table:table-cell table:formula="of:=LN([.B69])" office:value-type="float" office:value="2.83321334405622" calcext:value-type="float">
            <text:p>2.8332133441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14" calcext:value-type="float">
            <text:p>14</text:p>
          </table:table-cell>
          <table:table-cell table:formula="of:=AVERAGE([.B70:.B73])" office:value-type="float" office:value="13" calcext:value-type="float">
            <text:p>13</text:p>
          </table:table-cell>
          <table:table-cell table:formula="of:=LN([.C70])" office:value-type="float" office:value="2.56494935746154" calcext:value-type="float">
            <text:p>2.5649493575</text:p>
          </table:table-cell>
          <table:table-cell table:formula="of:=LN([.B70])" office:value-type="float" office:value="2.63905732961526" calcext:value-type="float">
            <text:p>2.639057329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table:formula="of:=AVERAGE([.B71:.B74])" office:value-type="float" office:value="13.5" calcext:value-type="float">
            <text:p>13.5</text:p>
          </table:table-cell>
          <table:table-cell table:formula="of:=LN([.C71])" office:value-type="float" office:value="2.60268968544438" calcext:value-type="float">
            <text:p>2.6026896854</text:p>
          </table:table-cell>
          <table:table-cell table:formula="of:=LN([.B71])" office:value-type="float" office:value="2.07944154167984" calcext:value-type="float">
            <text:p>2.0794415417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13" calcext:value-type="float">
            <text:p>13</text:p>
          </table:table-cell>
          <table:table-cell table:formula="of:=AVERAGE([.B72:.B75])" office:value-type="float" office:value="14.5" calcext:value-type="float">
            <text:p>14.5</text:p>
          </table:table-cell>
          <table:table-cell table:formula="of:=LN([.C72])" office:value-type="float" office:value="2.67414864942653" calcext:value-type="float">
            <text:p>2.6741486494</text:p>
          </table:table-cell>
          <table:table-cell table:formula="of:=LN([.B72])" office:value-type="float" office:value="2.56494935746154" calcext:value-type="float">
            <text:p>2.5649493575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17" calcext:value-type="float">
            <text:p>17</text:p>
          </table:table-cell>
          <table:table-cell table:formula="of:=AVERAGE([.B73:.B76])" office:value-type="float" office:value="16.25" calcext:value-type="float">
            <text:p>16.25</text:p>
          </table:table-cell>
          <table:table-cell table:formula="of:=LN([.C73])" office:value-type="float" office:value="2.78809290877575" calcext:value-type="float">
            <text:p>2.7880929088</text:p>
          </table:table-cell>
          <table:table-cell table:formula="of:=LN([.B73])" office:value-type="float" office:value="2.83321334405622" calcext:value-type="float">
            <text:p>2.8332133441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16" calcext:value-type="float">
            <text:p>16</text:p>
          </table:table-cell>
          <table:table-cell table:formula="of:=AVERAGE([.B74:.B77])" office:value-type="float" office:value="14.75" calcext:value-type="float">
            <text:p>14.75</text:p>
          </table:table-cell>
          <table:table-cell table:formula="of:=LN([.C74])" office:value-type="float" office:value="2.69124308278583" calcext:value-type="float">
            <text:p>2.6912430828</text:p>
          </table:table-cell>
          <table:table-cell table:formula="of:=LN([.B74])" office:value-type="float" office:value="2.77258872223978" calcext:value-type="float">
            <text:p>2.7725887222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12" calcext:value-type="float">
            <text:p>12</text:p>
          </table:table-cell>
          <table:table-cell table:formula="of:=AVERAGE([.B75:.B78])" office:value-type="float" office:value="14.25" calcext:value-type="float">
            <text:p>14.25</text:p>
          </table:table-cell>
          <table:table-cell table:formula="of:=LN([.C75])" office:value-type="float" office:value="2.65675690671466" calcext:value-type="float">
            <text:p>2.6567569067</text:p>
          </table:table-cell>
          <table:table-cell table:formula="of:=LN([.B75])" office:value-type="float" office:value="2.484906649788" calcext:value-type="float">
            <text:p>2.48490664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AVERAGE([.B76:.B79])" office:value-type="float" office:value="16.25" calcext:value-type="float">
            <text:p>16.25</text:p>
          </table:table-cell>
          <table:table-cell table:formula="of:=LN([.C76])" office:value-type="float" office:value="2.78809290877575" calcext:value-type="float">
            <text:p>2.7880929088</text:p>
          </table:table-cell>
          <table:table-cell table:formula="of:=LN([.B76])" office:value-type="float" office:value="2.99573227355399" calcext:value-type="float">
            <text:p>2.9957322736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11" calcext:value-type="float">
            <text:p>11</text:p>
          </table:table-cell>
          <table:table-cell table:formula="of:=AVERAGE([.B77:.B80])" office:value-type="float" office:value="14.5" calcext:value-type="float">
            <text:p>14.5</text:p>
          </table:table-cell>
          <table:table-cell table:formula="of:=LN([.C77])" office:value-type="float" office:value="2.67414864942653" calcext:value-type="float">
            <text:p>2.6741486494</text:p>
          </table:table-cell>
          <table:table-cell table:formula="of:=LN([.B77])" office:value-type="float" office:value="2.39789527279837" calcext:value-type="float">
            <text:p>2.3978952728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14" calcext:value-type="float">
            <text:p>14</text:p>
          </table:table-cell>
          <table:table-cell table:formula="of:=AVERAGE([.B78:.B81])" office:value-type="float" office:value="15.25" calcext:value-type="float">
            <text:p>15.25</text:p>
          </table:table-cell>
          <table:table-cell table:formula="of:=LN([.C78])" office:value-type="float" office:value="2.72457950305342" calcext:value-type="float">
            <text:p>2.7245795031</text:p>
          </table:table-cell>
          <table:table-cell table:formula="of:=LN([.B78])" office:value-type="float" office:value="2.63905732961526" calcext:value-type="float">
            <text:p>2.6390573296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20" calcext:value-type="float">
            <text:p>20</text:p>
          </table:table-cell>
          <table:table-cell table:formula="of:=AVERAGE([.B79:.B82])" office:value-type="float" office:value="17" calcext:value-type="float">
            <text:p>17</text:p>
          </table:table-cell>
          <table:table-cell table:formula="of:=LN([.C79])" office:value-type="float" office:value="2.83321334405622" calcext:value-type="float">
            <text:p>2.8332133441</text:p>
          </table:table-cell>
          <table:table-cell table:formula="of:=LN([.B79])" office:value-type="float" office:value="2.99573227355399" calcext:value-type="float">
            <text:p>2.9957322736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13" calcext:value-type="float">
            <text:p>13</text:p>
          </table:table-cell>
          <table:table-cell table:formula="of:=AVERAGE([.B80:.B83])" office:value-type="float" office:value="15.25" calcext:value-type="float">
            <text:p>15.25</text:p>
          </table:table-cell>
          <table:table-cell table:formula="of:=LN([.C80])" office:value-type="float" office:value="2.72457950305342" calcext:value-type="float">
            <text:p>2.7245795031</text:p>
          </table:table-cell>
          <table:table-cell table:formula="of:=LN([.B80])" office:value-type="float" office:value="2.56494935746154" calcext:value-type="float">
            <text:p>2.564949357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4" calcext:value-type="float">
            <text:p>14</text:p>
          </table:table-cell>
          <table:table-cell table:formula="of:=AVERAGE([.B81:.B84])" office:value-type="float" office:value="15.25" calcext:value-type="float">
            <text:p>15.25</text:p>
          </table:table-cell>
          <table:table-cell table:formula="of:=LN([.C81])" office:value-type="float" office:value="2.72457950305342" calcext:value-type="float">
            <text:p>2.7245795031</text:p>
          </table:table-cell>
          <table:table-cell table:formula="of:=LN([.B81])" office:value-type="float" office:value="2.63905732961526" calcext:value-type="float">
            <text:p>2.6390573296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21" calcext:value-type="float">
            <text:p>21</text:p>
          </table:table-cell>
          <table:table-cell table:formula="of:=AVERAGE([.B82:.B85])" office:value-type="float" office:value="13.75" calcext:value-type="float">
            <text:p>13.75</text:p>
          </table:table-cell>
          <table:table-cell table:formula="of:=LN([.C82])" office:value-type="float" office:value="2.62103882411258" calcext:value-type="float">
            <text:p>2.6210388241</text:p>
          </table:table-cell>
          <table:table-cell table:formula="of:=LN([.B82])" office:value-type="float" office:value="3.04452243772342" calcext:value-type="float">
            <text:p>3.0445224377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13" calcext:value-type="float">
            <text:p>13</text:p>
          </table:table-cell>
          <table:table-cell table:formula="of:=AVERAGE([.B83:.B86])" office:value-type="float" office:value="11.75" calcext:value-type="float">
            <text:p>11.75</text:p>
          </table:table-cell>
          <table:table-cell table:formula="of:=LN([.C83])" office:value-type="float" office:value="2.46385324059017" calcext:value-type="float">
            <text:p>2.4638532406</text:p>
          </table:table-cell>
          <table:table-cell table:formula="of:=LN([.B83])" office:value-type="float" office:value="2.56494935746154" calcext:value-type="float">
            <text:p>2.5649493575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13" calcext:value-type="float">
            <text:p>13</text:p>
          </table:table-cell>
          <table:table-cell table:formula="of:=AVERAGE([.B84:.B87])" office:value-type="float" office:value="11.75" calcext:value-type="float">
            <text:p>11.75</text:p>
          </table:table-cell>
          <table:table-cell table:formula="of:=LN([.C84])" office:value-type="float" office:value="2.46385324059017" calcext:value-type="float">
            <text:p>2.4638532406</text:p>
          </table:table-cell>
          <table:table-cell table:formula="of:=LN([.B84])" office:value-type="float" office:value="2.56494935746154" calcext:value-type="float">
            <text:p>2.5649493575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8" calcext:value-type="float">
            <text:p>8</text:p>
          </table:table-cell>
          <table:table-cell table:formula="of:=AVERAGE([.B85:.B88])" office:value-type="float" office:value="10" calcext:value-type="float">
            <text:p>10</text:p>
          </table:table-cell>
          <table:table-cell table:formula="of:=LN([.C85])" office:value-type="float" office:value="2.30258509299405" calcext:value-type="float">
            <text:p>2.302585093</text:p>
          </table:table-cell>
          <table:table-cell table:formula="of:=LN([.B85])" office:value-type="float" office:value="2.07944154167984" calcext:value-type="float">
            <text:p>2.079441541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3" calcext:value-type="float">
            <text:p>13</text:p>
          </table:table-cell>
          <table:table-cell table:formula="of:=AVERAGE([.B86:.B89])" office:value-type="float" office:value="10.75" calcext:value-type="float">
            <text:p>10.75</text:p>
          </table:table-cell>
          <table:table-cell table:formula="of:=LN([.C86])" office:value-type="float" office:value="2.37490575457367" calcext:value-type="float">
            <text:p>2.3749057546</text:p>
          </table:table-cell>
          <table:table-cell table:formula="of:=LN([.B86])" office:value-type="float" office:value="2.56494935746154" calcext:value-type="float">
            <text:p>2.5649493575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13" calcext:value-type="float">
            <text:p>13</text:p>
          </table:table-cell>
          <table:table-cell table:formula="of:=AVERAGE([.B87:.B90])" office:value-type="float" office:value="9.5" calcext:value-type="float">
            <text:p>9.5</text:p>
          </table:table-cell>
          <table:table-cell table:formula="of:=LN([.C87])" office:value-type="float" office:value="2.2512917986065" calcext:value-type="float">
            <text:p>2.2512917986</text:p>
          </table:table-cell>
          <table:table-cell table:formula="of:=LN([.B87])" office:value-type="float" office:value="2.56494935746154" calcext:value-type="float">
            <text:p>2.5649493575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6" calcext:value-type="float">
            <text:p>6</text:p>
          </table:table-cell>
          <table:table-cell table:formula="of:=AVERAGE([.B88:.B91])" office:value-type="float" office:value="9" calcext:value-type="float">
            <text:p>9</text:p>
          </table:table-cell>
          <table:table-cell table:formula="of:=LN([.C88])" office:value-type="float" office:value="2.19722457733622" calcext:value-type="float">
            <text:p>2.1972245773</text:p>
          </table:table-cell>
          <table:table-cell table:formula="of:=LN([.B88])" office:value-type="float" office:value="1.79175946922806" calcext:value-type="float">
            <text:p>1.7917594692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11" calcext:value-type="float">
            <text:p>11</text:p>
          </table:table-cell>
          <table:table-cell table:formula="of:=AVERAGE([.B89:.B92])" office:value-type="float" office:value="8.75" calcext:value-type="float">
            <text:p>8.75</text:p>
          </table:table-cell>
          <table:table-cell table:formula="of:=LN([.C89])" office:value-type="float" office:value="2.16905370036952" calcext:value-type="float">
            <text:p>2.1690537004</text:p>
          </table:table-cell>
          <table:table-cell table:formula="of:=LN([.B89])" office:value-type="float" office:value="2.39789527279837" calcext:value-type="float">
            <text:p>2.3978952728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8" calcext:value-type="float">
            <text:p>8</text:p>
          </table:table-cell>
          <table:table-cell table:formula="of:=AVERAGE([.B90:.B93])" office:value-type="float" office:value="8" calcext:value-type="float">
            <text:p>8</text:p>
          </table:table-cell>
          <table:table-cell table:formula="of:=LN([.C90])" office:value-type="float" office:value="2.07944154167984" calcext:value-type="float">
            <text:p>2.0794415417</text:p>
          </table:table-cell>
          <table:table-cell table:formula="of:=LN([.B90])" office:value-type="float" office:value="2.07944154167984" calcext:value-type="float">
            <text:p>2.079441541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1" calcext:value-type="float">
            <text:p>11</text:p>
          </table:table-cell>
          <table:table-cell table:formula="of:=AVERAGE([.B91:.B94])" office:value-type="float" office:value="8.75" calcext:value-type="float">
            <text:p>8.75</text:p>
          </table:table-cell>
          <table:table-cell table:formula="of:=LN([.C91])" office:value-type="float" office:value="2.16905370036952" calcext:value-type="float">
            <text:p>2.1690537004</text:p>
          </table:table-cell>
          <table:table-cell table:formula="of:=LN([.B91])" office:value-type="float" office:value="2.39789527279837" calcext:value-type="float">
            <text:p>2.3978952728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5" calcext:value-type="float">
            <text:p>5</text:p>
          </table:table-cell>
          <table:table-cell table:formula="of:=AVERAGE([.B92:.B95])" office:value-type="float" office:value="7.5" calcext:value-type="float">
            <text:p>7.5</text:p>
          </table:table-cell>
          <table:table-cell table:formula="of:=LN([.C92])" office:value-type="float" office:value="2.01490302054226" calcext:value-type="float">
            <text:p>2.0149030205</text:p>
          </table:table-cell>
          <table:table-cell table:formula="of:=LN([.B92])" office:value-type="float" office:value="1.6094379124341" calcext:value-type="float">
            <text:p>1.6094379124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8" calcext:value-type="float">
            <text:p>8</text:p>
          </table:table-cell>
          <table:table-cell table:formula="of:=AVERAGE([.B93:.B96])" office:value-type="float" office:value="7.75" calcext:value-type="float">
            <text:p>7.75</text:p>
          </table:table-cell>
          <table:table-cell table:formula="of:=LN([.C93])" office:value-type="float" office:value="2.04769284336526" calcext:value-type="float">
            <text:p>2.0476928434</text:p>
          </table:table-cell>
          <table:table-cell table:formula="of:=LN([.B93])" office:value-type="float" office:value="2.07944154167984" calcext:value-type="float">
            <text:p>2.0794415417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11" calcext:value-type="float">
            <text:p>11</text:p>
          </table:table-cell>
          <table:table-cell table:formula="of:=AVERAGE([.B94:.B97])" office:value-type="float" office:value="8.75" calcext:value-type="float">
            <text:p>8.75</text:p>
          </table:table-cell>
          <table:table-cell table:formula="of:=LN([.C94])" office:value-type="float" office:value="2.16905370036952" calcext:value-type="float">
            <text:p>2.1690537004</text:p>
          </table:table-cell>
          <table:table-cell table:formula="of:=LN([.B94])" office:value-type="float" office:value="2.39789527279837" calcext:value-type="float">
            <text:p>2.3978952728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6" calcext:value-type="float">
            <text:p>6</text:p>
          </table:table-cell>
          <table:table-cell table:formula="of:=AVERAGE([.B95:.B98])" office:value-type="float" office:value="8.5" calcext:value-type="float">
            <text:p>8.5</text:p>
          </table:table-cell>
          <table:table-cell table:formula="of:=LN([.C95])" office:value-type="float" office:value="2.14006616349627" calcext:value-type="float">
            <text:p>2.1400661635</text:p>
          </table:table-cell>
          <table:table-cell table:formula="of:=LN([.B95])" office:value-type="float" office:value="1.79175946922806" calcext:value-type="float">
            <text:p>1.7917594692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6" calcext:value-type="float">
            <text:p>6</text:p>
          </table:table-cell>
          <table:table-cell table:formula="of:=AVERAGE([.B96:.B99])" office:value-type="float" office:value="9.25" calcext:value-type="float">
            <text:p>9.25</text:p>
          </table:table-cell>
          <table:table-cell table:formula="of:=LN([.C96])" office:value-type="float" office:value="2.22462355152433" calcext:value-type="float">
            <text:p>2.2246235515</text:p>
          </table:table-cell>
          <table:table-cell table:formula="of:=LN([.B96])" office:value-type="float" office:value="1.79175946922806" calcext:value-type="float">
            <text:p>1.7917594692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12" calcext:value-type="float">
            <text:p>12</text:p>
          </table:table-cell>
          <table:table-cell table:formula="of:=AVERAGE([.B97:.B100])" office:value-type="float" office:value="10.25" calcext:value-type="float">
            <text:p>10.25</text:p>
          </table:table-cell>
          <table:table-cell table:formula="of:=LN([.C97])" office:value-type="float" office:value="2.32727770558442" calcext:value-type="float">
            <text:p>2.3272777056</text:p>
          </table:table-cell>
          <table:table-cell table:formula="of:=LN([.B97])" office:value-type="float" office:value="2.484906649788" calcext:value-type="float">
            <text:p>2.4849066498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10" calcext:value-type="float">
            <text:p>10</text:p>
          </table:table-cell>
          <table:table-cell table:formula="of:=AVERAGE([.B98:.B101])" office:value-type="float" office:value="10" calcext:value-type="float">
            <text:p>10</text:p>
          </table:table-cell>
          <table:table-cell table:formula="of:=LN([.C98])" office:value-type="float" office:value="2.30258509299405" calcext:value-type="float">
            <text:p>2.302585093</text:p>
          </table:table-cell>
          <table:table-cell table:formula="of:=LN([.B98])" office:value-type="float" office:value="2.30258509299405" calcext:value-type="float">
            <text:p>2.302585093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9" calcext:value-type="float">
            <text:p>9</text:p>
          </table:table-cell>
          <table:table-cell table:formula="of:=AVERAGE([.B99:.B102])" office:value-type="float" office:value="10" calcext:value-type="float">
            <text:p>10</text:p>
          </table:table-cell>
          <table:table-cell table:formula="of:=LN([.C99])" office:value-type="float" office:value="2.30258509299405" calcext:value-type="float">
            <text:p>2.302585093</text:p>
          </table:table-cell>
          <table:table-cell table:formula="of:=LN([.B99])" office:value-type="float" office:value="2.19722457733622" calcext:value-type="float">
            <text:p>2.1972245773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0" calcext:value-type="float">
            <text:p>10</text:p>
          </table:table-cell>
          <table:table-cell table:formula="of:=AVERAGE([.B100:.B103])" office:value-type="float" office:value="9.5" calcext:value-type="float">
            <text:p>9.5</text:p>
          </table:table-cell>
          <table:table-cell table:formula="of:=LN([.C100])" office:value-type="float" office:value="2.2512917986065" calcext:value-type="float">
            <text:p>2.2512917986</text:p>
          </table:table-cell>
          <table:table-cell table:formula="of:=LN([.B100])" office:value-type="float" office:value="2.30258509299405" calcext:value-type="float">
            <text:p>2.3025850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AVERAGE([.B101:.B104])" office:value-type="float" office:value="9" calcext:value-type="float">
            <text:p>9</text:p>
          </table:table-cell>
          <table:table-cell table:formula="of:=LN([.C101])" office:value-type="float" office:value="2.19722457733622" calcext:value-type="float">
            <text:p>2.1972245773</text:p>
          </table:table-cell>
          <table:table-cell table:formula="of:=LN([.B101])" office:value-type="float" office:value="2.39789527279837" calcext:value-type="float">
            <text:p>2.3978952728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10" calcext:value-type="float">
            <text:p>10</text:p>
          </table:table-cell>
          <table:table-cell table:formula="of:=AVERAGE([.B102:.B105])" office:value-type="float" office:value="7.75" calcext:value-type="float">
            <text:p>7.75</text:p>
          </table:table-cell>
          <table:table-cell table:formula="of:=LN([.C102])" office:value-type="float" office:value="2.04769284336526" calcext:value-type="float">
            <text:p>2.0476928434</text:p>
          </table:table-cell>
          <table:table-cell table:formula="of:=LN([.B102])" office:value-type="float" office:value="2.30258509299405" calcext:value-type="float">
            <text:p>2.302585093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7" calcext:value-type="float">
            <text:p>7</text:p>
          </table:table-cell>
          <table:table-cell table:formula="of:=AVERAGE([.B103:.B106])" office:value-type="float" office:value="5.75" calcext:value-type="float">
            <text:p>5.75</text:p>
          </table:table-cell>
          <table:table-cell table:formula="of:=LN([.C103])" office:value-type="float" office:value="1.74919985480926" calcext:value-type="float">
            <text:p>1.7491998548</text:p>
          </table:table-cell>
          <table:table-cell table:formula="of:=LN([.B103])" office:value-type="float" office:value="1.94591014905531" calcext:value-type="float">
            <text:p>1.9459101491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8" calcext:value-type="float">
            <text:p>8</text:p>
          </table:table-cell>
          <table:table-cell table:formula="of:=AVERAGE([.B104:.B107])" office:value-type="float" office:value="5" calcext:value-type="float">
            <text:p>5</text:p>
          </table:table-cell>
          <table:table-cell table:formula="of:=LN([.C104])" office:value-type="float" office:value="1.6094379124341" calcext:value-type="float">
            <text:p>1.6094379124</text:p>
          </table:table-cell>
          <table:table-cell table:formula="of:=LN([.B104])" office:value-type="float" office:value="2.07944154167984" calcext:value-type="float">
            <text:p>2.0794415417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6" calcext:value-type="float">
            <text:p>6</text:p>
          </table:table-cell>
          <table:table-cell table:formula="of:=AVERAGE([.B105:.B108])" office:value-type="float" office:value="4" calcext:value-type="float">
            <text:p>4</text:p>
          </table:table-cell>
          <table:table-cell table:formula="of:=LN([.C105])" office:value-type="float" office:value="1.38629436111989" calcext:value-type="float">
            <text:p>1.3862943611</text:p>
          </table:table-cell>
          <table:table-cell table:formula="of:=LN([.B105])" office:value-type="float" office:value="1.79175946922806" calcext:value-type="float">
            <text:p>1.791759469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table:formula="of:=AVERAGE([.B106:.B109])" office:value-type="float" office:value="4.5" calcext:value-type="float">
            <text:p>4.5</text:p>
          </table:table-cell>
          <table:table-cell table:formula="of:=LN([.C106])" office:value-type="float" office:value="1.50407739677627" calcext:value-type="float">
            <text:p>1.5040773968</text:p>
          </table:table-cell>
          <table:table-cell table:formula="of:=LN([.B106])" office:value-type="float" office:value="0.693147180559945" calcext:value-type="float">
            <text:p>0.6931471806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4" calcext:value-type="float">
            <text:p>4</text:p>
          </table:table-cell>
          <table:table-cell table:formula="of:=AVERAGE([.B107:.B110])" office:value-type="float" office:value="5.25" calcext:value-type="float">
            <text:p>5.25</text:p>
          </table:table-cell>
          <table:table-cell table:formula="of:=LN([.C107])" office:value-type="float" office:value="1.65822807660353" calcext:value-type="float">
            <text:p>1.6582280766</text:p>
          </table:table-cell>
          <table:table-cell table:formula="of:=LN([.B107])" office:value-type="float" office:value="1.38629436111989" calcext:value-type="float">
            <text:p>1.3862943611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" calcext:value-type="float">
            <text:p>4</text:p>
          </table:table-cell>
          <table:table-cell table:formula="of:=AVERAGE([.B108:.B111])" office:value-type="float" office:value="6" calcext:value-type="float">
            <text:p>6</text:p>
          </table:table-cell>
          <table:table-cell table:formula="of:=LN([.C108])" office:value-type="float" office:value="1.79175946922806" calcext:value-type="float">
            <text:p>1.7917594692</text:p>
          </table:table-cell>
          <table:table-cell table:formula="of:=LN([.B108])" office:value-type="float" office:value="1.38629436111989" calcext:value-type="float">
            <text:p>1.3862943611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8" calcext:value-type="float">
            <text:p>8</text:p>
          </table:table-cell>
          <table:table-cell table:formula="of:=AVERAGE([.B109:.B112])" office:value-type="float" office:value="6.75" calcext:value-type="float">
            <text:p>6.75</text:p>
          </table:table-cell>
          <table:table-cell table:formula="of:=LN([.C109])" office:value-type="float" office:value="1.90954250488444" calcext:value-type="float">
            <text:p>1.9095425049</text:p>
          </table:table-cell>
          <table:table-cell table:formula="of:=LN([.B109])" office:value-type="float" office:value="2.07944154167984" calcext:value-type="float">
            <text:p>2.0794415417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5" calcext:value-type="float">
            <text:p>5</text:p>
          </table:table-cell>
          <table:table-cell table:formula="of:=AVERAGE([.B110:.B113])" office:value-type="float" office:value="6.75" calcext:value-type="float">
            <text:p>6.75</text:p>
          </table:table-cell>
          <table:table-cell table:formula="of:=LN([.C110])" office:value-type="float" office:value="1.90954250488444" calcext:value-type="float">
            <text:p>1.9095425049</text:p>
          </table:table-cell>
          <table:table-cell table:formula="of:=LN([.B110])" office:value-type="float" office:value="1.6094379124341" calcext:value-type="float">
            <text:p>1.609437912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" calcext:value-type="float">
            <text:p>7</text:p>
          </table:table-cell>
          <table:table-cell table:formula="of:=AVERAGE([.B111:.B114])" office:value-type="float" office:value="7.5" calcext:value-type="float">
            <text:p>7.5</text:p>
          </table:table-cell>
          <table:table-cell table:formula="of:=LN([.C111])" office:value-type="float" office:value="2.01490302054226" calcext:value-type="float">
            <text:p>2.0149030205</text:p>
          </table:table-cell>
          <table:table-cell table:formula="of:=LN([.B111])" office:value-type="float" office:value="1.94591014905531" calcext:value-type="float">
            <text:p>1.9459101491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7" calcext:value-type="float">
            <text:p>7</text:p>
          </table:table-cell>
          <table:table-cell table:formula="of:=AVERAGE([.B112:.B115])" office:value-type="float" office:value="6.75" calcext:value-type="float">
            <text:p>6.75</text:p>
          </table:table-cell>
          <table:table-cell table:formula="of:=LN([.C112])" office:value-type="float" office:value="1.90954250488444" calcext:value-type="float">
            <text:p>1.9095425049</text:p>
          </table:table-cell>
          <table:table-cell table:formula="of:=LN([.B112])" office:value-type="float" office:value="1.94591014905531" calcext:value-type="float">
            <text:p>1.9459101491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8" calcext:value-type="float">
            <text:p>8</text:p>
          </table:table-cell>
          <table:table-cell table:formula="of:=AVERAGE([.B113:.B116])" office:value-type="float" office:value="6.75" calcext:value-type="float">
            <text:p>6.75</text:p>
          </table:table-cell>
          <table:table-cell table:formula="of:=LN([.C113])" office:value-type="float" office:value="1.90954250488444" calcext:value-type="float">
            <text:p>1.9095425049</text:p>
          </table:table-cell>
          <table:table-cell table:formula="of:=LN([.B113])" office:value-type="float" office:value="2.07944154167984" calcext:value-type="float">
            <text:p>2.0794415417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8" calcext:value-type="float">
            <text:p>8</text:p>
          </table:table-cell>
          <table:table-cell table:formula="of:=AVERAGE([.B114:.B117])" office:value-type="float" office:value="6" calcext:value-type="float">
            <text:p>6</text:p>
          </table:table-cell>
          <table:table-cell table:formula="of:=LN([.C114])" office:value-type="float" office:value="1.79175946922806" calcext:value-type="float">
            <text:p>1.7917594692</text:p>
          </table:table-cell>
          <table:table-cell table:formula="of:=LN([.B114])" office:value-type="float" office:value="2.07944154167984" calcext:value-type="float">
            <text:p>2.0794415417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4" calcext:value-type="float">
            <text:p>4</text:p>
          </table:table-cell>
          <table:table-cell table:formula="of:=AVERAGE([.B115:.B118])" office:value-type="float" office:value="5.5" calcext:value-type="float">
            <text:p>5.5</text:p>
          </table:table-cell>
          <table:table-cell table:formula="of:=LN([.C115])" office:value-type="float" office:value="1.70474809223843" calcext:value-type="float">
            <text:p>1.7047480922</text:p>
          </table:table-cell>
          <table:table-cell table:formula="of:=LN([.B115])" office:value-type="float" office:value="1.38629436111989" calcext:value-type="float">
            <text:p>1.386294361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" calcext:value-type="float">
            <text:p>7</text:p>
          </table:table-cell>
          <table:table-cell table:formula="of:=AVERAGE([.B116:.B119])" office:value-type="float" office:value="5.5" calcext:value-type="float">
            <text:p>5.5</text:p>
          </table:table-cell>
          <table:table-cell table:formula="of:=LN([.C116])" office:value-type="float" office:value="1.70474809223843" calcext:value-type="float">
            <text:p>1.7047480922</text:p>
          </table:table-cell>
          <table:table-cell table:formula="of:=LN([.B116])" office:value-type="float" office:value="1.94591014905531" calcext:value-type="float">
            <text:p>1.9459101491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5" calcext:value-type="float">
            <text:p>5</text:p>
          </table:table-cell>
          <table:table-cell table:formula="of:=AVERAGE([.B117:.B120])" office:value-type="float" office:value="5" calcext:value-type="float">
            <text:p>5</text:p>
          </table:table-cell>
          <table:table-cell table:formula="of:=LN([.C117])" office:value-type="float" office:value="1.6094379124341" calcext:value-type="float">
            <text:p>1.6094379124</text:p>
          </table:table-cell>
          <table:table-cell table:formula="of:=LN([.B117])" office:value-type="float" office:value="1.6094379124341" calcext:value-type="float">
            <text:p>1.6094379124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6" calcext:value-type="float">
            <text:p>6</text:p>
          </table:table-cell>
          <table:table-cell table:formula="of:=AVERAGE([.B118:.B121])" office:value-type="float" office:value="4.25" calcext:value-type="float">
            <text:p>4.25</text:p>
          </table:table-cell>
          <table:table-cell table:formula="of:=LN([.C118])" office:value-type="float" office:value="1.44691898293633" calcext:value-type="float">
            <text:p>1.4469189829</text:p>
          </table:table-cell>
          <table:table-cell table:formula="of:=LN([.B118])" office:value-type="float" office:value="1.79175946922806" calcext:value-type="float">
            <text:p>1.7917594692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4" calcext:value-type="float">
            <text:p>4</text:p>
          </table:table-cell>
          <table:table-cell table:formula="of:=AVERAGE([.B119:.B122])" office:value-type="float" office:value="5.5" calcext:value-type="float">
            <text:p>5.5</text:p>
          </table:table-cell>
          <table:table-cell table:formula="of:=LN([.C119])" office:value-type="float" office:value="1.70474809223843" calcext:value-type="float">
            <text:p>1.7047480922</text:p>
          </table:table-cell>
          <table:table-cell table:formula="of:=LN([.B119])" office:value-type="float" office:value="1.38629436111989" calcext:value-type="float">
            <text:p>1.3862943611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table:formula="of:=AVERAGE([.B120:.B123])" office:value-type="float" office:value="5.25" calcext:value-type="float">
            <text:p>5.25</text:p>
          </table:table-cell>
          <table:table-cell table:formula="of:=LN([.C120])" office:value-type="float" office:value="1.65822807660353" calcext:value-type="float">
            <text:p>1.6582280766</text:p>
          </table:table-cell>
          <table:table-cell table:formula="of:=LN([.B120])" office:value-type="float" office:value="1.6094379124341" calcext:value-type="float">
            <text:p>1.609437912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table:formula="of:=AVERAGE([.B121:.B124])" office:value-type="float" office:value="5.75" calcext:value-type="float">
            <text:p>5.75</text:p>
          </table:table-cell>
          <table:table-cell table:formula="of:=LN([.C121])" office:value-type="float" office:value="1.74919985480926" calcext:value-type="float">
            <text:p>1.7491998548</text:p>
          </table:table-cell>
          <table:table-cell table:formula="of:=LN([.B121])" office:value-type="float" office:value="0.693147180559945" calcext:value-type="float">
            <text:p>0.6931471806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11" calcext:value-type="float">
            <text:p>11</text:p>
          </table:table-cell>
          <table:table-cell table:formula="of:=AVERAGE([.B122:.B125])" office:value-type="float" office:value="7.25" calcext:value-type="float">
            <text:p>7.25</text:p>
          </table:table-cell>
          <table:table-cell table:formula="of:=LN([.C122])" office:value-type="float" office:value="1.98100146886658" calcext:value-type="float">
            <text:p>1.9810014689</text:p>
          </table:table-cell>
          <table:table-cell table:formula="of:=LN([.B122])" office:value-type="float" office:value="2.39789527279837" calcext:value-type="float">
            <text:p>2.3978952728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3" calcext:value-type="float">
            <text:p>3</text:p>
          </table:table-cell>
          <table:table-cell table:formula="of:=AVERAGE([.B123:.B126])" office:value-type="float" office:value="6" calcext:value-type="float">
            <text:p>6</text:p>
          </table:table-cell>
          <table:table-cell table:formula="of:=LN([.C123])" office:value-type="float" office:value="1.79175946922806" calcext:value-type="float">
            <text:p>1.7917594692</text:p>
          </table:table-cell>
          <table:table-cell table:formula="of:=LN([.B123])" office:value-type="float" office:value="1.09861228866811" calcext:value-type="float">
            <text:p>1.0986122887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7" calcext:value-type="float">
            <text:p>7</text:p>
          </table:table-cell>
          <table:table-cell table:formula="of:=AVERAGE([.B124:.B127])" office:value-type="float" office:value="7.5" calcext:value-type="float">
            <text:p>7.5</text:p>
          </table:table-cell>
          <table:table-cell table:formula="of:=LN([.C124])" office:value-type="float" office:value="2.01490302054226" calcext:value-type="float">
            <text:p>2.0149030205</text:p>
          </table:table-cell>
          <table:table-cell table:formula="of:=LN([.B124])" office:value-type="float" office:value="1.94591014905531" calcext:value-type="float">
            <text:p>1.9459101491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8" calcext:value-type="float">
            <text:p>8</text:p>
          </table:table-cell>
          <table:table-cell table:formula="of:=AVERAGE([.B125:.B128])" office:value-type="float" office:value="6.75" calcext:value-type="float">
            <text:p>6.75</text:p>
          </table:table-cell>
          <table:table-cell table:formula="of:=LN([.C125])" office:value-type="float" office:value="1.90954250488444" calcext:value-type="float">
            <text:p>1.9095425049</text:p>
          </table:table-cell>
          <table:table-cell table:formula="of:=LN([.B125])" office:value-type="float" office:value="2.07944154167984" calcext:value-type="float">
            <text:p>2.07944154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VERAGE([.B126:.B129])" office:value-type="float" office:value="5.25" calcext:value-type="float">
            <text:p>5.25</text:p>
          </table:table-cell>
          <table:table-cell table:formula="of:=LN([.C126])" office:value-type="float" office:value="1.65822807660353" calcext:value-type="float">
            <text:p>1.6582280766</text:p>
          </table:table-cell>
          <table:table-cell table:formula="of:=LN([.B126])" office:value-type="float" office:value="1.79175946922806" calcext:value-type="float">
            <text:p>1.7917594692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9" calcext:value-type="float">
            <text:p>9</text:p>
          </table:table-cell>
          <table:table-cell table:formula="of:=AVERAGE([.B127:.B130])" office:value-type="float" office:value="5.25" calcext:value-type="float">
            <text:p>5.25</text:p>
          </table:table-cell>
          <table:table-cell table:formula="of:=LN([.C127])" office:value-type="float" office:value="1.65822807660353" calcext:value-type="float">
            <text:p>1.6582280766</text:p>
          </table:table-cell>
          <table:table-cell table:formula="of:=LN([.B127])" office:value-type="float" office:value="2.19722457733622" calcext:value-type="float">
            <text:p>2.1972245773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4" calcext:value-type="float">
            <text:p>4</text:p>
          </table:table-cell>
          <table:table-cell table:formula="of:=AVERAGE([.B128:.B131])" office:value-type="float" office:value="5" calcext:value-type="float">
            <text:p>5</text:p>
          </table:table-cell>
          <table:table-cell table:formula="of:=LN([.C128])" office:value-type="float" office:value="1.6094379124341" calcext:value-type="float">
            <text:p>1.6094379124</text:p>
          </table:table-cell>
          <table:table-cell table:formula="of:=LN([.B128])" office:value-type="float" office:value="1.38629436111989" calcext:value-type="float">
            <text:p>1.3862943611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2" calcext:value-type="float">
            <text:p>2</text:p>
          </table:table-cell>
          <table:table-cell table:formula="of:=AVERAGE([.B129:.B132])" office:value-type="float" office:value="4.75" calcext:value-type="float">
            <text:p>4.75</text:p>
          </table:table-cell>
          <table:table-cell table:formula="of:=LN([.C129])" office:value-type="float" office:value="1.55814461804655" calcext:value-type="float">
            <text:p>1.558144618</text:p>
          </table:table-cell>
          <table:table-cell table:formula="of:=LN([.B129])" office:value-type="float" office:value="0.693147180559945" calcext:value-type="float">
            <text:p>0.6931471806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6" calcext:value-type="float">
            <text:p>6</text:p>
          </table:table-cell>
          <table:table-cell table:formula="of:=AVERAGE([.B130:.B133])" office:value-type="float" office:value="5" calcext:value-type="float">
            <text:p>5</text:p>
          </table:table-cell>
          <table:table-cell table:formula="of:=LN([.C130])" office:value-type="float" office:value="1.6094379124341" calcext:value-type="float">
            <text:p>1.6094379124</text:p>
          </table:table-cell>
          <table:table-cell table:formula="of:=LN([.B130])" office:value-type="float" office:value="1.79175946922806" calcext:value-type="float">
            <text:p>1.791759469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" calcext:value-type="float">
            <text:p>8</text:p>
          </table:table-cell>
          <table:table-cell table:formula="of:=AVERAGE([.B131:.B134])" office:value-type="float" office:value="5.25" calcext:value-type="float">
            <text:p>5.25</text:p>
          </table:table-cell>
          <table:table-cell table:formula="of:=LN([.C131])" office:value-type="float" office:value="1.65822807660353" calcext:value-type="float">
            <text:p>1.6582280766</text:p>
          </table:table-cell>
          <table:table-cell table:formula="of:=LN([.B131])" office:value-type="float" office:value="2.07944154167984" calcext:value-type="float">
            <text:p>2.0794415417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3" calcext:value-type="float">
            <text:p>3</text:p>
          </table:table-cell>
          <table:table-cell table:formula="of:=AVERAGE([.B132:.B135])" office:value-type="float" office:value="4.75" calcext:value-type="float">
            <text:p>4.75</text:p>
          </table:table-cell>
          <table:table-cell table:formula="of:=LN([.C132])" office:value-type="float" office:value="1.55814461804655" calcext:value-type="float">
            <text:p>1.558144618</text:p>
          </table:table-cell>
          <table:table-cell table:formula="of:=LN([.B132])" office:value-type="float" office:value="1.09861228866811" calcext:value-type="float">
            <text:p>1.0986122887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3" calcext:value-type="float">
            <text:p>3</text:p>
          </table:table-cell>
          <table:table-cell table:formula="of:=AVERAGE([.B133:.B136])" office:value-type="float" office:value="5" calcext:value-type="float">
            <text:p>5</text:p>
          </table:table-cell>
          <table:table-cell table:formula="of:=LN([.C133])" office:value-type="float" office:value="1.6094379124341" calcext:value-type="float">
            <text:p>1.6094379124</text:p>
          </table:table-cell>
          <table:table-cell table:formula="of:=LN([.B133])" office:value-type="float" office:value="1.09861228866811" calcext:value-type="float">
            <text:p>1.0986122887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7" calcext:value-type="float">
            <text:p>7</text:p>
          </table:table-cell>
          <table:table-cell table:formula="of:=AVERAGE([.B134:.B137])" office:value-type="float" office:value="6.5" calcext:value-type="float">
            <text:p>6.5</text:p>
          </table:table-cell>
          <table:table-cell table:formula="of:=LN([.C134])" office:value-type="float" office:value="1.87180217690159" calcext:value-type="float">
            <text:p>1.8718021769</text:p>
          </table:table-cell>
          <table:table-cell table:formula="of:=LN([.B134])" office:value-type="float" office:value="1.94591014905531" calcext:value-type="float">
            <text:p>1.9459101491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6" calcext:value-type="float">
            <text:p>6</text:p>
          </table:table-cell>
          <table:table-cell table:formula="of:=AVERAGE([.B135:.B138])" office:value-type="float" office:value="6.5" calcext:value-type="float">
            <text:p>6.5</text:p>
          </table:table-cell>
          <table:table-cell table:formula="of:=LN([.C135])" office:value-type="float" office:value="1.87180217690159" calcext:value-type="float">
            <text:p>1.8718021769</text:p>
          </table:table-cell>
          <table:table-cell table:formula="of:=LN([.B135])" office:value-type="float" office:value="1.79175946922806" calcext:value-type="float">
            <text:p>1.791759469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table:formula="of:=AVERAGE([.B136:.B139])" office:value-type="float" office:value="5.5" calcext:value-type="float">
            <text:p>5.5</text:p>
          </table:table-cell>
          <table:table-cell table:formula="of:=LN([.C136])" office:value-type="float" office:value="1.70474809223843" calcext:value-type="float">
            <text:p>1.7047480922</text:p>
          </table:table-cell>
          <table:table-cell table:formula="of:=LN([.B136])" office:value-type="float" office:value="1.38629436111989" calcext:value-type="float">
            <text:p>1.3862943611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9" calcext:value-type="float">
            <text:p>9</text:p>
          </table:table-cell>
          <table:table-cell table:formula="of:=AVERAGE([.B137:.B140])" office:value-type="float" office:value="6.25" calcext:value-type="float">
            <text:p>6.25</text:p>
          </table:table-cell>
          <table:table-cell table:formula="of:=LN([.C137])" office:value-type="float" office:value="1.83258146374831" calcext:value-type="float">
            <text:p>1.8325814637</text:p>
          </table:table-cell>
          <table:table-cell table:formula="of:=LN([.B137])" office:value-type="float" office:value="2.19722457733622" calcext:value-type="float">
            <text:p>2.1972245773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7" calcext:value-type="float">
            <text:p>7</text:p>
          </table:table-cell>
          <table:table-cell table:formula="of:=AVERAGE([.B138:.B141])" office:value-type="float" office:value="5" calcext:value-type="float">
            <text:p>5</text:p>
          </table:table-cell>
          <table:table-cell table:formula="of:=LN([.C138])" office:value-type="float" office:value="1.6094379124341" calcext:value-type="float">
            <text:p>1.6094379124</text:p>
          </table:table-cell>
          <table:table-cell table:formula="of:=LN([.B138])" office:value-type="float" office:value="1.94591014905531" calcext:value-type="float">
            <text:p>1.9459101491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2" calcext:value-type="float">
            <text:p>2</text:p>
          </table:table-cell>
          <table:table-cell table:formula="of:=AVERAGE([.B139:.B142])" office:value-type="float" office:value="4" calcext:value-type="float">
            <text:p>4</text:p>
          </table:table-cell>
          <table:table-cell table:formula="of:=LN([.C139])" office:value-type="float" office:value="1.38629436111989" calcext:value-type="float">
            <text:p>1.3862943611</text:p>
          </table:table-cell>
          <table:table-cell table:formula="of:=LN([.B139])" office:value-type="float" office:value="0.693147180559945" calcext:value-type="float">
            <text:p>0.6931471806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7" calcext:value-type="float">
            <text:p>7</text:p>
          </table:table-cell>
          <table:table-cell table:formula="of:=AVERAGE([.B140:.B143])" office:value-type="float" office:value="3.5" calcext:value-type="float">
            <text:p>3.5</text:p>
          </table:table-cell>
          <table:table-cell table:formula="of:=LN([.C140])" office:value-type="float" office:value="1.25276296849537" calcext:value-type="float">
            <text:p>1.2527629685</text:p>
          </table:table-cell>
          <table:table-cell table:formula="of:=LN([.B140])" office:value-type="float" office:value="1.94591014905531" calcext:value-type="float">
            <text:p>1.945910149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table:formula="of:=AVERAGE([.B141:.B144])" office:value-type="float" office:value="2.75" calcext:value-type="float">
            <text:p>2.75</text:p>
          </table:table-cell>
          <table:table-cell table:formula="of:=LN([.C141])" office:value-type="float" office:value="1.01160091167848" calcext:value-type="float">
            <text:p>1.0116009117</text:p>
          </table:table-cell>
          <table:table-cell table:formula="of:=LN([.B141])" office:value-type="float" office:value="1.38629436111989" calcext:value-type="float">
            <text:p>1.3862943611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3" calcext:value-type="float">
            <text:p>3</text:p>
          </table:table-cell>
          <table:table-cell table:formula="of:=AVERAGE([.B142:.B145])" office:value-type="float" office:value="3.75" calcext:value-type="float">
            <text:p>3.75</text:p>
          </table:table-cell>
          <table:table-cell table:formula="of:=LN([.C142])" office:value-type="float" office:value="1.32175583998232" calcext:value-type="float">
            <text:p>1.32175584</text:p>
          </table:table-cell>
          <table:table-cell table:formula="of:=LN([.B142])" office:value-type="float" office:value="1.09861228866811" calcext:value-type="float">
            <text:p>1.0986122887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0" calcext:value-type="float">
            <text:p>0</text:p>
          </table:table-cell>
          <table:table-cell table:formula="of:=AVERAGE([.B143:.B146])" office:value-type="float" office:value="4" calcext:value-type="float">
            <text:p>4</text:p>
          </table:table-cell>
          <table:table-cell table:formula="of:=LN([.C143])" office:value-type="float" office:value="1.38629436111989" calcext:value-type="float">
            <text:p>1.3862943611</text:p>
          </table:table-cell>
          <table:table-cell/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4" calcext:value-type="float">
            <text:p>4</text:p>
          </table:table-cell>
          <table:table-cell table:formula="of:=AVERAGE([.B144:.B147])" office:value-type="float" office:value="5" calcext:value-type="float">
            <text:p>5</text:p>
          </table:table-cell>
          <table:table-cell table:formula="of:=LN([.C144])" office:value-type="float" office:value="1.6094379124341" calcext:value-type="float">
            <text:p>1.6094379124</text:p>
          </table:table-cell>
          <table:table-cell/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8" calcext:value-type="float">
            <text:p>8</text:p>
          </table:table-cell>
          <table:table-cell table:formula="of:=AVERAGE([.B145:.B148])" office:value-type="float" office:value="4.25" calcext:value-type="float">
            <text:p>4.25</text:p>
          </table:table-cell>
          <table:table-cell table:formula="of:=LN([.C145])" office:value-type="float" office:value="1.44691898293633" calcext:value-type="float">
            <text:p>1.4469189829</text:p>
          </table:table-cell>
          <table:table-cell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table:formula="of:=AVERAGE([.B146:.B149])" office:value-type="float" office:value="4" calcext:value-type="float">
            <text:p>4</text:p>
          </table:table-cell>
          <table:table-cell table:formula="of:=LN([.C146])" office:value-type="float" office:value="1.38629436111989" calcext:value-type="float">
            <text:p>1.3862943611</text:p>
          </table:table-cell>
          <table:table-cell/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4" calcext:value-type="float">
            <text:p>4</text:p>
          </table:table-cell>
          <table:table-cell table:formula="of:=AVERAGE([.B147:.B150])" office:value-type="float" office:value="3.5" calcext:value-type="float">
            <text:p>3.5</text:p>
          </table:table-cell>
          <table:table-cell table:formula="of:=LN([.C147])" office:value-type="float" office:value="1.25276296849537" calcext:value-type="float">
            <text:p>1.2527629685</text:p>
          </table:table-cell>
          <table:table-cell/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1" calcext:value-type="float">
            <text:p>1</text:p>
          </table:table-cell>
          <table:table-cell table:formula="of:=AVERAGE([.B148:.B151])" office:value-type="float" office:value="3" calcext:value-type="float">
            <text:p>3</text:p>
          </table:table-cell>
          <table:table-cell table:formula="of:=LN([.C148])" office:value-type="float" office:value="1.09861228866811" calcext:value-type="float">
            <text:p>1.0986122887</text:p>
          </table:table-cell>
          <table:table-cell/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7" calcext:value-type="float">
            <text:p>7</text:p>
          </table:table-cell>
          <table:table-cell table:formula="of:=AVERAGE([.B149:.B152])" office:value-type="float" office:value="3.5" calcext:value-type="float">
            <text:p>3.5</text:p>
          </table:table-cell>
          <table:table-cell table:formula="of:=LN([.C149])" office:value-type="float" office:value="1.25276296849537" calcext:value-type="float">
            <text:p>1.2527629685</text:p>
          </table:table-cell>
          <table:table-cell/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2" calcext:value-type="float">
            <text:p>2</text:p>
          </table:table-cell>
          <table:table-cell table:formula="of:=AVERAGE([.B150:.B153])" office:value-type="float" office:value="3" calcext:value-type="float">
            <text:p>3</text:p>
          </table:table-cell>
          <table:table-cell table:formula="of:=LN([.C150])" office:value-type="float" office:value="1.09861228866811" calcext:value-type="float">
            <text:p>1.098612288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AVERAGE([.B151:.B154])" office:value-type="float" office:value="4.75" calcext:value-type="float">
            <text:p>4.75</text:p>
          </table:table-cell>
          <table:table-cell table:formula="of:=LN([.C151])" office:value-type="float" office:value="1.55814461804655" calcext:value-type="float">
            <text:p>1.558144618</text:p>
          </table:table-cell>
          <table:table-cell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3" calcext:value-type="float">
            <text:p>3</text:p>
          </table:table-cell>
          <table:table-cell table:formula="of:=AVERAGE([.B152:.B155])" office:value-type="float" office:value="5.5" calcext:value-type="float">
            <text:p>5.5</text:p>
          </table:table-cell>
          <table:table-cell table:formula="of:=LN([.C152])" office:value-type="float" office:value="1.70474809223843" calcext:value-type="float">
            <text:p>1.7047480922</text:p>
          </table:table-cell>
          <table:table-cell/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5" calcext:value-type="float">
            <text:p>5</text:p>
          </table:table-cell>
          <table:table-cell table:formula="of:=AVERAGE([.B153:.B156])" office:value-type="float" office:value="5.75" calcext:value-type="float">
            <text:p>5.75</text:p>
          </table:table-cell>
          <table:table-cell table:formula="of:=LN([.C153])" office:value-type="float" office:value="1.74919985480926" calcext:value-type="float">
            <text:p>1.7491998548</text:p>
          </table:table-cell>
          <table:table-cell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9" calcext:value-type="float">
            <text:p>9</text:p>
          </table:table-cell>
          <table:table-cell table:formula="of:=AVERAGE([.B154:.B157])" office:value-type="float" office:value="5" calcext:value-type="float">
            <text:p>5</text:p>
          </table:table-cell>
          <table:table-cell table:formula="of:=LN([.C154])" office:value-type="float" office:value="1.6094379124341" calcext:value-type="float">
            <text:p>1.6094379124</text:p>
          </table:table-cell>
          <table:table-cell/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5" calcext:value-type="float">
            <text:p>5</text:p>
          </table:table-cell>
          <table:table-cell table:formula="of:=AVERAGE([.B155:.B158])" office:value-type="float" office:value="3" calcext:value-type="float">
            <text:p>3</text:p>
          </table:table-cell>
          <table:table-cell table:formula="of:=LN([.C155])" office:value-type="float" office:value="1.09861228866811" calcext:value-type="float">
            <text:p>1.0986122887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table:formula="of:=AVERAGE([.B156:.B159])" office:value-type="float" office:value="3" calcext:value-type="float">
            <text:p>3</text:p>
          </table:table-cell>
          <table:table-cell table:formula="of:=LN([.C156])" office:value-type="float" office:value="1.09861228866811" calcext:value-type="float">
            <text:p>1.0986122887</text:p>
          </table:table-cell>
          <table:table-cell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2" calcext:value-type="float">
            <text:p>2</text:p>
          </table:table-cell>
          <table:table-cell table:formula="of:=AVERAGE([.B157:.B160])" office:value-type="float" office:value="3" calcext:value-type="float">
            <text:p>3</text:p>
          </table:table-cell>
          <table:table-cell table:formula="of:=LN([.C157])" office:value-type="float" office:value="1.09861228866811" calcext:value-type="float">
            <text:p>1.0986122887</text:p>
          </table:table-cell>
          <table:table-cell/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1" calcext:value-type="float">
            <text:p>1</text:p>
          </table:table-cell>
          <table:table-cell table:formula="of:=AVERAGE([.B158:.B161])" office:value-type="float" office:value="3.5" calcext:value-type="float">
            <text:p>3.5</text:p>
          </table:table-cell>
          <table:table-cell table:formula="of:=LN([.C158])" office:value-type="float" office:value="1.25276296849537" calcext:value-type="float">
            <text:p>1.2527629685</text:p>
          </table:table-cell>
          <table:table-cell/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5" calcext:value-type="float">
            <text:p>5</text:p>
          </table:table-cell>
          <table:table-cell table:formula="of:=AVERAGE([.B159:.B162])" office:value-type="float" office:value="5" calcext:value-type="float">
            <text:p>5</text:p>
          </table:table-cell>
          <table:table-cell table:formula="of:=LN([.C159])" office:value-type="float" office:value="1.6094379124341" calcext:value-type="float">
            <text:p>1.6094379124</text:p>
          </table:table-cell>
          <table:table-cell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4" calcext:value-type="float">
            <text:p>4</text:p>
          </table:table-cell>
          <table:table-cell table:formula="of:=AVERAGE([.B160:.B163])" office:value-type="float" office:value="4.75" calcext:value-type="float">
            <text:p>4.75</text:p>
          </table:table-cell>
          <table:table-cell table:formula="of:=LN([.C160])" office:value-type="float" office:value="1.55814461804655" calcext:value-type="float">
            <text:p>1.558144618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" calcext:value-type="float">
            <text:p>4</text:p>
          </table:table-cell>
          <table:table-cell table:formula="of:=AVERAGE([.B161:.B164])" office:value-type="float" office:value="4" calcext:value-type="float">
            <text:p>4</text:p>
          </table:table-cell>
          <table:table-cell table:formula="of:=LN([.C161])" office:value-type="float" office:value="1.38629436111989" calcext:value-type="float">
            <text:p>1.3862943611</text:p>
          </table:table-cell>
          <table:table-cell/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7" calcext:value-type="float">
            <text:p>7</text:p>
          </table:table-cell>
          <table:table-cell table:formula="of:=AVERAGE([.B162:.B165])" office:value-type="float" office:value="4" calcext:value-type="float">
            <text:p>4</text:p>
          </table:table-cell>
          <table:table-cell table:formula="of:=LN([.C162])" office:value-type="float" office:value="1.38629436111989" calcext:value-type="float">
            <text:p>1.3862943611</text:p>
          </table:table-cell>
          <table:table-cell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4" calcext:value-type="float">
            <text:p>4</text:p>
          </table:table-cell>
          <table:table-cell table:formula="of:=AVERAGE([.B163:.B166])" office:value-type="float" office:value="3.5" calcext:value-type="float">
            <text:p>3.5</text:p>
          </table:table-cell>
          <table:table-cell table:formula="of:=LN([.C163])" office:value-type="float" office:value="1.25276296849537" calcext:value-type="float">
            <text:p>1.2527629685</text:p>
          </table:table-cell>
          <table:table-cell/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1" calcext:value-type="float">
            <text:p>1</text:p>
          </table:table-cell>
          <table:table-cell table:formula="of:=AVERAGE([.B164:.B167])" office:value-type="float" office:value="3.5" calcext:value-type="float">
            <text:p>3.5</text:p>
          </table:table-cell>
          <table:table-cell table:formula="of:=LN([.C164])" office:value-type="float" office:value="1.25276296849537" calcext:value-type="float">
            <text:p>1.2527629685</text:p>
          </table:table-cell>
          <table:table-cell/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4" calcext:value-type="float">
            <text:p>4</text:p>
          </table:table-cell>
          <table:table-cell table:formula="of:=AVERAGE([.B165:.B168])" office:value-type="float" office:value="3.5" calcext:value-type="float">
            <text:p>3.5</text:p>
          </table:table-cell>
          <table:table-cell table:formula="of:=LN([.C165])" office:value-type="float" office:value="1.25276296849537" calcext:value-type="float">
            <text:p>1.2527629685</text:p>
          </table:table-cell>
          <table:table-cell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table:formula="of:=AVERAGE([.B166:.B169])" office:value-type="float" office:value="3.75" calcext:value-type="float">
            <text:p>3.75</text:p>
          </table:table-cell>
          <table:table-cell table:formula="of:=LN([.C166])" office:value-type="float" office:value="1.32175583998232" calcext:value-type="float">
            <text:p>1.32175584</text:p>
          </table:table-cell>
          <table:table-cell/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4" calcext:value-type="float">
            <text:p>4</text:p>
          </table:table-cell>
          <table:table-cell table:formula="of:=AVERAGE([.B167:.B170])" office:value-type="float" office:value="3.25" calcext:value-type="float">
            <text:p>3.25</text:p>
          </table:table-cell>
          <table:table-cell table:formula="of:=LN([.C167])" office:value-type="float" office:value="1.17865499634165" calcext:value-type="float">
            <text:p>1.1786549963</text:p>
          </table:table-cell>
          <table:table-cell/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1" calcext:value-type="float">
            <text:p>1</text:p>
          </table:table-cell>
          <table:table-cell table:formula="of:=AVERAGE([.B168:.B171])" office:value-type="float" office:value="3.5" calcext:value-type="float">
            <text:p>3.5</text:p>
          </table:table-cell>
          <table:table-cell table:formula="of:=LN([.C168])" office:value-type="float" office:value="1.25276296849537" calcext:value-type="float">
            <text:p>1.2527629685</text:p>
          </table:table-cell>
          <table:table-cell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5" calcext:value-type="float">
            <text:p>5</text:p>
          </table:table-cell>
          <table:table-cell table:formula="of:=AVERAGE([.B169:.B172])" office:value-type="float" office:value="3.75" calcext:value-type="float">
            <text:p>3.75</text:p>
          </table:table-cell>
          <table:table-cell table:formula="of:=LN([.C169])" office:value-type="float" office:value="1.32175583998232" calcext:value-type="float">
            <text:p>1.32175584</text:p>
          </table:table-cell>
          <table:table-cell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3" calcext:value-type="float">
            <text:p>3</text:p>
          </table:table-cell>
          <table:table-cell table:formula="of:=AVERAGE([.B170:.B173])" office:value-type="float" office:value="3.75" calcext:value-type="float">
            <text:p>3.75</text:p>
          </table:table-cell>
          <table:table-cell table:formula="of:=LN([.C170])" office:value-type="float" office:value="1.32175583998232" calcext:value-type="float">
            <text:p>1.32175584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  <table:table-cell table:formula="of:=AVERAGE([.B171:.B174])" office:value-type="float" office:value="4.25" calcext:value-type="float">
            <text:p>4.25</text:p>
          </table:table-cell>
          <table:table-cell table:formula="of:=LN([.C171])" office:value-type="float" office:value="1.44691898293633" calcext:value-type="float">
            <text:p>1.4469189829</text:p>
          </table:table-cell>
          <table:table-cell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2" calcext:value-type="float">
            <text:p>2</text:p>
          </table:table-cell>
          <table:table-cell table:formula="of:=AVERAGE([.B172:.B175])" office:value-type="float" office:value="3.25" calcext:value-type="float">
            <text:p>3.25</text:p>
          </table:table-cell>
          <table:table-cell table:formula="of:=LN([.C172])" office:value-type="float" office:value="1.17865499634165" calcext:value-type="float">
            <text:p>1.1786549963</text:p>
          </table:table-cell>
          <table:table-cell/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5" calcext:value-type="float">
            <text:p>5</text:p>
          </table:table-cell>
          <table:table-cell table:formula="of:=AVERAGE([.B173:.B176])" office:value-type="float" office:value="3.75" calcext:value-type="float">
            <text:p>3.75</text:p>
          </table:table-cell>
          <table:table-cell table:formula="of:=LN([.C173])" office:value-type="float" office:value="1.32175583998232" calcext:value-type="float">
            <text:p>1.32175584</text:p>
          </table:table-cell>
          <table:table-cell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5" calcext:value-type="float">
            <text:p>5</text:p>
          </table:table-cell>
          <table:table-cell table:formula="of:=AVERAGE([.B174:.B177])" office:value-type="float" office:value="3.25" calcext:value-type="float">
            <text:p>3.25</text:p>
          </table:table-cell>
          <table:table-cell table:formula="of:=LN([.C174])" office:value-type="float" office:value="1.17865499634165" calcext:value-type="float">
            <text:p>1.1786549963</text:p>
          </table:table-cell>
          <table:table-cell/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table:formula="of:=AVERAGE([.B175:.B178])" office:value-type="float" office:value="2.5" calcext:value-type="float">
            <text:p>2.5</text:p>
          </table:table-cell>
          <table:table-cell table:formula="of:=LN([.C175])" office:value-type="float" office:value="0.916290731874155" calcext:value-type="float">
            <text:p>0.916290731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AVERAGE([.B176:.B179])" office:value-type="float" office:value="2.5" calcext:value-type="float">
            <text:p>2.5</text:p>
          </table:table-cell>
          <table:table-cell table:formula="of:=LN([.C176])" office:value-type="float" office:value="0.916290731874155" calcext:value-type="float">
            <text:p>0.9162907319</text:p>
          </table:table-cell>
          <table:table-cell/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3" calcext:value-type="float">
            <text:p>3</text:p>
          </table:table-cell>
          <table:table-cell table:formula="of:=AVERAGE([.B177:.B180])" office:value-type="float" office:value="2.25" calcext:value-type="float">
            <text:p>2.25</text:p>
          </table:table-cell>
          <table:table-cell table:formula="of:=LN([.C177])" office:value-type="float" office:value="0.810930216216329" calcext:value-type="float">
            <text:p>0.8109302162</text:p>
          </table:table-cell>
          <table:table-cell/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2" calcext:value-type="float">
            <text:p>2</text:p>
          </table:table-cell>
          <table:table-cell table:formula="of:=AVERAGE([.B178:.B181])" office:value-type="float" office:value="2.5" calcext:value-type="float">
            <text:p>2.5</text:p>
          </table:table-cell>
          <table:table-cell table:formula="of:=LN([.C178])" office:value-type="float" office:value="0.916290731874155" calcext:value-type="float">
            <text:p>0.9162907319</text:p>
          </table:table-cell>
          <table:table-cell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1" calcext:value-type="float">
            <text:p>1</text:p>
          </table:table-cell>
          <table:table-cell table:formula="of:=AVERAGE([.B179:.B182])" office:value-type="float" office:value="2.5" calcext:value-type="float">
            <text:p>2.5</text:p>
          </table:table-cell>
          <table:table-cell table:formula="of:=LN([.C179])" office:value-type="float" office:value="0.916290731874155" calcext:value-type="float">
            <text:p>0.9162907319</text:p>
          </table:table-cell>
          <table:table-cell/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3" calcext:value-type="float">
            <text:p>3</text:p>
          </table:table-cell>
          <table:table-cell table:formula="of:=AVERAGE([.B180:.B183])" office:value-type="float" office:value="3.25" calcext:value-type="float">
            <text:p>3.25</text:p>
          </table:table-cell>
          <table:table-cell table:formula="of:=LN([.C180])" office:value-type="float" office:value="1.17865499634165" calcext:value-type="float">
            <text:p>1.1786549963</text:p>
          </table:table-cell>
          <table:table-cell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" calcext:value-type="float">
            <text:p>4</text:p>
          </table:table-cell>
          <table:table-cell table:formula="of:=AVERAGE([.B181:.B184])" office:value-type="float" office:value="3" calcext:value-type="float">
            <text:p>3</text:p>
          </table:table-cell>
          <table:table-cell table:formula="of:=LN([.C181])" office:value-type="float" office:value="1.09861228866811" calcext:value-type="float">
            <text:p>1.0986122887</text:p>
          </table:table-cell>
          <table:table-cell/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2" calcext:value-type="float">
            <text:p>2</text:p>
          </table:table-cell>
          <table:table-cell table:formula="of:=AVERAGE([.B182:.B185])" office:value-type="float" office:value="2.75" calcext:value-type="float">
            <text:p>2.75</text:p>
          </table:table-cell>
          <table:table-cell table:formula="of:=LN([.C182])" office:value-type="float" office:value="1.01160091167848" calcext:value-type="float">
            <text:p>1.0116009117</text:p>
          </table:table-cell>
          <table:table-cell/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4" calcext:value-type="float">
            <text:p>4</text:p>
          </table:table-cell>
          <table:table-cell table:formula="of:=AVERAGE([.B183:.B186])" office:value-type="float" office:value="2.75" calcext:value-type="float">
            <text:p>2.75</text:p>
          </table:table-cell>
          <table:table-cell table:formula="of:=LN([.C183])" office:value-type="float" office:value="1.01160091167848" calcext:value-type="float">
            <text:p>1.0116009117</text:p>
          </table:table-cell>
          <table:table-cell/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2" calcext:value-type="float">
            <text:p>2</text:p>
          </table:table-cell>
          <table:table-cell table:formula="of:=AVERAGE([.B184:.B187])" office:value-type="float" office:value="2.5" calcext:value-type="float">
            <text:p>2.5</text:p>
          </table:table-cell>
          <table:table-cell table:formula="of:=LN([.C184])" office:value-type="float" office:value="0.916290731874155" calcext:value-type="float">
            <text:p>0.9162907319</text:p>
          </table:table-cell>
          <table:table-cell/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3" calcext:value-type="float">
            <text:p>3</text:p>
          </table:table-cell>
          <table:table-cell table:formula="of:=AVERAGE([.B185:.B188])" office:value-type="float" office:value="2.75" calcext:value-type="float">
            <text:p>2.75</text:p>
          </table:table-cell>
          <table:table-cell table:formula="of:=LN([.C185])" office:value-type="float" office:value="1.01160091167848" calcext:value-type="float">
            <text:p>1.0116009117</text:p>
          </table:table-cell>
          <table:table-cell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table:formula="of:=AVERAGE([.B186:.B189])" office:value-type="float" office:value="2.75" calcext:value-type="float">
            <text:p>2.75</text:p>
          </table:table-cell>
          <table:table-cell table:formula="of:=LN([.C186])" office:value-type="float" office:value="1.01160091167848" calcext:value-type="float">
            <text:p>1.0116009117</text:p>
          </table:table-cell>
          <table:table-cell/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3" calcext:value-type="float">
            <text:p>3</text:p>
          </table:table-cell>
          <table:table-cell table:formula="of:=AVERAGE([.B187:.B190])" office:value-type="float" office:value="3.25" calcext:value-type="float">
            <text:p>3.25</text:p>
          </table:table-cell>
          <table:table-cell table:formula="of:=LN([.C187])" office:value-type="float" office:value="1.17865499634165" calcext:value-type="float">
            <text:p>1.1786549963</text:p>
          </table:table-cell>
          <table:table-cell/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3" calcext:value-type="float">
            <text:p>3</text:p>
          </table:table-cell>
          <table:table-cell table:formula="of:=AVERAGE([.B188:.B191])" office:value-type="float" office:value="3" calcext:value-type="float">
            <text:p>3</text:p>
          </table:table-cell>
          <table:table-cell table:formula="of:=LN([.C188])" office:value-type="float" office:value="1.09861228866811" calcext:value-type="float">
            <text:p>1.0986122887</text:p>
          </table:table-cell>
          <table:table-cell/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3" calcext:value-type="float">
            <text:p>3</text:p>
          </table:table-cell>
          <table:table-cell table:formula="of:=AVERAGE([.B189:.B192])" office:value-type="float" office:value="3.25" calcext:value-type="float">
            <text:p>3.25</text:p>
          </table:table-cell>
          <table:table-cell table:formula="of:=LN([.C189])" office:value-type="float" office:value="1.17865499634165" calcext:value-type="float">
            <text:p>1.1786549963</text:p>
          </table:table-cell>
          <table:table-cell/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4" calcext:value-type="float">
            <text:p>4</text:p>
          </table:table-cell>
          <table:table-cell table:formula="of:=AVERAGE([.B190:.B193])" office:value-type="float" office:value="3" calcext:value-type="float">
            <text:p>3</text:p>
          </table:table-cell>
          <table:table-cell table:formula="of:=LN([.C190])" office:value-type="float" office:value="1.09861228866811" calcext:value-type="float">
            <text:p>1.0986122887</text:p>
          </table:table-cell>
          <table:table-cell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" calcext:value-type="float">
            <text:p>2</text:p>
          </table:table-cell>
          <table:table-cell table:formula="of:=AVERAGE([.B191:.B194])" office:value-type="float" office:value="2.25" calcext:value-type="float">
            <text:p>2.25</text:p>
          </table:table-cell>
          <table:table-cell table:formula="of:=LN([.C191])" office:value-type="float" office:value="0.810930216216329" calcext:value-type="float">
            <text:p>0.8109302162</text:p>
          </table:table-cell>
          <table:table-cell/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4" calcext:value-type="float">
            <text:p>4</text:p>
          </table:table-cell>
          <table:table-cell table:formula="of:=AVERAGE([.B192:.B195])" office:value-type="float" office:value="2.25" calcext:value-type="float">
            <text:p>2.25</text:p>
          </table:table-cell>
          <table:table-cell table:formula="of:=LN([.C192])" office:value-type="float" office:value="0.810930216216329" calcext:value-type="float">
            <text:p>0.8109302162</text:p>
          </table:table-cell>
          <table:table-cell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2" calcext:value-type="float">
            <text:p>2</text:p>
          </table:table-cell>
          <table:table-cell table:formula="of:=AVERAGE([.B193:.B196])" office:value-type="float" office:value="1.75" calcext:value-type="float">
            <text:p>1.75</text:p>
          </table:table-cell>
          <table:table-cell table:formula="of:=LN([.C193])" office:value-type="float" office:value="0.559615787935423" calcext:value-type="float">
            <text:p>0.5596157879</text:p>
          </table:table-cell>
          <table:table-cell/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1" calcext:value-type="float">
            <text:p>1</text:p>
          </table:table-cell>
          <table:table-cell table:formula="of:=AVERAGE([.B194:.B197])" office:value-type="float" office:value="1.75" calcext:value-type="float">
            <text:p>1.75</text:p>
          </table:table-cell>
          <table:table-cell table:formula="of:=LN([.C194])" office:value-type="float" office:value="0.559615787935423" calcext:value-type="float">
            <text:p>0.5596157879</text:p>
          </table:table-cell>
          <table:table-cell/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2" calcext:value-type="float">
            <text:p>2</text:p>
          </table:table-cell>
          <table:table-cell table:formula="of:=AVERAGE([.B195:.B198])" office:value-type="float" office:value="1.75" calcext:value-type="float">
            <text:p>1.75</text:p>
          </table:table-cell>
          <table:table-cell table:formula="of:=LN([.C195])" office:value-type="float" office:value="0.559615787935423" calcext:value-type="float">
            <text:p>0.5596157879</text:p>
          </table:table-cell>
          <table:table-cell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" calcext:value-type="float">
            <text:p>2</text:p>
          </table:table-cell>
          <table:table-cell table:formula="of:=AVERAGE([.B196:.B199])" office:value-type="float" office:value="1.5" calcext:value-type="float">
            <text:p>1.5</text:p>
          </table:table-cell>
          <table:table-cell table:formula="of:=LN([.C196])" office:value-type="float" office:value="0.405465108108164" calcext:value-type="float">
            <text:p>0.4054651081</text:p>
          </table:table-cell>
          <table:table-cell/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2" calcext:value-type="float">
            <text:p>2</text:p>
          </table:table-cell>
          <table:table-cell table:formula="of:=AVERAGE([.B197:.B200])" office:value-type="float" office:value="2" calcext:value-type="float">
            <text:p>2</text:p>
          </table:table-cell>
          <table:table-cell table:formula="of:=LN([.C197])" office:value-type="float" office:value="0.693147180559945" calcext:value-type="float">
            <text:p>0.6931471806</text:p>
          </table:table-cell>
          <table:table-cell/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1" calcext:value-type="float">
            <text:p>1</text:p>
          </table:table-cell>
          <table:table-cell table:formula="of:=AVERAGE([.B198:.B201])" office:value-type="float" office:value="1.5" calcext:value-type="float">
            <text:p>1.5</text:p>
          </table:table-cell>
          <table:table-cell table:formula="of:=LN([.C198])" office:value-type="float" office:value="0.405465108108164" calcext:value-type="float">
            <text:p>0.4054651081</text:p>
          </table:table-cell>
          <table:table-cell/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" calcext:value-type="float">
            <text:p>1</text:p>
          </table:table-cell>
          <table:table-cell table:formula="of:=AVERAGE([.B199:.B202])" office:value-type="float" office:value="2" calcext:value-type="float">
            <text:p>2</text:p>
          </table:table-cell>
          <table:table-cell table:formula="of:=LN([.C199])" office:value-type="float" office:value="0.693147180559945" calcext:value-type="float">
            <text:p>0.6931471806</text:p>
          </table:table-cell>
          <table:table-cell/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4" calcext:value-type="float">
            <text:p>4</text:p>
          </table:table-cell>
          <table:table-cell table:formula="of:=AVERAGE([.B200:.B203])" office:value-type="float" office:value="2.25" calcext:value-type="float">
            <text:p>2.25</text:p>
          </table:table-cell>
          <table:table-cell table:formula="of:=LN([.C200])" office:value-type="float" office:value="0.810930216216329" calcext:value-type="float">
            <text:p>0.810930216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AVERAGE([.B201:.B204])" office:value-type="float" office:value="1.5" calcext:value-type="float">
            <text:p>1.5</text:p>
          </table:table-cell>
          <table:table-cell table:formula="of:=LN([.C201])" office:value-type="float" office:value="0.405465108108164" calcext:value-type="float">
            <text:p>0.4054651081</text:p>
          </table:table-cell>
          <table:table-cell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3" calcext:value-type="float">
            <text:p>3</text:p>
          </table:table-cell>
          <table:table-cell table:formula="of:=AVERAGE([.B202:.B205])" office:value-type="float" office:value="1.75" calcext:value-type="float">
            <text:p>1.75</text:p>
          </table:table-cell>
          <table:table-cell table:formula="of:=LN([.C202])" office:value-type="float" office:value="0.559615787935423" calcext:value-type="float">
            <text:p>0.5596157879</text:p>
          </table:table-cell>
          <table:table-cell/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2" calcext:value-type="float">
            <text:p>2</text:p>
          </table:table-cell>
          <table:table-cell table:formula="of:=AVERAGE([.B203:.B206])" office:value-type="float" office:value="1.5" calcext:value-type="float">
            <text:p>1.5</text:p>
          </table:table-cell>
          <table:table-cell table:formula="of:=LN([.C203])" office:value-type="float" office:value="0.405465108108164" calcext:value-type="float">
            <text:p>0.4054651081</text:p>
          </table:table-cell>
          <table:table-cell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1" calcext:value-type="float">
            <text:p>1</text:p>
          </table:table-cell>
          <table:table-cell table:formula="of:=AVERAGE([.B204:.B207])" office:value-type="float" office:value="1.5" calcext:value-type="float">
            <text:p>1.5</text:p>
          </table:table-cell>
          <table:table-cell table:formula="of:=LN([.C204])" office:value-type="float" office:value="0.405465108108164" calcext:value-type="float">
            <text:p>0.4054651081</text:p>
          </table:table-cell>
          <table:table-cell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" calcext:value-type="float">
            <text:p>1</text:p>
          </table:table-cell>
          <table:table-cell table:formula="of:=AVERAGE([.B205:.B208])" office:value-type="float" office:value="1.75" calcext:value-type="float">
            <text:p>1.75</text:p>
          </table:table-cell>
          <table:table-cell table:formula="of:=LN([.C205])" office:value-type="float" office:value="0.559615787935423" calcext:value-type="float">
            <text:p>0.5596157879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" calcext:value-type="float">
            <text:p>2</text:p>
          </table:table-cell>
          <table:table-cell table:formula="of:=AVERAGE([.B206:.B209])" office:value-type="float" office:value="1.5" calcext:value-type="float">
            <text:p>1.5</text:p>
          </table:table-cell>
          <table:table-cell table:formula="of:=LN([.C206])" office:value-type="float" office:value="0.405465108108164" calcext:value-type="float">
            <text:p>0.4054651081</text:p>
          </table:table-cell>
          <table:table-cell/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2" calcext:value-type="float">
            <text:p>2</text:p>
          </table:table-cell>
          <table:table-cell table:formula="of:=AVERAGE([.B207:.B210])" office:value-type="float" office:value="1.25" calcext:value-type="float">
            <text:p>1.25</text:p>
          </table:table-cell>
          <table:table-cell table:formula="of:=LN([.C207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2" calcext:value-type="float">
            <text:p>2</text:p>
          </table:table-cell>
          <table:table-cell table:formula="of:=AVERAGE([.B208:.B211])" office:value-type="float" office:value="1" calcext:value-type="float">
            <text:p>1</text:p>
          </table:table-cell>
          <table:table-cell table:formula="of:=LN([.C2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0" calcext:value-type="float">
            <text:p>0</text:p>
          </table:table-cell>
          <table:table-cell table:formula="of:=AVERAGE([.B209:.B212])" office:value-type="float" office:value="0.75" calcext:value-type="float">
            <text:p>0.75</text:p>
          </table:table-cell>
          <table:table-cell table:formula="of:=LN([.C209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1" calcext:value-type="float">
            <text:p>1</text:p>
          </table:table-cell>
          <table:table-cell table:formula="of:=AVERAGE([.B210:.B213])" office:value-type="float" office:value="1.75" calcext:value-type="float">
            <text:p>1.75</text:p>
          </table:table-cell>
          <table:table-cell table:formula="of:=LN([.C210])" office:value-type="float" office:value="0.559615787935423" calcext:value-type="float">
            <text:p>0.5596157879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table:formula="of:=AVERAGE([.B211:.B214])" office:value-type="float" office:value="2" calcext:value-type="float">
            <text:p>2</text:p>
          </table:table-cell>
          <table:table-cell table:formula="of:=LN([.C211])" office:value-type="float" office:value="0.693147180559945" calcext:value-type="float">
            <text:p>0.6931471806</text:p>
          </table:table-cell>
          <table:table-cell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1" calcext:value-type="float">
            <text:p>1</text:p>
          </table:table-cell>
          <table:table-cell table:formula="of:=AVERAGE([.B212:.B215])" office:value-type="float" office:value="2" calcext:value-type="float">
            <text:p>2</text:p>
          </table:table-cell>
          <table:table-cell table:formula="of:=LN([.C212])" office:value-type="float" office:value="0.693147180559945" calcext:value-type="float">
            <text:p>0.6931471806</text:p>
          </table:table-cell>
          <table:table-cell/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4" calcext:value-type="float">
            <text:p>4</text:p>
          </table:table-cell>
          <table:table-cell table:formula="of:=AVERAGE([.B213:.B216])" office:value-type="float" office:value="1.75" calcext:value-type="float">
            <text:p>1.75</text:p>
          </table:table-cell>
          <table:table-cell table:formula="of:=LN([.C213])" office:value-type="float" office:value="0.559615787935423" calcext:value-type="float">
            <text:p>0.5596157879</text:p>
          </table:table-cell>
          <table:table-cell/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2" calcext:value-type="float">
            <text:p>2</text:p>
          </table:table-cell>
          <table:table-cell table:formula="of:=AVERAGE([.B214:.B217])" office:value-type="float" office:value="1.5" calcext:value-type="float">
            <text:p>1.5</text:p>
          </table:table-cell>
          <table:table-cell table:formula="of:=LN([.C214])" office:value-type="float" office:value="0.405465108108164" calcext:value-type="float">
            <text:p>0.4054651081</text:p>
          </table:table-cell>
          <table:table-cell/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1" calcext:value-type="float">
            <text:p>1</text:p>
          </table:table-cell>
          <table:table-cell table:formula="of:=AVERAGE([.B215:.B218])" office:value-type="float" office:value="1" calcext:value-type="float">
            <text:p>1</text:p>
          </table:table-cell>
          <table:table-cell table:formula="of:=LN([.C2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table:formula="of:=AVERAGE([.B216:.B219])" office:value-type="float" office:value="1.25" calcext:value-type="float">
            <text:p>1.25</text:p>
          </table:table-cell>
          <table:table-cell table:formula="of:=LN([.C216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3" calcext:value-type="float">
            <text:p>3</text:p>
          </table:table-cell>
          <table:table-cell table:formula="of:=AVERAGE([.B217:.B220])" office:value-type="float" office:value="1.25" calcext:value-type="float">
            <text:p>1.25</text:p>
          </table:table-cell>
          <table:table-cell table:formula="of:=LN([.C217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0" calcext:value-type="float">
            <text:p>0</text:p>
          </table:table-cell>
          <table:table-cell table:formula="of:=AVERAGE([.B218:.B221])" office:value-type="float" office:value="0.5" calcext:value-type="float">
            <text:p>0.5</text:p>
          </table:table-cell>
          <table:table-cell table:formula="of:=LN([.C218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2" calcext:value-type="float">
            <text:p>2</text:p>
          </table:table-cell>
          <table:table-cell table:formula="of:=AVERAGE([.B219:.B222])" office:value-type="float" office:value="1.25" calcext:value-type="float">
            <text:p>1.25</text:p>
          </table:table-cell>
          <table:table-cell table:formula="of:=LN([.C219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0" calcext:value-type="float">
            <text:p>0</text:p>
          </table:table-cell>
          <table:table-cell table:formula="of:=AVERAGE([.B220:.B223])" office:value-type="float" office:value="0.75" calcext:value-type="float">
            <text:p>0.75</text:p>
          </table:table-cell>
          <table:table-cell table:formula="of:=LN([.C220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table:formula="of:=AVERAGE([.B221:.B224])" office:value-type="float" office:value="1.25" calcext:value-type="float">
            <text:p>1.25</text:p>
          </table:table-cell>
          <table:table-cell table:formula="of:=LN([.C221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3" calcext:value-type="float">
            <text:p>3</text:p>
          </table:table-cell>
          <table:table-cell table:formula="of:=AVERAGE([.B222:.B225])" office:value-type="float" office:value="1.5" calcext:value-type="float">
            <text:p>1.5</text:p>
          </table:table-cell>
          <table:table-cell table:formula="of:=LN([.C222])" office:value-type="float" office:value="0.405465108108164" calcext:value-type="float">
            <text:p>0.4054651081</text:p>
          </table:table-cell>
          <table:table-cell/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0" calcext:value-type="float">
            <text:p>0</text:p>
          </table:table-cell>
          <table:table-cell table:formula="of:=AVERAGE([.B223:.B226])" office:value-type="float" office:value="1.5" calcext:value-type="float">
            <text:p>1.5</text:p>
          </table:table-cell>
          <table:table-cell table:formula="of:=LN([.C223])" office:value-type="float" office:value="0.405465108108164" calcext:value-type="float">
            <text:p>0.4054651081</text:p>
          </table:table-cell>
          <table:table-cell/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2" calcext:value-type="float">
            <text:p>2</text:p>
          </table:table-cell>
          <table:table-cell table:formula="of:=AVERAGE([.B224:.B227])" office:value-type="float" office:value="1.5" calcext:value-type="float">
            <text:p>1.5</text:p>
          </table:table-cell>
          <table:table-cell table:formula="of:=LN([.C224])" office:value-type="float" office:value="0.405465108108164" calcext:value-type="float">
            <text:p>0.4054651081</text:p>
          </table:table-cell>
          <table:table-cell/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1" calcext:value-type="float">
            <text:p>1</text:p>
          </table:table-cell>
          <table:table-cell table:formula="of:=AVERAGE([.B225:.B228])" office:value-type="float" office:value="1.25" calcext:value-type="float">
            <text:p>1.25</text:p>
          </table:table-cell>
          <table:table-cell table:formula="of:=LN([.C225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AVERAGE([.B226:.B229])" office:value-type="float" office:value="1.5" calcext:value-type="float">
            <text:p>1.5</text:p>
          </table:table-cell>
          <table:table-cell table:formula="of:=LN([.C226])" office:value-type="float" office:value="0.405465108108164" calcext:value-type="float">
            <text:p>0.4054651081</text:p>
          </table:table-cell>
          <table:table-cell/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0" calcext:value-type="float">
            <text:p>0</text:p>
          </table:table-cell>
          <table:table-cell table:formula="of:=AVERAGE([.B227:.B230])" office:value-type="float" office:value="1" calcext:value-type="float">
            <text:p>1</text:p>
          </table:table-cell>
          <table:table-cell table:formula="of:=LN([.C2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1" calcext:value-type="float">
            <text:p>1</text:p>
          </table:table-cell>
          <table:table-cell table:formula="of:=AVERAGE([.B228:.B231])" office:value-type="float" office:value="1.25" calcext:value-type="float">
            <text:p>1.25</text:p>
          </table:table-cell>
          <table:table-cell table:formula="of:=LN([.C228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2" calcext:value-type="float">
            <text:p>2</text:p>
          </table:table-cell>
          <table:table-cell table:formula="of:=AVERAGE([.B229:.B232])" office:value-type="float" office:value="2" calcext:value-type="float">
            <text:p>2</text:p>
          </table:table-cell>
          <table:table-cell table:formula="of:=LN([.C229])" office:value-type="float" office:value="0.693147180559945" calcext:value-type="float">
            <text:p>0.6931471806</text:p>
          </table:table-cell>
          <table:table-cell/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" calcext:value-type="float">
            <text:p>1</text:p>
          </table:table-cell>
          <table:table-cell table:formula="of:=AVERAGE([.B230:.B233])" office:value-type="float" office:value="1.75" calcext:value-type="float">
            <text:p>1.75</text:p>
          </table:table-cell>
          <table:table-cell table:formula="of:=LN([.C230])" office:value-type="float" office:value="0.559615787935423" calcext:value-type="float">
            <text:p>0.5596157879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" calcext:value-type="float">
            <text:p>1</text:p>
          </table:table-cell>
          <table:table-cell table:formula="of:=AVERAGE([.B231:.B234])" office:value-type="float" office:value="1.5" calcext:value-type="float">
            <text:p>1.5</text:p>
          </table:table-cell>
          <table:table-cell table:formula="of:=LN([.C231])" office:value-type="float" office:value="0.405465108108164" calcext:value-type="float">
            <text:p>0.4054651081</text:p>
          </table:table-cell>
          <table:table-cell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4" calcext:value-type="float">
            <text:p>4</text:p>
          </table:table-cell>
          <table:table-cell table:formula="of:=AVERAGE([.B232:.B235])" office:value-type="float" office:value="2" calcext:value-type="float">
            <text:p>2</text:p>
          </table:table-cell>
          <table:table-cell table:formula="of:=LN([.C232])" office:value-type="float" office:value="0.693147180559945" calcext:value-type="float">
            <text:p>0.6931471806</text:p>
          </table:table-cell>
          <table:table-cell/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1" calcext:value-type="float">
            <text:p>1</text:p>
          </table:table-cell>
          <table:table-cell table:formula="of:=AVERAGE([.B233:.B236])" office:value-type="float" office:value="1.25" calcext:value-type="float">
            <text:p>1.25</text:p>
          </table:table-cell>
          <table:table-cell table:formula="of:=LN([.C233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0" calcext:value-type="float">
            <text:p>0</text:p>
          </table:table-cell>
          <table:table-cell table:formula="of:=AVERAGE([.B234:.B237])" office:value-type="float" office:value="2" calcext:value-type="float">
            <text:p>2</text:p>
          </table:table-cell>
          <table:table-cell table:formula="of:=LN([.C234])" office:value-type="float" office:value="0.693147180559945" calcext:value-type="float">
            <text:p>0.6931471806</text:p>
          </table:table-cell>
          <table:table-cell/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3" calcext:value-type="float">
            <text:p>3</text:p>
          </table:table-cell>
          <table:table-cell table:formula="of:=AVERAGE([.B235:.B238])" office:value-type="float" office:value="2" calcext:value-type="float">
            <text:p>2</text:p>
          </table:table-cell>
          <table:table-cell table:formula="of:=LN([.C235])" office:value-type="float" office:value="0.693147180559945" calcext:value-type="float">
            <text:p>0.6931471806</text:p>
          </table:table-cell>
          <table:table-cell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table:formula="of:=AVERAGE([.B236:.B239])" office:value-type="float" office:value="1.25" calcext:value-type="float">
            <text:p>1.25</text:p>
          </table:table-cell>
          <table:table-cell table:formula="of:=LN([.C236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4" calcext:value-type="float">
            <text:p>4</text:p>
          </table:table-cell>
          <table:table-cell table:formula="of:=AVERAGE([.B237:.B240])" office:value-type="float" office:value="1" calcext:value-type="float">
            <text:p>1</text:p>
          </table:table-cell>
          <table:table-cell table:formula="of:=LN([.C2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formula="of:=AVERAGE([.B238:.B241])" office:value-type="float" office:value="0.25" calcext:value-type="float">
            <text:p>0.25</text:p>
          </table:table-cell>
          <table:table-cell table:formula="of:=LN([.C238])" office:value-type="float" office:value="-1.38629436111989" calcext:value-type="float">
            <text:p>-1.3862943611</text:p>
          </table:table-cell>
          <table:table-cell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" calcext:value-type="float">
            <text:p>0</text:p>
          </table:table-cell>
          <table:table-cell table:formula="of:=AVERAGE([.B239:.B242])" office:value-type="float" office:value="0.5" calcext:value-type="float">
            <text:p>0.5</text:p>
          </table:table-cell>
          <table:table-cell table:formula="of:=LN([.C239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0" calcext:value-type="float">
            <text:p>0</text:p>
          </table:table-cell>
          <table:table-cell table:formula="of:=AVERAGE([.B240:.B243])" office:value-type="float" office:value="0.75" calcext:value-type="float">
            <text:p>0.75</text:p>
          </table:table-cell>
          <table:table-cell table:formula="of:=LN([.C240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table:formula="of:=AVERAGE([.B241:.B244])" office:value-type="float" office:value="1.75" calcext:value-type="float">
            <text:p>1.75</text:p>
          </table:table-cell>
          <table:table-cell table:formula="of:=LN([.C241])" office:value-type="float" office:value="0.559615787935423" calcext:value-type="float">
            <text:p>0.5596157879</text:p>
          </table:table-cell>
          <table:table-cell/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1" calcext:value-type="float">
            <text:p>1</text:p>
          </table:table-cell>
          <table:table-cell table:formula="of:=AVERAGE([.B242:.B245])" office:value-type="float" office:value="1.5" calcext:value-type="float">
            <text:p>1.5</text:p>
          </table:table-cell>
          <table:table-cell table:formula="of:=LN([.C242])" office:value-type="float" office:value="0.405465108108164" calcext:value-type="float">
            <text:p>0.4054651081</text:p>
          </table:table-cell>
          <table:table-cell/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1" calcext:value-type="float">
            <text:p>1</text:p>
          </table:table-cell>
          <table:table-cell table:formula="of:=AVERAGE([.B243:.B246])" office:value-type="float" office:value="1.25" calcext:value-type="float">
            <text:p>1.25</text:p>
          </table:table-cell>
          <table:table-cell table:formula="of:=LN([.C243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4" calcext:value-type="float">
            <text:p>4</text:p>
          </table:table-cell>
          <table:table-cell table:formula="of:=AVERAGE([.B244:.B247])" office:value-type="float" office:value="1.75" calcext:value-type="float">
            <text:p>1.75</text:p>
          </table:table-cell>
          <table:table-cell table:formula="of:=LN([.C244])" office:value-type="float" office:value="0.559615787935423" calcext:value-type="float">
            <text:p>0.5596157879</text:p>
          </table:table-cell>
          <table:table-cell/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0" calcext:value-type="float">
            <text:p>0</text:p>
          </table:table-cell>
          <table:table-cell table:formula="of:=AVERAGE([.B245:.B248])" office:value-type="float" office:value="1.25" calcext:value-type="float">
            <text:p>1.25</text:p>
          </table:table-cell>
          <table:table-cell table:formula="of:=LN([.C245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AVERAGE([.B246:.B249])" office:value-type="float" office:value="1.75" calcext:value-type="float">
            <text:p>1.75</text:p>
          </table:table-cell>
          <table:table-cell table:formula="of:=LN([.C246])" office:value-type="float" office:value="0.559615787935423" calcext:value-type="float">
            <text:p>0.5596157879</text:p>
          </table:table-cell>
          <table:table-cell/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3" calcext:value-type="float">
            <text:p>3</text:p>
          </table:table-cell>
          <table:table-cell table:formula="of:=AVERAGE([.B247:.B250])" office:value-type="float" office:value="2.75" calcext:value-type="float">
            <text:p>2.75</text:p>
          </table:table-cell>
          <table:table-cell table:formula="of:=LN([.C247])" office:value-type="float" office:value="1.01160091167848" calcext:value-type="float">
            <text:p>1.0116009117</text:p>
          </table:table-cell>
          <table:table-cell/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2" calcext:value-type="float">
            <text:p>2</text:p>
          </table:table-cell>
          <table:table-cell table:formula="of:=AVERAGE([.B248:.B251])" office:value-type="float" office:value="2" calcext:value-type="float">
            <text:p>2</text:p>
          </table:table-cell>
          <table:table-cell table:formula="of:=LN([.C248])" office:value-type="float" office:value="0.693147180559945" calcext:value-type="float">
            <text:p>0.6931471806</text:p>
          </table:table-cell>
          <table:table-cell/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2" calcext:value-type="float">
            <text:p>2</text:p>
          </table:table-cell>
          <table:table-cell table:formula="of:=AVERAGE([.B249:.B252])" office:value-type="float" office:value="1.5" calcext:value-type="float">
            <text:p>1.5</text:p>
          </table:table-cell>
          <table:table-cell table:formula="of:=LN([.C249])" office:value-type="float" office:value="0.405465108108164" calcext:value-type="float">
            <text:p>0.4054651081</text:p>
          </table:table-cell>
          <table:table-cell/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4" calcext:value-type="float">
            <text:p>4</text:p>
          </table:table-cell>
          <table:table-cell table:formula="of:=AVERAGE([.B250:.B253])" office:value-type="float" office:value="1.25" calcext:value-type="float">
            <text:p>1.25</text:p>
          </table:table-cell>
          <table:table-cell table:formula="of:=LN([.C250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AVERAGE([.B251:.B254])" office:value-type="float" office:value="0.5" calcext:value-type="float">
            <text:p>0.5</text:p>
          </table:table-cell>
          <table:table-cell table:formula="of:=LN([.C251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table:formula="of:=AVERAGE([.B252:.B255])" office:value-type="float" office:value="0.5" calcext:value-type="float">
            <text:p>0.5</text:p>
          </table:table-cell>
          <table:table-cell table:formula="of:=LN([.C252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" calcext:value-type="float">
            <text:p>1</text:p>
          </table:table-cell>
          <table:table-cell table:formula="of:=AVERAGE([.B253:.B256])" office:value-type="float" office:value="0.75" calcext:value-type="float">
            <text:p>0.75</text:p>
          </table:table-cell>
          <table:table-cell table:formula="of:=LN([.C253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1" calcext:value-type="float">
            <text:p>1</text:p>
          </table:table-cell>
          <table:table-cell table:formula="of:=AVERAGE([.B254:.B257])" office:value-type="float" office:value="0.75" calcext:value-type="float">
            <text:p>0.75</text:p>
          </table:table-cell>
          <table:table-cell table:formula="of:=LN([.C254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0" calcext:value-type="float">
            <text:p>0</text:p>
          </table:table-cell>
          <table:table-cell table:formula="of:=AVERAGE([.B255:.B258])" office:value-type="float" office:value="0.5" calcext:value-type="float">
            <text:p>0.5</text:p>
          </table:table-cell>
          <table:table-cell table:formula="of:=LN([.C255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  <table:table-cell table:formula="of:=AVERAGE([.B256:.B259])" office:value-type="float" office:value="0.75" calcext:value-type="float">
            <text:p>0.75</text:p>
          </table:table-cell>
          <table:table-cell table:formula="of:=LN([.C256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1" calcext:value-type="float">
            <text:p>1</text:p>
          </table:table-cell>
          <table:table-cell table:formula="of:=AVERAGE([.B257:.B260])" office:value-type="float" office:value="1.25" calcext:value-type="float">
            <text:p>1.25</text:p>
          </table:table-cell>
          <table:table-cell table:formula="of:=LN([.C257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0" calcext:value-type="float">
            <text:p>0</text:p>
          </table:table-cell>
          <table:table-cell table:formula="of:=AVERAGE([.B258:.B261])" office:value-type="float" office:value="2.25" calcext:value-type="float">
            <text:p>2.25</text:p>
          </table:table-cell>
          <table:table-cell table:formula="of:=LN([.C258])" office:value-type="float" office:value="0.810930216216329" calcext:value-type="float">
            <text:p>0.8109302162</text:p>
          </table:table-cell>
          <table:table-cell/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" calcext:value-type="float">
            <text:p>1</text:p>
          </table:table-cell>
          <table:table-cell table:formula="of:=AVERAGE([.B259:.B262])" office:value-type="float" office:value="2.75" calcext:value-type="float">
            <text:p>2.75</text:p>
          </table:table-cell>
          <table:table-cell table:formula="of:=LN([.C259])" office:value-type="float" office:value="1.01160091167848" calcext:value-type="float">
            <text:p>1.0116009117</text:p>
          </table:table-cell>
          <table:table-cell/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3" calcext:value-type="float">
            <text:p>3</text:p>
          </table:table-cell>
          <table:table-cell table:formula="of:=AVERAGE([.B260:.B263])" office:value-type="float" office:value="2.75" calcext:value-type="float">
            <text:p>2.75</text:p>
          </table:table-cell>
          <table:table-cell table:formula="of:=LN([.C260])" office:value-type="float" office:value="1.01160091167848" calcext:value-type="float">
            <text:p>1.0116009117</text:p>
          </table:table-cell>
          <table:table-cell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5" calcext:value-type="float">
            <text:p>5</text:p>
          </table:table-cell>
          <table:table-cell table:formula="of:=AVERAGE([.B261:.B264])" office:value-type="float" office:value="2.25" calcext:value-type="float">
            <text:p>2.25</text:p>
          </table:table-cell>
          <table:table-cell table:formula="of:=LN([.C261])" office:value-type="float" office:value="0.810930216216329" calcext:value-type="float">
            <text:p>0.8109302162</text:p>
          </table:table-cell>
          <table:table-cell/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2" calcext:value-type="float">
            <text:p>2</text:p>
          </table:table-cell>
          <table:table-cell table:formula="of:=AVERAGE([.B262:.B265])" office:value-type="float" office:value="1.25" calcext:value-type="float">
            <text:p>1.25</text:p>
          </table:table-cell>
          <table:table-cell table:formula="of:=LN([.C262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1" calcext:value-type="float">
            <text:p>1</text:p>
          </table:table-cell>
          <table:table-cell table:formula="of:=AVERAGE([.B263:.B266])" office:value-type="float" office:value="1.75" calcext:value-type="float">
            <text:p>1.75</text:p>
          </table:table-cell>
          <table:table-cell table:formula="of:=LN([.C263])" office:value-type="float" office:value="0.559615787935423" calcext:value-type="float">
            <text:p>0.5596157879</text:p>
          </table:table-cell>
          <table:table-cell/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1" calcext:value-type="float">
            <text:p>1</text:p>
          </table:table-cell>
          <table:table-cell table:formula="of:=AVERAGE([.B264:.B267])" office:value-type="float" office:value="1.5" calcext:value-type="float">
            <text:p>1.5</text:p>
          </table:table-cell>
          <table:table-cell table:formula="of:=LN([.C264])" office:value-type="float" office:value="0.405465108108164" calcext:value-type="float">
            <text:p>0.4054651081</text:p>
          </table:table-cell>
          <table:table-cell/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" calcext:value-type="float">
            <text:p>1</text:p>
          </table:table-cell>
          <table:table-cell table:formula="of:=AVERAGE([.B265:.B268])" office:value-type="float" office:value="2" calcext:value-type="float">
            <text:p>2</text:p>
          </table:table-cell>
          <table:table-cell table:formula="of:=LN([.C265])" office:value-type="float" office:value="0.693147180559945" calcext:value-type="float">
            <text:p>0.6931471806</text:p>
          </table:table-cell>
          <table:table-cell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4" calcext:value-type="float">
            <text:p>4</text:p>
          </table:table-cell>
          <table:table-cell table:formula="of:=AVERAGE([.B266:.B269])" office:value-type="float" office:value="2" calcext:value-type="float">
            <text:p>2</text:p>
          </table:table-cell>
          <table:table-cell table:formula="of:=LN([.C266])" office:value-type="float" office:value="0.693147180559945" calcext:value-type="float">
            <text:p>0.6931471806</text:p>
          </table:table-cell>
          <table:table-cell/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  <table:table-cell table:formula="of:=AVERAGE([.B267:.B270])" office:value-type="float" office:value="1" calcext:value-type="float">
            <text:p>1</text:p>
          </table:table-cell>
          <table:table-cell table:formula="of:=LN([.C2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3" calcext:value-type="float">
            <text:p>3</text:p>
          </table:table-cell>
          <table:table-cell table:formula="of:=AVERAGE([.B268:.B271])" office:value-type="float" office:value="1.25" calcext:value-type="float">
            <text:p>1.25</text:p>
          </table:table-cell>
          <table:table-cell table:formula="of:=LN([.C268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1" calcext:value-type="float">
            <text:p>1</text:p>
          </table:table-cell>
          <table:table-cell table:formula="of:=AVERAGE([.B269:.B272])" office:value-type="float" office:value="0.75" calcext:value-type="float">
            <text:p>0.75</text:p>
          </table:table-cell>
          <table:table-cell table:formula="of:=LN([.C269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  <table:table-cell table:formula="of:=AVERAGE([.B270:.B273])" office:value-type="float" office:value="0.75" calcext:value-type="float">
            <text:p>0.75</text:p>
          </table:table-cell>
          <table:table-cell table:formula="of:=LN([.C270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  <table:table-cell table:formula="of:=AVERAGE([.B271:.B274])" office:value-type="float" office:value="1" calcext:value-type="float">
            <text:p>1</text:p>
          </table:table-cell>
          <table:table-cell table:formula="of:=LN([.C2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1" calcext:value-type="float">
            <text:p>1</text:p>
          </table:table-cell>
          <table:table-cell table:formula="of:=AVERAGE([.B272:.B275])" office:value-type="float" office:value="1.5" calcext:value-type="float">
            <text:p>1.5</text:p>
          </table:table-cell>
          <table:table-cell table:formula="of:=LN([.C272])" office:value-type="float" office:value="0.405465108108164" calcext:value-type="float">
            <text:p>0.4054651081</text:p>
          </table:table-cell>
          <table:table-cell/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1" calcext:value-type="float">
            <text:p>1</text:p>
          </table:table-cell>
          <table:table-cell table:formula="of:=AVERAGE([.B273:.B276])" office:value-type="float" office:value="1.25" calcext:value-type="float">
            <text:p>1.25</text:p>
          </table:table-cell>
          <table:table-cell table:formula="of:=LN([.C273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" calcext:value-type="float">
            <text:p>1</text:p>
          </table:table-cell>
          <table:table-cell table:formula="of:=AVERAGE([.B274:.B277])" office:value-type="float" office:value="1.25" calcext:value-type="float">
            <text:p>1.25</text:p>
          </table:table-cell>
          <table:table-cell table:formula="of:=LN([.C274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3" calcext:value-type="float">
            <text:p>3</text:p>
          </table:table-cell>
          <table:table-cell table:formula="of:=AVERAGE([.B275:.B278])" office:value-type="float" office:value="1" calcext:value-type="float">
            <text:p>1</text:p>
          </table:table-cell>
          <table:table-cell table:formula="of:=LN([.C2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AVERAGE([.B276:.B279])" office:value-type="float" office:value="0.5" calcext:value-type="float">
            <text:p>0.5</text:p>
          </table:table-cell>
          <table:table-cell table:formula="of:=LN([.C276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" calcext:value-type="float">
            <text:p>1</text:p>
          </table:table-cell>
          <table:table-cell table:formula="of:=AVERAGE([.B277:.B280])" office:value-type="float" office:value="0.5" calcext:value-type="float">
            <text:p>0.5</text:p>
          </table:table-cell>
          <table:table-cell table:formula="of:=LN([.C277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  <table:table-cell table:formula="of:=AVERAGE([.B278:.B281])" office:value-type="float" office:value="0.25" calcext:value-type="float">
            <text:p>0.25</text:p>
          </table:table-cell>
          <table:table-cell table:formula="of:=LN([.C278])" office:value-type="float" office:value="-1.38629436111989" calcext:value-type="float">
            <text:p>-1.3862943611</text:p>
          </table:table-cell>
          <table:table-cell/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1" calcext:value-type="float">
            <text:p>1</text:p>
          </table:table-cell>
          <table:table-cell table:formula="of:=AVERAGE([.B279:.B282])" office:value-type="float" office:value="0.25" calcext:value-type="float">
            <text:p>0.25</text:p>
          </table:table-cell>
          <table:table-cell table:formula="of:=LN([.C279])" office:value-type="float" office:value="-1.38629436111989" calcext:value-type="float">
            <text:p>-1.3862943611</text:p>
          </table:table-cell>
          <table:table-cell/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0" calcext:value-type="float">
            <text:p>0</text:p>
          </table:table-cell>
          <table:table-cell table:formula="of:=AVERAGE([.B280:.B283])" office:value-type="float" office:value="0.25" calcext:value-type="float">
            <text:p>0.25</text:p>
          </table:table-cell>
          <table:table-cell table:formula="of:=LN([.C280])" office:value-type="float" office:value="-1.38629436111989" calcext:value-type="float">
            <text:p>-1.3862943611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table:formula="of:=AVERAGE([.B281:.B284])" office:value-type="float" office:value="0.5" calcext:value-type="float">
            <text:p>0.5</text:p>
          </table:table-cell>
          <table:table-cell table:formula="of:=LN([.C281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0" calcext:value-type="float">
            <text:p>0</text:p>
          </table:table-cell>
          <table:table-cell table:formula="of:=AVERAGE([.B282:.B285])" office:value-type="float" office:value="0.5" calcext:value-type="float">
            <text:p>0.5</text:p>
          </table:table-cell>
          <table:table-cell table:formula="of:=LN([.C282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1" calcext:value-type="float">
            <text:p>1</text:p>
          </table:table-cell>
          <table:table-cell table:formula="of:=AVERAGE([.B283:.B286])" office:value-type="float" office:value="0.75" calcext:value-type="float">
            <text:p>0.75</text:p>
          </table:table-cell>
          <table:table-cell table:formula="of:=LN([.C283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1" calcext:value-type="float">
            <text:p>1</text:p>
          </table:table-cell>
          <table:table-cell table:formula="of:=AVERAGE([.B284:.B287])" office:value-type="float" office:value="0.75" calcext:value-type="float">
            <text:p>0.75</text:p>
          </table:table-cell>
          <table:table-cell table:formula="of:=LN([.C284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  <table:table-cell table:formula="of:=AVERAGE([.B285:.B288])" office:value-type="float" office:value="0.5" calcext:value-type="float">
            <text:p>0.5</text:p>
          </table:table-cell>
          <table:table-cell table:formula="of:=LN([.C285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" calcext:value-type="float">
            <text:p>1</text:p>
          </table:table-cell>
          <table:table-cell table:formula="of:=AVERAGE([.B286:.B289])" office:value-type="float" office:value="0.75" calcext:value-type="float">
            <text:p>0.75</text:p>
          </table:table-cell>
          <table:table-cell table:formula="of:=LN([.C286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1" calcext:value-type="float">
            <text:p>1</text:p>
          </table:table-cell>
          <table:table-cell table:formula="of:=AVERAGE([.B287:.B290])" office:value-type="float" office:value="0.5" calcext:value-type="float">
            <text:p>0.5</text:p>
          </table:table-cell>
          <table:table-cell table:formula="of:=LN([.C287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  <table:table-cell table:formula="of:=AVERAGE([.B288:.B291])" office:value-type="float" office:value="0.75" calcext:value-type="float">
            <text:p>0.75</text:p>
          </table:table-cell>
          <table:table-cell table:formula="of:=LN([.C288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" calcext:value-type="float">
            <text:p>1</text:p>
          </table:table-cell>
          <table:table-cell table:formula="of:=AVERAGE([.B289:.B292])" office:value-type="float" office:value="0.75" calcext:value-type="float">
            <text:p>0.75</text:p>
          </table:table-cell>
          <table:table-cell table:formula="of:=LN([.C289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0" calcext:value-type="float">
            <text:p>0</text:p>
          </table:table-cell>
          <table:table-cell table:formula="of:=AVERAGE([.B290:.B293])" office:value-type="float" office:value="0.75" calcext:value-type="float">
            <text:p>0.75</text:p>
          </table:table-cell>
          <table:table-cell table:formula="of:=LN([.C290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2" calcext:value-type="float">
            <text:p>2</text:p>
          </table:table-cell>
          <table:table-cell table:formula="of:=AVERAGE([.B291:.B294])" office:value-type="float" office:value="1" calcext:value-type="float">
            <text:p>1</text:p>
          </table:table-cell>
          <table:table-cell table:formula="of:=LN([.C2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0" calcext:value-type="float">
            <text:p>0</text:p>
          </table:table-cell>
          <table:table-cell table:formula="of:=AVERAGE([.B292:.B295])" office:value-type="float" office:value="0.75" calcext:value-type="float">
            <text:p>0.75</text:p>
          </table:table-cell>
          <table:table-cell table:formula="of:=LN([.C292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1" calcext:value-type="float">
            <text:p>1</text:p>
          </table:table-cell>
          <table:table-cell table:formula="of:=AVERAGE([.B293:.B296])" office:value-type="float" office:value="1" calcext:value-type="float">
            <text:p>1</text:p>
          </table:table-cell>
          <table:table-cell table:formula="of:=LN([.C2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1" calcext:value-type="float">
            <text:p>1</text:p>
          </table:table-cell>
          <table:table-cell table:formula="of:=AVERAGE([.B294:.B297])" office:value-type="float" office:value="0.75" calcext:value-type="float">
            <text:p>0.75</text:p>
          </table:table-cell>
          <table:table-cell table:formula="of:=LN([.C294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" calcext:value-type="float">
            <text:p>1</text:p>
          </table:table-cell>
          <table:table-cell table:formula="of:=AVERAGE([.B295:.B298])" office:value-type="float" office:value="0.75" calcext:value-type="float">
            <text:p>0.75</text:p>
          </table:table-cell>
          <table:table-cell table:formula="of:=LN([.C295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</text:p>
          </table:table-cell>
          <table:table-cell table:formula="of:=AVERAGE([.B296:.B299])" office:value-type="float" office:value="1" calcext:value-type="float">
            <text:p>1</text:p>
          </table:table-cell>
          <table:table-cell table:formula="of:=LN([.C2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0" calcext:value-type="float">
            <text:p>0</text:p>
          </table:table-cell>
          <table:table-cell table:formula="of:=AVERAGE([.B297:.B300])" office:value-type="float" office:value="1.25" calcext:value-type="float">
            <text:p>1.25</text:p>
          </table:table-cell>
          <table:table-cell table:formula="of:=LN([.C297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" calcext:value-type="float">
            <text:p>1</text:p>
          </table:table-cell>
          <table:table-cell table:formula="of:=AVERAGE([.B298:.B301])" office:value-type="float" office:value="1.25" calcext:value-type="float">
            <text:p>1.25</text:p>
          </table:table-cell>
          <table:table-cell table:formula="of:=LN([.C298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2" calcext:value-type="float">
            <text:p>2</text:p>
          </table:table-cell>
          <table:table-cell table:formula="of:=AVERAGE([.B299:.B302])" office:value-type="float" office:value="1.5" calcext:value-type="float">
            <text:p>1.5</text:p>
          </table:table-cell>
          <table:table-cell table:formula="of:=LN([.C299])" office:value-type="float" office:value="0.405465108108164" calcext:value-type="float">
            <text:p>0.4054651081</text:p>
          </table:table-cell>
          <table:table-cell/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2" calcext:value-type="float">
            <text:p>2</text:p>
          </table:table-cell>
          <table:table-cell table:formula="of:=AVERAGE([.B300:.B303])" office:value-type="float" office:value="1.25" calcext:value-type="float">
            <text:p>1.25</text:p>
          </table:table-cell>
          <table:table-cell table:formula="of:=LN([.C300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AVERAGE([.B301:.B304])" office:value-type="float" office:value="0.75" calcext:value-type="float">
            <text:p>0.75</text:p>
          </table:table-cell>
          <table:table-cell table:formula="of:=LN([.C301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2" calcext:value-type="float">
            <text:p>2</text:p>
          </table:table-cell>
          <table:table-cell table:formula="of:=AVERAGE([.B302:.B305])" office:value-type="float" office:value="1" calcext:value-type="float">
            <text:p>1</text:p>
          </table:table-cell>
          <table:table-cell table:formula="of:=LN([.C3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1" calcext:value-type="float">
            <text:p>1</text:p>
          </table:table-cell>
          <table:table-cell table:formula="of:=AVERAGE([.B303:.B306])" office:value-type="float" office:value="2" calcext:value-type="float">
            <text:p>2</text:p>
          </table:table-cell>
          <table:table-cell table:formula="of:=LN([.C303])" office:value-type="float" office:value="0.693147180559945" calcext:value-type="float">
            <text:p>0.6931471806</text:p>
          </table:table-cell>
          <table:table-cell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 table:formula="of:=AVERAGE([.B304:.B307])" office:value-type="float" office:value="1.75" calcext:value-type="float">
            <text:p>1.75</text:p>
          </table:table-cell>
          <table:table-cell table:formula="of:=LN([.C304])" office:value-type="float" office:value="0.559615787935423" calcext:value-type="float">
            <text:p>0.5596157879</text:p>
          </table:table-cell>
          <table:table-cell/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1" calcext:value-type="float">
            <text:p>1</text:p>
          </table:table-cell>
          <table:table-cell table:formula="of:=AVERAGE([.B305:.B308])" office:value-type="float" office:value="2" calcext:value-type="float">
            <text:p>2</text:p>
          </table:table-cell>
          <table:table-cell table:formula="of:=LN([.C305])" office:value-type="float" office:value="0.693147180559945" calcext:value-type="float">
            <text:p>0.6931471806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6" calcext:value-type="float">
            <text:p>6</text:p>
          </table:table-cell>
          <table:table-cell table:formula="of:=AVERAGE([.B306:.B309])" office:value-type="float" office:value="2" calcext:value-type="float">
            <text:p>2</text:p>
          </table:table-cell>
          <table:table-cell table:formula="of:=LN([.C306])" office:value-type="float" office:value="0.693147180559945" calcext:value-type="float">
            <text:p>0.6931471806</text:p>
          </table:table-cell>
          <table:table-cell/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0" calcext:value-type="float">
            <text:p>0</text:p>
          </table:table-cell>
          <table:table-cell table:formula="of:=AVERAGE([.B307:.B310])" office:value-type="float" office:value="0.75" calcext:value-type="float">
            <text:p>0.75</text:p>
          </table:table-cell>
          <table:table-cell table:formula="of:=LN([.C307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1" calcext:value-type="float">
            <text:p>1</text:p>
          </table:table-cell>
          <table:table-cell table:formula="of:=AVERAGE([.B308:.B311])" office:value-type="float" office:value="1" calcext:value-type="float">
            <text:p>1</text:p>
          </table:table-cell>
          <table:table-cell table:formula="of:=LN([.C3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1" calcext:value-type="float">
            <text:p>1</text:p>
          </table:table-cell>
          <table:table-cell table:formula="of:=AVERAGE([.B309:.B312])" office:value-type="float" office:value="1.25" calcext:value-type="float">
            <text:p>1.25</text:p>
          </table:table-cell>
          <table:table-cell table:formula="of:=LN([.C309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" calcext:value-type="float">
            <text:p>1</text:p>
          </table:table-cell>
          <table:table-cell table:formula="of:=AVERAGE([.B310:.B313])" office:value-type="float" office:value="1.25" calcext:value-type="float">
            <text:p>1.25</text:p>
          </table:table-cell>
          <table:table-cell table:formula="of:=LN([.C310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" calcext:value-type="float">
            <text:p>1</text:p>
          </table:table-cell>
          <table:table-cell table:formula="of:=AVERAGE([.B311:.B314])" office:value-type="float" office:value="1.25" calcext:value-type="float">
            <text:p>1.25</text:p>
          </table:table-cell>
          <table:table-cell table:formula="of:=LN([.C311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2" calcext:value-type="float">
            <text:p>2</text:p>
          </table:table-cell>
          <table:table-cell table:formula="of:=AVERAGE([.B312:.B315])" office:value-type="float" office:value="1.25" calcext:value-type="float">
            <text:p>1.25</text:p>
          </table:table-cell>
          <table:table-cell table:formula="of:=LN([.C312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" calcext:value-type="float">
            <text:p>1</text:p>
          </table:table-cell>
          <table:table-cell table:formula="of:=AVERAGE([.B313:.B316])" office:value-type="float" office:value="0.75" calcext:value-type="float">
            <text:p>0.75</text:p>
          </table:table-cell>
          <table:table-cell table:formula="of:=LN([.C313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1" calcext:value-type="float">
            <text:p>1</text:p>
          </table:table-cell>
          <table:table-cell table:formula="of:=AVERAGE([.B314:.B317])" office:value-type="float" office:value="0.5" calcext:value-type="float">
            <text:p>0.5</text:p>
          </table:table-cell>
          <table:table-cell table:formula="of:=LN([.C314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1" calcext:value-type="float">
            <text:p>1</text:p>
          </table:table-cell>
          <table:table-cell table:formula="of:=AVERAGE([.B315:.B318])" office:value-type="float" office:value="0.5" calcext:value-type="float">
            <text:p>0.5</text:p>
          </table:table-cell>
          <table:table-cell table:formula="of:=LN([.C315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table:formula="of:=AVERAGE([.B316:.B319])" office:value-type="float" office:value="0.25" calcext:value-type="float">
            <text:p>0.25</text:p>
          </table:table-cell>
          <table:table-cell table:formula="of:=LN([.C316])" office:value-type="float" office:value="-1.38629436111989" calcext:value-type="float">
            <text:p>-1.3862943611</text:p>
          </table:table-cell>
          <table:table-cell/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0" calcext:value-type="float">
            <text:p>0</text:p>
          </table:table-cell>
          <table:table-cell table:formula="of:=AVERAGE([.B317:.B320])" office:value-type="float" office:value="0.5" calcext:value-type="float">
            <text:p>0.5</text:p>
          </table:table-cell>
          <table:table-cell table:formula="of:=LN([.C317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1" calcext:value-type="float">
            <text:p>1</text:p>
          </table:table-cell>
          <table:table-cell table:formula="of:=AVERAGE([.B318:.B321])" office:value-type="float" office:value="0.75" calcext:value-type="float">
            <text:p>0.75</text:p>
          </table:table-cell>
          <table:table-cell table:formula="of:=LN([.C318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0" calcext:value-type="float">
            <text:p>0</text:p>
          </table:table-cell>
          <table:table-cell table:formula="of:=AVERAGE([.B319:.B322])" office:value-type="float" office:value="0.75" calcext:value-type="float">
            <text:p>0.75</text:p>
          </table:table-cell>
          <table:table-cell table:formula="of:=LN([.C319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1" calcext:value-type="float">
            <text:p>1</text:p>
          </table:table-cell>
          <table:table-cell table:formula="of:=AVERAGE([.B320:.B323])" office:value-type="float" office:value="1" calcext:value-type="float">
            <text:p>1</text:p>
          </table:table-cell>
          <table:table-cell table:formula="of:=LN([.C3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" calcext:value-type="float">
            <text:p>1</text:p>
          </table:table-cell>
          <table:table-cell table:formula="of:=AVERAGE([.B321:.B324])" office:value-type="float" office:value="1" calcext:value-type="float">
            <text:p>1</text:p>
          </table:table-cell>
          <table:table-cell table:formula="of:=LN([.C3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" calcext:value-type="float">
            <text:p>1</text:p>
          </table:table-cell>
          <table:table-cell table:formula="of:=AVERAGE([.B322:.B325])" office:value-type="float" office:value="1" calcext:value-type="float">
            <text:p>1</text:p>
          </table:table-cell>
          <table:table-cell table:formula="of:=LN([.C3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1" calcext:value-type="float">
            <text:p>1</text:p>
          </table:table-cell>
          <table:table-cell table:formula="of:=AVERAGE([.B323:.B326])" office:value-type="float" office:value="0.75" calcext:value-type="float">
            <text:p>0.75</text:p>
          </table:table-cell>
          <table:table-cell table:formula="of:=LN([.C323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1" calcext:value-type="float">
            <text:p>1</text:p>
          </table:table-cell>
          <table:table-cell table:formula="of:=AVERAGE([.B324:.B327])" office:value-type="float" office:value="0.75" calcext:value-type="float">
            <text:p>0.75</text:p>
          </table:table-cell>
          <table:table-cell table:formula="of:=LN([.C324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" calcext:value-type="float">
            <text:p>1</text:p>
          </table:table-cell>
          <table:table-cell table:formula="of:=AVERAGE([.B325:.B328])" office:value-type="float" office:value="0.75" calcext:value-type="float">
            <text:p>0.75</text:p>
          </table:table-cell>
          <table:table-cell table:formula="of:=LN([.C325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AVERAGE([.B326:.B329])" office:value-type="float" office:value="0.75" calcext:value-type="float">
            <text:p>0.75</text:p>
          </table:table-cell>
          <table:table-cell table:formula="of:=LN([.C326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1" calcext:value-type="float">
            <text:p>1</text:p>
          </table:table-cell>
          <table:table-cell table:formula="of:=AVERAGE([.B327:.B330])" office:value-type="float" office:value="1" calcext:value-type="float">
            <text:p>1</text:p>
          </table:table-cell>
          <table:table-cell table:formula="of:=LN([.C3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" calcext:value-type="float">
            <text:p>1</text:p>
          </table:table-cell>
          <table:table-cell table:formula="of:=AVERAGE([.B328:.B331])" office:value-type="float" office:value="1.25" calcext:value-type="float">
            <text:p>1.25</text:p>
          </table:table-cell>
          <table:table-cell table:formula="of:=LN([.C328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1" calcext:value-type="float">
            <text:p>1</text:p>
          </table:table-cell>
          <table:table-cell table:formula="of:=AVERAGE([.B329:.B332])" office:value-type="float" office:value="1.25" calcext:value-type="float">
            <text:p>1.25</text:p>
          </table:table-cell>
          <table:table-cell table:formula="of:=LN([.C329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1" calcext:value-type="float">
            <text:p>1</text:p>
          </table:table-cell>
          <table:table-cell table:formula="of:=AVERAGE([.B330:.B333])" office:value-type="float" office:value="1.5" calcext:value-type="float">
            <text:p>1.5</text:p>
          </table:table-cell>
          <table:table-cell table:formula="of:=LN([.C330])" office:value-type="float" office:value="0.405465108108164" calcext:value-type="float">
            <text:p>0.4054651081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2" calcext:value-type="float">
            <text:p>2</text:p>
          </table:table-cell>
          <table:table-cell table:formula="of:=AVERAGE([.B331:.B334])" office:value-type="float" office:value="1.75" calcext:value-type="float">
            <text:p>1.75</text:p>
          </table:table-cell>
          <table:table-cell table:formula="of:=LN([.C331])" office:value-type="float" office:value="0.559615787935423" calcext:value-type="float">
            <text:p>0.5596157879</text:p>
          </table:table-cell>
          <table:table-cell/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1" calcext:value-type="float">
            <text:p>1</text:p>
          </table:table-cell>
          <table:table-cell table:formula="of:=AVERAGE([.B332:.B335])" office:value-type="float" office:value="1.25" calcext:value-type="float">
            <text:p>1.25</text:p>
          </table:table-cell>
          <table:table-cell table:formula="of:=LN([.C332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2" calcext:value-type="float">
            <text:p>2</text:p>
          </table:table-cell>
          <table:table-cell table:formula="of:=AVERAGE([.B333:.B336])" office:value-type="float" office:value="1.25" calcext:value-type="float">
            <text:p>1.25</text:p>
          </table:table-cell>
          <table:table-cell table:formula="of:=LN([.C333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2" calcext:value-type="float">
            <text:p>2</text:p>
          </table:table-cell>
          <table:table-cell table:formula="of:=AVERAGE([.B334:.B337])" office:value-type="float" office:value="1.25" calcext:value-type="float">
            <text:p>1.25</text:p>
          </table:table-cell>
          <table:table-cell table:formula="of:=LN([.C334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0" calcext:value-type="float">
            <text:p>0</text:p>
          </table:table-cell>
          <table:table-cell table:formula="of:=AVERAGE([.B335:.B338])" office:value-type="float" office:value="0.75" calcext:value-type="float">
            <text:p>0.75</text:p>
          </table:table-cell>
          <table:table-cell table:formula="of:=LN([.C335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table:formula="of:=AVERAGE([.B336:.B339])" office:value-type="float" office:value="1" calcext:value-type="float">
            <text:p>1</text:p>
          </table:table-cell>
          <table:table-cell table:formula="of:=LN([.C3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2" calcext:value-type="float">
            <text:p>2</text:p>
          </table:table-cell>
          <table:table-cell table:formula="of:=AVERAGE([.B337:.B340])" office:value-type="float" office:value="0.75" calcext:value-type="float">
            <text:p>0.75</text:p>
          </table:table-cell>
          <table:table-cell table:formula="of:=LN([.C337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0" calcext:value-type="float">
            <text:p>0</text:p>
          </table:table-cell>
          <table:table-cell table:formula="of:=AVERAGE([.B338:.B341])" office:value-type="float" office:value="0.25" calcext:value-type="float">
            <text:p>0.25</text:p>
          </table:table-cell>
          <table:table-cell table:formula="of:=LN([.C338])" office:value-type="float" office:value="-1.38629436111989" calcext:value-type="float">
            <text:p>-1.3862943611</text:p>
          </table:table-cell>
          <table:table-cell/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1" calcext:value-type="float">
            <text:p>1</text:p>
          </table:table-cell>
          <table:table-cell table:formula="of:=AVERAGE([.B339:.B342])" office:value-type="float" office:value="0.5" calcext:value-type="float">
            <text:p>0.5</text:p>
          </table:table-cell>
          <table:table-cell table:formula="of:=LN([.C339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0" calcext:value-type="float">
            <text:p>0</text:p>
          </table:table-cell>
          <table:table-cell table:formula="of:=AVERAGE([.B340:.B343])" office:value-type="float" office:value="0.5" calcext:value-type="float">
            <text:p>0.5</text:p>
          </table:table-cell>
          <table:table-cell table:formula="of:=LN([.C340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table:formula="of:=AVERAGE([.B341:.B344])" office:value-type="float" office:value="0.5" calcext:value-type="float">
            <text:p>0.5</text:p>
          </table:table-cell>
          <table:table-cell table:formula="of:=LN([.C341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" calcext:value-type="float">
            <text:p>1</text:p>
          </table:table-cell>
          <table:table-cell table:formula="of:=AVERAGE([.B342:.B345])" office:value-type="float" office:value="1" calcext:value-type="float">
            <text:p>1</text:p>
          </table:table-cell>
          <table:table-cell table:formula="of:=LN([.C3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" calcext:value-type="float">
            <text:p>1</text:p>
          </table:table-cell>
          <table:table-cell table:formula="of:=AVERAGE([.B343:.B346])" office:value-type="float" office:value="1" calcext:value-type="float">
            <text:p>1</text:p>
          </table:table-cell>
          <table:table-cell table:formula="of:=LN([.C3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.72" calcext:value-type="float">
            <text:p>13.72</text:p>
          </table:table-cell>
          <table:table-cell office:value-type="float" office:value="0" calcext:value-type="float">
            <text:p>0</text:p>
          </table:table-cell>
          <table:table-cell table:formula="of:=AVERAGE([.B344:.B347])" office:value-type="float" office:value="1" calcext:value-type="float">
            <text:p>1</text:p>
          </table:table-cell>
          <table:table-cell table:formula="of:=LN([.C3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2" calcext:value-type="float">
            <text:p>2</text:p>
          </table:table-cell>
          <table:table-cell table:formula="of:=AVERAGE([.B345:.B348])" office:value-type="float" office:value="1.25" calcext:value-type="float">
            <text:p>1.25</text:p>
          </table:table-cell>
          <table:table-cell table:formula="of:=LN([.C345])" office:value-type="float" office:value="0.22314355131421" calcext:value-type="float">
            <text:p>0.2231435513</text:p>
          </table:table-cell>
          <table:table-cell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" calcext:value-type="float">
            <text:p>1</text:p>
          </table:table-cell>
          <table:table-cell table:formula="of:=AVERAGE([.B346:.B349])" office:value-type="float" office:value="1" calcext:value-type="float">
            <text:p>1</text:p>
          </table:table-cell>
          <table:table-cell table:formula="of:=LN([.C3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1" calcext:value-type="float">
            <text:p>1</text:p>
          </table:table-cell>
          <table:table-cell table:formula="of:=AVERAGE([.B347:.B350])" office:value-type="float" office:value="0.75" calcext:value-type="float">
            <text:p>0.75</text:p>
          </table:table-cell>
          <table:table-cell table:formula="of:=LN([.C347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" calcext:value-type="float">
            <text:p>1</text:p>
          </table:table-cell>
          <table:table-cell table:formula="of:=AVERAGE([.B348:.B351])" office:value-type="float" office:value="0.5" calcext:value-type="float">
            <text:p>0.5</text:p>
          </table:table-cell>
          <table:table-cell table:formula="of:=LN([.C348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" calcext:value-type="float">
            <text:p>1</text:p>
          </table:table-cell>
          <table:table-cell table:formula="of:=AVERAGE([.B349:.B352])" office:value-type="float" office:value="0.5" calcext:value-type="float">
            <text:p>0.5</text:p>
          </table:table-cell>
          <table:table-cell table:formula="of:=LN([.C349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table:formula="of:=AVERAGE([.B350:.B353])" office:value-type="float" office:value="0.5" calcext:value-type="float">
            <text:p>0.5</text:p>
          </table:table-cell>
          <table:table-cell table:formula="of:=LN([.C350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AVERAGE([.B351:.B354])" office:value-type="float" office:value="0.5" calcext:value-type="float">
            <text:p>0.5</text:p>
          </table:table-cell>
          <table:table-cell table:formula="of:=LN([.C351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" calcext:value-type="float">
            <text:p>1</text:p>
          </table:table-cell>
          <table:table-cell table:formula="of:=AVERAGE([.B352:.B355])" office:value-type="float" office:value="0.75" calcext:value-type="float">
            <text:p>0.75</text:p>
          </table:table-cell>
          <table:table-cell table:formula="of:=LN([.C352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1" calcext:value-type="float">
            <text:p>1</text:p>
          </table:table-cell>
          <table:table-cell table:formula="of:=AVERAGE([.B353:.B356])" office:value-type="float" office:value="0.75" calcext:value-type="float">
            <text:p>0.75</text:p>
          </table:table-cell>
          <table:table-cell table:formula="of:=LN([.C353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0" calcext:value-type="float">
            <text:p>0</text:p>
          </table:table-cell>
          <table:table-cell table:formula="of:=AVERAGE([.B354:.B357])" office:value-type="float" office:value="0.5" calcext:value-type="float">
            <text:p>0.5</text:p>
          </table:table-cell>
          <table:table-cell table:formula="of:=LN([.C354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" calcext:value-type="float">
            <text:p>1</text:p>
          </table:table-cell>
          <table:table-cell table:formula="of:=AVERAGE([.B355:.B358])" office:value-type="float" office:value="0.5" calcext:value-type="float">
            <text:p>0.5</text:p>
          </table:table-cell>
          <table:table-cell table:formula="of:=LN([.C355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table:formula="of:=AVERAGE([.B356:.B359])" office:value-type="float" office:value="0.25" calcext:value-type="float">
            <text:p>0.25</text:p>
          </table:table-cell>
          <table:table-cell table:formula="of:=LN([.C356])" office:value-type="float" office:value="-1.38629436111989" calcext:value-type="float">
            <text:p>-1.3862943611</text:p>
          </table:table-cell>
          <table:table-cell/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0" calcext:value-type="float">
            <text:p>0</text:p>
          </table:table-cell>
          <table:table-cell table:formula="of:=AVERAGE([.B357:.B3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0" calcext:value-type="float">
            <text:p>0</text:p>
          </table:table-cell>
          <table:table-cell table:formula="of:=AVERAGE([.B358:.B361])" office:value-type="float" office:value="0.5" calcext:value-type="float">
            <text:p>0.5</text:p>
          </table:table-cell>
          <table:table-cell table:formula="of:=LN([.C358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0" calcext:value-type="float">
            <text:p>0</text:p>
          </table:table-cell>
          <table:table-cell table:formula="of:=AVERAGE([.B359:.B362])" office:value-type="float" office:value="0.75" calcext:value-type="float">
            <text:p>0.75</text:p>
          </table:table-cell>
          <table:table-cell table:formula="of:=LN([.C359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0" calcext:value-type="float">
            <text:p>0</text:p>
          </table:table-cell>
          <table:table-cell table:formula="of:=AVERAGE([.B360:.B363])" office:value-type="float" office:value="0.75" calcext:value-type="float">
            <text:p>0.75</text:p>
          </table:table-cell>
          <table:table-cell table:formula="of:=LN([.C360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2" calcext:value-type="float">
            <text:p>2</text:p>
          </table:table-cell>
          <table:table-cell table:formula="of:=AVERAGE([.B361:.B364])" office:value-type="float" office:value="1" calcext:value-type="float">
            <text:p>1</text:p>
          </table:table-cell>
          <table:table-cell table:formula="of:=LN([.C3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1" calcext:value-type="float">
            <text:p>1</text:p>
          </table:table-cell>
          <table:table-cell table:formula="of:=AVERAGE([.B362:.B365])" office:value-type="float" office:value="0.75" calcext:value-type="float">
            <text:p>0.75</text:p>
          </table:table-cell>
          <table:table-cell table:formula="of:=LN([.C362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0" calcext:value-type="float">
            <text:p>0</text:p>
          </table:table-cell>
          <table:table-cell table:formula="of:=AVERAGE([.B363:.B366])" office:value-type="float" office:value="0.75" calcext:value-type="float">
            <text:p>0.75</text:p>
          </table:table-cell>
          <table:table-cell table:formula="of:=LN([.C363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" calcext:value-type="float">
            <text:p>1</text:p>
          </table:table-cell>
          <table:table-cell table:formula="of:=AVERAGE([.B364:.B367])" office:value-type="float" office:value="1" calcext:value-type="float">
            <text:p>1</text:p>
          </table:table-cell>
          <table:table-cell table:formula="of:=LN([.C3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1" calcext:value-type="float">
            <text:p>1</text:p>
          </table:table-cell>
          <table:table-cell table:formula="of:=AVERAGE([.B365:.B368])" office:value-type="float" office:value="0.75" calcext:value-type="float">
            <text:p>0.75</text:p>
          </table:table-cell>
          <table:table-cell table:formula="of:=LN([.C365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" calcext:value-type="float">
            <text:p>1</text:p>
          </table:table-cell>
          <table:table-cell table:formula="of:=AVERAGE([.B366:.B369])" office:value-type="float" office:value="0.75" calcext:value-type="float">
            <text:p>0.75</text:p>
          </table:table-cell>
          <table:table-cell table:formula="of:=LN([.C366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" calcext:value-type="float">
            <text:p>1</text:p>
          </table:table-cell>
          <table:table-cell table:formula="of:=AVERAGE([.B367:.B370])" office:value-type="float" office:value="0.75" calcext:value-type="float">
            <text:p>0.75</text:p>
          </table:table-cell>
          <table:table-cell table:formula="of:=LN([.C367])" office:value-type="float" office:value="-0.287682072451781" calcext:value-type="float">
            <text:p>-0.2876820725</text:p>
          </table:table-cell>
          <table:table-cell/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0" calcext:value-type="float">
            <text:p>0</text:p>
          </table:table-cell>
          <table:table-cell table:formula="of:=AVERAGE([.B368:.B371])" office:value-type="float" office:value="0.5" calcext:value-type="float">
            <text:p>0.5</text:p>
          </table:table-cell>
          <table:table-cell table:formula="of:=LN([.C368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1" calcext:value-type="float">
            <text:p>1</text:p>
          </table:table-cell>
          <table:table-cell table:formula="of:=AVERAGE([.B369:.B372])" office:value-type="float" office:value="0.5" calcext:value-type="float">
            <text:p>0.5</text:p>
          </table:table-cell>
          <table:table-cell table:formula="of:=LN([.C369])" office:value-type="float" office:value="-0.693147180559945" calcext:value-type="float">
            <text:p>-0.6931471806</text:p>
          </table:table-cell>
          <table:table-cell/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" calcext:value-type="float">
            <text:p>1</text:p>
          </table:table-cell>
          <table:table-cell table:formula="of:=AVERAGE([.B370:.B373])" office:value-type="float" office:value="0.25" calcext:value-type="float">
            <text:p>0.25</text:p>
          </table:table-cell>
          <table:table-cell table:formula="of:=LN([.C370])" office:value-type="float" office:value="-1.38629436111989" calcext:value-type="float">
            <text:p>-1.3862943611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32" calcext:value-type="float">
            <text:p>15.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88" calcext:value-type="float">
            <text:p>15.8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.36" calcext:value-type="float">
            <text:p>16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88" calcext:value-type="float">
            <text:p>16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.08" calcext:value-type="float">
            <text:p>17.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88" calcext:value-type="float">
            <text:p>17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08" calcext:value-type="float">
            <text:p>18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52" calcext:value-type="float">
            <text:p>18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68" calcext:value-type="float">
            <text:p>18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.76" calcext:value-type="float">
            <text:p>18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.88" calcext:value-type="float">
            <text:p>18.8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.92" calcext:value-type="float">
            <text:p>18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24" calcext:value-type="float">
            <text:p>19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48" calcext:value-type="float">
            <text:p>19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64" calcext:value-type="float">
            <text:p>19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72" calcext:value-type="float">
            <text:p>19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08" calcext:value-type="float">
            <text:p>20.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48" calcext:value-type="float">
            <text:p>20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68" calcext:value-type="float">
            <text:p>20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72" calcext:value-type="float">
            <text:p>20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84" calcext:value-type="float">
            <text:p>20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88" calcext:value-type="float">
            <text:p>20.8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04" calcext:value-type="float">
            <text:p>21.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.08" calcext:value-type="float">
            <text:p>21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28" calcext:value-type="float">
            <text:p>21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32" calcext:value-type="float">
            <text:p>21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44" calcext:value-type="float">
            <text:p>21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52" calcext:value-type="float">
            <text:p>21.5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.56" calcext:value-type="float">
            <text:p>21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64" calcext:value-type="float">
            <text:p>21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68" calcext:value-type="float">
            <text:p>21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88" calcext:value-type="float">
            <text:p>21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96" calcext:value-type="float">
            <text:p>21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04" calcext:value-type="float">
            <text:p>22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12" calcext:value-type="float">
            <text:p>22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16" calcext:value-type="float">
            <text:p>22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24" calcext:value-type="float">
            <text:p>22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28" calcext:value-type="float">
            <text:p>22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36" calcext:value-type="float">
            <text:p>22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48" calcext:value-type="float">
            <text:p>22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52" calcext:value-type="float">
            <text:p>22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64" calcext:value-type="float">
            <text:p>22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72" calcext:value-type="float">
            <text:p>22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76" calcext:value-type="float">
            <text:p>22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.84" calcext:value-type="float">
            <text:p>22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88" calcext:value-type="float">
            <text:p>22.8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96" calcext:value-type="float">
            <text:p>22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.08" calcext:value-type="float">
            <text:p>23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.12" calcext:value-type="float">
            <text:p>23.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.32" calcext:value-type="float">
            <text:p>23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.36" calcext:value-type="float">
            <text:p>23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.44" calcext:value-type="float">
            <text:p>23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.48" calcext:value-type="float">
            <text:p>23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.56" calcext:value-type="float">
            <text:p>23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.72" calcext:value-type="float">
            <text:p>23.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.84" calcext:value-type="float">
            <text:p>23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.88" calcext:value-type="float">
            <text:p>23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.92" calcext:value-type="float">
            <text:p>23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.96" calcext:value-type="float">
            <text:p>23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.04" calcext:value-type="float">
            <text:p>24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.08" calcext:value-type="float">
            <text:p>24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.12" calcext:value-type="float">
            <text:p>24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.24" calcext:value-type="float">
            <text:p>24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.28" calcext:value-type="float">
            <text:p>24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.32" calcext:value-type="float">
            <text:p>24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.36" calcext:value-type="float">
            <text:p>24.3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.44" calcext:value-type="float">
            <text:p>24.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.48" calcext:value-type="float">
            <text:p>24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.64" calcext:value-type="float">
            <text:p>24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.68" calcext:value-type="float">
            <text:p>24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.72" calcext:value-type="float">
            <text:p>24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.76" calcext:value-type="float">
            <text:p>24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.84" calcext:value-type="float">
            <text:p>24.8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.88" calcext:value-type="float">
            <text:p>24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.92" calcext:value-type="float">
            <text:p>24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.04" calcext:value-type="float">
            <text:p>25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.08" calcext:value-type="float">
            <text:p>25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.12" calcext:value-type="float">
            <text:p>25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.16" calcext:value-type="float">
            <text:p>25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.24" calcext:value-type="float">
            <text:p>25.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.28" calcext:value-type="float">
            <text:p>25.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.36" calcext:value-type="float">
            <text:p>25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.44" calcext:value-type="float">
            <text:p>25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.48" calcext:value-type="float">
            <text:p>25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.52" calcext:value-type="float">
            <text:p>25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.56" calcext:value-type="float">
            <text:p>25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.64" calcext:value-type="float">
            <text:p>25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.68" calcext:value-type="float">
            <text:p>25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.72" calcext:value-type="float">
            <text:p>25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.76" calcext:value-type="float">
            <text:p>25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.84" calcext:value-type="float">
            <text:p>25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.88" calcext:value-type="float">
            <text:p>25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.96" calcext:value-type="float">
            <text:p>25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.04" calcext:value-type="float">
            <text:p>26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.08" calcext:value-type="float">
            <text:p>26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.12" calcext:value-type="float">
            <text:p>26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.28" calcext:value-type="float">
            <text:p>26.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.32" calcext:value-type="float">
            <text:p>26.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.36" calcext:value-type="float">
            <text:p>26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.44" calcext:value-type="float">
            <text:p>26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.48" calcext:value-type="float">
            <text:p>26.4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6.52" calcext:value-type="float">
            <text:p>26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.56" calcext:value-type="float">
            <text:p>26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.64" calcext:value-type="float">
            <text:p>26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.68" calcext:value-type="float">
            <text:p>26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.72" calcext:value-type="float">
            <text:p>26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.76" calcext:value-type="float">
            <text:p>26.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.84" calcext:value-type="float">
            <text:p>26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.88" calcext:value-type="float">
            <text:p>26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.92" calcext:value-type="float">
            <text:p>26.9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.96" calcext:value-type="float">
            <text:p>26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04" calcext:value-type="float">
            <text:p>27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08" calcext:value-type="float">
            <text:p>27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12" calcext:value-type="float">
            <text:p>27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16" calcext:value-type="float">
            <text:p>27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24" calcext:value-type="float">
            <text:p>27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28" calcext:value-type="float">
            <text:p>27.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36" calcext:value-type="float">
            <text:p>27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44" calcext:value-type="float">
            <text:p>27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48" calcext:value-type="float">
            <text:p>27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56" calcext:value-type="float">
            <text:p>27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.64" calcext:value-type="float">
            <text:p>27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68" calcext:value-type="float">
            <text:p>27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72" calcext:value-type="float">
            <text:p>27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76" calcext:value-type="float">
            <text:p>27.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84" calcext:value-type="float">
            <text:p>27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88" calcext:value-type="float">
            <text:p>27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.92" calcext:value-type="float">
            <text:p>27.9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.96" calcext:value-type="float">
            <text:p>27.9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04" calcext:value-type="float">
            <text:p>28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08" calcext:value-type="float">
            <text:p>28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12" calcext:value-type="float">
            <text:p>28.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.16" calcext:value-type="float">
            <text:p>28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24" calcext:value-type="float">
            <text:p>28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28" calcext:value-type="float">
            <text:p>28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32" calcext:value-type="float">
            <text:p>28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36" calcext:value-type="float">
            <text:p>28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44" calcext:value-type="float">
            <text:p>28.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.48" calcext:value-type="float">
            <text:p>28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56" calcext:value-type="float">
            <text:p>28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64" calcext:value-type="float">
            <text:p>28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68" calcext:value-type="float">
            <text:p>28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72" calcext:value-type="float">
            <text:p>28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76" calcext:value-type="float">
            <text:p>28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84" calcext:value-type="float">
            <text:p>28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88" calcext:value-type="float">
            <text:p>28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92" calcext:value-type="float">
            <text:p>28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.96" calcext:value-type="float">
            <text:p>28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.04" calcext:value-type="float">
            <text:p>29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08" calcext:value-type="float">
            <text:p>29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12" calcext:value-type="float">
            <text:p>29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16" calcext:value-type="float">
            <text:p>29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24" calcext:value-type="float">
            <text:p>29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28" calcext:value-type="float">
            <text:p>29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32" calcext:value-type="float">
            <text:p>29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36" calcext:value-type="float">
            <text:p>29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44" calcext:value-type="float">
            <text:p>29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48" calcext:value-type="float">
            <text:p>29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56" calcext:value-type="float">
            <text:p>29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64" calcext:value-type="float">
            <text:p>29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68" calcext:value-type="float">
            <text:p>29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72" calcext:value-type="float">
            <text:p>29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76" calcext:value-type="float">
            <text:p>29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84" calcext:value-type="float">
            <text:p>29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88" calcext:value-type="float">
            <text:p>29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92" calcext:value-type="float">
            <text:p>29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96" calcext:value-type="float">
            <text:p>29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.04" calcext:value-type="float">
            <text:p>30.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.12" calcext:value-type="float">
            <text:p>30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.16" calcext:value-type="float">
            <text:p>30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.24" calcext:value-type="float">
            <text:p>30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.28" calcext:value-type="float">
            <text:p>30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.32" calcext:value-type="float">
            <text:p>30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.36" calcext:value-type="float">
            <text:p>30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.44" calcext:value-type="float">
            <text:p>30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.48" calcext:value-type="float">
            <text:p>30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.52" calcext:value-type="float">
            <text:p>30.5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0.56" calcext:value-type="float">
            <text:p>30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.64" calcext:value-type="float">
            <text:p>30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.68" calcext:value-type="float">
            <text:p>30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.72" calcext:value-type="float">
            <text:p>30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.76" calcext:value-type="float">
            <text:p>30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.84" calcext:value-type="float">
            <text:p>30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.88" calcext:value-type="float">
            <text:p>30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.92" calcext:value-type="float">
            <text:p>30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.96" calcext:value-type="float">
            <text:p>30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.08" calcext:value-type="float">
            <text:p>31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.12" calcext:value-type="float">
            <text:p>31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.16" calcext:value-type="float">
            <text:p>31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.24" calcext:value-type="float">
            <text:p>31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.28" calcext:value-type="float">
            <text:p>31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.32" calcext:value-type="float">
            <text:p>31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.44" calcext:value-type="float">
            <text:p>31.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.48" calcext:value-type="float">
            <text:p>31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.52" calcext:value-type="float">
            <text:p>31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.56" calcext:value-type="float">
            <text:p>31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.64" calcext:value-type="float">
            <text:p>31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.68" calcext:value-type="float">
            <text:p>31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.72" calcext:value-type="float">
            <text:p>31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.76" calcext:value-type="float">
            <text:p>31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.84" calcext:value-type="float">
            <text:p>31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.88" calcext:value-type="float">
            <text:p>31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.92" calcext:value-type="float">
            <text:p>31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.96" calcext:value-type="float">
            <text:p>31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.04" calcext:value-type="float">
            <text:p>32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.08" calcext:value-type="float">
            <text:p>32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.12" calcext:value-type="float">
            <text:p>32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.16" calcext:value-type="float">
            <text:p>32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.24" calcext:value-type="float">
            <text:p>32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.28" calcext:value-type="float">
            <text:p>32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.32" calcext:value-type="float">
            <text:p>32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.36" calcext:value-type="float">
            <text:p>32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.44" calcext:value-type="float">
            <text:p>32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.48" calcext:value-type="float">
            <text:p>32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.52" calcext:value-type="float">
            <text:p>32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.56" calcext:value-type="float">
            <text:p>32.5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.68" calcext:value-type="float">
            <text:p>32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.72" calcext:value-type="float">
            <text:p>32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.76" calcext:value-type="float">
            <text:p>32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.84" calcext:value-type="float">
            <text:p>32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.88" calcext:value-type="float">
            <text:p>32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.92" calcext:value-type="float">
            <text:p>32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.96" calcext:value-type="float">
            <text:p>32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.04" calcext:value-type="float">
            <text:p>33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.08" calcext:value-type="float">
            <text:p>33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.12" calcext:value-type="float">
            <text:p>33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.16" calcext:value-type="float">
            <text:p>33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.24" calcext:value-type="float">
            <text:p>33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.28" calcext:value-type="float">
            <text:p>33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.32" calcext:value-type="float">
            <text:p>33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.36" calcext:value-type="float">
            <text:p>33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.44" calcext:value-type="float">
            <text:p>33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.48" calcext:value-type="float">
            <text:p>33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.52" calcext:value-type="float">
            <text:p>33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.56" calcext:value-type="float">
            <text:p>33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.64" calcext:value-type="float">
            <text:p>33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.68" calcext:value-type="float">
            <text:p>33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.72" calcext:value-type="float">
            <text:p>33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.76" calcext:value-type="float">
            <text:p>33.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.84" calcext:value-type="float">
            <text:p>33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.88" calcext:value-type="float">
            <text:p>33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.92" calcext:value-type="float">
            <text:p>33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.96" calcext:value-type="float">
            <text:p>33.9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04" calcext:value-type="float">
            <text:p>34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08" calcext:value-type="float">
            <text:p>34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12" calcext:value-type="float">
            <text:p>34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16" calcext:value-type="float">
            <text:p>34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24" calcext:value-type="float">
            <text:p>34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28" calcext:value-type="float">
            <text:p>34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32" calcext:value-type="float">
            <text:p>34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36" calcext:value-type="float">
            <text:p>34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44" calcext:value-type="float">
            <text:p>34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48" calcext:value-type="float">
            <text:p>34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52" calcext:value-type="float">
            <text:p>34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56" calcext:value-type="float">
            <text:p>34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68" calcext:value-type="float">
            <text:p>34.6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.72" calcext:value-type="float">
            <text:p>34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76" calcext:value-type="float">
            <text:p>34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.84" calcext:value-type="float">
            <text:p>34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88" calcext:value-type="float">
            <text:p>34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92" calcext:value-type="float">
            <text:p>34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.96" calcext:value-type="float">
            <text:p>34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.04" calcext:value-type="float">
            <text:p>35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.08" calcext:value-type="float">
            <text:p>35.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.12" calcext:value-type="float">
            <text:p>35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.16" calcext:value-type="float">
            <text:p>35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.24" calcext:value-type="float">
            <text:p>35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.28" calcext:value-type="float">
            <text:p>35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.32" calcext:value-type="float">
            <text:p>35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.36" calcext:value-type="float">
            <text:p>35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.44" calcext:value-type="float">
            <text:p>35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.48" calcext:value-type="float">
            <text:p>35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.52" calcext:value-type="float">
            <text:p>35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.56" calcext:value-type="float">
            <text:p>35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.64" calcext:value-type="float">
            <text:p>35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.68" calcext:value-type="float">
            <text:p>35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.72" calcext:value-type="float">
            <text:p>35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.76" calcext:value-type="float">
            <text:p>35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.84" calcext:value-type="float">
            <text:p>35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.88" calcext:value-type="float">
            <text:p>35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.92" calcext:value-type="float">
            <text:p>35.9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.96" calcext:value-type="float">
            <text:p>35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04" calcext:value-type="float">
            <text:p>36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08" calcext:value-type="float">
            <text:p>36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12" calcext:value-type="float">
            <text:p>36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16" calcext:value-type="float">
            <text:p>36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24" calcext:value-type="float">
            <text:p>36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28" calcext:value-type="float">
            <text:p>36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32" calcext:value-type="float">
            <text:p>36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36" calcext:value-type="float">
            <text:p>36.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44" calcext:value-type="float">
            <text:p>36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48" calcext:value-type="float">
            <text:p>36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52" calcext:value-type="float">
            <text:p>36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56" calcext:value-type="float">
            <text:p>36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64" calcext:value-type="float">
            <text:p>36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68" calcext:value-type="float">
            <text:p>36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72" calcext:value-type="float">
            <text:p>36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76" calcext:value-type="float">
            <text:p>36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84" calcext:value-type="float">
            <text:p>36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88" calcext:value-type="float">
            <text:p>36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92" calcext:value-type="float">
            <text:p>36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.96" calcext:value-type="float">
            <text:p>36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04" calcext:value-type="float">
            <text:p>37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08" calcext:value-type="float">
            <text:p>37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16" calcext:value-type="float">
            <text:p>37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24" calcext:value-type="float">
            <text:p>37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28" calcext:value-type="float">
            <text:p>37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32" calcext:value-type="float">
            <text:p>37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36" calcext:value-type="float">
            <text:p>37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44" calcext:value-type="float">
            <text:p>37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48" calcext:value-type="float">
            <text:p>37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52" calcext:value-type="float">
            <text:p>37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56" calcext:value-type="float">
            <text:p>37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64" calcext:value-type="float">
            <text:p>37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68" calcext:value-type="float">
            <text:p>37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72" calcext:value-type="float">
            <text:p>37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76" calcext:value-type="float">
            <text:p>37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84" calcext:value-type="float">
            <text:p>37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88" calcext:value-type="float">
            <text:p>37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92" calcext:value-type="float">
            <text:p>37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.96" calcext:value-type="float">
            <text:p>37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.04" calcext:value-type="float">
            <text:p>38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.08" calcext:value-type="float">
            <text:p>38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.12" calcext:value-type="float">
            <text:p>38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.16" calcext:value-type="float">
            <text:p>38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.24" calcext:value-type="float">
            <text:p>38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.28" calcext:value-type="float">
            <text:p>38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.36" calcext:value-type="float">
            <text:p>38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.44" calcext:value-type="float">
            <text:p>38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.48" calcext:value-type="float">
            <text:p>38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.52" calcext:value-type="float">
            <text:p>38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.56" calcext:value-type="float">
            <text:p>38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.64" calcext:value-type="float">
            <text:p>38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.68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.72" calcext:value-type="float">
            <text:p>38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.76" calcext:value-type="float">
            <text:p>38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.84" calcext:value-type="float">
            <text:p>38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.88" calcext:value-type="float">
            <text:p>38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.92" calcext:value-type="float">
            <text:p>38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.96" calcext:value-type="float">
            <text:p>38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04" calcext:value-type="float">
            <text:p>39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08" calcext:value-type="float">
            <text:p>39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12" calcext:value-type="float">
            <text:p>39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16" calcext:value-type="float">
            <text:p>39.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24" calcext:value-type="float">
            <text:p>39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28" calcext:value-type="float">
            <text:p>39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32" calcext:value-type="float">
            <text:p>39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36" calcext:value-type="float">
            <text:p>39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44" calcext:value-type="float">
            <text:p>39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48" calcext:value-type="float">
            <text:p>39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52" calcext:value-type="float">
            <text:p>39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56" calcext:value-type="float">
            <text:p>39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72" calcext:value-type="float">
            <text:p>39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76" calcext:value-type="float">
            <text:p>39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84" calcext:value-type="float">
            <text:p>39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88" calcext:value-type="float">
            <text:p>39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92" calcext:value-type="float">
            <text:p>39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.96" calcext:value-type="float">
            <text:p>39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00/00/00</text:date>, <text:time style:data-style-name="N2" text:time-value="18:15:16.48891933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5:47:39.285974130</meta:creation-date>
    <dc:date>2017-06-03T16:44:16.439408224</dc:date>
    <meta:editing-duration>P3DT27M</meta:editing-duration>
    <meta:editing-cycles>5</meta:editing-cycles>
    <meta:generator>LibreOffice/5.1.6.2$Linux_X86_64 LibreOffice_project/10m0$Build-2</meta:generator>
    <meta:document-statistic meta:table-count="2" meta:cell-count="693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874cm" svg:height="13.574cm" xlink:href=".." xlink:type="simple" chart:class="chart:scatter" chart:style-name="ch1">
        <chart:legend chart:legend-position="end" svg:x="24.758cm" svg:y="6.408cm" style:legend-expansion="high" chart:style-name="ch2"/>
        <chart:plot-area chart:style-name="ch3" table:cell-range-address="Sheet1.A1:Sheet1.B92" svg:x="0.537cm" svg:y="0.271cm" svg:width="23.684cm" svg:height="13.032cm">
          <chartooo:coordinate-region svg:x="1.714cm" svg:y="0.471cm" svg:width="22.32cm" svg:height="12.1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92" chart:class="chart:scatter">
            <chart:domain table:cell-range-address="Sheet1.A1:Sheet1.A92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92</svg:desc>
                </draw:g>
              </table:table-cell>
              <table:table-cell office:value-type="float" office:value="NaN">
                <text:p>NaN</text:p>
                <draw:g>
                  <svg:desc>Sheet1.B1:Sheet1.B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35812">
                <text:p>35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">
                <text:p>0.32</text:p>
              </table:table-cell>
              <table:table-cell office:value-type="float" office:value="19637">
                <text:p>19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">
                <text:p>0.48</text:p>
              </table:table-cell>
              <table:table-cell office:value-type="float" office:value="7815">
                <text:p>7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">
                <text:p>0.64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">
                <text:p>0.96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">
                <text:p>1.12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8">
                <text:p>1.2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4">
                <text:p>1.4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">
                <text:p>1.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6">
                <text:p>1.7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2">
                <text:p>1.9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8">
                <text:p>2.0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4">
                <text:p>2.2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">
                <text:p>2.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6">
                <text:p>2.5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2">
                <text:p>2.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8">
                <text:p>2.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4">
                <text:p>3.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">
                <text:p>3.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6">
                <text:p>3.3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2">
                <text:p>3.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68">
                <text:p>3.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84">
                <text:p>3.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6">
                <text:p>4.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32">
                <text:p>4.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48">
                <text:p>4.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64">
                <text:p>4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8">
                <text:p>4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96">
                <text:p>4.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12">
                <text:p>5.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28">
                <text:p>5.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44">
                <text:p>5.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6">
                <text:p>5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76">
                <text:p>5.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92">
                <text:p>5.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08">
                <text:p>6.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24">
                <text:p>6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4">
                <text:p>6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56">
                <text:p>6.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72">
                <text:p>6.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88">
                <text:p>6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04">
                <text:p>7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2">
                <text:p>7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36">
                <text:p>7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52">
                <text:p>7.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68">
                <text:p>7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84">
                <text:p>7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16">
                <text:p>8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32">
                <text:p>8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48">
                <text:p>8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64">
                <text:p>8.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96">
                <text:p>8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12">
                <text:p>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28">
                <text:p>9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44">
                <text:p>9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6">
                <text:p>9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76">
                <text:p>9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92">
                <text:p>9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08">
                <text:p>1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24">
                <text:p>10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4">
                <text:p>10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56">
                <text:p>1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72">
                <text:p>1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88">
                <text:p>1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04">
                <text:p>1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36">
                <text:p>1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52">
                <text:p>1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68">
                <text:p>1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84">
                <text:p>1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16">
                <text:p>1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32">
                <text:p>1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48">
                <text:p>1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64">
                <text:p>1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96">
                <text:p>1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12">
                <text:p>1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28">
                <text:p>1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44">
                <text:p>13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76">
                <text:p>1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.92">
                <text:p>1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08">
                <text:p>1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24">
                <text:p>1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56">
                <text:p>14.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713cm" svg:height="15.939cm" xlink:href=".." xlink:type="simple" chart:class="chart:scatter" chart:style-name="ch1">
        <chart:legend chart:legend-position="end" svg:x="36.597cm" svg:y="7.59cm" style:legend-expansion="high" chart:style-name="ch2"/>
        <chart:plot-area chart:style-name="ch3" table:cell-range-address="Sheet1.C2:Sheet1.D943" svg:x="0.774cm" svg:y="0.318cm" svg:width="35.049cm" svg:height="15.303cm">
          <chartooo:coordinate-region svg:x="1.21cm" svg:y="0.517cm" svg:width="34.241cm" svg:height="14.4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943" chart:class="chart:scatter">
            <chart:domain table:cell-range-address="Sheet1.C2:Sheet1.C943"/>
            <chart:data-point chart:repeated="9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2:Sheet1.C943</svg:desc>
                </draw:g>
              </table:table-cell>
              <table:table-cell office:value-type="float" office:value="NaN">
                <text:p>NaN</text:p>
                <draw:g>
                  <svg:desc>Sheet1.D2:Sheet1.D9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">
                <text:p>0.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">
                <text:p>0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">
                <text:p>0.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">
                <text:p>0.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">
                <text:p>0.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">
                <text:p>0.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">
                <text:p>0.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">
                <text:p>0.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">
                <text:p>0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2">
                <text:p>0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6">
                <text:p>0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4">
                <text:p>0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">
                <text:p>0.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2">
                <text:p>0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6">
                <text:p>0.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8">
                <text:p>1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2">
                <text:p>1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6">
                <text:p>1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4">
                <text:p>1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6">
                <text:p>1.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">
                <text:p>1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8">
                <text:p>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2">
                <text:p>1.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4">
                <text:p>1.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8">
                <text:p>1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6">
                <text:p>1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4">
                <text:p>1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8">
                <text:p>1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2">
                <text:p>1.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6">
                <text:p>1.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4">
                <text:p>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8">
                <text:p>2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2">
                <text:p>2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6">
                <text:p>2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2">
                <text:p>2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4">
                <text:p>2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8">
                <text:p>2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2">
                <text:p>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6">
                <text:p>2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4">
                <text:p>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8">
                <text:p>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2">
                <text:p>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6">
                <text:p>2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">
                <text:p>2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4">
                <text:p>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8">
                <text:p>2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2">
                <text:p>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6">
                <text:p>2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8">
                <text:p>2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4">
                <text:p>2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2">
                <text:p>2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6">
                <text:p>2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04">
                <text:p>3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12">
                <text:p>3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6">
                <text:p>3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2">
                <text:p>3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4">
                <text:p>3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8">
                <text:p>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32">
                <text:p>3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6">
                <text:p>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4">
                <text:p>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8">
                <text:p>3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6">
                <text:p>3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6">
                <text:p>3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4">
                <text:p>3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8">
                <text:p>3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72">
                <text:p>3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6">
                <text:p>3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4">
                <text:p>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8">
                <text:p>3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92">
                <text:p>3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6">
                <text:p>3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04">
                <text:p>4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8">
                <text:p>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12">
                <text:p>4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6">
                <text:p>4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2">
                <text:p>4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4">
                <text:p>4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28">
                <text:p>4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32">
                <text:p>4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6">
                <text:p>4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4">
                <text:p>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4">
                <text:p>4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8">
                <text:p>4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52">
                <text:p>4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56">
                <text:p>4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6">
                <text:p>4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64">
                <text:p>4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8">
                <text:p>4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72">
                <text:p>4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76">
                <text:p>4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8">
                <text:p>4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4">
                <text:p>4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88">
                <text:p>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92">
                <text:p>4.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96">
                <text:p>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04">
                <text:p>5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08">
                <text:p>5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12">
                <text:p>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16">
                <text:p>5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2">
                <text:p>5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24">
                <text:p>5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28">
                <text:p>5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32">
                <text:p>5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36">
                <text:p>5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44">
                <text:p>5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48">
                <text:p>5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52">
                <text:p>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56">
                <text:p>5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4">
                <text:p>5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68">
                <text:p>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72">
                <text:p>5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76">
                <text:p>5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84">
                <text:p>5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88">
                <text:p>5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92">
                <text:p>5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96">
                <text:p>5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04">
                <text:p>6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08">
                <text:p>6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12">
                <text:p>6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16">
                <text:p>6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2">
                <text:p>6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24">
                <text:p>6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28">
                <text:p>6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32">
                <text:p>6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36">
                <text:p>6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44">
                <text:p>6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48">
                <text:p>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52">
                <text:p>6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56">
                <text:p>6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6">
                <text:p>6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4">
                <text:p>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68">
                <text:p>6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72">
                <text:p>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6">
                <text:p>6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8">
                <text:p>6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84">
                <text:p>6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88">
                <text:p>6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92">
                <text:p>6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96">
                <text:p>6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04">
                <text:p>7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08">
                <text:p>7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12">
                <text:p>7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16">
                <text:p>7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24">
                <text:p>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28">
                <text:p>7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32">
                <text:p>7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6">
                <text:p>7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4">
                <text:p>7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44">
                <text:p>7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48">
                <text:p>7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52">
                <text:p>7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56">
                <text:p>7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6">
                <text:p>7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64">
                <text:p>7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68">
                <text:p>7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72">
                <text:p>7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76">
                <text:p>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84">
                <text:p>7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88">
                <text:p>7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92">
                <text:p>7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96">
                <text:p>7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04">
                <text:p>8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08">
                <text:p>8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12">
                <text:p>8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16">
                <text:p>8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24">
                <text:p>8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28">
                <text:p>8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32">
                <text:p>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36">
                <text:p>8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44">
                <text:p>8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48">
                <text:p>8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52">
                <text:p>8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56">
                <text:p>8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64">
                <text:p>8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68">
                <text:p>8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72">
                <text:p>8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76">
                <text:p>8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84">
                <text:p>8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88">
                <text:p>8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92">
                <text:p>8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96">
                <text:p>8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04">
                <text:p>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08">
                <text:p>9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12">
                <text:p>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16">
                <text:p>9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24">
                <text:p>9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28">
                <text:p>9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32">
                <text:p>9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36">
                <text:p>9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44">
                <text:p>9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48">
                <text:p>9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52">
                <text:p>9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56">
                <text:p>9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64">
                <text:p>9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68">
                <text:p>9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72">
                <text:p>9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76">
                <text:p>9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84">
                <text:p>9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88">
                <text:p>9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92">
                <text:p>9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96">
                <text:p>9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04">
                <text:p>1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08">
                <text:p>1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12">
                <text:p>1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16">
                <text:p>1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24">
                <text:p>1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28">
                <text:p>1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32">
                <text:p>1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36">
                <text:p>1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4">
                <text:p>1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44">
                <text:p>1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48">
                <text:p>1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52">
                <text:p>1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56">
                <text:p>1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6">
                <text:p>1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64">
                <text:p>1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68">
                <text:p>1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72">
                <text:p>1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76">
                <text:p>1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8">
                <text:p>1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84">
                <text:p>1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88">
                <text:p>1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92">
                <text:p>1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96">
                <text:p>1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.04">
                <text:p>1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08">
                <text:p>1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12">
                <text:p>1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.16">
                <text:p>1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.24">
                <text:p>11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.28">
                <text:p>1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.32">
                <text:p>1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.36">
                <text:p>1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.4">
                <text:p>1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.44">
                <text:p>11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.48">
                <text:p>1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.52">
                <text:p>1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.56">
                <text:p>1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.6">
                <text:p>1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.64">
                <text:p>11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.68">
                <text:p>1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.72">
                <text:p>1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.76">
                <text:p>1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.84">
                <text:p>1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.88">
                <text:p>1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.92">
                <text:p>1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.96">
                <text:p>1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.04">
                <text:p>1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.08">
                <text:p>1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.12">
                <text:p>1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.16">
                <text:p>1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.2">
                <text:p>12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.24">
                <text:p>1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.28">
                <text:p>1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.32">
                <text:p>1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.36">
                <text:p>12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.44">
                <text:p>1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.48">
                <text:p>1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.52">
                <text:p>1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.56">
                <text:p>1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.64">
                <text:p>1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.68">
                <text:p>12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.72">
                <text:p>1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.76">
                <text:p>12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.84">
                <text:p>1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.88">
                <text:p>1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.92">
                <text:p>12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.96">
                <text:p>1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.04">
                <text:p>13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.08">
                <text:p>13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.12">
                <text:p>1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.16">
                <text:p>13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.24">
                <text:p>13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.28">
                <text:p>13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.32">
                <text:p>13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.36">
                <text:p>1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.44">
                <text:p>1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.48">
                <text:p>13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.52">
                <text:p>13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.56">
                <text:p>13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.64">
                <text:p>13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.68">
                <text:p>13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.72">
                <text:p>13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.76">
                <text:p>13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.8">
                <text:p>1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.84">
                <text:p>1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.88">
                <text:p>13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.92">
                <text:p>1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.04">
                <text:p>14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.08">
                <text:p>14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.12">
                <text:p>1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.16">
                <text:p>14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.2">
                <text:p>1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.24">
                <text:p>1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.28">
                <text:p>14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.32">
                <text:p>14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.36">
                <text:p>14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.44">
                <text:p>14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.48">
                <text:p>1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.52">
                <text:p>14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.56">
                <text:p>1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.6">
                <text:p>1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.64">
                <text:p>14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.68">
                <text:p>1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.72">
                <text:p>14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.76">
                <text:p>14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.8">
                <text:p>1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.84">
                <text:p>14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.88">
                <text:p>1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.92">
                <text:p>14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.96">
                <text:p>1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.04">
                <text:p>15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.08">
                <text:p>15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.12">
                <text:p>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.16">
                <text:p>15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.24">
                <text:p>15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.28">
                <text:p>15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.32">
                <text:p>15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.36">
                <text:p>1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.4">
                <text:p>1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.44">
                <text:p>15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.48">
                <text:p>15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.52">
                <text:p>1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.56">
                <text:p>15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.6">
                <text:p>15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.64">
                <text:p>15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.68">
                <text:p>15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.72">
                <text:p>15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.76">
                <text:p>15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.8">
                <text:p>1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.84">
                <text:p>1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.88">
                <text:p>15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.92">
                <text:p>15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.96">
                <text:p>15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.04">
                <text:p>16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.08">
                <text:p>16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.12">
                <text:p>16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.16">
                <text:p>16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.2">
                <text:p>1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.24">
                <text:p>16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.28">
                <text:p>16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.32">
                <text:p>16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.36">
                <text:p>16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.4">
                <text:p>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.44">
                <text:p>16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.48">
                <text:p>1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.52">
                <text:p>16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.56">
                <text:p>16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.6">
                <text:p>1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.64">
                <text:p>1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.68">
                <text:p>16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.72">
                <text:p>1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.76">
                <text:p>16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.8">
                <text:p>1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.84">
                <text:p>16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.88">
                <text:p>16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.92">
                <text:p>16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.96">
                <text:p>16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.04">
                <text:p>17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.08">
                <text:p>17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.12">
                <text:p>1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.16">
                <text:p>17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.2">
                <text:p>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.24">
                <text:p>1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.28">
                <text:p>17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.32">
                <text:p>17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.36">
                <text:p>17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.4">
                <text:p>1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.44">
                <text:p>1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.48">
                <text:p>17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.52">
                <text:p>17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.56">
                <text:p>17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.6">
                <text:p>1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.64">
                <text:p>17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.68">
                <text:p>17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.72">
                <text:p>17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.76">
                <text:p>1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.8">
                <text:p>1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.84">
                <text:p>17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.88">
                <text:p>17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.92">
                <text:p>17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.96">
                <text:p>17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8.04">
                <text:p>18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8.08">
                <text:p>18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.12">
                <text:p>18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.16">
                <text:p>18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8.24">
                <text:p>18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.28">
                <text:p>18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.32">
                <text:p>1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.36">
                <text:p>18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.4">
                <text:p>1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.44">
                <text:p>18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.48">
                <text:p>18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.52">
                <text:p>18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.56">
                <text:p>18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.6">
                <text:p>1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.64">
                <text:p>18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.68">
                <text:p>18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.72">
                <text:p>18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.76">
                <text:p>18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.84">
                <text:p>18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.88">
                <text:p>18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8.92">
                <text:p>18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.96">
                <text:p>18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.04">
                <text:p>1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.08">
                <text:p>19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.12">
                <text:p>1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.16">
                <text:p>19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.2">
                <text:p>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.24">
                <text:p>19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.28">
                <text:p>19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.32">
                <text:p>19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.36">
                <text:p>19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.4">
                <text:p>1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.44">
                <text:p>19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.48">
                <text:p>19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.52">
                <text:p>19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.56">
                <text:p>19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.6">
                <text:p>1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.64">
                <text:p>19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9.68">
                <text:p>19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.72">
                <text:p>19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9.76">
                <text:p>19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9.8">
                <text:p>1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.84">
                <text:p>19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.88">
                <text:p>19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.92">
                <text:p>19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.96">
                <text:p>19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.04">
                <text:p>2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.08">
                <text:p>2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.12">
                <text:p>2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.16">
                <text:p>2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.2">
                <text:p>2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.24">
                <text:p>2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.28">
                <text:p>2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.32">
                <text:p>20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.36">
                <text:p>2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.4">
                <text:p>2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.44">
                <text:p>2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.48">
                <text:p>2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.52">
                <text:p>2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.56">
                <text:p>2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.6">
                <text:p>2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.64">
                <text:p>2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.68">
                <text:p>2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.72">
                <text:p>2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.76">
                <text:p>2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.8">
                <text:p>2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.84">
                <text:p>2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.88">
                <text:p>2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.92">
                <text:p>2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.96">
                <text:p>2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1.04">
                <text:p>21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1.08">
                <text:p>2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1.12">
                <text:p>2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1.16">
                <text:p>2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1.2">
                <text:p>2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.24">
                <text:p>2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1.28">
                <text:p>2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.32">
                <text:p>2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1.36">
                <text:p>2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1.4">
                <text:p>2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1.44">
                <text:p>2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1.48">
                <text:p>2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1.52">
                <text:p>2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1.56">
                <text:p>2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1.6">
                <text:p>2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1.64">
                <text:p>2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1.68">
                <text:p>2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1.72">
                <text:p>21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1.76">
                <text:p>2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.8">
                <text:p>2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1.84">
                <text:p>2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1.88">
                <text:p>2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1.92">
                <text:p>2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1.96">
                <text:p>2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2.04">
                <text:p>2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2.08">
                <text:p>2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2.12">
                <text:p>2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2.16">
                <text:p>2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2.2">
                <text:p>2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2.24">
                <text:p>2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2.28">
                <text:p>2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.32">
                <text:p>2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2.36">
                <text:p>22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2.4">
                <text:p>2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2.44">
                <text:p>2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.48">
                <text:p>2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.52">
                <text:p>2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2.56">
                <text:p>2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.6">
                <text:p>2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2.64">
                <text:p>2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2.68">
                <text:p>22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2.72">
                <text:p>2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.76">
                <text:p>22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.8">
                <text:p>2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2.84">
                <text:p>2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2.88">
                <text:p>2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2.92">
                <text:p>22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2.96">
                <text:p>2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3.04">
                <text:p>23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3.08">
                <text:p>23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3.12">
                <text:p>2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3.16">
                <text:p>23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3.2">
                <text:p>23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3.24">
                <text:p>23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3.28">
                <text:p>2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3.32">
                <text:p>23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3.36">
                <text:p>2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3.4">
                <text:p>2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3.44">
                <text:p>2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3.48">
                <text:p>23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3.52">
                <text:p>23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3.56">
                <text:p>23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3.6">
                <text:p>2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3.64">
                <text:p>23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3.68">
                <text:p>23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3.72">
                <text:p>23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3.76">
                <text:p>2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3.8">
                <text:p>2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3.84">
                <text:p>2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3.88">
                <text:p>23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3.92">
                <text:p>2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3.96">
                <text:p>23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4.04">
                <text:p>24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4.08">
                <text:p>2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4.12">
                <text:p>2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4.16">
                <text:p>24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4.2">
                <text:p>2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4.24">
                <text:p>2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4.28">
                <text:p>24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4.32">
                <text:p>24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4.36">
                <text:p>24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4.4">
                <text:p>2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4.44">
                <text:p>24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4.48">
                <text:p>2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4.52">
                <text:p>24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4.56">
                <text:p>2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4.6">
                <text:p>2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4.64">
                <text:p>24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4.68">
                <text:p>2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4.72">
                <text:p>24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4.76">
                <text:p>24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4.8">
                <text:p>2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4.84">
                <text:p>24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4.88">
                <text:p>2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4.92">
                <text:p>24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4.96">
                <text:p>2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5.04">
                <text:p>25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5.08">
                <text:p>25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5.12">
                <text:p>2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5.16">
                <text:p>25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5.2">
                <text:p>2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5.24">
                <text:p>25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5.28">
                <text:p>25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5.32">
                <text:p>25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5.36">
                <text:p>2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5.4">
                <text:p>2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5.44">
                <text:p>25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5.48">
                <text:p>25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5.52">
                <text:p>2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5.56">
                <text:p>25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5.6">
                <text:p>2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5.64">
                <text:p>25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5.68">
                <text:p>2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5.72">
                <text:p>25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5.76">
                <text:p>25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5.8">
                <text:p>2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5.84">
                <text:p>2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5.88">
                <text:p>25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5.92">
                <text:p>25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5.96">
                <text:p>25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6.04">
                <text:p>26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6.08">
                <text:p>26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6.12">
                <text:p>26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6.16">
                <text:p>26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6.2">
                <text:p>2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6.24">
                <text:p>26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6.28">
                <text:p>26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6.32">
                <text:p>26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6.36">
                <text:p>26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6.4">
                <text:p>2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.44">
                <text:p>26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6.48">
                <text:p>2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6.52">
                <text:p>26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6.56">
                <text:p>26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6.6">
                <text:p>2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6.64">
                <text:p>2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6.68">
                <text:p>26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6.72">
                <text:p>2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6.76">
                <text:p>26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6.8">
                <text:p>2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6.84">
                <text:p>26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6.88">
                <text:p>26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6.92">
                <text:p>26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6.96">
                <text:p>26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7.04">
                <text:p>27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7.08">
                <text:p>27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7.12">
                <text:p>2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7.16">
                <text:p>27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7.2">
                <text:p>2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7.24">
                <text:p>2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.28">
                <text:p>27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7.32">
                <text:p>27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7.36">
                <text:p>27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7.4">
                <text:p>2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7.44">
                <text:p>2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7.48">
                <text:p>27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7.52">
                <text:p>27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7.56">
                <text:p>27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7.6">
                <text:p>2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7.64">
                <text:p>27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7.68">
                <text:p>27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7.72">
                <text:p>27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7.76">
                <text:p>2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7.8">
                <text:p>2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7.84">
                <text:p>27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7.88">
                <text:p>27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7.92">
                <text:p>27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7.96">
                <text:p>27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8.04">
                <text:p>28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8.08">
                <text:p>28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8.12">
                <text:p>28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8.16">
                <text:p>28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8.2">
                <text:p>2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8.24">
                <text:p>28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8.28">
                <text:p>28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8.32">
                <text:p>2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8.36">
                <text:p>28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8.4">
                <text:p>2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8.44">
                <text:p>28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8.48">
                <text:p>28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8.52">
                <text:p>28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8.56">
                <text:p>28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8.6">
                <text:p>2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8.64">
                <text:p>28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8.68">
                <text:p>28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8.72">
                <text:p>28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8.76">
                <text:p>28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8.8">
                <text:p>2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8.84">
                <text:p>28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8.88">
                <text:p>28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8.92">
                <text:p>28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8.96">
                <text:p>28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9.04">
                <text:p>2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9.08">
                <text:p>29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9.12">
                <text:p>2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9.16">
                <text:p>29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.2">
                <text:p>2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9.24">
                <text:p>29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9.28">
                <text:p>29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9.32">
                <text:p>29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9.36">
                <text:p>29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9.4">
                <text:p>2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9.44">
                <text:p>29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9.48">
                <text:p>29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9.52">
                <text:p>29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9.56">
                <text:p>29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9.6">
                <text:p>2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9.64">
                <text:p>29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9.68">
                <text:p>29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9.72">
                <text:p>29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9.76">
                <text:p>29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9.8">
                <text:p>2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9.84">
                <text:p>29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9.88">
                <text:p>29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9.92">
                <text:p>29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9.96">
                <text:p>29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0.04">
                <text:p>3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0.08">
                <text:p>3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0.12">
                <text:p>3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0.16">
                <text:p>3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0.24">
                <text:p>3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0.28">
                <text:p>3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0.32">
                <text:p>3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0.36">
                <text:p>3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0.4">
                <text:p>3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0.44">
                <text:p>3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0.48">
                <text:p>3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0.52">
                <text:p>3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0.56">
                <text:p>3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0.6">
                <text:p>3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0.64">
                <text:p>3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0.68">
                <text:p>3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0.72">
                <text:p>3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0.76">
                <text:p>3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0.8">
                <text:p>3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0.84">
                <text:p>3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0.88">
                <text:p>3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0.92">
                <text:p>3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0.96">
                <text:p>3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1.04">
                <text:p>3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1.08">
                <text:p>3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1.12">
                <text:p>3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1.16">
                <text:p>3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1.2">
                <text:p>3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1.24">
                <text:p>3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1.28">
                <text:p>3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1.32">
                <text:p>3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1.36">
                <text:p>3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1.4">
                <text:p>3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1.44">
                <text:p>3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1.48">
                <text:p>3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1.52">
                <text:p>3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1.56">
                <text:p>31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1.6">
                <text:p>3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1.64">
                <text:p>3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1.68">
                <text:p>3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1.72">
                <text:p>3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1.76">
                <text:p>3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1.8">
                <text:p>3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1.84">
                <text:p>3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1.88">
                <text:p>3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1.92">
                <text:p>3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1.96">
                <text:p>3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2.04">
                <text:p>3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2.08">
                <text:p>3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2.12">
                <text:p>3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2.16">
                <text:p>3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2.2">
                <text:p>3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2.24">
                <text:p>32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2.28">
                <text:p>3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2.32">
                <text:p>3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2.36">
                <text:p>32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2.4">
                <text:p>3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2.44">
                <text:p>3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2.48">
                <text:p>3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2.52">
                <text:p>3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2.56">
                <text:p>3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2.6">
                <text:p>3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2.64">
                <text:p>3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2.68">
                <text:p>32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2.72">
                <text:p>3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2.76">
                <text:p>32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2.8">
                <text:p>3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2.84">
                <text:p>3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2.88">
                <text:p>3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2.92">
                <text:p>32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2.96">
                <text:p>3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3.04">
                <text:p>33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3.08">
                <text:p>33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3.12">
                <text:p>3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3.16">
                <text:p>33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3.2">
                <text:p>33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3.24">
                <text:p>33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3.28">
                <text:p>3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3.32">
                <text:p>33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3.36">
                <text:p>3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3.4">
                <text:p>3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3.44">
                <text:p>3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3.48">
                <text:p>33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3.52">
                <text:p>33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3.56">
                <text:p>33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3.6">
                <text:p>3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3.64">
                <text:p>33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3.68">
                <text:p>33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3.72">
                <text:p>33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3.76">
                <text:p>33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3.8">
                <text:p>3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3.84">
                <text:p>3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3.88">
                <text:p>33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3.92">
                <text:p>3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3.96">
                <text:p>33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4.04">
                <text:p>34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4.08">
                <text:p>3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4.12">
                <text:p>3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4.16">
                <text:p>34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4.2">
                <text:p>3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4.24">
                <text:p>3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4.28">
                <text:p>34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4.32">
                <text:p>34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4.36">
                <text:p>34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4.4">
                <text:p>3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4.44">
                <text:p>34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4.48">
                <text:p>3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4.52">
                <text:p>34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4.56">
                <text:p>3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4.6">
                <text:p>3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4.64">
                <text:p>34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4.68">
                <text:p>3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4.72">
                <text:p>34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4.76">
                <text:p>34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4.8">
                <text:p>3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4.84">
                <text:p>34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4.88">
                <text:p>3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.92">
                <text:p>34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4.96">
                <text:p>3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5.04">
                <text:p>35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5.08">
                <text:p>35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5.12">
                <text:p>3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5.16">
                <text:p>35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5.2">
                <text:p>3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5.24">
                <text:p>35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5.28">
                <text:p>35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5.32">
                <text:p>35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5.36">
                <text:p>3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5.4">
                <text:p>35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5.44">
                <text:p>35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5.48">
                <text:p>35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5.52">
                <text:p>3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5.56">
                <text:p>35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5.6">
                <text:p>3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5.64">
                <text:p>35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5.68">
                <text:p>3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5.72">
                <text:p>35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5.76">
                <text:p>35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5.8">
                <text:p>3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5.84">
                <text:p>3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5.88">
                <text:p>35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5.92">
                <text:p>35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5.96">
                <text:p>35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6.04">
                <text:p>36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6.08">
                <text:p>36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6.12">
                <text:p>36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6.16">
                <text:p>36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6.2">
                <text:p>3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6.24">
                <text:p>36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6.28">
                <text:p>36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6.32">
                <text:p>36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6.36">
                <text:p>36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6.4">
                <text:p>3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6.44">
                <text:p>36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6.48">
                <text:p>3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6.52">
                <text:p>36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6.56">
                <text:p>36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6.6">
                <text:p>3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6.64">
                <text:p>3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6.68">
                <text:p>36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6.72">
                <text:p>3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6.76">
                <text:p>36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6.8">
                <text:p>3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6.84">
                <text:p>36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6.88">
                <text:p>36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6.92">
                <text:p>36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6.96">
                <text:p>36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7.04">
                <text:p>37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7.08">
                <text:p>37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7.12">
                <text:p>3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7.16">
                <text:p>37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7.2">
                <text:p>3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7.24">
                <text:p>3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7.28">
                <text:p>37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7.32">
                <text:p>37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7.36">
                <text:p>37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7.4">
                <text:p>3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7.44">
                <text:p>3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7.48">
                <text:p>37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7.52">
                <text:p>37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7.56">
                <text:p>37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7.6">
                <text:p>37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7.64">
                <text:p>37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7.68">
                <text:p>37.6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223cm" svg:height="13.813cm" xlink:href=".." xlink:type="simple" chart:class="chart:line" chart:style-name="ch1">
        <chart:legend chart:legend-position="end" svg:x="26.133cm" svg:y="6.527cm" style:legend-expansion="high" chart:style-name="ch2"/>
        <chart:plot-area chart:style-name="ch3" table:cell-range-address="Sheet1.F37:Sheet1.F1036" svg:x="0.564cm" svg:y="0.276cm" svg:width="25.005cm" svg:height="13.261cm">
          <chartooo:coordinate-region svg:x="1.185cm" svg:y="0.276cm" svg:width="24.384cm" svg:height="12.1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7:Sheet1.F1036" chart:class="chart:line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37:Sheet1.F10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4cm" svg:y="4.121cm" style:legend-expansion="high" chart:style-name="ch2"/>
        <chart:plot-area chart:style-name="ch3" table:cell-range-address="'nc10-19'.A2:'nc10-19'.B1000" svg:x="0.32cm" svg:y="0.18cm" svg:width="13.244cm" svg:height="8.64cm">
          <chartooo:coordinate-region svg:x="1.312cm" svg:y="0.379cm" svg:width="12.06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c10-19'.B2:'nc10-19'.B1000" chart:class="chart:scatter">
            <chart:domain table:cell-range-address="'nc10-19'.A2:'nc10-19'.A1000"/>
            <chart:data-point chart:repeated="9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'nc10-19'.A2:'nc10-19'.A1000</svg:desc>
                </draw:g>
              </table:table-cell>
              <table:table-cell office:value-type="float" office:value="2957">
                <text:p>2957</text:p>
                <draw:g>
                  <svg:desc>'nc10-19'.B2:'nc10-19'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">
                <text:p>0.1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">
                <text:p>0.2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">
                <text:p>0.2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">
                <text:p>0.3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">
                <text:p>0.3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">
                <text:p>0.4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8">
                <text:p>0.4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">
                <text:p>0.5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">
                <text:p>0.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">
                <text:p>0.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">
                <text:p>0.6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2">
                <text:p>0.7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6">
                <text:p>0.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">
                <text:p>0.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4">
                <text:p>0.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">
                <text:p>0.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2">
                <text:p>0.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6">
                <text:p>0.9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4">
                <text:p>1.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8">
                <text:p>1.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2">
                <text:p>1.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6">
                <text:p>1.1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">
                <text:p>1.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4">
                <text:p>1.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8">
                <text:p>1.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2">
                <text:p>1.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6">
                <text:p>1.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">
                <text:p>1.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4">
                <text:p>1.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8">
                <text:p>1.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2">
                <text:p>1.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6">
                <text:p>1.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">
                <text:p>1.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4">
                <text:p>1.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8">
                <text:p>1.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2">
                <text:p>1.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6">
                <text:p>1.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8">
                <text:p>1.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4">
                <text:p>1.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8">
                <text:p>1.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2">
                <text:p>1.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6">
                <text:p>1.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4">
                <text:p>2.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8">
                <text:p>2.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2">
                <text:p>2.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6">
                <text:p>2.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2">
                <text:p>2.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4">
                <text:p>2.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8">
                <text:p>2.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2">
                <text:p>2.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6">
                <text:p>2.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">
                <text:p>2.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4">
                <text:p>2.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8">
                <text:p>2.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2">
                <text:p>2.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6">
                <text:p>2.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">
                <text:p>2.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4">
                <text:p>2.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8">
                <text:p>2.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2">
                <text:p>2.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6">
                <text:p>2.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8">
                <text:p>2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4">
                <text:p>2.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8">
                <text:p>2.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2">
                <text:p>2.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6">
                <text:p>2.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04">
                <text:p>3.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8">
                <text:p>3.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12">
                <text:p>3.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6">
                <text:p>3.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2">
                <text:p>3.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4">
                <text:p>3.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8">
                <text:p>3.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32">
                <text:p>3.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6">
                <text:p>3.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4">
                <text:p>3.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8">
                <text:p>3.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52">
                <text:p>3.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6">
                <text:p>3.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6">
                <text:p>3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4">
                <text:p>3.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8">
                <text:p>3.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72">
                <text:p>3.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6">
                <text:p>3.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8">
                <text:p>3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4">
                <text:p>3.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8">
                <text:p>3.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92">
                <text:p>3.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6">
                <text:p>3.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04">
                <text:p>4.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8">
                <text:p>4.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12">
                <text:p>4.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6">
                <text:p>4.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2">
                <text:p>4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4">
                <text:p>4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28">
                <text:p>4.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32">
                <text:p>4.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6">
                <text:p>4.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4">
                <text:p>4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4">
                <text:p>4.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8">
                <text:p>4.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52">
                <text:p>4.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56">
                <text:p>4.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6">
                <text:p>4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64">
                <text:p>4.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8">
                <text:p>4.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72">
                <text:p>4.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8">
                <text:p>4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4">
                <text:p>4.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88">
                <text:p>4.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92">
                <text:p>4.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96">
                <text:p>4.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04">
                <text:p>5.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08">
                <text:p>5.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12">
                <text:p>5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16">
                <text:p>5.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2">
                <text:p>5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24">
                <text:p>5.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28">
                <text:p>5.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32">
                <text:p>5.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36">
                <text:p>5.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4">
                <text:p>5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44">
                <text:p>5.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48">
                <text:p>5.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52">
                <text:p>5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56">
                <text:p>5.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6">
                <text:p>5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4">
                <text:p>5.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68">
                <text:p>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72">
                <text:p>5.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76">
                <text:p>5.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8">
                <text:p>5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84">
                <text:p>5.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88">
                <text:p>5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92">
                <text:p>5.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96">
                <text:p>5.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04">
                <text:p>6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08">
                <text:p>6.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12">
                <text:p>6.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16">
                <text:p>6.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2">
                <text:p>6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24">
                <text:p>6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28">
                <text:p>6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32">
                <text:p>6.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36">
                <text:p>6.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4">
                <text:p>6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44">
                <text:p>6.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48">
                <text:p>6.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52">
                <text:p>6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56">
                <text:p>6.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6">
                <text:p>6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4">
                <text:p>6.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68">
                <text:p>6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72">
                <text:p>6.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6">
                <text:p>6.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8">
                <text:p>6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84">
                <text:p>6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88">
                <text:p>6.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92">
                <text:p>6.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96">
                <text:p>6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04">
                <text:p>7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08">
                <text:p>7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12">
                <text:p>7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16">
                <text:p>7.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2">
                <text:p>7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24">
                <text:p>7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28">
                <text:p>7.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32">
                <text:p>7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6">
                <text:p>7.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4">
                <text:p>7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44">
                <text:p>7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48">
                <text:p>7.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52">
                <text:p>7.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56">
                <text:p>7.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6">
                <text:p>7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64">
                <text:p>7.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68">
                <text:p>7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72">
                <text:p>7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76">
                <text:p>7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8">
                <text:p>7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84">
                <text:p>7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88">
                <text:p>7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92">
                <text:p>7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96">
                <text:p>7.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04">
                <text:p>8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08">
                <text:p>8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12">
                <text:p>8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16">
                <text:p>8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2">
                <text:p>8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24">
                <text:p>8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28">
                <text:p>8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32">
                <text:p>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36">
                <text:p>8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4">
                <text:p>8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44">
                <text:p>8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48">
                <text:p>8.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52">
                <text:p>8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56">
                <text:p>8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64">
                <text:p>8.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68">
                <text:p>8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72">
                <text:p>8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76">
                <text:p>8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84">
                <text:p>8.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88">
                <text:p>8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92">
                <text:p>8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96">
                <text:p>8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04">
                <text:p>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08">
                <text:p>9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12">
                <text:p>9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16">
                <text:p>9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2">
                <text:p>9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24">
                <text:p>9.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28">
                <text:p>9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32">
                <text:p>9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36">
                <text:p>9.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4">
                <text:p>9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44">
                <text:p>9.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48">
                <text:p>9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52">
                <text:p>9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56">
                <text:p>9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6">
                <text:p>9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64">
                <text:p>9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68">
                <text:p>9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72">
                <text:p>9.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76">
                <text:p>9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84">
                <text:p>9.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88">
                <text:p>9.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92">
                <text:p>9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96">
                <text:p>9.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04">
                <text:p>1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08">
                <text:p>1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12">
                <text:p>10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16">
                <text:p>1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2">
                <text:p>1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24">
                <text:p>10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28">
                <text:p>1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32">
                <text:p>10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36">
                <text:p>10.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4">
                <text:p>10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44">
                <text:p>10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48">
                <text:p>10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52">
                <text:p>10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56">
                <text:p>10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6">
                <text:p>10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64">
                <text:p>1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68">
                <text:p>10.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72">
                <text:p>10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76">
                <text:p>1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8">
                <text:p>1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84">
                <text:p>10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88">
                <text:p>1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92">
                <text:p>10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96">
                <text:p>10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.04">
                <text:p>11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08">
                <text:p>1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12">
                <text:p>11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.16">
                <text:p>1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.24">
                <text:p>1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.28">
                <text:p>11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.32">
                <text:p>11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.36">
                <text:p>1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.4">
                <text:p>1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.44">
                <text:p>11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.48">
                <text:p>1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.52">
                <text:p>11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.56">
                <text:p>1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.6">
                <text:p>11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.64">
                <text:p>1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.68">
                <text:p>11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.72">
                <text:p>11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.76">
                <text:p>11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.8">
                <text:p>11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.84">
                <text:p>1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.88">
                <text:p>11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.92">
                <text:p>11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.96">
                <text:p>11.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.04">
                <text:p>12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.08">
                <text:p>12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.12">
                <text:p>1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.16">
                <text:p>12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.2">
                <text:p>12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.24">
                <text:p>1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.28">
                <text:p>12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.32">
                <text:p>12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.36">
                <text:p>12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.4">
                <text:p>12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.44">
                <text:p>12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.48">
                <text:p>12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.52">
                <text:p>12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.56">
                <text:p>12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.64">
                <text:p>1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.68">
                <text:p>12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.72">
                <text:p>1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.76">
                <text:p>12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.8">
                <text:p>12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.84">
                <text:p>12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.88">
                <text:p>12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.92">
                <text:p>12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.96">
                <text:p>12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.04">
                <text:p>13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.08">
                <text:p>13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.12">
                <text:p>13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.16">
                <text:p>13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.2">
                <text:p>13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.24">
                <text:p>13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.28">
                <text:p>13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.32">
                <text:p>13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.36">
                <text:p>1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.4">
                <text:p>13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.44">
                <text:p>13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.48">
                <text:p>13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.52">
                <text:p>13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.56">
                <text:p>13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.64">
                <text:p>13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.68">
                <text:p>13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.72">
                <text:p>13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.76">
                <text:p>13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.8">
                <text:p>13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.84">
                <text:p>13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.88">
                <text:p>13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.92">
                <text:p>13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.04">
                <text:p>14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.08">
                <text:p>14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.12">
                <text:p>1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.16">
                <text:p>14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.2">
                <text:p>14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.24">
                <text:p>1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.28">
                <text:p>14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.32">
                <text:p>14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.36">
                <text:p>14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.4">
                <text:p>1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.44">
                <text:p>14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.48">
                <text:p>1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.52">
                <text:p>14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.56">
                <text:p>14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.6">
                <text:p>14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.64">
                <text:p>14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.68">
                <text:p>1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.72">
                <text:p>14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.76">
                <text:p>14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.8">
                <text:p>1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.84">
                <text:p>14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.88">
                <text:p>1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.92">
                <text:p>14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.96">
                <text:p>1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.04">
                <text:p>15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.08">
                <text:p>15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.12">
                <text:p>15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.16">
                <text:p>15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.2">
                <text:p>15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.24">
                <text:p>15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.28">
                <text:p>15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.32">
                <text:p>15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.36">
                <text:p>1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.4">
                <text:p>1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.44">
                <text:p>15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.48">
                <text:p>15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.52">
                <text:p>1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.56">
                <text:p>15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.64">
                <text:p>15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.68">
                <text:p>1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.72">
                <text:p>15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.76">
                <text:p>15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.8">
                <text:p>15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.84">
                <text:p>1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.88">
                <text:p>15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.92">
                <text:p>15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.96">
                <text:p>15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.04">
                <text:p>16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.08">
                <text:p>16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.12">
                <text:p>16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.16">
                <text:p>16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.2">
                <text:p>1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.24">
                <text:p>16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.28">
                <text:p>16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.32">
                <text:p>16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.36">
                <text:p>16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.4">
                <text:p>16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.44">
                <text:p>16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.48">
                <text:p>1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.52">
                <text:p>16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.56">
                <text:p>16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.6">
                <text:p>16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.64">
                <text:p>16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.68">
                <text:p>16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.72">
                <text:p>1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.76">
                <text:p>16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.8">
                <text:p>16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.84">
                <text:p>16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.88">
                <text:p>16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.92">
                <text:p>16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.96">
                <text:p>16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.04">
                <text:p>17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.08">
                <text:p>17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.12">
                <text:p>1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.16">
                <text:p>17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.2">
                <text:p>17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.24">
                <text:p>1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.28">
                <text:p>17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.32">
                <text:p>17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.36">
                <text:p>17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.4">
                <text:p>1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.44">
                <text:p>17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.48">
                <text:p>17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.52">
                <text:p>17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.56">
                <text:p>17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.6">
                <text:p>17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.64">
                <text:p>17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.68">
                <text:p>17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.72">
                <text:p>17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.76">
                <text:p>1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.8">
                <text:p>1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.84">
                <text:p>17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.88">
                <text:p>17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.92">
                <text:p>17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.96">
                <text:p>17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8.04">
                <text:p>18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8.08">
                <text:p>18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.12">
                <text:p>18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.16">
                <text:p>18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8.24">
                <text:p>18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.28">
                <text:p>18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.32">
                <text:p>18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.36">
                <text:p>18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.4">
                <text:p>1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.44">
                <text:p>18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.48">
                <text:p>18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.52">
                <text:p>18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.56">
                <text:p>18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.6">
                <text:p>1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.64">
                <text:p>18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.68">
                <text:p>18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.72">
                <text:p>18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.76">
                <text:p>18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.84">
                <text:p>18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.88">
                <text:p>18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8.92">
                <text:p>18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.96">
                <text:p>18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.04">
                <text:p>1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.08">
                <text:p>19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.12">
                <text:p>1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.16">
                <text:p>19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.2">
                <text:p>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.24">
                <text:p>19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.28">
                <text:p>19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.32">
                <text:p>19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.36">
                <text:p>19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.4">
                <text:p>1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.44">
                <text:p>19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.48">
                <text:p>19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.52">
                <text:p>19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.56">
                <text:p>19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.6">
                <text:p>1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.64">
                <text:p>19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9.68">
                <text:p>19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.72">
                <text:p>19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9.76">
                <text:p>19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9.8">
                <text:p>1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.84">
                <text:p>19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.88">
                <text:p>19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.92">
                <text:p>19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.96">
                <text:p>19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.04">
                <text:p>2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.08">
                <text:p>2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.12">
                <text:p>2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.16">
                <text:p>2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.2">
                <text:p>2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.24">
                <text:p>20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.28">
                <text:p>2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.32">
                <text:p>2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.36">
                <text:p>2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.4">
                <text:p>2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.44">
                <text:p>2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.48">
                <text:p>2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.52">
                <text:p>2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.56">
                <text:p>2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.6">
                <text:p>2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.64">
                <text:p>2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.68">
                <text:p>2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.72">
                <text:p>2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.76">
                <text:p>2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.8">
                <text:p>2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.84">
                <text:p>2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.88">
                <text:p>2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.92">
                <text:p>2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.96">
                <text:p>2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1.04">
                <text:p>21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1.08">
                <text:p>2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1.12">
                <text:p>2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1.16">
                <text:p>21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1.2">
                <text:p>2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.24">
                <text:p>2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1.28">
                <text:p>2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.32">
                <text:p>2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1.36">
                <text:p>2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1.4">
                <text:p>2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1.44">
                <text:p>2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1.48">
                <text:p>2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1.52">
                <text:p>21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1.56">
                <text:p>2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1.6">
                <text:p>2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1.64">
                <text:p>2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1.68">
                <text:p>2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1.72">
                <text:p>2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1.76">
                <text:p>2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.8">
                <text:p>2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1.84">
                <text:p>2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1.88">
                <text:p>2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1.92">
                <text:p>2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1.96">
                <text:p>2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2.04">
                <text:p>2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2.08">
                <text:p>2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2.12">
                <text:p>2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2.16">
                <text:p>2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2.2">
                <text:p>2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2.24">
                <text:p>2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2.28">
                <text:p>2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.32">
                <text:p>2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2.36">
                <text:p>22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2.4">
                <text:p>22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2.44">
                <text:p>2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.48">
                <text:p>2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.52">
                <text:p>2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2.56">
                <text:p>2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.6">
                <text:p>2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2.64">
                <text:p>2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2.68">
                <text:p>22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2.72">
                <text:p>2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.76">
                <text:p>22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.8">
                <text:p>22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2.84">
                <text:p>2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2.88">
                <text:p>22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2.92">
                <text:p>22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2.96">
                <text:p>2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3.04">
                <text:p>23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3.08">
                <text:p>23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3.12">
                <text:p>23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3.16">
                <text:p>23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3.2">
                <text:p>2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3.24">
                <text:p>23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3.28">
                <text:p>2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3.32">
                <text:p>23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3.36">
                <text:p>2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3.4">
                <text:p>2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3.44">
                <text:p>2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3.48">
                <text:p>23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3.52">
                <text:p>23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3.56">
                <text:p>23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3.6">
                <text:p>2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3.64">
                <text:p>23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3.68">
                <text:p>23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3.72">
                <text:p>23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3.76">
                <text:p>2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3.8">
                <text:p>2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3.84">
                <text:p>2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3.88">
                <text:p>23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3.92">
                <text:p>2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3.96">
                <text:p>23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4.04">
                <text:p>24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4.08">
                <text:p>2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4.12">
                <text:p>2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4.16">
                <text:p>24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4.2">
                <text:p>2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4.24">
                <text:p>2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4.28">
                <text:p>24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4.32">
                <text:p>24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4.36">
                <text:p>24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4.4">
                <text:p>2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4.44">
                <text:p>24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4.48">
                <text:p>2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4.52">
                <text:p>24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4.56">
                <text:p>24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4.6">
                <text:p>2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4.64">
                <text:p>24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4.68">
                <text:p>2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4.72">
                <text:p>24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4.76">
                <text:p>24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4.8">
                <text:p>2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4.84">
                <text:p>24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4.88">
                <text:p>2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4.92">
                <text:p>24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4.96">
                <text:p>2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5.04">
                <text:p>25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5.08">
                <text:p>25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5.12">
                <text:p>2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5.16">
                <text:p>25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5.2">
                <text:p>2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5.24">
                <text:p>25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5.28">
                <text:p>25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5.32">
                <text:p>25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5.36">
                <text:p>2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5.4">
                <text:p>2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5.44">
                <text:p>25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5.48">
                <text:p>25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5.52">
                <text:p>2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5.56">
                <text:p>25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5.6">
                <text:p>25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5.64">
                <text:p>25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5.68">
                <text:p>2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5.72">
                <text:p>25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5.76">
                <text:p>25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5.8">
                <text:p>25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5.84">
                <text:p>2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5.88">
                <text:p>25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5.92">
                <text:p>25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5.96">
                <text:p>25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6.04">
                <text:p>26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6.08">
                <text:p>26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6.12">
                <text:p>26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6.16">
                <text:p>26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6.2">
                <text:p>2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6.24">
                <text:p>26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6.28">
                <text:p>26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6.32">
                <text:p>26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6.36">
                <text:p>26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6.4">
                <text:p>2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.44">
                <text:p>26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6.48">
                <text:p>26.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6.52">
                <text:p>26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6.56">
                <text:p>26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6.6">
                <text:p>2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6.64">
                <text:p>2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6.68">
                <text:p>26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6.72">
                <text:p>2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6.76">
                <text:p>26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6.8">
                <text:p>2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6.84">
                <text:p>26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6.88">
                <text:p>26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6.92">
                <text:p>26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6.96">
                <text:p>26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7.04">
                <text:p>27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7.08">
                <text:p>27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7.12">
                <text:p>2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7.16">
                <text:p>27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7.2">
                <text:p>2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7.24">
                <text:p>2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.28">
                <text:p>27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7.32">
                <text:p>27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7.36">
                <text:p>27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7.4">
                <text:p>2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7.44">
                <text:p>2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7.48">
                <text:p>27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7.52">
                <text:p>27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7.56">
                <text:p>27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7.6">
                <text:p>27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7.64">
                <text:p>27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7.68">
                <text:p>27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7.72">
                <text:p>27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7.76">
                <text:p>27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7.8">
                <text:p>2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7.84">
                <text:p>27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7.88">
                <text:p>27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7.92">
                <text:p>27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7.96">
                <text:p>27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8.04">
                <text:p>28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8.08">
                <text:p>28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8.12">
                <text:p>28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8.16">
                <text:p>28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8.2">
                <text:p>2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8.24">
                <text:p>28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8.28">
                <text:p>28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8.32">
                <text:p>2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8.36">
                <text:p>28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8.4">
                <text:p>2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8.44">
                <text:p>28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8.48">
                <text:p>28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8.52">
                <text:p>28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8.56">
                <text:p>28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8.6">
                <text:p>2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8.64">
                <text:p>28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8.68">
                <text:p>28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8.72">
                <text:p>28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8.76">
                <text:p>28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8.8">
                <text:p>2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8.84">
                <text:p>28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8.88">
                <text:p>28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8.92">
                <text:p>28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8.96">
                <text:p>28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9.04">
                <text:p>2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9.08">
                <text:p>29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9.12">
                <text:p>2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9.16">
                <text:p>29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.2">
                <text:p>2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9.24">
                <text:p>29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9.28">
                <text:p>29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9.32">
                <text:p>29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9.36">
                <text:p>29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9.4">
                <text:p>2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9.44">
                <text:p>29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9.48">
                <text:p>29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9.52">
                <text:p>29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9.56">
                <text:p>29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9.6">
                <text:p>2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9.64">
                <text:p>29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9.68">
                <text:p>29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9.72">
                <text:p>29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9.76">
                <text:p>29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9.8">
                <text:p>2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9.84">
                <text:p>29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9.88">
                <text:p>29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9.92">
                <text:p>29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9.96">
                <text:p>29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0.04">
                <text:p>3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0.08">
                <text:p>3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0.12">
                <text:p>3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0.16">
                <text:p>3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0.24">
                <text:p>3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0.28">
                <text:p>3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0.32">
                <text:p>3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0.36">
                <text:p>3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0.4">
                <text:p>3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0.44">
                <text:p>3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0.48">
                <text:p>3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0.52">
                <text:p>30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0.56">
                <text:p>3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0.6">
                <text:p>3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0.64">
                <text:p>3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0.68">
                <text:p>3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0.72">
                <text:p>3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0.76">
                <text:p>3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0.8">
                <text:p>3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0.84">
                <text:p>3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0.88">
                <text:p>3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0.92">
                <text:p>3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0.96">
                <text:p>3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1.04">
                <text:p>3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1.08">
                <text:p>3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1.12">
                <text:p>3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1.16">
                <text:p>3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1.2">
                <text:p>3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1.24">
                <text:p>3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1.28">
                <text:p>3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1.32">
                <text:p>3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1.36">
                <text:p>3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1.4">
                <text:p>3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1.44">
                <text:p>31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1.48">
                <text:p>3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1.52">
                <text:p>3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1.56">
                <text:p>3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1.6">
                <text:p>3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1.64">
                <text:p>3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1.68">
                <text:p>3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1.72">
                <text:p>3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1.76">
                <text:p>3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1.8">
                <text:p>3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1.84">
                <text:p>3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1.88">
                <text:p>3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1.92">
                <text:p>3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1.96">
                <text:p>3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2.04">
                <text:p>3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2.08">
                <text:p>3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2.12">
                <text:p>3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2.16">
                <text:p>3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2.2">
                <text:p>3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2.24">
                <text:p>3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2.28">
                <text:p>3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2.32">
                <text:p>3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2.36">
                <text:p>32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2.4">
                <text:p>3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2.44">
                <text:p>3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2.48">
                <text:p>3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2.52">
                <text:p>3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2.56">
                <text:p>32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2.6">
                <text:p>3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2.64">
                <text:p>3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2.68">
                <text:p>32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2.72">
                <text:p>3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2.76">
                <text:p>32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2.8">
                <text:p>3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2.84">
                <text:p>3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2.88">
                <text:p>3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2.92">
                <text:p>32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2.96">
                <text:p>3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3.04">
                <text:p>33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3.08">
                <text:p>33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3.12">
                <text:p>3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3.16">
                <text:p>33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3.2">
                <text:p>3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3.24">
                <text:p>33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3.28">
                <text:p>3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3.32">
                <text:p>33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3.36">
                <text:p>3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3.4">
                <text:p>3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3.44">
                <text:p>3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3.48">
                <text:p>33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3.52">
                <text:p>33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3.56">
                <text:p>33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3.6">
                <text:p>33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3.64">
                <text:p>33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3.68">
                <text:p>33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3.72">
                <text:p>33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3.76">
                <text:p>33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3.8">
                <text:p>3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3.84">
                <text:p>3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3.88">
                <text:p>33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3.92">
                <text:p>3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3.96">
                <text:p>33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4.04">
                <text:p>34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4.08">
                <text:p>3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4.12">
                <text:p>3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4.16">
                <text:p>34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4.2">
                <text:p>3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4.24">
                <text:p>3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4.28">
                <text:p>34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4.32">
                <text:p>34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4.36">
                <text:p>34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4.4">
                <text:p>3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4.44">
                <text:p>34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4.48">
                <text:p>3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4.52">
                <text:p>34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4.56">
                <text:p>3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4.6">
                <text:p>3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4.64">
                <text:p>34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4.68">
                <text:p>34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4.72">
                <text:p>34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4.76">
                <text:p>34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4.8">
                <text:p>34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4.84">
                <text:p>34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4.88">
                <text:p>3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.92">
                <text:p>34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4.96">
                <text:p>3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5.04">
                <text:p>35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5.08">
                <text:p>35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5.12">
                <text:p>3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5.16">
                <text:p>35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5.2">
                <text:p>3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5.24">
                <text:p>35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5.28">
                <text:p>35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5.32">
                <text:p>35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5.36">
                <text:p>3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5.4">
                <text:p>35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5.44">
                <text:p>35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5.48">
                <text:p>35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5.52">
                <text:p>35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5.56">
                <text:p>35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5.6">
                <text:p>3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5.64">
                <text:p>35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5.68">
                <text:p>3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5.72">
                <text:p>35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5.76">
                <text:p>35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5.8">
                <text:p>3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5.84">
                <text:p>3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5.88">
                <text:p>35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5.92">
                <text:p>35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5.96">
                <text:p>35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6.04">
                <text:p>36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6.08">
                <text:p>36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6.12">
                <text:p>36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6.16">
                <text:p>36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6.2">
                <text:p>3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6.24">
                <text:p>36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6.28">
                <text:p>36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6.32">
                <text:p>36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6.36">
                <text:p>36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6.4">
                <text:p>3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6.44">
                <text:p>36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6.48">
                <text:p>3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6.52">
                <text:p>36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6.56">
                <text:p>36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6.6">
                <text:p>3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6.64">
                <text:p>3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6.68">
                <text:p>36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6.72">
                <text:p>3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6.76">
                <text:p>36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6.8">
                <text:p>3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6.84">
                <text:p>36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6.88">
                <text:p>36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6.92">
                <text:p>36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6.96">
                <text:p>36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7.04">
                <text:p>37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7.08">
                <text:p>37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7.12">
                <text:p>3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7.16">
                <text:p>37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7.2">
                <text:p>3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7.24">
                <text:p>3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7.28">
                <text:p>37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7.32">
                <text:p>37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7.36">
                <text:p>37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7.4">
                <text:p>3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7.44">
                <text:p>3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7.48">
                <text:p>37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7.52">
                <text:p>37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7.56">
                <text:p>37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7.6">
                <text:p>3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7.64">
                <text:p>37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7.68">
                <text:p>37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7.72">
                <text:p>37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7.76">
                <text:p>3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7.8">
                <text:p>3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7.84">
                <text:p>37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7.88">
                <text:p>37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7.92">
                <text:p>37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7.96">
                <text:p>37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8.04">
                <text:p>38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8.08">
                <text:p>38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8.12">
                <text:p>38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8.16">
                <text:p>38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8.2">
                <text:p>3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8.24">
                <text:p>38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8.28">
                <text:p>38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8.32">
                <text:p>3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8.36">
                <text:p>38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8.4">
                <text:p>3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8.44">
                <text:p>38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8.48">
                <text:p>38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8.52">
                <text:p>38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8.56">
                <text:p>38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8.6">
                <text:p>3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8.64">
                <text:p>38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8.68">
                <text:p>38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8.72">
                <text:p>38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8.76">
                <text:p>38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8.8">
                <text:p>3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8.84">
                <text:p>38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8.88">
                <text:p>38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8.92">
                <text:p>38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8.96">
                <text:p>38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9.04">
                <text:p>3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9.08">
                <text:p>39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9.12">
                <text:p>3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9.16">
                <text:p>39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9.24">
                <text:p>39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9.28">
                <text:p>39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9.32">
                <text:p>39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9.36">
                <text:p>39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9.4">
                <text:p>3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9.44">
                <text:p>39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9.48">
                <text:p>39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9.52">
                <text:p>39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9.56">
                <text:p>39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9.6">
                <text:p>3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9.64">
                <text:p>39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9.68">
                <text:p>39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9.72">
                <text:p>39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9.76">
                <text:p>39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9.84">
                <text:p>39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9.88">
                <text:p>39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9.92">
                <text:p>39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9.96">
                <text:p>39.9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233cm" svg:height="16.257cm" xlink:href=".." xlink:type="simple" chart:class="chart:scatter" chart:style-name="ch1">
        <chart:legend chart:legend-position="end" svg:x="28.117cm" svg:y="7.749cm" style:legend-expansion="high" chart:style-name="ch2"/>
        <chart:plot-area chart:style-name="ch3" table:cell-range-address="'nc10-19'.A2:'nc10-19'.A370 'nc10-19'.D2:'nc10-19'.D370" svg:x="0.604cm" svg:y="0.325cm" svg:width="26.909cm" svg:height="15.607cm">
          <chartooo:coordinate-region svg:x="1.146cm" svg:y="0.524cm" svg:width="26.18cm" svg:height="15.2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c10-19'.D2:'nc10-19'.D370" chart:class="chart:scatter">
            <chart:domain table:cell-range-address="'nc10-19'.A2:'nc10-19'.A370"/>
            <chart:data-point chart:repeated="3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'nc10-19'.A2:'nc10-19'.A370</svg:desc>
                </draw:g>
              </table:table-cell>
              <table:table-cell office:value-type="float" office:value="6.7900972355139">
                <text:p>6.7900972355139</text:p>
                <draw:g>
                  <svg:desc>'nc10-19'.D2:'nc10-19'.D3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5.23377884541047">
                <text:p>5.23377884541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5.10897119481712">
                <text:p>5.10897119481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">
                <text:p>0.16</text:p>
              </table:table-cell>
              <table:table-cell office:value-type="float" office:value="5.0720439222249">
                <text:p>5.0720439222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5.02716459604747">
                <text:p>5.02716459604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">
                <text:p>0.24</text:p>
              </table:table-cell>
              <table:table-cell office:value-type="float" office:value="5.02880259805171">
                <text:p>5.02880259805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">
                <text:p>0.28</text:p>
              </table:table-cell>
              <table:table-cell office:value-type="float" office:value="4.95934199970871">
                <text:p>4.95934199970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">
                <text:p>0.32</text:p>
              </table:table-cell>
              <table:table-cell office:value-type="float" office:value="4.91449143354335">
                <text:p>4.91449143354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">
                <text:p>0.36</text:p>
              </table:table-cell>
              <table:table-cell office:value-type="float" office:value="4.85787253954385">
                <text:p>4.85787253954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4.75359019110636">
                <text:p>4.75359019110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">
                <text:p>0.44</text:p>
              </table:table-cell>
              <table:table-cell office:value-type="float" office:value="4.71177992104635">
                <text:p>4.711779921046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8">
                <text:p>0.48</text:p>
              </table:table-cell>
              <table:table-cell office:value-type="float" office:value="4.61512051684126">
                <text:p>4.615120516841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">
                <text:p>0.52</text:p>
              </table:table-cell>
              <table:table-cell office:value-type="float" office:value="4.5976419195673">
                <text:p>4.59764191956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">
                <text:p>0.56</text:p>
              </table:table-cell>
              <table:table-cell office:value-type="float" office:value="4.53796143629464">
                <text:p>4.537961436294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4.49980967033027">
                <text:p>4.499809670330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">
                <text:p>0.64</text:p>
              </table:table-cell>
              <table:table-cell office:value-type="float" office:value="4.43970574626056">
                <text:p>4.439705746260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">
                <text:p>0.68</text:p>
              </table:table-cell>
              <table:table-cell office:value-type="float" office:value="4.39444915467244">
                <text:p>4.394449154672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2">
                <text:p>0.72</text:p>
              </table:table-cell>
              <table:table-cell office:value-type="float" office:value="4.43081679884331">
                <text:p>4.430816798843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6">
                <text:p>0.76</text:p>
              </table:table-cell>
              <table:table-cell office:value-type="float" office:value="4.4188406077966">
                <text:p>4.4188406077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">
                <text:p>0.8</text:p>
              </table:table-cell>
              <table:table-cell office:value-type="float" office:value="4.42184812886055">
                <text:p>4.421848128860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4">
                <text:p>0.84</text:p>
              </table:table-cell>
              <table:table-cell office:value-type="float" office:value="4.4188406077966">
                <text:p>4.41884060779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">
                <text:p>0.88</text:p>
              </table:table-cell>
              <table:table-cell office:value-type="float" office:value="4.29045944114839">
                <text:p>4.290459441148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2">
                <text:p>0.92</text:p>
              </table:table-cell>
              <table:table-cell office:value-type="float" office:value="4.27666611901606">
                <text:p>4.276666119016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6">
                <text:p>0.96</text:p>
              </table:table-cell>
              <table:table-cell office:value-type="float" office:value="4.24132675257075">
                <text:p>4.241326752570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4.17438726989564">
                <text:p>4.174387269895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4">
                <text:p>1.04</text:p>
              </table:table-cell>
              <table:table-cell office:value-type="float" office:value="4.25206030821386">
                <text:p>4.252060308213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8">
                <text:p>1.08</text:p>
              </table:table-cell>
              <table:table-cell office:value-type="float" office:value="4.14313472639153">
                <text:p>4.143134726391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2">
                <text:p>1.12</text:p>
              </table:table-cell>
              <table:table-cell office:value-type="float" office:value="4.09016919081162">
                <text:p>4.09016919081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6">
                <text:p>1.16</text:p>
              </table:table-cell>
              <table:table-cell office:value-type="float" office:value="4.00277736869661">
                <text:p>4.002777368696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">
                <text:p>1.2</text:p>
              </table:table-cell>
              <table:table-cell office:value-type="float" office:value="3.86597906692674">
                <text:p>3.865979066926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4">
                <text:p>1.24</text:p>
              </table:table-cell>
              <table:table-cell office:value-type="float" office:value="3.9070104636046">
                <text:p>3.90701046360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8">
                <text:p>1.28</text:p>
              </table:table-cell>
              <table:table-cell office:value-type="float" office:value="3.87639582778499">
                <text:p>3.876395827784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2">
                <text:p>1.32</text:p>
              </table:table-cell>
              <table:table-cell office:value-type="float" office:value="3.80666248977032">
                <text:p>3.806662489770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6">
                <text:p>1.36</text:p>
              </table:table-cell>
              <table:table-cell office:value-type="float" office:value="3.79548918917219">
                <text:p>3.795489189172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">
                <text:p>1.4</text:p>
              </table:table-cell>
              <table:table-cell office:value-type="float" office:value="3.71965111278069">
                <text:p>3.719651112780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4">
                <text:p>1.44</text:p>
              </table:table-cell>
              <table:table-cell office:value-type="float" office:value="3.65065824129374">
                <text:p>3.650658241293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8">
                <text:p>1.48</text:p>
              </table:table-cell>
              <table:table-cell office:value-type="float" office:value="3.67630067190708">
                <text:p>3.676300671907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2">
                <text:p>1.52</text:p>
              </table:table-cell>
              <table:table-cell office:value-type="float" office:value="3.64414356027254">
                <text:p>3.644143560272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6">
                <text:p>1.56</text:p>
              </table:table-cell>
              <table:table-cell office:value-type="float" office:value="3.52636052461616">
                <text:p>3.526360524616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">
                <text:p>1.6</text:p>
              </table:table-cell>
              <table:table-cell office:value-type="float" office:value="3.50405476710186">
                <text:p>3.504054767101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4">
                <text:p>1.64</text:p>
              </table:table-cell>
              <table:table-cell office:value-type="float" office:value="3.48890296208126">
                <text:p>3.488902962081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8">
                <text:p>1.68</text:p>
              </table:table-cell>
              <table:table-cell office:value-type="float" office:value="3.43398720448515">
                <text:p>3.433987204485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2">
                <text:p>1.72</text:p>
              </table:table-cell>
              <table:table-cell office:value-type="float" office:value="3.44998754583159">
                <text:p>3.44998754583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6">
                <text:p>1.76</text:p>
              </table:table-cell>
              <table:table-cell office:value-type="float" office:value="3.44998754583159">
                <text:p>3.449987545831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8">
                <text:p>1.8</text:p>
              </table:table-cell>
              <table:table-cell office:value-type="float" office:value="3.40949618447685">
                <text:p>3.409496184476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4">
                <text:p>1.84</text:p>
              </table:table-cell>
              <table:table-cell office:value-type="float" office:value="3.40119738166216">
                <text:p>3.401197381662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8">
                <text:p>1.88</text:p>
              </table:table-cell>
              <table:table-cell office:value-type="float" office:value="3.44201937618241">
                <text:p>3.442019376182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2">
                <text:p>1.92</text:p>
              </table:table-cell>
              <table:table-cell office:value-type="float" office:value="3.35863776724336">
                <text:p>3.358637767243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6">
                <text:p>1.96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3.3322045101752">
                <text:p>3.33220451017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4">
                <text:p>2.04</text:p>
              </table:table-cell>
              <table:table-cell office:value-type="float" office:value="3.30505352110925">
                <text:p>3.305053521109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8">
                <text:p>2.08</text:p>
              </table:table-cell>
              <table:table-cell office:value-type="float" office:value="3.35863776724336">
                <text:p>3.358637767243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2">
                <text:p>2.12</text:p>
              </table:table-cell>
              <table:table-cell office:value-type="float" office:value="3.34109345759245">
                <text:p>3.341093457592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6">
                <text:p>2.16</text:p>
              </table:table-cell>
              <table:table-cell office:value-type="float" office:value="3.19867311755068">
                <text:p>3.198673117550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2">
                <text:p>2.2</text:p>
              </table:table-cell>
              <table:table-cell office:value-type="float" office:value="3.06805293513362">
                <text:p>3.068052935133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4">
                <text:p>2.24</text:p>
              </table:table-cell>
              <table:table-cell office:value-type="float" office:value="2.98315349134713">
                <text:p>2.983153491347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8">
                <text:p>2.28</text:p>
              </table:table-cell>
              <table:table-cell office:value-type="float" office:value="2.93119375241642">
                <text:p>2.931193752416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2">
                <text:p>2.32</text:p>
              </table:table-cell>
              <table:table-cell office:value-type="float" office:value="3.02042488614436">
                <text:p>3.020424886144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6">
                <text:p>2.36</text:p>
              </table:table-cell>
              <table:table-cell office:value-type="float" office:value="3.14630513203337">
                <text:p>3.146305132033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">
                <text:p>2.4</text:p>
              </table:table-cell>
              <table:table-cell office:value-type="float" office:value="3.16758253048065">
                <text:p>3.167582530480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4">
                <text:p>2.44</text:p>
              </table:table-cell>
              <table:table-cell office:value-type="float" office:value="3.30505352110925">
                <text:p>3.305053521109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8">
                <text:p>2.48</text:p>
              </table:table-cell>
              <table:table-cell office:value-type="float" office:value="3.19867311755068">
                <text:p>3.198673117550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2">
                <text:p>2.52</text:p>
              </table:table-cell>
              <table:table-cell office:value-type="float" office:value="3.07961375753469">
                <text:p>3.079613757534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6">
                <text:p>2.56</text:p>
              </table:table-cell>
              <table:table-cell office:value-type="float" office:value="2.9041650800285">
                <text:p>2.90416508002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">
                <text:p>2.6</text:p>
              </table:table-cell>
              <table:table-cell office:value-type="float" office:value="2.69124308278583">
                <text:p>2.691243082785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4">
                <text:p>2.64</text:p>
              </table:table-cell>
              <table:table-cell office:value-type="float" office:value="2.70805020110221">
                <text:p>2.708050201102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8">
                <text:p>2.68</text:p>
              </table:table-cell>
              <table:table-cell office:value-type="float" office:value="2.54553127160443">
                <text:p>2.545531271604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2">
                <text:p>2.72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6">
                <text:p>2.76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8">
                <text:p>2.8</text:p>
              </table:table-cell>
              <table:table-cell office:value-type="float" office:value="2.60268968544438">
                <text:p>2.602689685444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4">
                <text:p>2.84</text:p>
              </table:table-cell>
              <table:table-cell office:value-type="float" office:value="2.67414864942653">
                <text:p>2.674148649426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8">
                <text:p>2.88</text:p>
              </table:table-cell>
              <table:table-cell office:value-type="float" office:value="2.78809290877575">
                <text:p>2.788092908775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2">
                <text:p>2.92</text:p>
              </table:table-cell>
              <table:table-cell office:value-type="float" office:value="2.69124308278583">
                <text:p>2.691243082785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6">
                <text:p>2.96</text:p>
              </table:table-cell>
              <table:table-cell office:value-type="float" office:value="2.65675690671466">
                <text:p>2.65675690671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2.78809290877575">
                <text:p>2.788092908775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04">
                <text:p>3.04</text:p>
              </table:table-cell>
              <table:table-cell office:value-type="float" office:value="2.67414864942653">
                <text:p>2.674148649426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8">
                <text:p>3.08</text:p>
              </table:table-cell>
              <table:table-cell office:value-type="float" office:value="2.72457950305342">
                <text:p>2.724579503053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12">
                <text:p>3.12</text:p>
              </table:table-cell>
              <table:table-cell office:value-type="float" office:value="2.83321334405622">
                <text:p>2.833213344056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6">
                <text:p>3.16</text:p>
              </table:table-cell>
              <table:table-cell office:value-type="float" office:value="2.72457950305342">
                <text:p>2.724579503053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2">
                <text:p>3.2</text:p>
              </table:table-cell>
              <table:table-cell office:value-type="float" office:value="2.72457950305342">
                <text:p>2.724579503053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4">
                <text:p>3.24</text:p>
              </table:table-cell>
              <table:table-cell office:value-type="float" office:value="2.62103882411258">
                <text:p>2.621038824112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8">
                <text:p>3.28</text:p>
              </table:table-cell>
              <table:table-cell office:value-type="float" office:value="2.46385324059017">
                <text:p>2.463853240590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32">
                <text:p>3.32</text:p>
              </table:table-cell>
              <table:table-cell office:value-type="float" office:value="2.46385324059017">
                <text:p>2.463853240590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6">
                <text:p>3.36</text:p>
              </table:table-cell>
              <table:table-cell office:value-type="float" office:value="2.30258509299405">
                <text:p>2.302585092994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2.37490575457367">
                <text:p>2.374905754573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4">
                <text:p>3.44</text:p>
              </table:table-cell>
              <table:table-cell office:value-type="float" office:value="2.2512917986065">
                <text:p>2.25129179860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8">
                <text:p>3.48</text:p>
              </table:table-cell>
              <table:table-cell office:value-type="float" office:value="2.19722457733622">
                <text:p>2.197224577336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52">
                <text:p>3.52</text:p>
              </table:table-cell>
              <table:table-cell office:value-type="float" office:value="2.16905370036952">
                <text:p>2.169053700369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6">
                <text:p>3.56</text:p>
              </table:table-cell>
              <table:table-cell office:value-type="float" office:value="2.07944154167984">
                <text:p>2.079441541679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6">
                <text:p>3.6</text:p>
              </table:table-cell>
              <table:table-cell office:value-type="float" office:value="2.16905370036952">
                <text:p>2.169053700369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4">
                <text:p>3.64</text:p>
              </table:table-cell>
              <table:table-cell office:value-type="float" office:value="2.01490302054226">
                <text:p>2.014903020542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8">
                <text:p>3.68</text:p>
              </table:table-cell>
              <table:table-cell office:value-type="float" office:value="2.04769284336526">
                <text:p>2.047692843365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72">
                <text:p>3.72</text:p>
              </table:table-cell>
              <table:table-cell office:value-type="float" office:value="2.16905370036952">
                <text:p>2.169053700369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6">
                <text:p>3.76</text:p>
              </table:table-cell>
              <table:table-cell office:value-type="float" office:value="2.14006616349627">
                <text:p>2.140066163496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8">
                <text:p>3.8</text:p>
              </table:table-cell>
              <table:table-cell office:value-type="float" office:value="2.22462355152433">
                <text:p>2.224623551524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4">
                <text:p>3.84</text:p>
              </table:table-cell>
              <table:table-cell office:value-type="float" office:value="2.32727770558442">
                <text:p>2.327277705584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8">
                <text:p>3.88</text:p>
              </table:table-cell>
              <table:table-cell office:value-type="float" office:value="2.30258509299405">
                <text:p>2.302585092994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92">
                <text:p>3.92</text:p>
              </table:table-cell>
              <table:table-cell office:value-type="float" office:value="2.30258509299405">
                <text:p>2.302585092994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6">
                <text:p>3.96</text:p>
              </table:table-cell>
              <table:table-cell office:value-type="float" office:value="2.2512917986065">
                <text:p>2.25129179860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2.19722457733622">
                <text:p>2.197224577336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04">
                <text:p>4.04</text:p>
              </table:table-cell>
              <table:table-cell office:value-type="float" office:value="2.04769284336526">
                <text:p>2.047692843365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8">
                <text:p>4.08</text:p>
              </table:table-cell>
              <table:table-cell office:value-type="float" office:value="1.74919985480926">
                <text:p>1.749199854809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12">
                <text:p>4.12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6">
                <text:p>4.16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2">
                <text:p>4.2</text:p>
              </table:table-cell>
              <table:table-cell office:value-type="float" office:value="1.50407739677627">
                <text:p>1.504077396776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4">
                <text:p>4.24</text:p>
              </table:table-cell>
              <table:table-cell office:value-type="float" office:value="1.65822807660353">
                <text:p>1.658228076603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28">
                <text:p>4.28</text:p>
              </table:table-cell>
              <table:table-cell office:value-type="float" office:value="1.79175946922806">
                <text:p>1.791759469228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32">
                <text:p>4.32</text:p>
              </table:table-cell>
              <table:table-cell office:value-type="float" office:value="1.90954250488444">
                <text:p>1.909542504884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6">
                <text:p>4.36</text:p>
              </table:table-cell>
              <table:table-cell office:value-type="float" office:value="1.90954250488444">
                <text:p>1.909542504884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4">
                <text:p>4.4</text:p>
              </table:table-cell>
              <table:table-cell office:value-type="float" office:value="2.01490302054226">
                <text:p>2.014903020542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4">
                <text:p>4.44</text:p>
              </table:table-cell>
              <table:table-cell office:value-type="float" office:value="1.90954250488444">
                <text:p>1.909542504884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8">
                <text:p>4.48</text:p>
              </table:table-cell>
              <table:table-cell office:value-type="float" office:value="1.90954250488444">
                <text:p>1.909542504884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52">
                <text:p>4.52</text:p>
              </table:table-cell>
              <table:table-cell office:value-type="float" office:value="1.79175946922806">
                <text:p>1.791759469228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56">
                <text:p>4.56</text:p>
              </table:table-cell>
              <table:table-cell office:value-type="float" office:value="1.70474809223843">
                <text:p>1.704748092238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6">
                <text:p>4.6</text:p>
              </table:table-cell>
              <table:table-cell office:value-type="float" office:value="1.70474809223843">
                <text:p>1.704748092238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64">
                <text:p>4.64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8">
                <text:p>4.68</text:p>
              </table:table-cell>
              <table:table-cell office:value-type="float" office:value="1.44691898293633">
                <text:p>1.446918982936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72">
                <text:p>4.72</text:p>
              </table:table-cell>
              <table:table-cell office:value-type="float" office:value="1.70474809223843">
                <text:p>1.704748092238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76">
                <text:p>4.76</text:p>
              </table:table-cell>
              <table:table-cell office:value-type="float" office:value="1.65822807660353">
                <text:p>1.658228076603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8">
                <text:p>4.8</text:p>
              </table:table-cell>
              <table:table-cell office:value-type="float" office:value="1.74919985480926">
                <text:p>1.749199854809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4">
                <text:p>4.84</text:p>
              </table:table-cell>
              <table:table-cell office:value-type="float" office:value="1.98100146886658">
                <text:p>1.981001468866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88">
                <text:p>4.88</text:p>
              </table:table-cell>
              <table:table-cell office:value-type="float" office:value="1.79175946922806">
                <text:p>1.791759469228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92">
                <text:p>4.92</text:p>
              </table:table-cell>
              <table:table-cell office:value-type="float" office:value="2.01490302054226">
                <text:p>2.014903020542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96">
                <text:p>4.96</text:p>
              </table:table-cell>
              <table:table-cell office:value-type="float" office:value="1.90954250488444">
                <text:p>1.909542504884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">
                <text:p>5</text:p>
              </table:table-cell>
              <table:table-cell office:value-type="float" office:value="1.65822807660353">
                <text:p>1.658228076603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04">
                <text:p>5.04</text:p>
              </table:table-cell>
              <table:table-cell office:value-type="float" office:value="1.65822807660353">
                <text:p>1.658228076603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08">
                <text:p>5.08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12">
                <text:p>5.12</text:p>
              </table:table-cell>
              <table:table-cell office:value-type="float" office:value="1.55814461804655">
                <text:p>1.558144618046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16">
                <text:p>5.16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2">
                <text:p>5.2</text:p>
              </table:table-cell>
              <table:table-cell office:value-type="float" office:value="1.65822807660353">
                <text:p>1.658228076603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24">
                <text:p>5.24</text:p>
              </table:table-cell>
              <table:table-cell office:value-type="float" office:value="1.55814461804655">
                <text:p>1.55814461804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28">
                <text:p>5.28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32">
                <text:p>5.32</text:p>
              </table:table-cell>
              <table:table-cell office:value-type="float" office:value="1.87180217690159">
                <text:p>1.871802176901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36">
                <text:p>5.36</text:p>
              </table:table-cell>
              <table:table-cell office:value-type="float" office:value="1.87180217690159">
                <text:p>1.871802176901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4">
                <text:p>5.4</text:p>
              </table:table-cell>
              <table:table-cell office:value-type="float" office:value="1.70474809223843">
                <text:p>1.704748092238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44">
                <text:p>5.44</text:p>
              </table:table-cell>
              <table:table-cell office:value-type="float" office:value="1.83258146374831">
                <text:p>1.832581463748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48">
                <text:p>5.48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52">
                <text:p>5.52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56">
                <text:p>5.56</text:p>
              </table:table-cell>
              <table:table-cell office:value-type="float" office:value="1.25276296849537">
                <text:p>1.252762968495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6">
                <text:p>5.6</text:p>
              </table:table-cell>
              <table:table-cell office:value-type="float" office:value="1.01160091167848">
                <text:p>1.011600911678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4">
                <text:p>5.64</text:p>
              </table:table-cell>
              <table:table-cell office:value-type="float" office:value="1.32175583998232">
                <text:p>1.321755839982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68">
                <text:p>5.68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72">
                <text:p>5.72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76">
                <text:p>5.76</text:p>
              </table:table-cell>
              <table:table-cell office:value-type="float" office:value="1.44691898293633">
                <text:p>1.446918982936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8">
                <text:p>5.8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84">
                <text:p>5.84</text:p>
              </table:table-cell>
              <table:table-cell office:value-type="float" office:value="1.25276296849537">
                <text:p>1.252762968495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88">
                <text:p>5.88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92">
                <text:p>5.92</text:p>
              </table:table-cell>
              <table:table-cell office:value-type="float" office:value="1.25276296849537">
                <text:p>1.252762968495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96">
                <text:p>5.96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">
                <text:p>6</text:p>
              </table:table-cell>
              <table:table-cell office:value-type="float" office:value="1.55814461804655">
                <text:p>1.558144618046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04">
                <text:p>6.04</text:p>
              </table:table-cell>
              <table:table-cell office:value-type="float" office:value="1.70474809223843">
                <text:p>1.704748092238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08">
                <text:p>6.08</text:p>
              </table:table-cell>
              <table:table-cell office:value-type="float" office:value="1.74919985480926">
                <text:p>1.749199854809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12">
                <text:p>6.12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16">
                <text:p>6.16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2">
                <text:p>6.2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24">
                <text:p>6.24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28">
                <text:p>6.28</text:p>
              </table:table-cell>
              <table:table-cell office:value-type="float" office:value="1.25276296849537">
                <text:p>1.252762968495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32">
                <text:p>6.32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36">
                <text:p>6.36</text:p>
              </table:table-cell>
              <table:table-cell office:value-type="float" office:value="1.55814461804655">
                <text:p>1.558144618046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4">
                <text:p>6.4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44">
                <text:p>6.44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48">
                <text:p>6.48</text:p>
              </table:table-cell>
              <table:table-cell office:value-type="float" office:value="1.25276296849537">
                <text:p>1.252762968495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52">
                <text:p>6.52</text:p>
              </table:table-cell>
              <table:table-cell office:value-type="float" office:value="1.25276296849537">
                <text:p>1.252762968495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56">
                <text:p>6.56</text:p>
              </table:table-cell>
              <table:table-cell office:value-type="float" office:value="1.25276296849537">
                <text:p>1.252762968495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6">
                <text:p>6.6</text:p>
              </table:table-cell>
              <table:table-cell office:value-type="float" office:value="1.32175583998232">
                <text:p>1.321755839982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4">
                <text:p>6.64</text:p>
              </table:table-cell>
              <table:table-cell office:value-type="float" office:value="1.17865499634165">
                <text:p>1.178654996341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68">
                <text:p>6.68</text:p>
              </table:table-cell>
              <table:table-cell office:value-type="float" office:value="1.25276296849537">
                <text:p>1.252762968495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72">
                <text:p>6.72</text:p>
              </table:table-cell>
              <table:table-cell office:value-type="float" office:value="1.32175583998232">
                <text:p>1.321755839982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6">
                <text:p>6.76</text:p>
              </table:table-cell>
              <table:table-cell office:value-type="float" office:value="1.32175583998232">
                <text:p>1.321755839982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8">
                <text:p>6.8</text:p>
              </table:table-cell>
              <table:table-cell office:value-type="float" office:value="1.44691898293633">
                <text:p>1.446918982936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84">
                <text:p>6.84</text:p>
              </table:table-cell>
              <table:table-cell office:value-type="float" office:value="1.17865499634165">
                <text:p>1.178654996341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88">
                <text:p>6.88</text:p>
              </table:table-cell>
              <table:table-cell office:value-type="float" office:value="1.32175583998232">
                <text:p>1.321755839982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92">
                <text:p>6.92</text:p>
              </table:table-cell>
              <table:table-cell office:value-type="float" office:value="1.17865499634165">
                <text:p>1.178654996341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96">
                <text:p>6.96</text:p>
              </table:table-cell>
              <table:table-cell office:value-type="float" office:value="0.916290731874155">
                <text:p>0.9162907318741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">
                <text:p>7</text:p>
              </table:table-cell>
              <table:table-cell office:value-type="float" office:value="0.916290731874155">
                <text:p>0.9162907318741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04">
                <text:p>7.04</text:p>
              </table:table-cell>
              <table:table-cell office:value-type="float" office:value="0.810930216216329">
                <text:p>0.8109302162163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08">
                <text:p>7.08</text:p>
              </table:table-cell>
              <table:table-cell office:value-type="float" office:value="0.916290731874155">
                <text:p>0.9162907318741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12">
                <text:p>7.12</text:p>
              </table:table-cell>
              <table:table-cell office:value-type="float" office:value="0.916290731874155">
                <text:p>0.9162907318741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16">
                <text:p>7.16</text:p>
              </table:table-cell>
              <table:table-cell office:value-type="float" office:value="1.17865499634165">
                <text:p>1.178654996341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2">
                <text:p>7.2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24">
                <text:p>7.24</text:p>
              </table:table-cell>
              <table:table-cell office:value-type="float" office:value="1.01160091167848">
                <text:p>1.011600911678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28">
                <text:p>7.28</text:p>
              </table:table-cell>
              <table:table-cell office:value-type="float" office:value="1.01160091167848">
                <text:p>1.011600911678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32">
                <text:p>7.32</text:p>
              </table:table-cell>
              <table:table-cell office:value-type="float" office:value="0.916290731874155">
                <text:p>0.9162907318741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6">
                <text:p>7.36</text:p>
              </table:table-cell>
              <table:table-cell office:value-type="float" office:value="1.01160091167848">
                <text:p>1.011600911678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4">
                <text:p>7.4</text:p>
              </table:table-cell>
              <table:table-cell office:value-type="float" office:value="1.01160091167848">
                <text:p>1.011600911678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44">
                <text:p>7.44</text:p>
              </table:table-cell>
              <table:table-cell office:value-type="float" office:value="1.17865499634165">
                <text:p>1.178654996341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48">
                <text:p>7.48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52">
                <text:p>7.52</text:p>
              </table:table-cell>
              <table:table-cell office:value-type="float" office:value="1.17865499634165">
                <text:p>1.178654996341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56">
                <text:p>7.56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6">
                <text:p>7.6</text:p>
              </table:table-cell>
              <table:table-cell office:value-type="float" office:value="0.810930216216329">
                <text:p>0.8109302162163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64">
                <text:p>7.64</text:p>
              </table:table-cell>
              <table:table-cell office:value-type="float" office:value="0.810930216216329">
                <text:p>0.8109302162163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68">
                <text:p>7.68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72">
                <text:p>7.72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76">
                <text:p>7.76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8">
                <text:p>7.8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84">
                <text:p>7.84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88">
                <text:p>7.88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92">
                <text:p>7.92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96">
                <text:p>7.96</text:p>
              </table:table-cell>
              <table:table-cell office:value-type="float" office:value="0.810930216216329">
                <text:p>0.8109302162163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">
                <text:p>8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04">
                <text:p>8.04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08">
                <text:p>8.08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12">
                <text:p>8.12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16">
                <text:p>8.16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2">
                <text:p>8.2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24">
                <text:p>8.24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28">
                <text:p>8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32">
                <text:p>8.32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36">
                <text:p>8.36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4">
                <text:p>8.4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44">
                <text:p>8.44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48">
                <text:p>8.48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52">
                <text:p>8.52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56">
                <text:p>8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6">
                <text:p>8.6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64">
                <text:p>8.64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68">
                <text:p>8.68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72">
                <text:p>8.72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76">
                <text:p>8.76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8">
                <text:p>8.8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84">
                <text:p>8.84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88">
                <text:p>8.88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92">
                <text:p>8.92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96">
                <text:p>8.96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">
                <text:p>9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04">
                <text:p>9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08">
                <text:p>9.08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12">
                <text:p>9.12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16">
                <text:p>9.16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2">
                <text:p>9.2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24">
                <text:p>9.24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28">
                <text:p>9.28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32">
                <text:p>9.32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36">
                <text:p>9.36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4">
                <text:p>9.4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44">
                <text:p>9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48">
                <text:p>9.48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52">
                <text:p>9.52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56">
                <text:p>9.56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6">
                <text:p>9.6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64">
                <text:p>9.64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68">
                <text:p>9.68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72">
                <text:p>9.72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76">
                <text:p>9.76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8">
                <text:p>9.8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84">
                <text:p>9.84</text:p>
              </table:table-cell>
              <table:table-cell office:value-type="float" office:value="1.01160091167848">
                <text:p>1.011600911678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88">
                <text:p>9.88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92">
                <text:p>9.92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96">
                <text:p>9.96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04">
                <text:p>10.04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08">
                <text:p>10.08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12">
                <text:p>10.12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16">
                <text:p>10.16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2">
                <text:p>10.2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24">
                <text:p>10.24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28">
                <text:p>10.28</text:p>
              </table:table-cell>
              <table:table-cell office:value-type="float" office:value="0.810930216216329">
                <text:p>0.8109302162163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32">
                <text:p>10.32</text:p>
              </table:table-cell>
              <table:table-cell office:value-type="float" office:value="1.01160091167848">
                <text:p>1.011600911678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36">
                <text:p>10.36</text:p>
              </table:table-cell>
              <table:table-cell office:value-type="float" office:value="1.01160091167848">
                <text:p>1.011600911678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4">
                <text:p>10.4</text:p>
              </table:table-cell>
              <table:table-cell office:value-type="float" office:value="0.810930216216329">
                <text:p>0.8109302162163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44">
                <text:p>10.44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48">
                <text:p>10.48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52">
                <text:p>10.52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56">
                <text:p>10.56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6">
                <text:p>10.6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64">
                <text:p>1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68">
                <text:p>10.68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72">
                <text:p>10.72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76">
                <text:p>10.76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8">
                <text:p>1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84">
                <text:p>10.84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88">
                <text:p>10.88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92">
                <text:p>10.92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96">
                <text:p>1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">
                <text:p>11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.04">
                <text:p>11.04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08">
                <text:p>11.08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12">
                <text:p>11.12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.16">
                <text:p>11.16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.2">
                <text:p>11.2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.24">
                <text:p>11.24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.28">
                <text:p>11.28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.32">
                <text:p>11.32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.36">
                <text:p>11.36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.4">
                <text:p>11.4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.44">
                <text:p>11.44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.48">
                <text:p>11.48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.52">
                <text:p>11.52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.56">
                <text:p>11.56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.64">
                <text:p>11.64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.68">
                <text:p>1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.72">
                <text:p>11.72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.76">
                <text:p>11.76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.84">
                <text:p>11.84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.88">
                <text:p>11.88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.92">
                <text:p>11.92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.96">
                <text:p>11.96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">
                <text:p>12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.04">
                <text:p>1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.08">
                <text:p>12.08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.12">
                <text:p>12.12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.16">
                <text:p>12.16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.2">
                <text:p>12.2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.24">
                <text:p>12.24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.28">
                <text:p>1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.32">
                <text:p>12.32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.36">
                <text:p>12.36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.4">
                <text:p>12.4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.44">
                <text:p>12.44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.48">
                <text:p>12.48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.52">
                <text:p>12.52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.56">
                <text:p>12.56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.6">
                <text:p>12.6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.64">
                <text:p>12.64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.68">
                <text:p>12.68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.72">
                <text:p>12.72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.76">
                <text:p>12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.84">
                <text:p>1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.88">
                <text:p>12.88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.92">
                <text:p>12.92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.96">
                <text:p>12.96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">
                <text:p>13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.04">
                <text:p>13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.08">
                <text:p>13.08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.12">
                <text:p>13.12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.16">
                <text:p>13.16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.2">
                <text:p>13.2</text:p>
              </table:table-cell>
              <table:table-cell office:value-type="float" office:value="0.559615787935423">
                <text:p>0.5596157879354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.24">
                <text:p>13.24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.28">
                <text:p>13.28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.32">
                <text:p>13.32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.36">
                <text:p>13.36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.44">
                <text:p>13.44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.48">
                <text:p>13.48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.52">
                <text:p>13.52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.56">
                <text:p>13.56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.6">
                <text:p>13.6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.64">
                <text:p>13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.68">
                <text:p>13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.72">
                <text:p>13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.76">
                <text:p>13.76</text:p>
              </table:table-cell>
              <table:table-cell office:value-type="float" office:value="0.22314355131421">
                <text:p>0.223143551314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.8">
                <text:p>1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.84">
                <text:p>13.84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.88">
                <text:p>13.88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.92">
                <text:p>13.92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.96">
                <text:p>13.96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">
                <text:p>14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.04">
                <text:p>14.04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.08">
                <text:p>14.08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.12">
                <text:p>14.12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.16">
                <text:p>14.16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.2">
                <text:p>14.2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.24">
                <text:p>14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.28">
                <text:p>14.28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.32">
                <text:p>14.32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.36">
                <text:p>14.36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.44">
                <text:p>14.44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.48">
                <text:p>14.48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.52">
                <text:p>14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.56">
                <text:p>14.56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.6">
                <text:p>14.6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.64">
                <text:p>14.64</text:p>
              </table:table-cell>
              <table:table-cell office:value-type="float" office:value="-0.287682072451781">
                <text:p>-0.28768207245178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.68">
                <text:p>14.68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.72">
                <text:p>14.72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.76">
                <text:p>14.76</text:p>
              </table:table-cell>
              <table:table-cell office:value-type="float" office:value="-1.38629436111989">
                <text:p>-1.386294361119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148cm" svg:height="14.265cm" xlink:href=".." xlink:type="simple" chart:class="chart:line" chart:style-name="ch1">
        <chart:legend chart:legend-position="end" svg:x="22.032cm" svg:y="6.753cm" style:legend-expansion="high" chart:style-name="ch2"/>
        <chart:plot-area chart:style-name="ch3" table:cell-range-address="'nc10-19'.E2:'nc10-19'.E142" svg:x="0.482cm" svg:y="0.285cm" svg:width="21.068cm" svg:height="13.695cm">
          <chartooo:coordinate-region svg:x="0.918cm" svg:y="0.406cm" svg:width="20.491cm" svg:height="12.5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c10-19'.E2:'nc10-19'.E142" chart:class="chart:line">
            <chart:data-point chart:repeated="1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9193051985248">
                <text:p>7.99193051985248</text:p>
                <draw:g>
                  <svg:desc>'nc10-19'.E2:'nc10-19'.E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0533153593236">
                <text:p>5.50533153593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23644196282995">
                <text:p>5.23644196282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0594547390058">
                <text:p>5.10594547390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1727983681492">
                <text:p>5.01727983681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6259503302697">
                <text:p>5.062595033026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998664278242">
                <text:p>5.0998664278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91998092582813">
                <text:p>4.91998092582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02388052084628">
                <text:p>5.023880520846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6217393479776">
                <text:p>4.762173934797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3447393313069">
                <text:p>4.934473933130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7282883446191">
                <text:p>4.67282883446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1512051684126">
                <text:p>4.61512051684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8496747867057">
                <text:p>4.584967478670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8496747867057">
                <text:p>4.58496747867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0517018598809">
                <text:p>4.605170185988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35670882668959">
                <text:p>4.356708826689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43081679884331">
                <text:p>4.430816798843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34380542185368">
                <text:p>4.34380542185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44265125649032">
                <text:p>4.44265125649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49980967033027">
                <text:p>4.499809670330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38202663467388">
                <text:p>4.382026634673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35670882668959">
                <text:p>4.356708826689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43081679884331">
                <text:p>4.43081679884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91202300542815">
                <text:p>3.912023005428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33073334028633">
                <text:p>4.330733340286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21950770517611">
                <text:p>4.219507705176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18965474202643">
                <text:p>4.189654742026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26267987704132">
                <text:p>4.26267987704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5014760171006">
                <text:p>3.850147601710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00733318523247">
                <text:p>4.007333185232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286413964891">
                <text:p>3.82864139648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76120011569356">
                <text:p>3.761200115693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00733318523247">
                <text:p>4.007333185232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9182029811063">
                <text:p>3.891820298110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9650756146648">
                <text:p>3.496507561466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1357206670431">
                <text:p>3.713572066704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3766961828337">
                <text:p>3.737669618283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3758615972639">
                <text:p>3.637586159726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61091791264422">
                <text:p>3.610917912644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58351893845611">
                <text:p>3.583518938456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188758248682">
                <text:p>3.21887582486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36729582998647">
                <text:p>3.367295829986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40119738166216">
                <text:p>3.401197381662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3322045101752">
                <text:p>3.33220451017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46573590279973">
                <text:p>3.465735902799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2188758248682">
                <text:p>3.21887582486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46573590279973">
                <text:p>3.465735902799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6729582998647">
                <text:p>3.367295829986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43398720448515">
                <text:p>3.433987204485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4452243772342">
                <text:p>3.044522437723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3321334405622">
                <text:p>2.833213344056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3321334405622">
                <text:p>2.833213344056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17805383034795">
                <text:p>3.178053830347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3321334405622">
                <text:p>2.833213344056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17805383034795">
                <text:p>3.178053830347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322045101752">
                <text:p>3.33220451017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25809653802148">
                <text:p>3.258096538021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43398720448515">
                <text:p>3.433987204485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83321334405622">
                <text:p>2.833213344056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484906649788">
                <text:p>2.4849066497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83321334405622">
                <text:p>2.833213344056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3905732961526">
                <text:p>2.639057329615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7944154167984">
                <text:p>2.079441541679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3321334405622">
                <text:p>2.833213344056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77258872223978">
                <text:p>2.772588722239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484906649788">
                <text:p>2.4849066497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9573227355399">
                <text:p>2.995732273553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9789527279837">
                <text:p>2.397895272798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3905732961526">
                <text:p>2.639057329615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99573227355399">
                <text:p>2.995732273553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3905732961526">
                <text:p>2.639057329615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04452243772342">
                <text:p>3.044522437723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7944154167984">
                <text:p>2.079441541679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9175946922806">
                <text:p>1.791759469228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39789527279837">
                <text:p>2.397895272798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7944154167984">
                <text:p>2.079441541679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39789527279837">
                <text:p>2.397895272798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7944154167984">
                <text:p>2.079441541679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9789527279837">
                <text:p>2.397895272798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9175946922806">
                <text:p>1.791759469228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9175946922806">
                <text:p>1.791759469228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484906649788">
                <text:p>2.4849066497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0258509299405">
                <text:p>2.302585092994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9722457733622">
                <text:p>2.197224577336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30258509299405">
                <text:p>2.302585092994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39789527279837">
                <text:p>2.397895272798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30258509299405">
                <text:p>2.302585092994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94591014905531">
                <text:p>1.945910149055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7944154167984">
                <text:p>2.079441541679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79175946922806">
                <text:p>1.791759469228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07944154167984">
                <text:p>2.079441541679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94591014905531">
                <text:p>1.945910149055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94591014905531">
                <text:p>1.945910149055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07944154167984">
                <text:p>2.079441541679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07944154167984">
                <text:p>2.079441541679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94591014905531">
                <text:p>1.945910149055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9175946922806">
                <text:p>1.791759469228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39789527279837">
                <text:p>2.397895272798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94591014905531">
                <text:p>1.945910149055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07944154167984">
                <text:p>2.079441541679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79175946922806">
                <text:p>1.791759469228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19722457733622">
                <text:p>2.197224577336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79175946922806">
                <text:p>1.791759469228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07944154167984">
                <text:p>2.079441541679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94591014905531">
                <text:p>1.945910149055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79175946922806">
                <text:p>1.791759469228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9722457733622">
                <text:p>2.197224577336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94591014905531">
                <text:p>1.945910149055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4591014905531">
                <text:p>1.945910149055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9861228866811">
                <text:p>1.098612288668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